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E000000A0B956A8C9EEE6A88F.png" manifest:media-type="image/png"/>
  <manifest:file-entry manifest:full-path="Pictures/10000001000000F20000001772BE93DB0C2CC101.png" manifest:media-type="image/png"/>
  <manifest:file-entry manifest:full-path="Pictures/10000001000000C5000000353B8FA9CF88BB5602.png" manifest:media-type="image/png"/>
  <manifest:file-entry manifest:full-path="Pictures/1000000100000080000000802F260AA07D3ACAE1.png" manifest:media-type="image/png"/>
  <manifest:file-entry manifest:full-path="Pictures/100000010000008B00000021737BD5D422207E0A.png" manifest:media-type="image/png"/>
  <manifest:file-entry manifest:full-path="Pictures/10000001000000C7000000CD4F8D83ED4D1AA396.png" manifest:media-type="image/png"/>
  <manifest:file-entry manifest:full-path="Pictures/10000001000000C8000000363797A5ADDFE79FA5.png" manifest:media-type="image/png"/>
  <manifest:file-entry manifest:full-path="Pictures/10000001000000C7000000B4F79FEF08D2F1A4C8.png" manifest:media-type="image/png"/>
  <manifest:file-entry manifest:full-path="Pictures/10000001000000DD000001517D0E1DACCAC9AE07.png" manifest:media-type="image/png"/>
  <manifest:file-entry manifest:full-path="Pictures/10000001000000E9000000C19D0844294A61373B.png" manifest:media-type="image/png"/>
  <manifest:file-entry manifest:full-path="Pictures/10000001000000C8000001728C2F01C2269751EC.png" manifest:media-type="image/png"/>
  <manifest:file-entry manifest:full-path="Pictures/100000010000009C00000015CCAA59F4F31E1AED.png" manifest:media-type="image/png"/>
  <manifest:file-entry manifest:full-path="Pictures/10000001000000C8000000399B0193EEAAD54BFF.png" manifest:media-type="image/png"/>
  <manifest:file-entry manifest:full-path="Pictures/100000010000007D00000052F9E7EC21AAA6EE25.png" manifest:media-type="image/png"/>
  <manifest:file-entry manifest:full-path="Pictures/10000001000000BD0000001D57B185F2E5221D35.png" manifest:media-type="image/png"/>
  <manifest:file-entry manifest:full-path="Pictures/10000001000000C80000002377E082148625BDA6.png" manifest:media-type="image/png"/>
  <manifest:file-entry manifest:full-path="Pictures/10000001000000D2000000A74358D92BD5D76731.png" manifest:media-type="image/png"/>
  <manifest:file-entry manifest:full-path="Pictures/10000001000000C500000055AF09978B2E4C79A1.png" manifest:media-type="image/png"/>
  <manifest:file-entry manifest:full-path="Pictures/10000001000000C700000019A2A99CC05DABC680.png" manifest:media-type="image/png"/>
  <manifest:file-entry manifest:full-path="Pictures/10000001000000C70000001C1B21617511A808A2.png" manifest:media-type="image/png"/>
  <manifest:file-entry manifest:full-path="Pictures/10000001000000C700000018DFE14EA170BD347D.png" manifest:media-type="image/png"/>
  <manifest:file-entry manifest:full-path="Pictures/10000001000000C700000133F25B0A38FFF59E80.png" manifest:media-type="image/png"/>
  <manifest:file-entry manifest:full-path="Pictures/10000001000000C80000013271D91D4242D3E77D.png" manifest:media-type="image/png"/>
  <manifest:file-entry manifest:full-path="Pictures/10000001000000BE0000001D4E8CEE60F0B7E0ED.png" manifest:media-type="image/png"/>
  <manifest:file-entry manifest:full-path="Pictures/10000001000000C60000006158DD7D0FA75D3843.png" manifest:media-type="image/png"/>
  <manifest:file-entry manifest:full-path="Pictures/10000001000000C8000000369BD0DB21F7A46593.png" manifest:media-type="image/png"/>
  <manifest:file-entry manifest:full-path="Pictures/10000001000000C9000000F66571A13D9CA88479.png" manifest:media-type="image/png"/>
  <manifest:file-entry manifest:full-path="Pictures/10000001000000A9000000512EA3EBA3F1B31848.png" manifest:media-type="image/png"/>
  <manifest:file-entry manifest:full-path="Pictures/10000001000000BD000000F5DF92966C4E20395E.png" manifest:media-type="image/png"/>
  <manifest:file-entry manifest:full-path="Pictures/10000001000000C7000000360659096D3AC11D00.png" manifest:media-type="image/png"/>
  <manifest:file-entry manifest:full-path="Pictures/10000001000000BF0000010F6DC69CF856E89610.png" manifest:media-type="image/png"/>
  <manifest:file-entry manifest:full-path="Pictures/10000001000000C70000001ACAA1CCD41FD23C18.png" manifest:media-type="image/png"/>
  <manifest:file-entry manifest:full-path="Pictures/10000001000000C7000000211CABC7D148C57358.png" manifest:media-type="image/png"/>
  <manifest:file-entry manifest:full-path="Pictures/1000000100000139000000F9D42797BF3DE9517B.png" manifest:media-type="image/png"/>
  <manifest:file-entry manifest:full-path="Pictures/10000000000000C70000001C11C18DF673262802.jpg" manifest:media-type="image/jpeg"/>
  <manifest:file-entry manifest:full-path="Pictures/1000000100000207000000DB583DE27A2CFCC57B.png" manifest:media-type="image/png"/>
  <manifest:file-entry manifest:full-path="Pictures/10000001000000BD000001498B9E3BB1E2E4BC39.png" manifest:media-type="image/png"/>
  <manifest:file-entry manifest:full-path="Pictures/100000010000011C0000007E95B85102B706D4A9.png" manifest:media-type="image/png"/>
  <manifest:file-entry manifest:full-path="Pictures/10000001000000BF00000142354F7D2F4D52D8CD.png" manifest:media-type="image/png"/>
  <manifest:file-entry manifest:full-path="Pictures/10000001000000C8000000921531727D342282B3.png" manifest:media-type="image/png"/>
  <manifest:file-entry manifest:full-path="Pictures/10000001000000C70000001AE167EEC7A5D55A68.png" manifest:media-type="image/png"/>
  <manifest:file-entry manifest:full-path="Pictures/10000001000000C700000017F76397A29E795633.png" manifest:media-type="image/png"/>
  <manifest:file-entry manifest:full-path="Pictures/10000001000000C70000003B958572AAD7535CB6.png" manifest:media-type="image/png"/>
  <manifest:file-entry manifest:full-path="Pictures/10000001000000C80000003679438AE414BA3E7B.png" manifest:media-type="image/png"/>
  <manifest:file-entry manifest:full-path="Pictures/10000001000000C7000000D7E24E3433F372A844.png" manifest:media-type="image/png"/>
  <manifest:file-entry manifest:full-path="Pictures/10000001000001D10000019791546E693E2C7ECE.png" manifest:media-type="image/png"/>
  <manifest:file-entry manifest:full-path="Pictures/10000001000000C1000001087127968F5D3F1EC3.png" manifest:media-type="image/png"/>
  <manifest:file-entry manifest:full-path="Pictures/10000001000000C700000018F204AD77B207AA2E.png" manifest:media-type="image/png"/>
  <manifest:file-entry manifest:full-path="Pictures/10000001000000C20000012FC554967BD320D06E.png" manifest:media-type="image/png"/>
  <manifest:file-entry manifest:full-path="Pictures/10000001000000C20000010B71BF9B481660E40B.png" manifest:media-type="image/png"/>
  <manifest:file-entry manifest:full-path="Pictures/10000001000000C50000001C7C616BD8CF292CBC.png" manifest:media-type="image/png"/>
  <manifest:file-entry manifest:full-path="Pictures/10000001000000C70000011E300F5425E580AF6B.png" manifest:media-type="image/png"/>
  <manifest:file-entry manifest:full-path="Pictures/10000001000000BF000000F59178EFB5FD361197.png" manifest:media-type="image/png"/>
  <manifest:file-entry manifest:full-path="Pictures/10000001000000C70000001B36E88B8837859014.png" manifest:media-type="image/png"/>
  <manifest:file-entry manifest:full-path="Pictures/10000001000000C90000015A968DC95F00E3408E.png" manifest:media-type="image/png"/>
  <manifest:file-entry manifest:full-path="Pictures/10000001000000920000001BA685D2CE845AF7A0.png" manifest:media-type="image/png"/>
  <manifest:file-entry manifest:full-path="Pictures/10000001000000C900000158761630C1705CF2E4.png" manifest:media-type="image/png"/>
  <manifest:file-entry manifest:full-path="Pictures/10000001000000C80000011C018DA6C66FB6F002.png" manifest:media-type="image/png"/>
  <manifest:file-entry manifest:full-path="Pictures/10000001000000C600000019163ED389A0DEC51D.png" manifest:media-type="image/png"/>
  <manifest:file-entry manifest:full-path="Pictures/10000001000000C700000017D8695312B53E7D21.png" manifest:media-type="image/png"/>
  <manifest:file-entry manifest:full-path="Pictures/10000001000000C7000000348055F99E030DF8DA.png" manifest:media-type="image/png"/>
  <manifest:file-entry manifest:full-path="Pictures/10000001000000C7000000985831985C5FF75C05.png" manifest:media-type="image/png"/>
  <manifest:file-entry manifest:full-path="Pictures/10000001000000C700000017551BBBD5C59E4D2F.png" manifest:media-type="image/png"/>
  <manifest:file-entry manifest:full-path="Pictures/10000001000000C8000000218349709CF646D11C.png" manifest:media-type="image/png"/>
  <manifest:file-entry manifest:full-path="Pictures/10000001000003D0000000F09FD785E8DEA944CA.png" manifest:media-type="image/png"/>
  <manifest:file-entry manifest:full-path="Pictures/10000001000000C7000000FA34681EDF7F669F68.png" manifest:media-type="image/png"/>
  <manifest:file-entry manifest:full-path="Pictures/10000001000000BC0000003813E2F0400A6ECD4A.png" manifest:media-type="image/png"/>
  <manifest:file-entry manifest:full-path="Pictures/100000010000008B0000002386A09E5AED99FCAE.png" manifest:media-type="image/png"/>
  <manifest:file-entry manifest:full-path="Pictures/100000010000011900000088EA00A3F792CE9D00.png" manifest:media-type="image/png"/>
  <manifest:file-entry manifest:full-path="Pictures/10000001000000C70000001A8119BE571BFBC86D.png" manifest:media-type="image/png"/>
  <manifest:file-entry manifest:full-path="Pictures/10000001000000C800000128B753C145E68B3A1E.png" manifest:media-type="image/png"/>
  <manifest:file-entry manifest:full-path="Pictures/10000001000000C70000001752B0B713207496D6.png" manifest:media-type="image/png"/>
  <manifest:file-entry manifest:full-path="Pictures/10000001000000C8000001AF9637D7F6CB7637B8.png" manifest:media-type="image/png"/>
  <manifest:file-entry manifest:full-path="Pictures/1000000100000117000000630C7F6308B3AD41AD.png" manifest:media-type="image/png"/>
  <manifest:file-entry manifest:full-path="Pictures/1000000100000130000000C6B3D6087031B58743.png" manifest:media-type="image/png"/>
  <manifest:file-entry manifest:full-path="Pictures/100000010000013300000074297DD60DF18802DE.png" manifest:media-type="image/png"/>
  <manifest:file-entry manifest:full-path="Pictures/10000001000000C9000000EE6B3D528C1F8228E4.png" manifest:media-type="image/png"/>
  <manifest:file-entry manifest:full-path="Pictures/10000001000000CF0000007C00432F02095E01AA.png" manifest:media-type="image/png"/>
  <manifest:file-entry manifest:full-path="Pictures/10000001000000C7000001398E36CE036A3232DC.png" manifest:media-type="image/png"/>
  <manifest:file-entry manifest:full-path="Pictures/10000001000000ED000000677238F53804C6894A.png" manifest:media-type="image/png"/>
  <manifest:file-entry manifest:full-path="Pictures/100000010000012C000000B1057674FAD901F103.png" manifest:media-type="image/png"/>
  <manifest:file-entry manifest:full-path="Pictures/10000001000000E600000090E0FBA601774BFAC4.png" manifest:media-type="image/png"/>
  <manifest:file-entry manifest:full-path="Pictures/10000001000000DE0000001A1583CD8F3B4BDC45.png" manifest:media-type="image/png"/>
  <manifest:file-entry manifest:full-path="Pictures/10000001000000C900000215AFA9A7DC70A06FB3.png" manifest:media-type="image/png"/>
  <manifest:file-entry manifest:full-path="Pictures/10000001000000C70000005E3BEEDE125D2BF7E1.png" manifest:media-type="image/png"/>
  <manifest:file-entry manifest:full-path="Pictures/100000010000009E000000C11226DB5AFDC0BA5A.png" manifest:media-type="image/png"/>
  <manifest:file-entry manifest:full-path="Pictures/100000010000007500000052486633857B6320F7.png" manifest:media-type="image/png"/>
  <manifest:file-entry manifest:full-path="Pictures/1000000100000138000000B62813C115EC24E9C3.png" manifest:media-type="image/png"/>
  <manifest:file-entry manifest:full-path="Pictures/10000001000000C700000049F10D46E4ADA125FA.png" manifest:media-type="image/png"/>
  <manifest:file-entry manifest:full-path="Pictures/10000001000000C8000000F6A59F88CC2C30EA57.png" manifest:media-type="image/png"/>
  <manifest:file-entry manifest:full-path="Pictures/100000010000006A00000050E213FD064A256B4C.png" manifest:media-type="image/png"/>
  <manifest:file-entry manifest:full-path="Pictures/10000001000000C80000001A1B6342BCB50FCFBC.png" manifest:media-type="image/png"/>
  <manifest:file-entry manifest:full-path="Pictures/10000001000000C7000000EECC1726CBF9C4C17F.png" manifest:media-type="image/png"/>
  <manifest:file-entry manifest:full-path="Pictures/100000010000007C000000686D3F174E751DE233.png" manifest:media-type="image/png"/>
  <manifest:file-entry manifest:full-path="Pictures/10000001000000C1000001838B7D38CBD267EE21.png" manifest:media-type="image/png"/>
  <manifest:file-entry manifest:full-path="Pictures/10000001000000FD00000150737B7064FA17CAC6.png" manifest:media-type="image/png"/>
  <manifest:file-entry manifest:full-path="Pictures/10000001000000C2000000CE72BF3297B0A19C1D.png" manifest:media-type="image/png"/>
  <manifest:file-entry manifest:full-path="Pictures/100000010000007700000069676DFCADD41BE4CC.png" manifest:media-type="image/png"/>
  <manifest:file-entry manifest:full-path="Pictures/10000001000000C70000012736E0DD9E6A988914.png" manifest:media-type="image/png"/>
  <manifest:file-entry manifest:full-path="Pictures/1000000100000120000000BFC0E0936EBC74B5C6.png" manifest:media-type="image/png"/>
  <manifest:file-entry manifest:full-path="Pictures/100000010000011C000000C175995C4593692945.png" manifest:media-type="image/png"/>
  <manifest:file-entry manifest:full-path="Pictures/10000001000000B800000082BE2CFD87A19781C1.png" manifest:media-type="image/png"/>
  <manifest:file-entry manifest:full-path="Pictures/100000010000007500000069C060AE9FF1C936F2.png" manifest:media-type="image/png"/>
  <manifest:file-entry manifest:full-path="Pictures/100000010000007B0000009593BC4065F4D75D40.png" manifest:media-type="image/png"/>
  <manifest:file-entry manifest:full-path="Pictures/10000001000000E40000001F57B8AC0A000CAF5B.png" manifest:media-type="image/png"/>
  <manifest:file-entry manifest:full-path="Pictures/10000001000000C00000018DC637D0D54086C0C1.png" manifest:media-type="image/png"/>
  <manifest:file-entry manifest:full-path="Pictures/10000001000001370000001CC377A121A1F2278B.png" manifest:media-type="image/png"/>
  <manifest:file-entry manifest:full-path="Pictures/10000001000000C6000000356C533F4258620D10.png" manifest:media-type="image/png"/>
  <manifest:file-entry manifest:full-path="Pictures/10000001000001170000001FD9171848C9FF3C03.png" manifest:media-type="image/png"/>
  <manifest:file-entry manifest:full-path="Pictures/10000001000001F0000000DB5AF16009279B9BE2.png" manifest:media-type="image/png"/>
  <manifest:file-entry manifest:full-path="Pictures/10000001000001390000003ECEB023D13B7831F1.png" manifest:media-type="image/png"/>
  <manifest:file-entry manifest:full-path="Pictures/10000001000000C80000012C981CEF6E696C420F.png" manifest:media-type="image/png"/>
  <manifest:file-entry manifest:full-path="Pictures/10000001000000C70000006E5718EF2BF7483A1A.png" manifest:media-type="image/png"/>
  <manifest:file-entry manifest:full-path="Pictures/100000010000013E00000114479B3646D4AA3704.png" manifest:media-type="image/png"/>
  <manifest:file-entry manifest:full-path="Pictures/10000001000000C7000000DF6B428C1FCCF1DE16.png" manifest:media-type="image/png"/>
  <manifest:file-entry manifest:full-path="Pictures/10000001000000B7000000846667FD7C49220002.png" manifest:media-type="image/png"/>
  <manifest:file-entry manifest:full-path="Pictures/10000001000000C0000001E6A2ADFB42D1A4A5F8.png" manifest:media-type="image/png"/>
  <manifest:file-entry manifest:full-path="Pictures/10000001000000C20000016C1D8C163FD86844FD.png" manifest:media-type="image/png"/>
  <manifest:file-entry manifest:full-path="Pictures/10000001000000C10000004A0CD072BFB4AE18FC.png" manifest:media-type="image/png"/>
  <manifest:file-entry manifest:full-path="Pictures/10000001000000C10000008551E4464F655A6E18.png" manifest:media-type="image/png"/>
  <manifest:file-entry manifest:full-path="Pictures/10000001000000C0000000E9A0F1167BCE3ECDE5.png" manifest:media-type="image/png"/>
  <manifest:file-entry manifest:full-path="Pictures/1000000100000079000000927BD219DDD4698B88.png" manifest:media-type="image/png"/>
  <manifest:file-entry manifest:full-path="Pictures/1000000100000130000000C464E68E87A22909EA.png" manifest:media-type="image/png"/>
  <manifest:file-entry manifest:full-path="Pictures/100000010000005A0000001D34389F33D2E199C1.png" manifest:media-type="image/png"/>
  <manifest:file-entry manifest:full-path="Pictures/10000001000000AD00000089214C07598BF27892.png" manifest:media-type="image/png"/>
  <manifest:file-entry manifest:full-path="Pictures/10000001000000A200000064933AEA5A0CABEC99.png" manifest:media-type="image/png"/>
  <manifest:file-entry manifest:full-path="Pictures/10000001000001390000005166F005E54ED2DFE3.png" manifest:media-type="image/png"/>
  <manifest:file-entry manifest:full-path="Pictures/10000001000000C10000001BB599E35C32A66911.png" manifest:media-type="image/png"/>
  <manifest:file-entry manifest:full-path="Pictures/10000001000000C00000005A974592A7F41519A6.png" manifest:media-type="image/png"/>
  <manifest:file-entry manifest:full-path="Pictures/10000001000000C3000000422113DA5E7A5CED80.png" manifest:media-type="image/png"/>
  <manifest:file-entry manifest:full-path="Pictures/10000001000000C8000000195938EFBE54A13871.png" manifest:media-type="image/png"/>
  <manifest:file-entry manifest:full-path="Pictures/10000001000000C70000009729E078CB087DDBCB.png" manifest:media-type="image/png"/>
  <manifest:file-entry manifest:full-path="Pictures/100000010000015A000001D7FF30AD3FD857E931.png" manifest:media-type="image/png"/>
  <manifest:file-entry manifest:full-path="Pictures/1000000100000154000000DEC8486533CBF137DD.png" manifest:media-type="image/png"/>
  <manifest:file-entry manifest:full-path="Pictures/100000010000015A000001E83C31F8E8F4B24551.png" manifest:media-type="image/png"/>
  <manifest:file-entry manifest:full-path="Pictures/10000001000001F3000000B3DA0CC46C37FDD8DE.png" manifest:media-type="image/png"/>
  <manifest:file-entry manifest:full-path="Pictures/1000000100000165000001DD2D6C6EB3366CBE12.png" manifest:media-type="image/png"/>
  <manifest:file-entry manifest:full-path="Pictures/10000001000000C9000000CB6C69CE365420CAC5.png" manifest:media-type="image/png"/>
  <manifest:file-entry manifest:full-path="Pictures/10000001000000C100000018696627829D943812.png" manifest:media-type="image/png"/>
  <manifest:file-entry manifest:full-path="Pictures/10000001000000C100000139E4C18DA1107C1FA2.png" manifest:media-type="image/png"/>
  <manifest:file-entry manifest:full-path="Pictures/10000001000001A70000012251B72A219B7BE8E7.png" manifest:media-type="image/png"/>
  <manifest:file-entry manifest:full-path="Pictures/1000000100000320000001F50F7232C2592FC332.png" manifest:media-type="image/png"/>
  <manifest:file-entry manifest:full-path="Pictures/1000000100000138000000CDBFD14FB3A6D83208.png" manifest:media-type="image/png"/>
  <manifest:file-entry manifest:full-path="Pictures/10000001000001C90000017E32150738A9C9A30F.png" manifest:media-type="image/png"/>
  <manifest:file-entry manifest:full-path="Pictures/1000000100000136000000F98B872BBF7616A898.png" manifest:media-type="image/png"/>
  <manifest:file-entry manifest:full-path="Pictures/100000010000026B00000122E16B4A11645F8789.png" manifest:media-type="image/png"/>
  <manifest:file-entry manifest:full-path="Pictures/100000010000020B0000024BAF9B543E8705AC57.png" manifest:media-type="image/png"/>
  <manifest:file-entry manifest:full-path="Pictures/10000001000000C7000000192DE54CAEB257AEFC.png" manifest:media-type="image/png"/>
  <manifest:file-entry manifest:full-path="Pictures/1000000100000105000000D6603A9A54CF205531.png" manifest:media-type="image/png"/>
  <manifest:file-entry manifest:full-path="Pictures/100000010000014A00000097BCB6F080526D7578.png" manifest:media-type="image/png"/>
  <manifest:file-entry manifest:full-path="Pictures/100000010000027F0000016691FBB4825F3E9CEC.png" manifest:media-type="image/png"/>
  <manifest:file-entry manifest:full-path="Pictures/1000000100000155000000E5EF791C887B4049BE.png" manifest:media-type="image/png"/>
  <manifest:file-entry manifest:full-path="Pictures/10000001000000C700000018D50E052177AD4428.png" manifest:media-type="image/png"/>
  <manifest:file-entry manifest:full-path="Pictures/1000000100000139000000539F555750D8463311.png" manifest:media-type="image/png"/>
  <manifest:file-entry manifest:full-path="Pictures/10000001000000C8000001150FC40C9BCA5C2596.png" manifest:media-type="image/png"/>
  <manifest:file-entry manifest:full-path="Pictures/10000001000003D000000210DD2B06302A82619A.png" manifest:media-type="image/png"/>
  <manifest:file-entry manifest:full-path="Pictures/10000001000000C80000004B14E5659920D9E72C.png" manifest:media-type="image/png"/>
  <manifest:file-entry manifest:full-path="Pictures/10000001000000C7000000314DD79EC0B4EAC40B.png" manifest:media-type="image/png"/>
  <manifest:file-entry manifest:full-path="Pictures/10000001000001390000005012A1F974CAC3EB0E.png" manifest:media-type="image/png"/>
  <manifest:file-entry manifest:full-path="Pictures/100000010000013A00000019D0E5A2EC14D8417F.png" manifest:media-type="image/png"/>
  <manifest:file-entry manifest:full-path="Pictures/10000001000000C7000000C0A78E00811679300C.png" manifest:media-type="image/png"/>
  <manifest:file-entry manifest:full-path="Pictures/10000001000000C6000000C1D07D8C27EF84D755.png" manifest:media-type="image/png"/>
  <manifest:file-entry manifest:full-path="Pictures/100000010000025B0000017C33B758A6B00AB4A0.png" manifest:media-type="image/png"/>
  <manifest:file-entry manifest:full-path="Pictures/10000001000000790000001CC998C7D36388ED7E.png" manifest:media-type="image/png"/>
  <manifest:file-entry manifest:full-path="Pictures/10000001000000C600000035DAC921D8E57AB7E3.png" manifest:media-type="image/png"/>
  <manifest:file-entry manifest:full-path="Pictures/10000001000000C800000052D06C1E9152A0F936.png" manifest:media-type="image/png"/>
  <manifest:file-entry manifest:full-path="Pictures/10000001000000C800000076FF2857FEF0A1E258.png" manifest:media-type="image/png"/>
  <manifest:file-entry manifest:full-path="Pictures/100000010000024F00000179056C833DFF289207.png" manifest:media-type="image/png"/>
  <manifest:file-entry manifest:full-path="Pictures/10000001000002480000017443CAA819D811087D.png" manifest:media-type="image/png"/>
  <manifest:file-entry manifest:full-path="Pictures/10000001000000C8000000E87C601B5748B3ACE4.png" manifest:media-type="image/png"/>
  <manifest:file-entry manifest:full-path="Pictures/10000001000000C0000001627C2BF6D10E74E6BD.png" manifest:media-type="image/png"/>
  <manifest:file-entry manifest:full-path="Pictures/100000010000026A000001991216BCF6ED0355B9.png" manifest:media-type="image/png"/>
  <manifest:file-entry manifest:full-path="Pictures/10000001000000C8000000531CE27848C865AAF5.png" manifest:media-type="image/png"/>
  <manifest:file-entry manifest:full-path="Pictures/10000001000000C20000005AE1BA97BC279CA685.png" manifest:media-type="image/png"/>
  <manifest:file-entry manifest:full-path="Pictures/10000001000000B000000100047C80F72C7C43EE.png" manifest:media-type="image/png"/>
  <manifest:file-entry manifest:full-path="Pictures/10000001000000A9000000795CB54BA18F4BE00C.png" manifest:media-type="image/png"/>
  <manifest:file-entry manifest:full-path="Pictures/10000001000000C000000081E32219B0CA621AC6.png" manifest:media-type="image/png"/>
  <manifest:file-entry manifest:full-path="Pictures/10000001000001580000009F02355C348DD05783.png" manifest:media-type="image/png"/>
  <manifest:file-entry manifest:full-path="Pictures/100000000000011B0000008CA3081B6103FB54FD.png" manifest:media-type="image/png"/>
  <manifest:file-entry manifest:full-path="Pictures/10000001000001B2000000EEF7E26153CBD79168.png" manifest:media-type="image/png"/>
  <manifest:file-entry manifest:full-path="Pictures/10000001000001370000001F15C50D8C82E80451.png" manifest:media-type="image/png"/>
  <manifest:file-entry manifest:full-path="Pictures/10000001000000A40000007BF353182681FAB4B9.png" manifest:media-type="image/png"/>
  <manifest:file-entry manifest:full-path="Pictures/100000010000009A0000007DE3FEBF02C5BA918E.png" manifest:media-type="image/png"/>
  <manifest:file-entry manifest:full-path="Pictures/10000001000002070000012699AF407370B45BD7.png" manifest:media-type="image/png"/>
  <manifest:file-entry manifest:full-path="Pictures/10000001000001E80000011ADBB096D4FB55799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45" style:family="table">
      <style:table-properties style:width="7.4806in" style:rel-width="100%" table:align="left" fo:background-color="transparent">
        <style:background-image/>
      </style:table-properties>
    </style:style>
    <style:style style:name="Tabelle45.A" style:family="table-column">
      <style:table-column-properties style:column-width="0.4326in" style:rel-column-width="623*"/>
    </style:style>
    <style:style style:name="Tabelle45.B" style:family="table-column">
      <style:table-column-properties style:column-width="7.0479in" style:rel-column-width="10149*"/>
    </style:style>
    <style:style style:name="Tabelle45.1" style:family="table-row">
      <style:table-row-properties style:min-row-height="0.3125in" fo:background-color="transparent">
        <style:background-image/>
      </style:table-row-properties>
    </style:style>
    <style:style style:name="Tabelle45.A1" style:family="table-cell">
      <style:table-cell-properties fo:background-color="#ffffff" fo:padding="0.0396in" fo:border="none">
        <style:background-image/>
      </style:table-cell-properties>
    </style:style>
    <style:style style:name="Tabelle45.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0" style:family="table">
      <style:table-properties style:width="7.4806in" fo:break-before="auto" fo:break-after="auto" table:align="margins"/>
    </style:style>
    <style:style style:name="Tabelle40.A" style:family="table-column">
      <style:table-column-properties style:column-width="7.4806in" style:rel-column-width="65535*"/>
    </style:style>
    <style:style style:name="Tabelle40.A1" style:family="table-cell">
      <style:table-cell-properties fo:background-color="#999999" fo:padding="0.0382in" fo:border="0.05pt solid #000000">
        <style:background-image/>
      </style:table-cell-properties>
    </style:style>
    <style:style style:name="Tabelle41" style:family="table">
      <style:table-properties style:width="7.4806in" fo:break-before="auto" fo:break-after="auto" table:align="margins"/>
    </style:style>
    <style:style style:name="Tabelle41.A" style:family="table-column">
      <style:table-column-properties style:column-width="7.4806in" style:rel-column-width="65535*"/>
    </style:style>
    <style:style style:name="Tabelle4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9" style:family="table">
      <style:table-properties style:width="7.4806in" fo:break-before="auto" fo:break-after="auto" table:align="margins"/>
    </style:style>
    <style:style style:name="Tabelle19.A" style:family="table-column">
      <style:table-column-properties style:column-width="7.4806in" style:rel-column-width="65535*"/>
    </style:style>
    <style:style style:name="Tabelle19.A1" style:family="table-cell">
      <style:table-cell-properties fo:background-color="#999999" fo:padding="0.0382in" fo:border="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28" style:family="table">
      <style:table-properties style:width="7.4806in" fo:break-before="auto" fo:break-after="auto" table:align="margins"/>
    </style:style>
    <style:style style:name="Tabelle28.A" style:family="table-column">
      <style:table-column-properties style:column-width="7.4806in" style:rel-column-width="65535*"/>
    </style:style>
    <style:style style:name="Tabelle28.A1" style:family="table-cell">
      <style:table-cell-properties fo:background-color="#999999" fo:padding="0.0382in" fo:border="0.05pt solid #000000">
        <style:background-image/>
      </style:table-cell-properties>
    </style:style>
    <style:style style:name="Tabelle30" style:family="table">
      <style:table-properties style:width="7.4806in" fo:break-before="auto" fo:break-after="auto" table:align="margins"/>
    </style:style>
    <style:style style:name="Tabelle30.A" style:family="table-column">
      <style:table-column-properties style:column-width="7.4806in" style:rel-column-width="65535*"/>
    </style:style>
    <style:style style:name="Tabelle30.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32" style:family="table">
      <style:table-properties style:width="7.4806in" fo:break-before="auto" fo:break-after="auto" table:align="margins"/>
    </style:style>
    <style:style style:name="Tabelle32.A" style:family="table-column">
      <style:table-column-properties style:column-width="7.4806in" style:rel-column-width="65535*"/>
    </style:style>
    <style:style style:name="Tabelle32.A1" style:family="table-cell">
      <style:table-cell-properties fo:background-color="#999999" fo:padding="0.0382in" fo:border="0.05pt solid #000000">
        <style:background-image/>
      </style:table-cell-properties>
    </style:style>
    <style:style style:name="Tabelle33" style:family="table">
      <style:table-properties style:width="7.4806in" fo:break-before="auto" fo:break-after="auto" table:align="margins"/>
    </style:style>
    <style:style style:name="Tabelle33.A" style:family="table-column">
      <style:table-column-properties style:column-width="7.4806in" style:rel-column-width="65535*"/>
    </style:style>
    <style:style style:name="Tabelle33.A1" style:family="table-cell">
      <style:table-cell-properties fo:background-color="#999999" fo:padding="0.0382in" fo:border="0.05pt solid #000000">
        <style:background-image/>
      </style:table-cell-properties>
    </style:style>
    <style:style style:name="Tabelle34" style:family="table">
      <style:table-properties style:width="7.4806in" fo:break-before="auto" fo:break-after="auto" table:align="margins"/>
    </style:style>
    <style:style style:name="Tabelle34.A" style:family="table-column">
      <style:table-column-properties style:column-width="7.4806in" style:rel-column-width="65535*"/>
    </style:style>
    <style:style style:name="Tabelle34.A1" style:family="table-cell">
      <style:table-cell-properties fo:background-color="#999999" fo:padding="0.0382in" fo:border="0.05pt solid #000000">
        <style:background-image/>
      </style:table-cell-properties>
    </style:style>
    <style:style style:name="Tabelle35" style:family="table">
      <style:table-properties style:width="7.4806in" fo:break-before="auto" fo:break-after="auto" table:align="margins"/>
    </style:style>
    <style:style style:name="Tabelle35.A" style:family="table-column">
      <style:table-column-properties style:column-width="7.4806in" style:rel-column-width="65535*"/>
    </style:style>
    <style:style style:name="Tabelle35.A1" style:family="table-cell">
      <style:table-cell-properties fo:background-color="#999999" fo:padding="0.0382in" fo:border="0.05pt solid #000000">
        <style:background-image/>
      </style:table-cell-properties>
    </style:style>
    <style:style style:name="Tabelle36" style:family="table">
      <style:table-properties style:width="7.4806in" fo:break-before="auto" fo:break-after="auto" table:align="margins"/>
    </style:style>
    <style:style style:name="Tabelle36.A" style:family="table-column">
      <style:table-column-properties style:column-width="7.4806in" style:rel-column-width="65535*"/>
    </style:style>
    <style:style style:name="Tabelle36.A1" style:family="table-cell">
      <style:table-cell-properties fo:background-color="#999999" fo:padding="0.0382in" fo:border="0.05pt solid #000000">
        <style:background-image/>
      </style:table-cell-properties>
    </style:style>
    <style:style style:name="Tabelle37" style:family="table">
      <style:table-properties style:width="7.4806in" fo:break-before="auto" fo:break-after="auto" table:align="margins"/>
    </style:style>
    <style:style style:name="Tabelle37.A" style:family="table-column">
      <style:table-column-properties style:column-width="7.4806in" style:rel-column-width="65535*"/>
    </style:style>
    <style:style style:name="Tabelle37.A1" style:family="table-cell">
      <style:table-cell-properties fo:background-color="#999999" fo:padding="0.0382in" fo:border="0.05pt solid #000000">
        <style:background-image/>
      </style:table-cell-properties>
    </style:style>
    <style:style style:name="Tabelle38" style:family="table">
      <style:table-properties style:width="7.4806in" fo:break-before="auto" fo:break-after="auto" table:align="margins"/>
    </style:style>
    <style:style style:name="Tabelle38.A" style:family="table-column">
      <style:table-column-properties style:column-width="7.4806in" style:rel-column-width="65535*"/>
    </style:style>
    <style:style style:name="Tabelle38.A1" style:family="table-cell">
      <style:table-cell-properties fo:background-color="#999999" fo:padding="0.0382in" fo:border="0.05pt solid #000000">
        <style:background-image/>
      </style:table-cell-properties>
    </style:style>
    <style:style style:name="Tabelle39" style:family="table">
      <style:table-properties style:width="7.4806in" fo:break-before="auto" fo:break-after="auto" table:align="margins"/>
    </style:style>
    <style:style style:name="Tabelle39.A" style:family="table-column">
      <style:table-column-properties style:column-width="7.4806in" style:rel-column-width="65535*"/>
    </style:style>
    <style:style style:name="Tabelle39.A1" style:family="table-cell">
      <style:table-cell-properties fo:background-color="#999999" fo:padding="0.0382in" fo:border="0.05pt solid #000000">
        <style:background-image/>
      </style:table-cell-properties>
    </style:style>
    <style:style style:name="Tabelle43" style:family="table">
      <style:table-properties style:width="7.4806in" fo:break-before="auto" fo:break-after="auto" table:align="margins"/>
    </style:style>
    <style:style style:name="Tabelle43.A" style:family="table-column">
      <style:table-column-properties style:column-width="7.4806in" style:rel-column-width="65535*"/>
    </style:style>
    <style:style style:name="Tabelle43.A1" style:family="table-cell">
      <style:table-cell-properties fo:background-color="#999999" fo:padding="0.0382in" fo:border="0.05pt solid #000000">
        <style:background-image/>
      </style:table-cell-properties>
    </style:style>
    <style:style style:name="Tabelle42" style:family="table">
      <style:table-properties style:width="7.4806in" fo:break-before="auto" fo:break-after="auto" table:align="margins"/>
    </style:style>
    <style:style style:name="Tabelle42.A" style:family="table-column">
      <style:table-column-properties style:column-width="7.4806in" style:rel-column-width="65535*"/>
    </style:style>
    <style:style style:name="Tabelle42.A1" style:family="table-cell">
      <style:table-cell-properties fo:background-color="#999999" fo:padding="0.0382in" fo:border="0.05pt solid #000000">
        <style:background-image/>
      </style:table-cell-properties>
    </style:style>
    <style:style style:name="Tabelle44" style:family="table">
      <style:table-properties style:width="7.4806in" fo:break-before="auto" fo:break-after="auto" table:align="margins"/>
    </style:style>
    <style:style style:name="Tabelle44.A" style:family="table-column">
      <style:table-column-properties style:column-width="7.4806in" style:rel-column-width="65535*"/>
    </style:style>
    <style:style style:name="Tabelle44.A1" style:family="table-cell">
      <style:table-cell-properties fo:background-color="#999999" fo:padding="0.0382in" fo:border="0.05pt solid #000000">
        <style:background-image/>
      </style:table-cell-properties>
    </style:style>
    <style:style style:name="Tabelle46" style:family="table">
      <style:table-properties style:width="7.4806in" fo:break-before="auto" fo:break-after="auto" table:align="margins"/>
    </style:style>
    <style:style style:name="Tabelle46.A" style:family="table-column">
      <style:table-column-properties style:column-width="7.4806in" style:rel-column-width="65535*"/>
    </style:style>
    <style:style style:name="Tabelle46.A1" style:family="table-cell">
      <style:table-cell-properties fo:background-color="#999999" fo:padding="0.0382in" fo:border="0.05pt solid #000000">
        <style:background-image/>
      </style:table-cell-properties>
    </style:style>
    <style:style style:name="Tabelle47" style:family="table">
      <style:table-properties style:width="7.4806in" fo:break-before="auto" fo:break-after="auto" table:align="margins"/>
    </style:style>
    <style:style style:name="Tabelle47.A" style:family="table-column">
      <style:table-column-properties style:column-width="7.4806in" style:rel-column-width="65535*"/>
    </style:style>
    <style:style style:name="Tabelle47.A1" style:family="table-cell">
      <style:table-cell-properties fo:background-color="#999999" fo:padding="0.0382in" fo:border="0.05pt solid #000000">
        <style:background-image/>
      </style:table-cell-properties>
    </style:style>
    <style:style style:name="Tabelle48" style:family="table">
      <style:table-properties style:width="7.4806in" fo:break-before="auto" fo:break-after="auto" table:align="margins"/>
    </style:style>
    <style:style style:name="Tabelle48.A" style:family="table-column">
      <style:table-column-properties style:column-width="7.4806in" style:rel-column-width="65535*"/>
    </style:style>
    <style:style style:name="Tabelle48.A1" style:family="table-cell">
      <style:table-cell-properties fo:background-color="#999999" fo:padding="0.0382in" fo:border="0.05pt solid #000000">
        <style:background-image/>
      </style:table-cell-properties>
    </style:style>
    <style:style style:name="Tabelle49" style:family="table">
      <style:table-properties style:width="7.4806in" fo:break-before="auto" fo:break-after="auto" table:align="margins"/>
    </style:style>
    <style:style style:name="Tabelle49.A" style:family="table-column">
      <style:table-column-properties style:column-width="7.4806in" style:rel-column-width="65535*"/>
    </style:style>
    <style:style style:name="Tabelle49.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4" style:family="table">
      <style:table-properties style:width="7.4806in" fo:break-before="auto" fo:break-after="auto" table:align="margins"/>
    </style:style>
    <style:style style:name="Tabelle24.A" style:family="table-column">
      <style:table-column-properties style:column-width="7.4806in" style:rel-column-width="65535*"/>
    </style:style>
    <style:style style:name="Tabelle24.A1" style:family="table-cell">
      <style:table-cell-properties fo:background-color="#999999" fo:padding="0.0382in" fo:border="0.05pt solid #000000">
        <style:background-image/>
      </style:table-cell-properties>
    </style:style>
    <style:style style:name="Tabelle25" style:family="table">
      <style:table-properties style:width="7.4806in" fo:break-before="auto" fo:break-after="auto" table:align="margins"/>
    </style:style>
    <style:style style:name="Tabelle25.A" style:family="table-column">
      <style:table-column-properties style:column-width="7.4806in" style:rel-column-width="65535*"/>
    </style:style>
    <style:style style:name="Tabelle25.A1" style:family="table-cell">
      <style:table-cell-properties fo:background-color="#999999" fo:padding="0.0382in" fo:border="0.05pt solid #000000">
        <style:background-image/>
      </style:table-cell-properties>
    </style:style>
    <style:style style:name="Tabelle27" style:family="table">
      <style:table-properties style:width="7.4806in" fo:break-before="auto" fo:break-after="auto" table:align="margins"/>
    </style:style>
    <style:style style:name="Tabelle27.A" style:family="table-column">
      <style:table-column-properties style:column-width="7.4806in" style:rel-column-width="65535*"/>
    </style:style>
    <style:style style:name="Tabelle27.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6" style:family="table">
      <style:table-properties style:width="7.4806in" fo:break-before="auto" fo:break-after="auto" table:align="margins"/>
    </style:style>
    <style:style style:name="Tabelle26.A" style:family="table-column">
      <style:table-column-properties style:column-width="7.4806in" style:rel-column-width="65535*"/>
    </style:style>
    <style:style style:name="Tabelle26.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29" style:family="table">
      <style:table-properties style:width="7.4806in" fo:break-before="auto" fo:break-after="auto" table:align="margins"/>
    </style:style>
    <style:style style:name="Tabelle29.A" style:family="table-column">
      <style:table-column-properties style:column-width="7.4806in" style:rel-column-width="65535*"/>
    </style:style>
    <style:style style:name="Tabelle29.A1" style:family="table-cell">
      <style:table-cell-properties fo:background-color="#999999" fo:padding="0.0382in" fo:border="0.05pt solid #000000">
        <style:background-image/>
      </style:table-cell-properties>
    </style:style>
    <style:style style:name="Tabelle23" style:family="table">
      <style:table-properties style:width="7.4806in" fo:break-before="auto" fo:break-after="auto" table:align="margins"/>
    </style:style>
    <style:style style:name="Tabelle23.A" style:family="table-column">
      <style:table-column-properties style:column-width="7.4806in" style:rel-column-width="65535*"/>
    </style:style>
    <style:style style:name="Tabelle2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paragraph-rsid="00b562e1"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Text_20_body">
      <style:text-properties officeooo:paragraph-rsid="002fffad"/>
    </style:style>
    <style:style style:name="P9" style:family="paragraph" style:parent-style-name="Horizontal_20_Line">
      <style:text-properties officeooo:paragraph-rsid="002fffad"/>
    </style:style>
    <style:style style:name="P10" style:family="paragraph" style:parent-style-name="Heading_20_4">
      <style:text-properties officeooo:paragraph-rsid="002fffad"/>
    </style:style>
    <style:style style:name="P11" style:family="paragraph" style:parent-style-name="Standard">
      <style:text-properties officeooo:rsid="01a9a021" officeooo:paragraph-rsid="002fffad"/>
    </style:style>
    <style:style style:name="P12" style:family="paragraph" style:parent-style-name="Horizontal_20_Line">
      <style:text-properties officeooo:rsid="01a9a021" officeooo:paragraph-rsid="002fffad"/>
    </style:style>
    <style:style style:name="P13" style:family="paragraph" style:parent-style-name="Standard">
      <style:text-properties officeooo:rsid="01a9a021" officeooo:paragraph-rsid="009839e2"/>
    </style:style>
    <style:style style:name="P14" style:family="paragraph" style:parent-style-name="Standard">
      <style:text-properties officeooo:rsid="01a9665b" officeooo:paragraph-rsid="002fffad"/>
    </style:style>
    <style:style style:name="P15" style:family="paragraph" style:parent-style-name="Text_20_body">
      <style:text-properties officeooo:rsid="01aad848" officeooo:paragraph-rsid="002fffad"/>
    </style:style>
    <style:style style:name="P16" style:family="paragraph" style:parent-style-name="Standard">
      <style:text-properties officeooo:rsid="01a85bf6" officeooo:paragraph-rsid="0102e16b"/>
    </style:style>
    <style:style style:name="P17" style:family="paragraph" style:parent-style-name="Text_20_body">
      <style:text-properties officeooo:rsid="01a85bf6" officeooo:paragraph-rsid="0102e16b"/>
    </style:style>
    <style:style style:name="P18" style:family="paragraph" style:parent-style-name="Standard">
      <style:text-properties officeooo:rsid="01a85bf6" officeooo:paragraph-rsid="0104b132"/>
    </style:style>
    <style:style style:name="P19" style:family="paragraph" style:parent-style-name="Standard">
      <style:text-properties officeooo:rsid="01a85bf6" officeooo:paragraph-rsid="0105bcc5"/>
    </style:style>
    <style:style style:name="P20" style:family="paragraph" style:parent-style-name="Standard">
      <style:text-properties officeooo:rsid="01a85bf6" officeooo:paragraph-rsid="01080437"/>
    </style:style>
    <style:style style:name="P21" style:family="paragraph" style:parent-style-name="Standard">
      <style:text-properties officeooo:rsid="01a85bf6" officeooo:paragraph-rsid="01097922"/>
    </style:style>
    <style:style style:name="P22" style:family="paragraph" style:parent-style-name="Standard">
      <style:text-properties officeooo:rsid="01a85bf6" officeooo:paragraph-rsid="010ee51e"/>
    </style:style>
    <style:style style:name="P23" style:family="paragraph" style:parent-style-name="Standard">
      <style:text-properties officeooo:rsid="01a85bf6" officeooo:paragraph-rsid="011b5934"/>
    </style:style>
    <style:style style:name="P24" style:family="paragraph" style:parent-style-name="Text_20_body">
      <style:text-properties officeooo:rsid="01a85bf6" officeooo:paragraph-rsid="0050386b"/>
    </style:style>
    <style:style style:name="P25" style:family="paragraph" style:parent-style-name="Horizontal_20_Line">
      <style:text-properties officeooo:rsid="01a85bf6" officeooo:paragraph-rsid="0050386b"/>
    </style:style>
    <style:style style:name="P26" style:family="paragraph" style:parent-style-name="Text_20_body">
      <style:text-properties officeooo:rsid="01a85bf6" officeooo:paragraph-rsid="010ecad7"/>
    </style:style>
    <style:style style:name="P27" style:family="paragraph" style:parent-style-name="Text_20_body">
      <style:text-properties officeooo:rsid="01a85bf6" officeooo:paragraph-rsid="01145b59"/>
    </style:style>
    <style:style style:name="P28" style:family="paragraph" style:parent-style-name="Standard">
      <style:text-properties officeooo:paragraph-rsid="0050386b"/>
    </style:style>
    <style:style style:name="P29" style:family="paragraph" style:parent-style-name="Standard">
      <style:text-properties officeooo:paragraph-rsid="00a7279d"/>
    </style:style>
    <style:style style:name="P30" style:family="paragraph" style:parent-style-name="Standard">
      <style:text-properties officeooo:rsid="01bc3b8c" officeooo:paragraph-rsid="00c85916"/>
    </style:style>
    <style:style style:name="P31" style:family="paragraph" style:parent-style-name="Text_20_body">
      <style:text-properties officeooo:rsid="01bc3b8c" officeooo:paragraph-rsid="002fffad"/>
    </style:style>
    <style:style style:name="P32" style:family="paragraph" style:parent-style-name="Text_20_body">
      <style:text-properties officeooo:rsid="01bc3b8c" officeooo:paragraph-rsid="01442b4d"/>
    </style:style>
    <style:style style:name="P33" style:family="paragraph" style:parent-style-name="Standard">
      <style:text-properties officeooo:rsid="00c85916" officeooo:paragraph-rsid="00ca31c0"/>
    </style:style>
    <style:style style:name="P34" style:family="paragraph" style:parent-style-name="Standard">
      <style:text-properties officeooo:rsid="00ca5497" officeooo:paragraph-rsid="00ca5497"/>
    </style:style>
    <style:style style:name="P35" style:family="paragraph" style:parent-style-name="Standard">
      <style:text-properties officeooo:paragraph-rsid="00d0e797"/>
    </style:style>
    <style:style style:name="P36" style:family="paragraph" style:parent-style-name="Text_20_body">
      <style:text-properties officeooo:paragraph-rsid="00d0e797"/>
    </style:style>
    <style:style style:name="P37" style:family="paragraph" style:parent-style-name="Standard">
      <style:text-properties officeooo:paragraph-rsid="0102e16b"/>
    </style:style>
    <style:style style:name="P38" style:family="paragraph" style:parent-style-name="Text_20_body">
      <style:text-properties officeooo:paragraph-rsid="0102e16b"/>
    </style:style>
    <style:style style:name="P39" style:family="paragraph" style:parent-style-name="Text_20_body">
      <style:text-properties officeooo:rsid="00e933d1" officeooo:paragraph-rsid="010b3f08"/>
    </style:style>
    <style:style style:name="P40" style:family="paragraph" style:parent-style-name="Text_20_body">
      <style:text-properties officeooo:rsid="00e933d1" officeooo:paragraph-rsid="010ecad7"/>
    </style:style>
    <style:style style:name="P41" style:family="paragraph" style:parent-style-name="Text_20_body">
      <style:text-properties officeooo:rsid="00e933d1" officeooo:paragraph-rsid="0137f331"/>
    </style:style>
    <style:style style:name="P42" style:family="paragraph" style:parent-style-name="Standard">
      <style:text-properties officeooo:paragraph-rsid="0104b132"/>
    </style:style>
    <style:style style:name="P43" style:family="paragraph" style:parent-style-name="Text_20_body">
      <style:text-properties officeooo:paragraph-rsid="0104b132"/>
    </style:style>
    <style:style style:name="P44" style:family="paragraph" style:parent-style-name="Standard">
      <style:text-properties officeooo:paragraph-rsid="0105bcc5"/>
    </style:style>
    <style:style style:name="P45" style:family="paragraph" style:parent-style-name="Standard">
      <style:text-properties officeooo:paragraph-rsid="01080437"/>
    </style:style>
    <style:style style:name="P46" style:family="paragraph" style:parent-style-name="Standard">
      <style:text-properties officeooo:paragraph-rsid="01097922"/>
    </style:style>
    <style:style style:name="P47" style:family="paragraph" style:parent-style-name="Text_20_body">
      <style:text-properties officeooo:paragraph-rsid="01097922"/>
    </style:style>
    <style:style style:name="P48" style:family="paragraph" style:parent-style-name="Standard">
      <style:text-properties officeooo:rsid="00e4528d" officeooo:paragraph-rsid="01097922"/>
    </style:style>
    <style:style style:name="P49" style:family="paragraph" style:parent-style-name="Text_20_body">
      <style:text-properties officeooo:rsid="00e4528d" officeooo:paragraph-rsid="01097922"/>
    </style:style>
    <style:style style:name="P50" style:family="paragraph" style:parent-style-name="Text_20_body">
      <style:text-properties officeooo:rsid="00e4528d" officeooo:paragraph-rsid="01080437"/>
    </style:style>
    <style:style style:name="P51" style:family="paragraph" style:parent-style-name="Standard">
      <style:text-properties officeooo:rsid="00e4528d" officeooo:paragraph-rsid="010b00ba"/>
    </style:style>
    <style:style style:name="P52" style:family="paragraph" style:parent-style-name="Standard">
      <style:text-properties officeooo:paragraph-rsid="010b00ba"/>
    </style:style>
    <style:style style:name="P53" style:family="paragraph" style:parent-style-name="Standard">
      <style:text-properties officeooo:paragraph-rsid="010b3f08"/>
    </style:style>
    <style:style style:name="P54" style:family="paragraph" style:parent-style-name="Text_20_body">
      <style:text-properties officeooo:paragraph-rsid="010b3f08"/>
    </style:style>
    <style:style style:name="P55" style:family="paragraph" style:parent-style-name="Standard">
      <style:text-properties officeooo:paragraph-rsid="010e59e7"/>
    </style:style>
    <style:style style:name="P56" style:family="paragraph" style:parent-style-name="Text_20_body">
      <style:text-properties officeooo:paragraph-rsid="010e59e7"/>
    </style:style>
    <style:style style:name="P57" style:family="paragraph" style:parent-style-name="Horizontal_20_Line">
      <style:text-properties officeooo:paragraph-rsid="010e59e7"/>
    </style:style>
    <style:style style:name="P58" style:family="paragraph" style:parent-style-name="Standard">
      <style:text-properties officeooo:rsid="01a5ef2f" officeooo:paragraph-rsid="01097922"/>
    </style:style>
    <style:style style:name="P59" style:family="paragraph" style:parent-style-name="Text_20_body">
      <style:text-properties officeooo:rsid="01a5ef2f" officeooo:paragraph-rsid="01097922"/>
    </style:style>
    <style:style style:name="P60" style:family="paragraph" style:parent-style-name="Standard">
      <style:text-properties officeooo:rsid="01a5ef2f" officeooo:paragraph-rsid="010b3f08"/>
    </style:style>
    <style:style style:name="P61" style:family="paragraph" style:parent-style-name="Text_20_body">
      <style:text-properties officeooo:rsid="01a5ef2f" officeooo:paragraph-rsid="010b3f08"/>
    </style:style>
    <style:style style:name="P62" style:family="paragraph" style:parent-style-name="Standard">
      <style:text-properties officeooo:rsid="01a5ef2f" officeooo:paragraph-rsid="010e59e7"/>
    </style:style>
    <style:style style:name="P63" style:family="paragraph" style:parent-style-name="Text_20_body">
      <style:text-properties officeooo:rsid="01a5ef2f" officeooo:paragraph-rsid="010e59e7"/>
    </style:style>
    <style:style style:name="P64" style:family="paragraph" style:parent-style-name="Text_20_body">
      <style:text-properties officeooo:rsid="01a5ef2f" officeooo:paragraph-rsid="012efa8c"/>
    </style:style>
    <style:style style:name="P65" style:family="paragraph" style:parent-style-name="Text_20_body">
      <style:text-properties officeooo:rsid="01a5ef2f" officeooo:paragraph-rsid="002fffad"/>
    </style:style>
    <style:style style:name="P66" style:family="paragraph" style:parent-style-name="Text_20_body">
      <style:text-properties officeooo:rsid="01a5ef2f" officeooo:paragraph-rsid="00b5ef6e"/>
    </style:style>
    <style:style style:name="P67" style:family="paragraph" style:parent-style-name="Text_20_body">
      <style:text-properties officeooo:rsid="01a5ef2f" officeooo:paragraph-rsid="0102e16b"/>
    </style:style>
    <style:style style:name="P68" style:family="paragraph" style:parent-style-name="Text_20_body">
      <style:text-properties officeooo:rsid="01a5ef2f" officeooo:paragraph-rsid="0104b132"/>
    </style:style>
    <style:style style:name="P69" style:family="paragraph" style:parent-style-name="Text_20_body">
      <style:text-properties officeooo:rsid="01a5ef2f" officeooo:paragraph-rsid="0105bcc5"/>
    </style:style>
    <style:style style:name="P70" style:family="paragraph" style:parent-style-name="Text_20_body">
      <style:text-properties officeooo:rsid="01a5ef2f" officeooo:paragraph-rsid="01080437"/>
    </style:style>
    <style:style style:name="P71" style:family="paragraph" style:parent-style-name="Text_20_body">
      <style:text-properties officeooo:rsid="01a5ef2f" officeooo:paragraph-rsid="010b00ba"/>
    </style:style>
    <style:style style:name="P72" style:family="paragraph" style:parent-style-name="Text_20_body">
      <style:text-properties officeooo:rsid="01a5ef2f" officeooo:paragraph-rsid="0050386b"/>
    </style:style>
    <style:style style:name="P73" style:family="paragraph" style:parent-style-name="Text_20_body">
      <style:text-properties officeooo:rsid="01a5ef2f" officeooo:paragraph-rsid="007fd6f1"/>
    </style:style>
    <style:style style:name="P74" style:family="paragraph" style:parent-style-name="Text_20_body">
      <style:text-properties officeooo:rsid="01a5ef2f" officeooo:paragraph-rsid="010ecad7"/>
    </style:style>
    <style:style style:name="P75" style:family="paragraph" style:parent-style-name="Text_20_body">
      <style:text-properties officeooo:rsid="01a5ef2f" officeooo:paragraph-rsid="010d0b86"/>
    </style:style>
    <style:style style:name="P76" style:family="paragraph" style:parent-style-name="Text_20_body">
      <style:text-properties officeooo:rsid="01a5ef2f" officeooo:paragraph-rsid="010fc0d4"/>
    </style:style>
    <style:style style:name="P77" style:family="paragraph" style:parent-style-name="Text_20_body">
      <style:text-properties officeooo:rsid="01a5ef2f" officeooo:paragraph-rsid="011b5934"/>
    </style:style>
    <style:style style:name="P78" style:family="paragraph" style:parent-style-name="Standard">
      <style:text-properties officeooo:rsid="01a5ef2f" officeooo:paragraph-rsid="0137f331"/>
    </style:style>
    <style:style style:name="P79" style:family="paragraph" style:parent-style-name="Text_20_body">
      <style:text-properties officeooo:rsid="01a5ef2f" officeooo:paragraph-rsid="0137f331"/>
    </style:style>
    <style:style style:name="P80" style:family="paragraph" style:parent-style-name="Text_20_body">
      <style:text-properties officeooo:rsid="01a5ef2f" officeooo:paragraph-rsid="0139ef2f"/>
    </style:style>
    <style:style style:name="P81" style:family="paragraph" style:parent-style-name="Standard">
      <style:text-properties officeooo:paragraph-rsid="010ecad7"/>
    </style:style>
    <style:style style:name="P82" style:family="paragraph" style:parent-style-name="Standard">
      <style:text-properties officeooo:rsid="010fc0d4" officeooo:paragraph-rsid="010fc0d4"/>
    </style:style>
    <style:style style:name="P83" style:family="paragraph" style:parent-style-name="Standard">
      <style:text-properties officeooo:rsid="010fc0d4" officeooo:paragraph-rsid="01165320"/>
    </style:style>
    <style:style style:name="P84" style:family="paragraph" style:parent-style-name="Standard">
      <style:text-properties officeooo:rsid="010fc0d4" officeooo:paragraph-rsid="012efa8c"/>
    </style:style>
    <style:style style:name="P85" style:family="paragraph" style:parent-style-name="Standard">
      <style:text-properties officeooo:rsid="010fc0d4" officeooo:paragraph-rsid="0137f331"/>
    </style:style>
    <style:style style:name="P86" style:family="paragraph" style:parent-style-name="Standard">
      <style:text-properties officeooo:paragraph-rsid="010fc0d4"/>
    </style:style>
    <style:style style:name="P87" style:family="paragraph" style:parent-style-name="Standard">
      <style:text-properties officeooo:rsid="011b5934" officeooo:paragraph-rsid="011b5934"/>
    </style:style>
    <style:style style:name="P88" style:family="paragraph" style:parent-style-name="Standard">
      <style:text-properties officeooo:rsid="0105bcc5" officeooo:paragraph-rsid="01097922"/>
    </style:style>
    <style:style style:name="P89" style:family="paragraph" style:parent-style-name="Text_20_body">
      <style:text-properties officeooo:rsid="0105bcc5" officeooo:paragraph-rsid="01097922"/>
    </style:style>
    <style:style style:name="P90" style:family="paragraph" style:parent-style-name="Standard">
      <style:text-properties officeooo:rsid="0105bcc5" officeooo:paragraph-rsid="01080437"/>
    </style:style>
    <style:style style:name="P91" style:family="paragraph" style:parent-style-name="Text_20_body">
      <style:text-properties officeooo:rsid="0105bcc5" officeooo:paragraph-rsid="01080437"/>
    </style:style>
    <style:style style:name="P92" style:family="paragraph" style:parent-style-name="Text_20_body">
      <style:text-properties officeooo:rsid="0105bcc5" officeooo:paragraph-rsid="0105bcc5"/>
    </style:style>
    <style:style style:name="P93" style:family="paragraph" style:parent-style-name="Standard">
      <style:text-properties officeooo:paragraph-rsid="012efa8c"/>
    </style:style>
    <style:style style:name="P94" style:family="paragraph" style:parent-style-name="Standard">
      <style:text-properties officeooo:paragraph-rsid="0130b45c"/>
    </style:style>
    <style:style style:name="P95" style:family="paragraph" style:parent-style-name="Text_20_body">
      <style:paragraph-properties fo:margin-top="0in" fo:margin-bottom="0in" style:contextual-spacing="false"/>
      <style:text-properties officeooo:paragraph-rsid="0130b45c"/>
    </style:style>
    <style:style style:name="P96" style:family="paragraph" style:parent-style-name="Text_20_body">
      <style:text-properties officeooo:rsid="01c09dc5" officeooo:paragraph-rsid="008de6fd"/>
    </style:style>
    <style:style style:name="P97" style:family="paragraph" style:parent-style-name="Text_20_body">
      <style:text-properties officeooo:rsid="01c09dc5" officeooo:paragraph-rsid="0032c789"/>
    </style:style>
    <style:style style:name="P98" style:family="paragraph" style:parent-style-name="Text_20_body">
      <style:text-properties officeooo:rsid="01b540ee" officeooo:paragraph-rsid="002fffad"/>
    </style:style>
    <style:style style:name="P99" style:family="paragraph" style:parent-style-name="Horizontal_20_Line">
      <style:text-properties officeooo:rsid="01b540ee" officeooo:paragraph-rsid="002fffad"/>
    </style:style>
    <style:style style:name="P100" style:family="paragraph" style:parent-style-name="Text_20_body">
      <style:text-properties officeooo:rsid="01b540ee" officeooo:paragraph-rsid="00c538cb"/>
    </style:style>
    <style:style style:name="P101" style:family="paragraph" style:parent-style-name="Text_20_body">
      <style:text-properties officeooo:rsid="01b540ee" officeooo:paragraph-rsid="00c7dacc"/>
    </style:style>
    <style:style style:name="P102" style:family="paragraph" style:parent-style-name="Text_20_body">
      <style:text-properties officeooo:rsid="01b540ee" officeooo:paragraph-rsid="00d2d7e3"/>
    </style:style>
    <style:style style:name="P103" style:family="paragraph" style:parent-style-name="Text_20_body">
      <style:text-properties officeooo:rsid="01b540ee" officeooo:paragraph-rsid="00d3630f"/>
    </style:style>
    <style:style style:name="P104" style:family="paragraph" style:parent-style-name="Horizontal_20_Line">
      <style:text-properties officeooo:rsid="01b540ee" officeooo:paragraph-rsid="0030ddf2"/>
    </style:style>
    <style:style style:name="P105" style:family="paragraph" style:parent-style-name="Horizontal_20_Line">
      <style:text-properties officeooo:rsid="01b540ee" officeooo:paragraph-rsid="0083b946"/>
    </style:style>
    <style:style style:name="P106" style:family="paragraph" style:parent-style-name="Text_20_body">
      <style:text-properties officeooo:rsid="01b64448" officeooo:paragraph-rsid="002fffad"/>
    </style:style>
    <style:style style:name="P107" style:family="paragraph" style:parent-style-name="Text_20_body">
      <style:text-properties officeooo:rsid="01b64448" officeooo:paragraph-rsid="0030ddf2"/>
    </style:style>
    <style:style style:name="P108" style:family="paragraph" style:parent-style-name="Text_20_body">
      <style:text-properties officeooo:rsid="01b64448" officeooo:paragraph-rsid="0083b946"/>
    </style:style>
    <style:style style:name="P109" style:family="paragraph" style:parent-style-name="Text_20_body">
      <style:text-properties officeooo:rsid="01b8b5af" officeooo:paragraph-rsid="002fffad"/>
    </style:style>
    <style:style style:name="P110" style:family="paragraph" style:parent-style-name="Text_20_body">
      <style:text-properties officeooo:rsid="01ba3c41" officeooo:paragraph-rsid="002fffad"/>
    </style:style>
    <style:style style:name="P111" style:family="paragraph" style:parent-style-name="Text_20_body">
      <style:text-properties officeooo:rsid="01bdcf02" officeooo:paragraph-rsid="002fffad"/>
    </style:style>
    <style:style style:name="P112" style:family="paragraph" style:parent-style-name="Text_20_body">
      <style:text-properties officeooo:rsid="01bdcf02" officeooo:paragraph-rsid="008de6fd"/>
    </style:style>
    <style:style style:name="P113" style:family="paragraph" style:parent-style-name="Text_20_body">
      <style:text-properties officeooo:rsid="01bdb904" officeooo:paragraph-rsid="002fffad"/>
    </style:style>
    <style:style style:name="P114" style:family="paragraph" style:parent-style-name="Text_20_body">
      <style:text-properties officeooo:rsid="01bf88ef" officeooo:paragraph-rsid="002fffad"/>
    </style:style>
    <style:style style:name="P115" style:family="paragraph" style:parent-style-name="Text_20_body">
      <style:text-properties officeooo:rsid="01bf88ef" officeooo:paragraph-rsid="0032fb57"/>
    </style:style>
    <style:style style:name="P116" style:family="paragraph" style:parent-style-name="Text_20_body">
      <style:text-properties officeooo:rsid="01bf88ef" officeooo:paragraph-rsid="00ecab14"/>
    </style:style>
    <style:style style:name="P117" style:family="paragraph" style:parent-style-name="Text_20_body">
      <style:text-properties officeooo:rsid="01bf88ef" officeooo:paragraph-rsid="0134baec"/>
    </style:style>
    <style:style style:name="P118" style:family="paragraph" style:parent-style-name="Text_20_body">
      <style:text-properties officeooo:rsid="0057dac8" officeooo:paragraph-rsid="0057dac8"/>
    </style:style>
    <style:style style:name="P119" style:family="paragraph" style:parent-style-name="Text_20_body">
      <style:text-properties officeooo:rsid="0057dac8" officeooo:paragraph-rsid="01442b4d"/>
    </style:style>
    <style:style style:name="P120" style:family="paragraph" style:parent-style-name="Text_20_body">
      <style:text-properties officeooo:rsid="007fd6f1" officeooo:paragraph-rsid="00a8c204"/>
    </style:style>
    <style:style style:name="P121" style:family="paragraph" style:parent-style-name="Text_20_body">
      <style:text-properties officeooo:rsid="007fd6f1" officeooo:paragraph-rsid="007fd6f1"/>
    </style:style>
    <style:style style:name="P122" style:family="paragraph" style:parent-style-name="Text_20_body">
      <style:text-properties officeooo:rsid="0083626a" officeooo:paragraph-rsid="0083626a"/>
    </style:style>
    <style:style style:name="P123" style:family="paragraph" style:parent-style-name="Text_20_body">
      <style:text-properties officeooo:rsid="0083b946" officeooo:paragraph-rsid="0083b946"/>
    </style:style>
    <style:style style:name="P124" style:family="paragraph" style:parent-style-name="Text_20_body">
      <style:text-properties officeooo:rsid="00887e91" officeooo:paragraph-rsid="00887e91"/>
    </style:style>
    <style:style style:name="P125" style:family="paragraph" style:parent-style-name="Text_20_body">
      <style:text-properties officeooo:rsid="00887e91" officeooo:paragraph-rsid="01442b4d"/>
    </style:style>
    <style:style style:name="P126" style:family="paragraph" style:parent-style-name="Text_20_body">
      <style:text-properties officeooo:rsid="0089c0b9" officeooo:paragraph-rsid="0089c0b9"/>
    </style:style>
    <style:style style:name="P127" style:family="paragraph" style:parent-style-name="Text_20_body">
      <style:text-properties officeooo:rsid="0089c0b9" officeooo:paragraph-rsid="01442b4d"/>
    </style:style>
    <style:style style:name="P128" style:family="paragraph" style:parent-style-name="Text_20_body">
      <style:text-properties officeooo:rsid="008de6fd" officeooo:paragraph-rsid="008de6fd"/>
    </style:style>
    <style:style style:name="P129" style:family="paragraph" style:parent-style-name="Text_20_body">
      <style:text-properties fo:font-weight="normal" officeooo:rsid="0049364f" officeooo:paragraph-rsid="008de6fd" style:font-weight-asian="normal" style:font-weight-complex="normal"/>
    </style:style>
    <style:style style:name="P130" style:family="paragraph" style:parent-style-name="Text_20_body">
      <style:text-properties officeooo:rsid="00a29a62" officeooo:paragraph-rsid="0102e16b"/>
    </style:style>
    <style:style style:name="P131" style:family="paragraph" style:parent-style-name="Text_20_body">
      <style:text-properties officeooo:rsid="00a29a62" officeooo:paragraph-rsid="0104b132"/>
    </style:style>
    <style:style style:name="P132" style:family="paragraph" style:parent-style-name="Text_20_body">
      <style:text-properties officeooo:rsid="00a29a62" officeooo:paragraph-rsid="0105bcc5"/>
    </style:style>
    <style:style style:name="P133" style:family="paragraph" style:parent-style-name="Text_20_body">
      <style:text-properties officeooo:rsid="00a29a62" officeooo:paragraph-rsid="01080437"/>
    </style:style>
    <style:style style:name="P134" style:family="paragraph" style:parent-style-name="Text_20_body">
      <style:text-properties officeooo:rsid="00a29a62" officeooo:paragraph-rsid="010b00ba"/>
    </style:style>
    <style:style style:name="P135" style:family="paragraph" style:parent-style-name="Text_20_body">
      <style:text-properties officeooo:rsid="00a29a62" officeooo:paragraph-rsid="011fa128"/>
    </style:style>
    <style:style style:name="P136" style:family="paragraph" style:parent-style-name="Text_20_body">
      <style:text-properties officeooo:rsid="00a6325e" officeooo:paragraph-rsid="01097922"/>
    </style:style>
    <style:style style:name="P137" style:family="paragraph" style:parent-style-name="Text_20_body">
      <style:text-properties officeooo:rsid="00a6325e" officeooo:paragraph-rsid="010b00ba"/>
    </style:style>
    <style:style style:name="P138" style:family="paragraph" style:parent-style-name="Text_20_body">
      <style:text-properties officeooo:rsid="00a670b7" officeooo:paragraph-rsid="010b00ba"/>
    </style:style>
    <style:style style:name="P139" style:family="paragraph" style:parent-style-name="Text_20_body">
      <style:text-properties officeooo:rsid="00a670b7" officeooo:paragraph-rsid="010fc0d4"/>
    </style:style>
    <style:style style:name="P140" style:family="paragraph" style:parent-style-name="Text_20_body">
      <style:text-properties officeooo:rsid="00ffbfe0" officeooo:paragraph-rsid="001857e0"/>
    </style:style>
    <style:style style:name="P141" style:family="paragraph" style:parent-style-name="Text_20_body">
      <style:text-properties officeooo:rsid="009fc502" officeooo:paragraph-rsid="00b28c1b"/>
    </style:style>
    <style:style style:name="P142" style:family="paragraph" style:parent-style-name="Text_20_body">
      <style:text-properties officeooo:paragraph-rsid="00b5ef6e"/>
    </style:style>
    <style:style style:name="P143" style:family="paragraph" style:parent-style-name="Horizontal_20_Line">
      <style:text-properties officeooo:paragraph-rsid="00b5ef6e"/>
    </style:style>
    <style:style style:name="P144" style:family="paragraph" style:parent-style-name="Text_20_body">
      <style:text-properties officeooo:rsid="00b5ef6e" officeooo:paragraph-rsid="00b5ef6e"/>
    </style:style>
    <style:style style:name="P145" style:family="paragraph" style:parent-style-name="Text_20_body">
      <style:text-properties officeooo:rsid="00ba32a5" officeooo:paragraph-rsid="010ecad7"/>
    </style:style>
    <style:style style:name="P146" style:family="paragraph" style:parent-style-name="Text_20_body">
      <style:text-properties officeooo:rsid="01b4fdbb" officeooo:paragraph-rsid="002fffad"/>
    </style:style>
    <style:style style:name="P147" style:family="paragraph" style:parent-style-name="Text_20_body">
      <style:text-properties officeooo:rsid="00c290e2" officeooo:paragraph-rsid="00c290e2"/>
    </style:style>
    <style:style style:name="P148" style:family="paragraph" style:parent-style-name="Text_20_body">
      <style:text-properties officeooo:rsid="00c290e2" officeooo:paragraph-rsid="00c3ada2"/>
    </style:style>
    <style:style style:name="P149" style:family="paragraph" style:parent-style-name="Text_20_body">
      <style:text-properties officeooo:rsid="00c290e2" officeooo:paragraph-rsid="00c538cb"/>
    </style:style>
    <style:style style:name="P150" style:family="paragraph" style:parent-style-name="Text_20_body">
      <style:text-properties officeooo:rsid="00c290e2" officeooo:paragraph-rsid="00c75532"/>
    </style:style>
    <style:style style:name="P151" style:family="paragraph" style:parent-style-name="Text_20_body">
      <style:text-properties officeooo:rsid="00c290e2" officeooo:paragraph-rsid="00c7dacc"/>
    </style:style>
    <style:style style:name="P152" style:family="paragraph" style:parent-style-name="Text_20_body">
      <style:text-properties style:use-window-font-color="true" loext:opacity="0%" officeooo:rsid="01b540ee" officeooo:paragraph-rsid="002fffad"/>
    </style:style>
    <style:style style:name="P153" style:family="paragraph" style:parent-style-name="Text_20_body">
      <style:text-properties style:use-window-font-color="true" loext:opacity="0%" officeooo:rsid="01b540ee" officeooo:paragraph-rsid="00c538cb"/>
    </style:style>
    <style:style style:name="P154" style:family="paragraph" style:parent-style-name="Text_20_body">
      <style:text-properties style:use-window-font-color="true" loext:opacity="0%" officeooo:rsid="0083b946" officeooo:paragraph-rsid="00c3ada2"/>
    </style:style>
    <style:style style:name="P155" style:family="paragraph" style:parent-style-name="Text_20_body">
      <style:text-properties style:use-window-font-color="true" loext:opacity="0%" officeooo:rsid="0083b946" officeooo:paragraph-rsid="00c538cb"/>
    </style:style>
    <style:style style:name="P156" style:family="paragraph" style:parent-style-name="Text_20_body">
      <style:text-properties officeooo:rsid="00c3ada2" officeooo:paragraph-rsid="00c7dacc"/>
    </style:style>
    <style:style style:name="P157" style:family="paragraph" style:parent-style-name="Text_20_body">
      <style:text-properties officeooo:rsid="01b9e947" officeooo:paragraph-rsid="002fffad"/>
    </style:style>
    <style:style style:name="P158" style:family="paragraph" style:parent-style-name="Text_20_body">
      <style:text-properties officeooo:rsid="00c7dacc" officeooo:paragraph-rsid="00c7dacc"/>
    </style:style>
    <style:style style:name="P159" style:family="paragraph" style:parent-style-name="Text_20_body">
      <style:text-properties style:font-name="Liberation Serif"/>
    </style:style>
    <style:style style:name="P160" style:family="paragraph" style:parent-style-name="Text_20_body">
      <style:text-properties officeooo:rsid="00cbad03" officeooo:paragraph-rsid="00cbad03"/>
    </style:style>
    <style:style style:name="P161" style:family="paragraph" style:parent-style-name="Text_20_body">
      <style:text-properties officeooo:paragraph-rsid="00cbad03"/>
    </style:style>
    <style:style style:name="P162" style:family="paragraph" style:parent-style-name="Text_20_body">
      <style:text-properties officeooo:rsid="00d0e797" officeooo:paragraph-rsid="00d0e797"/>
    </style:style>
    <style:style style:name="P163" style:family="paragraph" style:parent-style-name="Text_20_body">
      <style:text-properties officeooo:rsid="00d1ff2b" officeooo:paragraph-rsid="00d1ff2b"/>
    </style:style>
    <style:style style:name="P164" style:family="paragraph" style:parent-style-name="Text_20_body">
      <style:text-properties officeooo:rsid="00b216c3" officeooo:paragraph-rsid="00d2d7e3"/>
    </style:style>
    <style:style style:name="P165" style:family="paragraph" style:parent-style-name="Text_20_body">
      <style:text-properties officeooo:rsid="00b216c3" officeooo:paragraph-rsid="00d3630f"/>
    </style:style>
    <style:style style:name="P166" style:family="paragraph" style:parent-style-name="Text_20_body">
      <style:text-properties officeooo:rsid="00d6c774" officeooo:paragraph-rsid="0105bcc5"/>
    </style:style>
    <style:style style:name="P167" style:family="paragraph" style:parent-style-name="Text_20_body">
      <style:text-properties officeooo:rsid="00d6c774" officeooo:paragraph-rsid="010ecad7"/>
    </style:style>
    <style:style style:name="P168" style:family="paragraph" style:parent-style-name="Text_20_body">
      <style:text-properties officeooo:rsid="00d6c774" officeooo:paragraph-rsid="007fd6f1"/>
    </style:style>
    <style:style style:name="P169" style:family="paragraph" style:parent-style-name="Text_20_body">
      <style:text-properties officeooo:rsid="00d6c774" officeooo:paragraph-rsid="0102e16b"/>
    </style:style>
    <style:style style:name="P170" style:family="paragraph" style:parent-style-name="Text_20_body">
      <style:text-properties officeooo:rsid="00d6c774" officeooo:paragraph-rsid="0104b132"/>
    </style:style>
    <style:style style:name="P171" style:family="paragraph" style:parent-style-name="Standard">
      <style:text-properties officeooo:rsid="00d6c774" officeooo:paragraph-rsid="0104b132"/>
    </style:style>
    <style:style style:name="P172" style:family="paragraph" style:parent-style-name="Text_20_body">
      <style:text-properties officeooo:rsid="00d6c774" officeooo:paragraph-rsid="010ee51e"/>
    </style:style>
    <style:style style:name="P173" style:family="paragraph" style:parent-style-name="Text_20_body">
      <style:text-properties officeooo:rsid="00e35769" officeooo:paragraph-rsid="01080437"/>
    </style:style>
    <style:style style:name="P174" style:family="paragraph" style:parent-style-name="Text_20_body">
      <style:text-properties officeooo:rsid="00e35769" officeooo:paragraph-rsid="01145b59"/>
    </style:style>
    <style:style style:name="P175" style:family="paragraph" style:parent-style-name="Text_20_body">
      <style:text-properties officeooo:rsid="00e454d6" officeooo:paragraph-rsid="010e59e7"/>
    </style:style>
    <style:style style:name="P176" style:family="paragraph" style:parent-style-name="Text_20_body">
      <style:text-properties officeooo:rsid="00e62017" officeooo:paragraph-rsid="00e62017"/>
    </style:style>
    <style:style style:name="P177" style:family="paragraph" style:parent-style-name="Text_20_body">
      <style:text-properties officeooo:rsid="00eafc50" officeooo:paragraph-rsid="00eafc50"/>
    </style:style>
    <style:style style:name="P178" style:family="paragraph" style:parent-style-name="Text_20_body">
      <style:text-properties officeooo:rsid="00eb1e3d" officeooo:paragraph-rsid="010b00ba"/>
    </style:style>
    <style:style style:name="P179" style:family="paragraph" style:parent-style-name="Text_20_body">
      <style:text-properties officeooo:rsid="00bfd9ce" officeooo:paragraph-rsid="013a89da"/>
    </style:style>
    <style:style style:name="P180" style:family="paragraph" style:parent-style-name="Text_20_body">
      <style:text-properties officeooo:rsid="00bfd9ce" officeooo:paragraph-rsid="007fd6f1"/>
    </style:style>
    <style:style style:name="P181" style:family="paragraph" style:parent-style-name="Text_20_body">
      <style:text-properties officeooo:rsid="00f14ba9" officeooo:paragraph-rsid="0104b132"/>
    </style:style>
    <style:style style:name="P182" style:family="paragraph" style:parent-style-name="Text_20_body">
      <style:text-properties officeooo:rsid="00f33479" officeooo:paragraph-rsid="010b00ba"/>
    </style:style>
    <style:style style:name="P183" style:family="paragraph" style:parent-style-name="Text_20_body">
      <style:text-properties officeooo:rsid="00f639b2" officeooo:paragraph-rsid="00f639b2"/>
    </style:style>
    <style:style style:name="P184" style:family="paragraph" style:parent-style-name="Text_20_body">
      <style:text-properties officeooo:rsid="00f6ee7a" officeooo:paragraph-rsid="010e59e7"/>
    </style:style>
    <style:style style:name="P185" style:family="paragraph" style:parent-style-name="Text_20_body">
      <style:text-properties officeooo:rsid="00f6ee7a" officeooo:paragraph-rsid="013a89da"/>
    </style:style>
    <style:style style:name="P186" style:family="paragraph" style:parent-style-name="Text_20_body">
      <style:text-properties officeooo:rsid="00f769e0" officeooo:paragraph-rsid="010ecad7"/>
    </style:style>
    <style:style style:name="P187" style:family="paragraph" style:parent-style-name="Text_20_body">
      <style:text-properties officeooo:rsid="00f769e0" officeooo:paragraph-rsid="010ee51e"/>
    </style:style>
    <style:style style:name="P188" style:family="paragraph" style:parent-style-name="Text_20_body">
      <style:text-properties officeooo:rsid="00f769e0" officeooo:paragraph-rsid="010fc0d4"/>
    </style:style>
    <style:style style:name="P189" style:family="paragraph" style:parent-style-name="Text_20_body">
      <style:text-properties officeooo:rsid="00fc0627" officeooo:paragraph-rsid="010d0b86"/>
    </style:style>
    <style:style style:name="P190" style:family="paragraph" style:parent-style-name="Text_20_body">
      <style:text-properties officeooo:rsid="01015cd5" officeooo:paragraph-rsid="010e59e7"/>
    </style:style>
    <style:style style:name="P191" style:family="paragraph" style:parent-style-name="Text_20_body">
      <style:text-properties officeooo:rsid="01097922" officeooo:paragraph-rsid="01097922"/>
    </style:style>
    <style:style style:name="P192" style:family="paragraph" style:parent-style-name="Text_20_body">
      <style:text-properties officeooo:rsid="010b3f08" officeooo:paragraph-rsid="010b3f08"/>
    </style:style>
    <style:style style:name="P193" style:family="paragraph" style:parent-style-name="Text_20_body">
      <style:text-properties officeooo:paragraph-rsid="010d0b86"/>
    </style:style>
    <style:style style:name="P194" style:family="paragraph" style:parent-style-name="Text_20_body">
      <style:text-properties officeooo:rsid="006d277f" officeooo:paragraph-rsid="01097922"/>
    </style:style>
    <style:style style:name="P195" style:family="paragraph" style:parent-style-name="Text_20_body">
      <style:text-properties officeooo:rsid="006d277f" officeooo:paragraph-rsid="010b00ba"/>
    </style:style>
    <style:style style:name="P196" style:family="paragraph" style:parent-style-name="Text_20_body">
      <style:text-properties officeooo:rsid="00fdc5cb" officeooo:paragraph-rsid="010e59e7"/>
    </style:style>
    <style:style style:name="P197" style:family="paragraph" style:parent-style-name="Text_20_body">
      <style:text-properties officeooo:rsid="010ecad7" officeooo:paragraph-rsid="010ecad7"/>
    </style:style>
    <style:style style:name="P198" style:family="paragraph" style:parent-style-name="Text_20_body">
      <style:text-properties officeooo:rsid="01006f66" officeooo:paragraph-rsid="010b00ba"/>
    </style:style>
    <style:style style:name="P199" style:family="paragraph" style:parent-style-name="Text_20_body">
      <style:text-properties officeooo:rsid="01145b59" officeooo:paragraph-rsid="01145b59"/>
    </style:style>
    <style:style style:name="P200" style:family="paragraph" style:parent-style-name="Text_20_body">
      <style:text-properties officeooo:rsid="011c3699" officeooo:paragraph-rsid="011c3699"/>
    </style:style>
    <style:style style:name="P201" style:family="paragraph" style:parent-style-name="Text_20_body">
      <style:text-properties officeooo:rsid="012b878d" officeooo:paragraph-rsid="012b878d"/>
    </style:style>
    <style:style style:name="P202" style:family="paragraph" style:parent-style-name="Text_20_body">
      <style:text-properties officeooo:rsid="012efa8c" officeooo:paragraph-rsid="012efa8c"/>
    </style:style>
    <style:style style:name="P203" style:family="paragraph" style:parent-style-name="Heading_20_4">
      <style:text-properties officeooo:paragraph-rsid="0083b946"/>
    </style:style>
    <style:style style:name="P204" style:family="paragraph" style:parent-style-name="Heading_20_4">
      <style:text-properties officeooo:paragraph-rsid="008de6fd"/>
    </style:style>
    <style:style style:name="P205" style:family="paragraph" style:parent-style-name="Heading_20_4">
      <style:text-properties officeooo:paragraph-rsid="00c3ada2"/>
    </style:style>
    <style:style style:name="P206" style:family="paragraph" style:parent-style-name="Heading_20_4">
      <style:text-properties officeooo:paragraph-rsid="00c538cb"/>
    </style:style>
    <style:style style:name="P207" style:family="paragraph" style:parent-style-name="Heading_20_4">
      <style:text-properties officeooo:paragraph-rsid="00c75532"/>
    </style:style>
    <style:style style:name="P208" style:family="paragraph" style:parent-style-name="Heading_20_4">
      <style:text-properties officeooo:paragraph-rsid="00c7dacc"/>
    </style:style>
    <style:style style:name="P209" style:family="paragraph" style:parent-style-name="Heading_20_4">
      <style:text-properties officeooo:paragraph-rsid="00d2d7e3"/>
    </style:style>
    <style:style style:name="P210" style:family="paragraph" style:parent-style-name="Heading_20_4">
      <style:text-properties officeooo:paragraph-rsid="00d3630f"/>
    </style:style>
    <style:style style:name="P211" style:family="paragraph" style:parent-style-name="Contents_20_1">
      <style:paragraph-properties>
        <style:tab-stops>
          <style:tab-stop style:position="7.4807in" style:type="right" style:leader-style="dotted" style:leader-text="."/>
        </style:tab-stops>
      </style:paragraph-properties>
    </style:style>
    <style:style style:name="P212" style:family="paragraph" style:parent-style-name="Contents_20_2">
      <style:paragraph-properties>
        <style:tab-stops>
          <style:tab-stop style:position="7.2839in" style:type="right" style:leader-style="dotted" style:leader-text="."/>
        </style:tab-stops>
      </style:paragraph-properties>
    </style:style>
    <style:style style:name="P213" style:family="paragraph" style:parent-style-name="Contents_20_3">
      <style:paragraph-properties>
        <style:tab-stops>
          <style:tab-stop style:position="7.0874in" style:type="right" style:leader-style="dotted" style:leader-text="."/>
        </style:tab-stops>
      </style:paragraph-properties>
    </style:style>
    <style:style style:name="P214" style:family="paragraph" style:parent-style-name="Contents_20_4">
      <style:paragraph-properties>
        <style:tab-stops>
          <style:tab-stop style:position="6.8909in" style:type="right" style:leader-style="dotted" style:leader-text="."/>
        </style:tab-stops>
      </style:paragraph-properties>
    </style:style>
    <style:style style:name="P215" style:family="paragraph" style:parent-style-name="Contents_20_5">
      <style:paragraph-properties>
        <style:tab-stops>
          <style:tab-stop style:position="6.6945in" style:type="right" style:leader-style="dotted" style:leader-text="."/>
        </style:tab-stops>
      </style:paragraph-properties>
    </style:style>
    <style:style style:name="P216" style:family="paragraph" style:parent-style-name="Contents_20_Heading">
      <style:paragraph-properties fo:margin-top="0.0398in" fo:margin-bottom="0.0398in" style:contextual-spacing="false"/>
      <style:text-properties fo:color="#ffffff" loext:opacity="100%" officeooo:rsid="007c45d7" officeooo:paragraph-rsid="0130b45c"/>
    </style:style>
    <style:style style:name="P217" style:family="paragraph" style:parent-style-name="Standard">
      <style:text-properties officeooo:paragraph-rsid="0137f331"/>
    </style:style>
    <style:style style:name="P218" style:family="paragraph" style:parent-style-name="Standard">
      <style:text-properties officeooo:rsid="0137f331" officeooo:paragraph-rsid="0137f331"/>
    </style:style>
    <style:style style:name="P219" style:family="paragraph" style:parent-style-name="Text_20_body">
      <style:text-properties officeooo:rsid="0137f331" officeooo:paragraph-rsid="0137f331"/>
    </style:style>
    <style:style style:name="P220" style:family="paragraph" style:parent-style-name="Text_20_body">
      <style:text-properties officeooo:rsid="0137f331" officeooo:paragraph-rsid="013a89da"/>
    </style:style>
    <style:style style:name="P221" style:family="paragraph" style:parent-style-name="Standard">
      <style:text-properties officeooo:paragraph-rsid="009839e2"/>
    </style:style>
    <style:style style:name="P222" style:family="paragraph" style:parent-style-name="Standard">
      <style:text-properties officeooo:paragraph-rsid="0139ef2f"/>
    </style:style>
    <style:style style:name="P223" style:family="paragraph" style:parent-style-name="Standard">
      <style:text-properties officeooo:rsid="0139ef2f" officeooo:paragraph-rsid="0139ef2f"/>
    </style:style>
    <style:style style:name="P224" style:family="paragraph" style:parent-style-name="Text_20_body">
      <style:text-properties officeooo:rsid="0139ef2f" officeooo:paragraph-rsid="0139ef2f"/>
    </style:style>
    <style:style style:name="P225" style:family="paragraph" style:parent-style-name="Text_20_body">
      <style:text-properties officeooo:rsid="0139ef2f" officeooo:paragraph-rsid="013a89da"/>
    </style:style>
    <style:style style:name="P226" style:family="paragraph" style:parent-style-name="Text_20_body">
      <style:text-properties officeooo:rsid="013a89da" officeooo:paragraph-rsid="013a89da"/>
    </style:style>
    <style:style style:name="P227" style:family="paragraph" style:parent-style-name="Contents_20_6">
      <style:paragraph-properties>
        <style:tab-stops>
          <style:tab-stop style:position="6.498in" style:type="right" style:leader-style="dotted" style:leader-text="."/>
        </style:tab-stops>
      </style:paragraph-properties>
    </style:style>
    <style:style style:name="P228" style:family="paragraph" style:parent-style-name="Contents_20_7">
      <style:paragraph-properties>
        <style:tab-stops>
          <style:tab-stop style:position="6.3016in" style:type="right" style:leader-style="dotted" style:leader-text="."/>
        </style:tab-stops>
      </style:paragraph-properties>
    </style:style>
    <style:style style:name="P229" style:family="paragraph" style:parent-style-name="Standard">
      <style:text-properties officeooo:rsid="013d415c" officeooo:paragraph-rsid="013d415c"/>
    </style:style>
    <style:style style:name="P230" style:family="paragraph" style:parent-style-name="Text_20_body">
      <style:text-properties officeooo:rsid="013d415c" officeooo:paragraph-rsid="013d415c"/>
    </style:style>
    <style:style style:name="P231" style:family="paragraph" style:parent-style-name="Text_20_body">
      <style:text-properties officeooo:paragraph-rsid="013d415c"/>
    </style:style>
    <style:style style:name="P232" style:family="paragraph" style:parent-style-name="Text_20_body">
      <style:text-properties officeooo:rsid="03529f02" officeooo:paragraph-rsid="013d415c"/>
    </style:style>
    <style:style style:name="P233" style:family="paragraph" style:parent-style-name="Text_20_body">
      <style:text-properties officeooo:rsid="039caffb" officeooo:paragraph-rsid="013d415c"/>
    </style:style>
    <style:style style:name="P234" style:family="paragraph" style:parent-style-name="Text_20_body">
      <style:text-properties officeooo:rsid="013f21a9" officeooo:paragraph-rsid="013f21a9"/>
    </style:style>
    <style:style style:name="P235" style:family="paragraph" style:parent-style-name="Text_20_body">
      <style:text-properties officeooo:rsid="00c7085b" officeooo:paragraph-rsid="013f6875"/>
    </style:style>
    <style:style style:name="P236" style:family="paragraph" style:parent-style-name="Text_20_body">
      <style:text-properties officeooo:rsid="0090e4f8" officeooo:paragraph-rsid="013f6875"/>
    </style:style>
    <style:style style:name="P237" style:family="paragraph" style:parent-style-name="Text_20_body">
      <style:text-properties officeooo:rsid="0092fbdd" officeooo:paragraph-rsid="013f6875"/>
    </style:style>
    <style:style style:name="P238" style:family="paragraph" style:parent-style-name="Text_20_body">
      <style:text-properties officeooo:rsid="00c24041" officeooo:paragraph-rsid="013f6875"/>
    </style:style>
    <style:style style:name="P239" style:family="paragraph" style:parent-style-name="Text_20_body">
      <style:text-properties officeooo:rsid="00c06c1d" officeooo:paragraph-rsid="013f6875"/>
    </style:style>
    <style:style style:name="P240" style:family="paragraph" style:parent-style-name="Text_20_body">
      <style:text-properties officeooo:rsid="01408ccb" officeooo:paragraph-rsid="01408ccb"/>
    </style:style>
    <style:style style:name="P241" style:family="paragraph" style:parent-style-name="Text_20_body">
      <style:text-properties officeooo:rsid="01408ccb" officeooo:paragraph-rsid="01422d5b"/>
    </style:style>
    <style:style style:name="P242" style:family="paragraph" style:parent-style-name="Text_20_body">
      <style:text-properties officeooo:paragraph-rsid="007fd6f1"/>
    </style:style>
    <style:style style:name="P243" style:family="paragraph" style:parent-style-name="Text_20_body">
      <style:text-properties officeooo:rsid="01422d5b" officeooo:paragraph-rsid="01422d5b"/>
    </style:style>
    <style:style style:name="P244" style:family="paragraph" style:parent-style-name="Horizontal_20_Line">
      <style:text-properties officeooo:rsid="01422d5b"/>
    </style:style>
    <style:style style:name="P245" style:family="paragraph" style:parent-style-name="Text_20_body">
      <style:text-properties officeooo:rsid="01422d5b" officeooo:paragraph-rsid="0145da3e"/>
    </style:style>
    <style:style style:name="P246" style:family="paragraph" style:parent-style-name="Text_20_body">
      <style:text-properties officeooo:rsid="00a8c204" officeooo:paragraph-rsid="00a8c204"/>
    </style:style>
    <style:style style:name="P247" style:family="paragraph" style:parent-style-name="Text_20_body">
      <style:text-properties officeooo:rsid="0143ff79" officeooo:paragraph-rsid="0143ff79"/>
    </style:style>
    <style:style style:name="P248" style:family="paragraph" style:parent-style-name="Text_20_body">
      <style:text-properties officeooo:rsid="00e86dfa" officeooo:paragraph-rsid="00e86dfa"/>
    </style:style>
    <style:style style:name="P249" style:family="paragraph" style:parent-style-name="Heading_20_4">
      <style:text-properties officeooo:paragraph-rsid="01442b4d"/>
    </style:style>
    <style:style style:name="P250" style:family="paragraph" style:parent-style-name="Horizontal_20_Line">
      <style:text-properties officeooo:paragraph-rsid="01442b4d"/>
    </style:style>
    <style:style style:name="P251" style:family="paragraph" style:parent-style-name="Heading_20_4">
      <style:text-properties officeooo:rsid="01442b4d" officeooo:paragraph-rsid="01442b4d"/>
    </style:style>
    <style:style style:name="P252" style:family="paragraph" style:parent-style-name="Text_20_body">
      <style:text-properties officeooo:rsid="01442b4d" officeooo:paragraph-rsid="01442b4d"/>
    </style:style>
    <style:style style:name="P253" style:family="paragraph" style:parent-style-name="Text_20_body">
      <style:text-properties officeooo:rsid="0145da3e" officeooo:paragraph-rsid="0145da3e"/>
    </style:style>
    <style:style style:name="P254" style:family="paragraph" style:parent-style-name="Text_20_body">
      <style:text-properties officeooo:rsid="0146c148" officeooo:paragraph-rsid="0146c148"/>
    </style:style>
    <style:style style:name="P255" style:family="paragraph" style:parent-style-name="Text_20_body">
      <style:text-properties officeooo:rsid="01474a5f" officeooo:paragraph-rsid="01474a5f"/>
    </style:style>
    <style:style style:name="P256" style:family="paragraph" style:parent-style-name="Text_20_body">
      <style:text-properties officeooo:rsid="0147635b" officeooo:paragraph-rsid="0147635b"/>
    </style:style>
    <style:style style:name="P257" style:family="paragraph" style:parent-style-name="Horizontal_20_Line">
      <style:text-properties officeooo:rsid="01bdcf02" officeooo:paragraph-rsid="002fffad"/>
    </style:style>
    <style:style style:name="P258" style:family="paragraph" style:parent-style-name="Heading_20_1">
      <style:paragraph-properties fo:margin-top="0in" fo:margin-bottom="0in" style: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1" style:font-size-complex="18.2000007629395pt" style:font-weight-complex="bold"/>
    </style:style>
    <style:style style:name="P259" style:family="paragraph" style:parent-style-name="Heading_20_1">
      <style:paragraph-properties fo:margin-top="0in" fo:margin-bottom="0in" style:contextual-spacing="false"/>
      <style:text-properties officeooo:rsid="002b881a" officeooo:paragraph-rsid="002c0958"/>
    </style:style>
    <style:style style:name="P260" style:family="paragraph" style:parent-style-name="Heading_20_1">
      <style:paragraph-properties fo:margin-top="0in" fo:margin-bottom="0in" style:contextual-spacing="false"/>
      <style:text-properties officeooo:rsid="002b881a" officeooo:paragraph-rsid="00b5ef6e"/>
    </style:style>
    <style:style style:name="P261" style:family="paragraph" style:parent-style-name="Heading_20_1">
      <style:paragraph-properties fo:margin-top="0in" fo:margin-bottom="0in" style:contextual-spacing="false"/>
      <style:text-properties officeooo:rsid="002b881a" officeooo:paragraph-rsid="0050386b"/>
    </style:style>
    <style:style style:name="P262" style:family="paragraph" style:parent-style-name="Heading_20_1">
      <style:paragraph-properties fo:margin-top="0in" fo:margin-bottom="0in" style:contextual-spacing="false"/>
      <style:text-properties officeooo:rsid="002b881a" officeooo:paragraph-rsid="010ecad7"/>
    </style:style>
    <style:style style:name="P263" style:family="paragraph" style:parent-style-name="Heading_20_1">
      <style:paragraph-properties fo:margin-top="0in" fo:margin-bottom="0in" style:contextual-spacing="false"/>
      <style:text-properties officeooo:rsid="002b881a" officeooo:paragraph-rsid="0102e16b"/>
    </style:style>
    <style:style style:name="P264" style:family="paragraph" style:parent-style-name="Heading_20_1">
      <style:paragraph-properties fo:margin-top="0in" fo:margin-bottom="0in" style:contextual-spacing="false"/>
      <style:text-properties officeooo:rsid="002b881a" officeooo:paragraph-rsid="00c0b86c"/>
    </style:style>
    <style:style style:name="P265" style:family="paragraph" style:parent-style-name="Heading_20_1">
      <style:paragraph-properties fo:margin-top="0in" fo:margin-bottom="0in" style:contextual-spacing="false"/>
      <style:text-properties officeooo:paragraph-rsid="0102e16b"/>
    </style:style>
    <style:style style:name="P266" style:family="paragraph" style:parent-style-name="Heading_20_1">
      <style:paragraph-properties fo:margin-top="0in" fo:margin-bottom="0in" style:contextual-spacing="false"/>
      <style:text-properties officeooo:paragraph-rsid="0104b132"/>
    </style:style>
    <style:style style:name="P267" style:family="paragraph" style:parent-style-name="Heading_20_1">
      <style:paragraph-properties fo:margin-top="0in" fo:margin-bottom="0in" style:contextual-spacing="false"/>
      <style:text-properties officeooo:paragraph-rsid="0105bcc5"/>
    </style:style>
    <style:style style:name="P268" style:family="paragraph" style:parent-style-name="Heading_20_1">
      <style:paragraph-properties fo:margin-top="0in" fo:margin-bottom="0in" style:contextual-spacing="false"/>
      <style:text-properties officeooo:paragraph-rsid="01080437"/>
    </style:style>
    <style:style style:name="P269" style:family="paragraph" style:parent-style-name="Heading_20_1">
      <style:paragraph-properties fo:margin-top="0in" fo:margin-bottom="0in" style:contextual-spacing="false"/>
      <style:text-properties officeooo:paragraph-rsid="01097922"/>
    </style:style>
    <style:style style:name="P270" style:family="paragraph" style:parent-style-name="Heading_20_1">
      <style:paragraph-properties fo:margin-top="0in" fo:margin-bottom="0in" style:contextual-spacing="false"/>
      <style:text-properties officeooo:paragraph-rsid="010b00ba"/>
    </style:style>
    <style:style style:name="P271" style:family="paragraph" style:parent-style-name="Heading_20_1">
      <style:paragraph-properties fo:margin-top="0in" fo:margin-bottom="0in" style:contextual-spacing="false"/>
      <style:text-properties officeooo:paragraph-rsid="010b3f08"/>
    </style:style>
    <style:style style:name="P272" style:family="paragraph" style:parent-style-name="Heading_20_1">
      <style:paragraph-properties fo:margin-top="0in" fo:margin-bottom="0in" style:contextual-spacing="false"/>
      <style:text-properties officeooo:paragraph-rsid="010e59e7"/>
    </style:style>
    <style:style style:name="P273" style:family="paragraph" style:parent-style-name="Heading_20_1">
      <style:paragraph-properties fo:margin-top="0in" fo:margin-bottom="0in" style:contextual-spacing="false"/>
      <style:text-properties officeooo:paragraph-rsid="0137f331"/>
    </style:style>
    <style:style style:name="P274" style:family="paragraph" style:parent-style-name="Heading_20_1">
      <style:paragraph-properties fo:margin-top="0in" fo:margin-bottom="0in" style:contextual-spacing="false"/>
      <style:text-properties officeooo:paragraph-rsid="010fc0d4"/>
    </style:style>
    <style:style style:name="P275" style:family="paragraph" style:parent-style-name="Heading_20_1">
      <style:paragraph-properties fo:margin-top="0in" fo:margin-bottom="0in" style:contextual-spacing="false"/>
      <style:text-properties officeooo:paragraph-rsid="012efa8c"/>
    </style:style>
    <style:style style:name="P276" style:family="paragraph" style:parent-style-name="Heading_20_1">
      <style:paragraph-properties fo:margin-top="0in" fo:margin-bottom="0in" style:contextual-spacing="false"/>
      <style:text-properties officeooo:paragraph-rsid="0139ef2f"/>
    </style:style>
    <style:style style:name="P277" style:family="paragraph" style:parent-style-name="Heading_20_1">
      <style:paragraph-properties fo:margin-top="0in" fo:margin-bottom="0in" style:contextual-spacing="false"/>
      <style:text-properties officeooo:paragraph-rsid="013a89da"/>
    </style:style>
    <style:style style:name="P278" style:family="paragraph" style:parent-style-name="Heading_20_1">
      <style:paragraph-properties fo:margin-top="0in" fo:margin-bottom="0in" style:contextual-spacing="false"/>
      <style:text-properties officeooo:paragraph-rsid="00bfd9ce"/>
    </style:style>
    <style:style style:name="P279" style:family="paragraph" style:parent-style-name="Heading_20_1">
      <style:paragraph-properties fo:margin-top="0in" fo:margin-bottom="0in" style:contextual-spacing="false"/>
      <style:text-properties officeooo:rsid="002fffad" officeooo:paragraph-rsid="00c290e2"/>
    </style:style>
    <style:style style:name="P280" style:family="paragraph" style:parent-style-name="Heading_20_1">
      <style:paragraph-properties fo:margin-top="0in" fo:margin-bottom="0in" style:contextual-spacing="false"/>
      <style:text-properties officeooo:rsid="002fffad" officeooo:paragraph-rsid="00c7dacc"/>
    </style:style>
    <style:style style:name="P281" style:family="paragraph" style:parent-style-name="Heading_20_1">
      <style:paragraph-properties fo:margin-top="0in" fo:margin-bottom="0in" style:contextual-spacing="false"/>
      <style:text-properties officeooo:rsid="002fffad" officeooo:paragraph-rsid="00357781"/>
    </style:style>
    <style:style style:name="P282" style:family="paragraph" style:parent-style-name="Heading_20_1">
      <style:paragraph-properties fo:margin-top="0in" fo:margin-bottom="0in" style:contextual-spacing="false"/>
      <style:text-properties officeooo:rsid="002fffad" officeooo:paragraph-rsid="008de6fd"/>
    </style:style>
    <style:style style:name="P283" style:family="paragraph" style:parent-style-name="Heading_20_1">
      <style:paragraph-properties fo:margin-top="0in" fo:margin-bottom="0in" style:contextual-spacing="false"/>
      <style:text-properties officeooo:paragraph-rsid="00c85916"/>
    </style:style>
    <style:style style:name="P284" style:family="paragraph" style:parent-style-name="Heading_20_1">
      <style:paragraph-properties fo:margin-top="0in" fo:margin-bottom="0in" style:contextual-spacing="false"/>
      <style:text-properties officeooo:paragraph-rsid="00d0e797"/>
    </style:style>
    <style:style style:name="P285" style:family="paragraph" style:parent-style-name="Heading_20_2">
      <style:text-properties officeooo:paragraph-rsid="010ecad7"/>
    </style:style>
    <style:style style:name="P286" style:family="paragraph" style:parent-style-name="Heading_20_2">
      <style:text-properties officeooo:paragraph-rsid="011b5934"/>
    </style:style>
    <style:style style:name="P287" style:family="paragraph" style:parent-style-name="Heading_20_2">
      <style:text-properties officeooo:paragraph-rsid="010ee51e"/>
    </style:style>
    <style:style style:name="P288" style:family="paragraph" style:parent-style-name="Heading_20_2">
      <style:text-properties officeooo:rsid="01a85bf6" officeooo:paragraph-rsid="0102e16b"/>
    </style:style>
    <style:style style:name="P289" style:family="paragraph" style:parent-style-name="Heading_20_2">
      <style:text-properties officeooo:rsid="01a85bf6" officeooo:paragraph-rsid="0104b132"/>
    </style:style>
    <style:style style:name="P290" style:family="paragraph" style:parent-style-name="Heading_20_2">
      <style:text-properties officeooo:paragraph-rsid="011fa128"/>
    </style:style>
    <style:style style:name="P291" style:family="paragraph" style:parent-style-name="Heading_20_2">
      <style:text-properties officeooo:paragraph-rsid="0102e16b"/>
    </style:style>
    <style:style style:name="P292" style:family="paragraph" style:parent-style-name="Heading_20_2">
      <style:text-properties officeooo:paragraph-rsid="0104b132"/>
    </style:style>
    <style:style style:name="P293" style:family="paragraph" style:parent-style-name="Heading_20_2">
      <style:text-properties style:font-name="Albany" fo:font-size="16.1000003814697pt" fo:font-weight="bold" officeooo:rsid="0104b132" officeooo:paragraph-rsid="0104b132" style:font-name-asian="Microsoft YaHei" style:font-size-asian="16.1000003814697pt" style:font-weight-asian="bold" style:font-name-complex="Mangal1" style:font-size-complex="16.1000003814697pt" style:font-weight-complex="bold"/>
    </style:style>
    <style:style style:name="P294" style:family="paragraph" style:parent-style-name="Heading_20_2">
      <style:text-properties officeooo:paragraph-rsid="0105bcc5"/>
    </style:style>
    <style:style style:name="P295" style:family="paragraph" style:parent-style-name="Heading_20_2">
      <style:text-properties officeooo:paragraph-rsid="01080437"/>
    </style:style>
    <style:style style:name="P296" style:family="paragraph" style:parent-style-name="Heading_20_2">
      <style:text-properties officeooo:paragraph-rsid="01145b59"/>
    </style:style>
    <style:style style:name="P297" style:family="paragraph" style:parent-style-name="Heading_20_2">
      <style:text-properties officeooo:paragraph-rsid="01097922"/>
    </style:style>
    <style:style style:name="P298" style:family="paragraph" style:parent-style-name="Heading_20_2">
      <style:text-properties officeooo:paragraph-rsid="010b00ba"/>
    </style:style>
    <style:style style:name="P299" style:family="paragraph" style:parent-style-name="Heading_20_2">
      <style:text-properties officeooo:paragraph-rsid="010b3f08"/>
    </style:style>
    <style:style style:name="P300" style:family="paragraph" style:parent-style-name="Heading_20_2">
      <style:text-properties officeooo:paragraph-rsid="010d0b86"/>
    </style:style>
    <style:style style:name="P301" style:family="paragraph" style:parent-style-name="Heading_20_2">
      <style:text-properties officeooo:paragraph-rsid="010e59e7"/>
    </style:style>
    <style:style style:name="P302" style:family="paragraph" style:parent-style-name="Heading_20_2">
      <style:text-properties officeooo:paragraph-rsid="010fc0d4"/>
    </style:style>
    <style:style style:name="P303" style:family="paragraph" style:parent-style-name="Heading_20_2">
      <style:text-properties officeooo:rsid="0137f331" officeooo:paragraph-rsid="0137f331"/>
    </style:style>
    <style:style style:name="P304" style:family="paragraph" style:parent-style-name="Heading_20_2">
      <style:text-properties officeooo:paragraph-rsid="013f6875"/>
    </style:style>
    <style:style style:name="P305" style:family="paragraph" style:parent-style-name="Heading_20_2">
      <style:text-properties officeooo:paragraph-rsid="01408ccb"/>
    </style:style>
    <style:style style:name="P306" style:family="paragraph" style:parent-style-name="Heading_20_2">
      <style:text-properties officeooo:paragraph-rsid="00e86dfa"/>
    </style:style>
    <style:style style:name="P307" style:family="paragraph" style:parent-style-name="Heading_20_2">
      <style:text-properties officeooo:paragraph-rsid="0145da3e"/>
    </style:style>
    <style:style style:name="P308" style:family="paragraph" style:parent-style-name="Heading_20_2">
      <style:text-properties officeooo:rsid="01b64448" officeooo:paragraph-rsid="0030ddf2"/>
    </style:style>
    <style:style style:name="P309" style:family="paragraph" style:parent-style-name="Heading_20_2">
      <style:text-properties officeooo:paragraph-rsid="002fffad"/>
    </style:style>
    <style:style style:name="P310" style:family="paragraph" style:parent-style-name="Heading_20_2">
      <style:text-properties officeooo:paragraph-rsid="00ecab14"/>
    </style:style>
    <style:style style:name="P311" style:family="paragraph" style:parent-style-name="Heading_20_2">
      <style:text-properties officeooo:rsid="01474a5f" officeooo:paragraph-rsid="01474a5f"/>
    </style:style>
    <style:style style:name="P312" style:family="paragraph" style:parent-style-name="Heading_20_2">
      <style:text-properties officeooo:paragraph-rsid="008de6fd"/>
    </style:style>
    <style:style style:name="P313" style:family="paragraph" style:parent-style-name="Heading_20_3">
      <style:text-properties officeooo:paragraph-rsid="00b5ef6e"/>
    </style:style>
    <style:style style:name="P314" style:family="paragraph" style:parent-style-name="Heading_20_3">
      <style:text-properties officeooo:paragraph-rsid="010ecad7"/>
    </style:style>
    <style:style style:name="P315"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1" style:font-size-complex="14.1000003814697pt" style:font-weight-complex="bold"/>
    </style:style>
    <style:style style:name="P316"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1" style:font-size-complex="14.1000003814697pt" style:font-weight-complex="bold"/>
    </style:style>
    <style:style style:name="P317"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1" style:font-size-complex="14.1000003814697pt" style:font-weight-complex="bold"/>
    </style:style>
    <style:style style:name="P318"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1" style:font-size-complex="14.1000003814697pt" style:font-weight-complex="bold"/>
    </style:style>
    <style:style style:name="P319" style:family="paragraph" style:parent-style-name="Heading_20_3">
      <style:text-properties officeooo:paragraph-rsid="0102e16b"/>
    </style:style>
    <style:style style:name="P320" style:family="paragraph" style:parent-style-name="Heading_20_3">
      <style:text-properties officeooo:paragraph-rsid="0104b132"/>
    </style:style>
    <style:style style:name="P321" style:family="paragraph" style:parent-style-name="Heading_20_3">
      <style:text-properties officeooo:paragraph-rsid="01145b59"/>
    </style:style>
    <style:style style:name="P322" style:family="paragraph" style:parent-style-name="Heading_20_3">
      <style:text-properties officeooo:paragraph-rsid="010b00ba"/>
    </style:style>
    <style:style style:name="P323" style:family="paragraph" style:parent-style-name="Heading_20_3">
      <style:text-properties officeooo:paragraph-rsid="010e59e7"/>
    </style:style>
    <style:style style:name="P324" style:family="paragraph" style:parent-style-name="Heading_20_3">
      <style:text-properties officeooo:paragraph-rsid="013a89da"/>
    </style:style>
    <style:style style:name="P325" style:family="paragraph" style:parent-style-name="Heading_20_3">
      <style:text-properties officeooo:paragraph-rsid="01442b4d"/>
    </style:style>
    <style:style style:name="P326" style:family="paragraph" style:parent-style-name="Heading_20_3">
      <style:text-properties officeooo:rsid="01442b4d" officeooo:paragraph-rsid="01442b4d"/>
    </style:style>
    <style:style style:name="P327" style:family="paragraph" style:parent-style-name="Heading_20_3">
      <style:text-properties officeooo:paragraph-rsid="002fffad"/>
    </style:style>
    <style:style style:name="P328" style:family="paragraph" style:parent-style-name="Heading_20_3">
      <style:text-properties officeooo:rsid="01aad848" officeooo:paragraph-rsid="002fffad"/>
    </style:style>
    <style:style style:name="P329" style:family="paragraph" style:parent-style-name="Heading_20_3">
      <style:text-properties officeooo:paragraph-rsid="00d2d7e3"/>
    </style:style>
    <style:style style:name="P330" style:family="paragraph" style:parent-style-name="Heading_20_3">
      <style:text-properties officeooo:paragraph-rsid="00c538cb"/>
    </style:style>
    <style:style style:name="P331" style:family="paragraph" style:parent-style-name="Heading_20_3">
      <style:text-properties officeooo:paragraph-rsid="00d3630f"/>
    </style:style>
    <style:style style:name="P332" style:family="paragraph" style:parent-style-name="Heading_20_3">
      <style:text-properties officeooo:paragraph-rsid="0083b946"/>
    </style:style>
    <style:style style:name="P333" style:family="paragraph" style:parent-style-name="Heading_20_3">
      <style:text-properties officeooo:paragraph-rsid="00c7dacc"/>
    </style:style>
    <style:style style:name="P334" style:family="paragraph" style:parent-style-name="Heading_20_3">
      <style:text-properties officeooo:paragraph-rsid="0030ddf2"/>
    </style:style>
    <style:style style:name="P335" style:family="paragraph" style:parent-style-name="Heading_20_3">
      <style:text-properties officeooo:paragraph-rsid="0057dac8"/>
    </style:style>
    <style:style style:name="P336" style:family="paragraph" style:parent-style-name="Heading_20_3">
      <style:text-properties officeooo:paragraph-rsid="00cbad03"/>
    </style:style>
    <style:style style:name="P337" style:family="paragraph" style:parent-style-name="Heading_20_3">
      <style:text-properties officeooo:rsid="008de6fd" officeooo:paragraph-rsid="008de6fd"/>
    </style:style>
    <style:style style:name="P338" style:family="paragraph" style:parent-style-name="Heading_20_3">
      <style:text-properties officeooo:rsid="01bf88ef" officeooo:paragraph-rsid="002fffad"/>
    </style:style>
    <style:style style:name="P339" style:family="paragraph" style:parent-style-name="Heading_20_3">
      <style:text-properties officeooo:paragraph-rsid="008de6fd"/>
    </style:style>
    <style:style style:name="P340" style:family="paragraph" style:parent-style-name="Heading_20_5">
      <style:text-properties officeooo:rsid="013d415c" officeooo:paragraph-rsid="013d415c"/>
    </style:style>
    <style:style style:name="P341" style:family="paragraph" style:parent-style-name="Heading_20_6">
      <style:text-properties officeooo:paragraph-rsid="013d415c"/>
    </style:style>
    <style:style style:name="T1" style:family="text">
      <style:text-properties officeooo:rsid="001a177c"/>
    </style:style>
    <style:style style:name="T2" style:family="text">
      <style:text-properties officeooo:rsid="013f6875"/>
    </style:style>
    <style:style style:name="T3" style:family="text">
      <style:text-properties officeooo:rsid="0130b45c"/>
    </style:style>
    <style:style style:name="T4" style:family="text">
      <style:text-properties officeooo:rsid="0097135a"/>
    </style:style>
    <style:style style:name="T5" style:family="text">
      <style:text-properties fo:font-weight="bold" style:font-weight-asian="bold" style:font-weight-complex="bold"/>
    </style:style>
    <style:style style:name="T6" style:family="text">
      <style:text-properties fo:font-weight="bold" officeooo:rsid="01a5ef2f" style:font-weight-asian="bold" style:font-weight-complex="bold"/>
    </style:style>
    <style:style style:name="T7" style:family="text">
      <style:text-properties fo:font-weight="bold" officeooo:rsid="0083b946" style:font-weight-asian="bold" style:font-weight-complex="bold"/>
    </style:style>
    <style:style style:name="T8" style:family="text">
      <style:text-properties officeooo:rsid="002fffad"/>
    </style:style>
    <style:style style:name="T9" style:family="text">
      <style:text-properties officeooo:rsid="01aace8f"/>
    </style:style>
    <style:style style:name="T10" style:family="text">
      <style:text-properties officeooo:rsid="01ad36f6"/>
    </style:style>
    <style:style style:name="T11" style:family="text">
      <style:text-properties officeooo:rsid="01aad848"/>
    </style:style>
    <style:style style:name="T12" style:family="text">
      <style:text-properties officeooo:rsid="01afed99"/>
    </style:style>
    <style:style style:name="T13" style:family="text">
      <style:text-properties officeooo:rsid="01b3bc91"/>
    </style:style>
    <style:style style:name="T14" style:family="text">
      <style:text-properties officeooo:rsid="01b153c9"/>
    </style:style>
    <style:style style:name="T15" style:family="text">
      <style:text-properties officeooo:rsid="01b2de17"/>
    </style:style>
    <style:style style:name="T16" style:family="text">
      <style:text-properties officeooo:rsid="01b4fdbb"/>
    </style:style>
    <style:style style:name="T17" style:family="text">
      <style:text-properties officeooo:rsid="02288ae1"/>
    </style:style>
    <style:style style:name="T18" style:family="text">
      <style:text-properties officeooo:rsid="01b64448"/>
    </style:style>
    <style:style style:name="T19" style:family="text">
      <style:text-properties officeooo:rsid="01a5ef2f"/>
    </style:style>
    <style:style style:name="T20" style:family="text">
      <style:text-properties officeooo:rsid="01a6b94e"/>
    </style:style>
    <style:style style:name="T21" style:family="text">
      <style:text-properties officeooo:rsid="01a76706"/>
    </style:style>
    <style:style style:name="T22" style:family="text">
      <style:text-properties officeooo:rsid="01b8b5af"/>
    </style:style>
    <style:style style:name="T23" style:family="text">
      <style:text-properties officeooo:rsid="01b9e947"/>
    </style:style>
    <style:style style:name="T24" style:family="text">
      <style:text-properties officeooo:rsid="01ba5ce9"/>
    </style:style>
    <style:style style:name="T25" style:family="text">
      <style:text-properties officeooo:rsid="01ba3c41"/>
    </style:style>
    <style:style style:name="T26" style:family="text">
      <style:text-properties officeooo:rsid="01bdb904"/>
    </style:style>
    <style:style style:name="T27" style:family="text">
      <style:text-properties officeooo:rsid="00357781"/>
    </style:style>
    <style:style style:name="T28" style:family="text">
      <style:text-properties officeooo:rsid="00365a90"/>
    </style:style>
    <style:style style:name="T29" style:family="text">
      <style:text-properties officeooo:rsid="0037e51e"/>
    </style:style>
    <style:style style:name="T30" style:family="text">
      <style:text-properties officeooo:rsid="0050386b"/>
    </style:style>
    <style:style style:name="T31" style:family="text">
      <style:text-properties officeooo:rsid="01a9a021"/>
    </style:style>
    <style:style style:name="T32" style:family="text">
      <style:text-properties officeooo:rsid="007fd6f1"/>
    </style:style>
    <style:style style:name="T33" style:family="text">
      <style:text-properties officeooo:rsid="00818c01"/>
    </style:style>
    <style:style style:name="T34" style:family="text">
      <style:text-properties officeooo:rsid="0083626a"/>
    </style:style>
    <style:style style:name="T35" style:family="text">
      <style:text-properties officeooo:rsid="0083b946"/>
    </style:style>
    <style:style style:name="T36" style:family="text">
      <style:text-properties officeooo:rsid="008656da"/>
    </style:style>
    <style:style style:name="T37" style:family="text">
      <style:text-properties officeooo:rsid="0089c0b9"/>
    </style:style>
    <style:style style:name="T38" style:family="text">
      <style:text-properties officeooo:rsid="008a82ca"/>
    </style:style>
    <style:style style:name="T39" style:family="text">
      <style:text-properties officeooo:rsid="008bdb38"/>
    </style:style>
    <style:style style:name="T40" style:family="text">
      <style:text-properties officeooo:rsid="008de6fd"/>
    </style:style>
    <style:style style:name="T41" style:family="text">
      <style:text-properties officeooo:rsid="0098619a"/>
    </style:style>
    <style:style style:name="T42" style:family="text">
      <style:text-properties officeooo:rsid="009a0eb9"/>
    </style:style>
    <style:style style:name="T43" style:family="text">
      <style:text-properties officeooo:rsid="009be7db"/>
    </style:style>
    <style:style style:name="T44" style:family="text">
      <style:text-properties officeooo:rsid="009c5e34"/>
    </style:style>
    <style:style style:name="T45" style:family="text">
      <style:text-properties officeooo:rsid="00a3bb1b"/>
    </style:style>
    <style:style style:name="T46" style:family="text">
      <style:text-properties officeooo:rsid="00a7279d"/>
    </style:style>
    <style:style style:name="T47" style:family="text">
      <style:text-properties officeooo:rsid="00a8c204"/>
    </style:style>
    <style:style style:name="T48" style:family="text">
      <style:text-properties officeooo:rsid="00b28c1b"/>
    </style:style>
    <style:style style:name="T49" style:family="text">
      <style:text-properties officeooo:rsid="00b5ef6e"/>
    </style:style>
    <style:style style:name="T50" style:family="text">
      <style:text-properties officeooo:rsid="00b8e037"/>
    </style:style>
    <style:style style:name="T51" style:family="text">
      <style:text-properties officeooo:rsid="00ba32a5"/>
    </style:style>
    <style:style style:name="T52" style:family="text">
      <style:text-properties officeooo:rsid="00bfd9ce"/>
    </style:style>
    <style:style style:name="T53"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54"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55"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56" style:family="text">
      <style:text-properties style:font-name="Albany" fo:font-size="18.2000007629395pt" fo:font-weight="bold" officeooo:rsid="00c85916" style:font-name-asian="Microsoft YaHei" style:font-size-asian="18.2000007629395pt" style:font-weight-asian="bold" style:font-name-complex="Mangal1" style:font-size-complex="18.2000007629395pt" style:font-weight-complex="bold"/>
    </style:style>
    <style:style style:name="T57" style:family="text">
      <style:text-properties style:font-name="Albany" fo:font-size="18.2000007629395pt" fo:font-weight="bold" officeooo:rsid="002fffad" style:font-name-asian="Microsoft YaHei" style:font-size-asian="18.2000007629395pt" style:font-weight-asian="bold" style:font-name-complex="Mangal1" style:font-size-complex="18.2000007629395pt" style:font-weight-complex="bold"/>
    </style:style>
    <style:style style:name="T58" style:family="text">
      <style:text-properties style:font-name="Albany" fo:font-size="18.2000007629395pt" fo:font-weight="bold" officeooo:rsid="00d0e797" style:font-name-asian="Microsoft YaHei" style:font-size-asian="18.2000007629395pt" style:font-weight-asian="bold" style:font-name-complex="Mangal1" style:font-size-complex="18.2000007629395pt" style:font-weight-complex="bold"/>
    </style:style>
    <style:style style:name="T59" style:family="text">
      <style:text-properties style:font-name="Albany" fo:font-size="18.2000007629395pt" fo:font-weight="bold" officeooo:rsid="0102e16b" style:font-name-asian="Microsoft YaHei" style:font-size-asian="18.2000007629395pt" style:font-weight-asian="bold" style:font-name-complex="Mangal1" style:font-size-complex="18.2000007629395pt" style:font-weight-complex="bold"/>
    </style:style>
    <style:style style:name="T60"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61" style:family="text">
      <style:text-properties style:font-name="Albany" fo:font-size="18.2000007629395pt" fo:font-weight="bold" officeooo:rsid="0104b132" style:font-name-asian="Microsoft YaHei" style:font-size-asian="18.2000007629395pt" style:font-weight-asian="bold" style:font-name-complex="Mangal1" style:font-size-complex="18.2000007629395pt" style:font-weight-complex="bold"/>
    </style:style>
    <style:style style:name="T62" style:family="text">
      <style:text-properties style:font-name="Albany" fo:font-size="18.2000007629395pt" fo:font-weight="bold" officeooo:rsid="0105bcc5" style:font-name-asian="Microsoft YaHei" style:font-size-asian="18.2000007629395pt" style:font-weight-asian="bold" style:font-name-complex="Mangal1" style:font-size-complex="18.2000007629395pt" style:font-weight-complex="bold"/>
    </style:style>
    <style:style style:name="T63" style:family="text">
      <style:text-properties style:font-name="Albany" fo:font-size="18.2000007629395pt" fo:font-weight="bold" officeooo:rsid="01080437" style:font-name-asian="Microsoft YaHei" style:font-size-asian="18.2000007629395pt" style:font-weight-asian="bold" style:font-name-complex="Mangal1" style:font-size-complex="18.2000007629395pt" style:font-weight-complex="bold"/>
    </style:style>
    <style:style style:name="T64" style:family="text">
      <style:text-properties style:font-name="Albany" fo:font-size="18.2000007629395pt" fo:font-weight="bold" officeooo:rsid="01097922" style:font-name-asian="Microsoft YaHei" style:font-size-asian="18.2000007629395pt" style:font-weight-asian="bold" style:font-name-complex="Mangal1" style:font-size-complex="18.2000007629395pt" style:font-weight-complex="bold"/>
    </style:style>
    <style:style style:name="T65" style:family="text">
      <style:text-properties style:font-name="Albany" fo:font-size="18.2000007629395pt" fo:font-weight="bold" officeooo:rsid="010b00ba" style:font-name-asian="Microsoft YaHei" style:font-size-asian="18.2000007629395pt" style:font-weight-asian="bold" style:font-name-complex="Mangal1" style:font-size-complex="18.2000007629395pt" style:font-weight-complex="bold"/>
    </style:style>
    <style:style style:name="T66" style:family="text">
      <style:text-properties style:font-name="Albany" fo:font-size="18.2000007629395pt" fo:font-weight="bold" officeooo:rsid="010b3f08" style:font-name-asian="Microsoft YaHei" style:font-size-asian="18.2000007629395pt" style:font-weight-asian="bold" style:font-name-complex="Mangal1" style:font-size-complex="18.2000007629395pt" style:font-weight-complex="bold"/>
    </style:style>
    <style:style style:name="T67" style:family="text">
      <style:text-properties style:font-name="Albany" fo:font-size="18.2000007629395pt" fo:font-weight="bold" officeooo:rsid="010e59e7" style:font-name-asian="Microsoft YaHei" style:font-size-asian="18.2000007629395pt" style:font-weight-asian="bold" style:font-name-complex="Mangal1" style:font-size-complex="18.2000007629395pt" style:font-weight-complex="bold"/>
    </style:style>
    <style:style style:name="T68" style:family="text">
      <style:text-properties style:font-name="Albany" fo:font-size="18.2000007629395pt" fo:font-weight="bold" officeooo:rsid="010fc0d4" style:font-name-asian="Microsoft YaHei" style:font-size-asian="18.2000007629395pt" style:font-weight-asian="bold" style:font-name-complex="Mangal1" style:font-size-complex="18.2000007629395pt" style:font-weight-complex="bold"/>
    </style:style>
    <style:style style:name="T69" style:family="text">
      <style:text-properties style:font-name="Albany" fo:font-size="18.2000007629395pt" fo:font-weight="bold" officeooo:rsid="01105856" style:font-name-asian="Microsoft YaHei" style:font-size-asian="18.2000007629395pt" style:font-weight-asian="bold" style:font-name-complex="Mangal1" style:font-size-complex="18.2000007629395pt" style:font-weight-complex="bold"/>
    </style:style>
    <style:style style:name="T70" style:family="text">
      <style:text-properties style:font-name="Albany" fo:font-size="18.2000007629395pt" fo:font-weight="bold" officeooo:rsid="01145b59" style:font-name-asian="Microsoft YaHei" style:font-size-asian="18.2000007629395pt" style:font-weight-asian="bold" style:font-name-complex="Mangal1" style:font-size-complex="18.2000007629395pt" style:font-weight-complex="bold"/>
    </style:style>
    <style:style style:name="T71" style:family="text">
      <style:text-properties style:font-name="Albany" fo:font-size="18.2000007629395pt" fo:font-weight="bold" officeooo:rsid="012efa8c" style:font-name-asian="Microsoft YaHei" style:font-size-asian="18.2000007629395pt" style:font-weight-asian="bold" style:font-name-complex="Mangal1" style:font-size-complex="18.2000007629395pt" style:font-weight-complex="bold"/>
    </style:style>
    <style:style style:name="T72"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1" style:font-size-complex="13.3000001907349pt" style:font-style-complex="italic" style:font-weight-complex="bold"/>
    </style:style>
    <style:style style:name="T73" style:family="text">
      <style:text-properties style:font-name="Albany" fo:font-size="14.1000003814697pt" fo:font-weight="bold" officeooo:rsid="00c538cb" style:font-name-asian="Microsoft YaHei" style:font-size-asian="14.1000003814697pt" style:font-weight-asian="bold" style:font-name-complex="Mangal1" style:font-size-complex="14.1000003814697pt" style:font-weight-complex="bold"/>
    </style:style>
    <style:style style:name="T74" style:family="text">
      <style:text-properties style:font-name="Albany" fo:font-size="14.1000003814697pt" fo:font-weight="bold" officeooo:rsid="00d0828b" style:font-name-asian="Microsoft YaHei" style:font-size-asian="14.1000003814697pt" style:font-weight-asian="bold" style:font-name-complex="Mangal1" style:font-size-complex="14.1000003814697pt" style:font-weight-complex="bold"/>
    </style:style>
    <style:style style:name="T75" style:family="text">
      <style:text-properties style:font-name="Albany" fo:font-size="16.1000003814697pt" fo:font-weight="bold" officeooo:rsid="009a0eb9" style:font-name-asian="Microsoft YaHei" style:font-size-asian="16.1000003814697pt" style:font-weight-asian="bold" style:font-name-complex="Mangal1" style:font-size-complex="16.1000003814697pt" style:font-weight-complex="bold"/>
    </style:style>
    <style:style style:name="T76" style:family="text">
      <style:text-properties style:font-name="Albany" fo:font-size="16.1000003814697pt" fo:font-weight="bold" officeooo:rsid="006d277f" style:font-name-asian="Microsoft YaHei" style:font-size-asian="16.1000003814697pt" style:font-weight-asian="bold" style:font-name-complex="Mangal1" style:font-size-complex="16.1000003814697pt" style:font-weight-complex="bold"/>
    </style:style>
    <style:style style:name="T77" style:family="text">
      <style:text-properties style:font-name="Albany" fo:font-size="16.1000003814697pt" fo:font-weight="bold" officeooo:rsid="00fc0627" style:font-name-asian="Microsoft YaHei" style:font-size-asian="16.1000003814697pt" style:font-weight-asian="bold" style:font-name-complex="Mangal1" style:font-size-complex="16.1000003814697pt" style:font-weight-complex="bold"/>
    </style:style>
    <style:style style:name="T78" style:family="text">
      <style:text-properties style:font-name="Albany" fo:font-size="16.1000003814697pt" fo:font-weight="bold" officeooo:rsid="01080437" style:font-name-asian="Microsoft YaHei" style:font-size-asian="16.1000003814697pt" style:font-weight-asian="bold" style:font-name-complex="Mangal1" style:font-size-complex="16.1000003814697pt" style:font-weight-complex="bold"/>
    </style:style>
    <style:style style:name="T79" style:family="text">
      <style:text-properties style:font-name="Albany" fo:font-size="16.1000003814697pt" fo:font-weight="bold" officeooo:rsid="01145b59" style:font-name-asian="Microsoft YaHei" style:font-size-asian="16.1000003814697pt" style:font-weight-asian="bold" style:font-name-complex="Mangal1" style:font-size-complex="16.1000003814697pt" style:font-weight-complex="bold"/>
    </style:style>
    <style:style style:name="T80" style:family="text">
      <style:text-properties officeooo:rsid="00c0b86c"/>
    </style:style>
    <style:style style:name="T81" style:family="text">
      <style:text-properties officeooo:rsid="00ca31c0"/>
    </style:style>
    <style:style style:name="T82" style:family="text">
      <style:text-properties officeooo:rsid="00cbad03"/>
    </style:style>
    <style:style style:name="T83" style:family="text">
      <style:text-properties officeooo:rsid="00d0e797"/>
    </style:style>
    <style:style style:name="T84" style:family="text">
      <style:text-properties officeooo:rsid="00d1ff2b"/>
    </style:style>
    <style:style style:name="T85" style:family="text">
      <style:text-properties officeooo:rsid="00d9a782"/>
    </style:style>
    <style:style style:name="T86" style:family="text">
      <style:text-properties officeooo:rsid="00e35769"/>
    </style:style>
    <style:style style:name="T87" style:family="text">
      <style:text-properties officeooo:rsid="00e4528d"/>
    </style:style>
    <style:style style:name="T88" style:family="text">
      <style:text-properties officeooo:rsid="00e454d6"/>
    </style:style>
    <style:style style:name="T89" style:family="text">
      <style:text-properties officeooo:rsid="00e4d9e5"/>
    </style:style>
    <style:style style:name="T90" style:family="text">
      <style:text-properties officeooo:rsid="00eafc50"/>
    </style:style>
    <style:style style:name="T91" style:family="text">
      <style:text-properties officeooo:rsid="00f955e4"/>
    </style:style>
    <style:style style:name="T92" style:family="text">
      <style:text-properties officeooo:rsid="00fd1251"/>
    </style:style>
    <style:style style:name="T93" style:family="text">
      <style:text-properties officeooo:rsid="0102e16b"/>
    </style:style>
    <style:style style:name="T94" style:family="text">
      <style:text-properties officeooo:rsid="0104b132"/>
    </style:style>
    <style:style style:name="T95" style:family="text">
      <style:text-properties officeooo:rsid="0105bcc5"/>
    </style:style>
    <style:style style:name="T96" style:family="text">
      <style:text-properties officeooo:rsid="01080437"/>
    </style:style>
    <style:style style:name="T97" style:family="text">
      <style:text-properties officeooo:rsid="010b3f08"/>
    </style:style>
    <style:style style:name="T98" style:family="text">
      <style:text-properties officeooo:rsid="010ecad7"/>
    </style:style>
    <style:style style:name="T99" style:family="text">
      <style:text-properties officeooo:rsid="011219b4"/>
    </style:style>
    <style:style style:name="T100" style:family="text">
      <style:text-properties officeooo:rsid="01145b59"/>
    </style:style>
    <style:style style:name="T101" style:family="text">
      <style:text-properties officeooo:rsid="01369c81"/>
    </style:style>
    <style:style style:name="T102" style:family="text">
      <style:text-properties officeooo:rsid="0137f331"/>
    </style:style>
    <style:style style:name="T103" style:family="text">
      <style:text-properties officeooo:rsid="0139ef2f"/>
    </style:style>
    <style:style style:name="T104" style:family="text">
      <style:text-properties officeooo:rsid="013a89da"/>
    </style:style>
    <style:style style:name="T105" style:family="text">
      <style:text-properties officeooo:rsid="0399d231"/>
    </style:style>
    <style:style style:name="T106" style:family="text">
      <style:text-properties officeooo:rsid="013f21a9"/>
    </style:style>
    <style:style style:name="T107" style:family="text">
      <style:text-properties officeooo:rsid="009243a5"/>
    </style:style>
    <style:style style:name="T108" style:family="text">
      <style:text-properties officeooo:rsid="0092fbdd"/>
    </style:style>
    <style:style style:name="T109" style:family="text">
      <style:text-properties officeooo:rsid="00c3856a"/>
    </style:style>
    <style:style style:name="T110" style:family="text">
      <style:text-properties fo:font-weight="normal" officeooo:rsid="0083b946" style:font-weight-asian="normal" style:font-weight-complex="normal"/>
    </style:style>
    <style:style style:name="T111" style:family="text">
      <style:text-properties fo:font-weight="normal" officeooo:rsid="01a5ef2f" style:font-weight-asian="normal" style:font-weight-complex="normal"/>
    </style:style>
    <style:style style:name="T112" style:family="text">
      <style:text-properties officeooo:rsid="01408ccb"/>
    </style:style>
    <style:style style:name="T113" style:family="text">
      <style:text-properties officeooo:rsid="01422d5b"/>
    </style:style>
    <style:style style:name="T114" style:family="text">
      <style:text-properties officeooo:rsid="01442b4d"/>
    </style:style>
    <style:style style:name="T115" style:family="text">
      <style:text-properties officeooo:rsid="0145da3e"/>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181in" fo:margin-right="0.1181in" fo:margin-top="0.1181in" fo:margin-bottom="0.1181in" style:run-through="foreground" style:wrap="dynamic"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9"/>
      <table:table table:name="Tabelle45" table:style-name="Tabelle45">
        <table:table-column table:style-name="Tabelle45.A"/>
        <table:table-column table:style-name="Tabelle45.B"/>
        <table:table-row table:style-name="Tabelle45.1">
          <table:table-cell table:style-name="Tabelle45.A1" office:value-type="string">
            <text:p text:style-name="P95"><draw:frame draw:style-name="fr15" draw:name="Bild42" text:anchor-type="char" svg:width="0.3272in" svg:height="0.3272in" draw:z-index="194"><draw:image xlink:href="Pictures/1000000100000080000000802F260AA07D3ACAE1.png" xlink:type="simple" xlink:show="embed" xlink:actuate="onLoad" draw:mime-type="image/png"/></draw:frame></text:p>
          </table:table-cell>
          <table:table-cell table:style-name="Tabelle45.B1" office:value-type="string">
            <text:p text:style-name="P216"><text:s/>7.3.6 Editors - 3D View<text:span text:style-name="T3">port</text:span> - Sidebar - Tool Tab - Mesh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1"><text:a xlink:type="simple" xlink:href="#__RefHeading___Toc2142_2045047666" text:style-name="Index_20_Link" text:visited-style-name="Index_20_Link">Detailed table of content<text:tab/>4</text:a></text:p>
          <text:p text:style-name="P211"><text:a xlink:type="simple" xlink:href="#__RefHeading___Toc3142_1352627483" text:style-name="Index_20_Link" text:visited-style-name="Index_20_Link">Tools Tab in Sculpt Mode<text:tab/>13</text:a></text:p>
          <text:p text:style-name="P211"><text:a xlink:type="simple" xlink:href="#__RefHeading___Toc2977_3160775060" text:style-name="Index_20_Link" text:visited-style-name="Index_20_Link">Brushes Panel<text:tab/>13</text:a></text:p>
          <text:p text:style-name="P212"><text:a xlink:type="simple" xlink:href="#__RefHeading___Toc2979_3160775060" text:style-name="Index_20_Link" text:visited-style-name="Index_20_Link">Custom Icon<text:tab/>13</text:a></text:p>
          <text:p text:style-name="P211"><text:a xlink:type="simple" xlink:href="#__RefHeading___Toc36988_1464326807" text:style-name="Index_20_Link" text:visited-style-name="Index_20_Link">Brush Settings Panel<text:tab/>14</text:a></text:p>
          <text:p text:style-name="P211"><text:a xlink:type="simple" xlink:href="#__RefHeading___Toc9839_3266742963" text:style-name="Index_20_Link" text:visited-style-name="Index_20_Link">Brush Settings Panel - Common Settings<text:tab/>14</text:a></text:p>
          <text:p text:style-name="P212"><text:a xlink:type="simple" xlink:href="#__RefHeading___Toc9841_3266742963" text:style-name="Index_20_Link" text:visited-style-name="Index_20_Link">Radius<text:tab/>14</text:a></text:p>
          <text:p text:style-name="P212"><text:a xlink:type="simple" xlink:href="#__RefHeading___Toc2988_3160775060" text:style-name="Index_20_Link" text:visited-style-name="Index_20_Link">Radius Unit<text:tab/>15</text:a></text:p>
          <text:p text:style-name="P212"><text:a xlink:type="simple" xlink:href="#__RefHeading___Toc9387_2173746045" text:style-name="Index_20_Link" text:visited-style-name="Index_20_Link">Strength<text:tab/>15</text:a></text:p>
          <text:p text:style-name="P212"><text:a xlink:type="simple" xlink:href="#__RefHeading___Toc6215_2153126505" text:style-name="Index_20_Link" text:visited-style-name="Index_20_Link">Front Faces Only<text:tab/>15</text:a></text:p>
          <text:p text:style-name="P212"><text:a xlink:type="simple" xlink:href="#__RefHeading___Toc2146_2045047666" text:style-name="Index_20_Link" text:visited-style-name="Index_20_Link">Normal Radius<text:tab/>15</text:a></text:p>
          <text:p text:style-name="P212"><text:a xlink:type="simple" xlink:href="#__RefHeading___Toc9695_1824433352" text:style-name="Index_20_Link" text:visited-style-name="Index_20_Link">Hardness<text:tab/>15</text:a></text:p>
          <text:p text:style-name="P212"><text:a xlink:type="simple" xlink:href="#__RefHeading___Toc16599_209165582721111111111111111" text:style-name="Index_20_Link" text:visited-style-name="Index_20_Link">Autosmooth<text:tab/>15</text:a></text:p>
          <text:p text:style-name="P211"><text:a xlink:type="simple" xlink:href="#__RefHeading___Toc4880_995938886" text:style-name="Index_20_Link" text:visited-style-name="Index_20_Link">Brush Settings Panel - Draw brush<text:tab/>16</text:a></text:p>
          <text:p text:style-name="P212"><text:a xlink:type="simple" xlink:href="#__RefHeading___Toc2144_2045047666" text:style-name="Index_20_Link" text:visited-style-name="Index_20_Link">Direction Add / Subtract<text:tab/>16</text:a></text:p>
          <text:p text:style-name="P211"><text:a xlink:type="simple" xlink:href="#__RefHeading___Toc4882_995938886" text:style-name="Index_20_Link" text:visited-style-name="Index_20_Link">Brush Settings Panel - Draw Sharp brush<text:tab/>16</text:a></text:p>
          <text:p text:style-name="P212"><text:a xlink:type="simple" xlink:href="#__RefHeading___Toc2144_20450476661" text:style-name="Index_20_Link" text:visited-style-name="Index_20_Link">Direction Add / Subtract<text:tab/>16</text:a></text:p>
          <text:p text:style-name="P211"><text:a xlink:type="simple" xlink:href="#__RefHeading___Toc4884_995938886" text:style-name="Index_20_Link" text:visited-style-name="Index_20_Link">Brush Settings Panel - Clay brush<text:tab/>16</text:a></text:p>
          <text:p text:style-name="P212"><text:a xlink:type="simple" xlink:href="#__RefHeading___Toc2144_204504766611" text:style-name="Index_20_Link" text:visited-style-name="Index_20_Link">Direction Add / Subtract<text:tab/>17</text:a></text:p>
          <text:p text:style-name="P212"><text:a xlink:type="simple" xlink:href="#__RefHeading___Toc4886_995938886" text:style-name="Index_20_Link" text:visited-style-name="Index_20_Link">Plane Offset<text:tab/>17</text:a></text:p>
          <text:p text:style-name="P212"><text:a xlink:type="simple" xlink:href="#__RefHeading___Toc7418_2624688737" text:style-name="Index_20_Link" text:visited-style-name="Index_20_Link">Plane Trim<text:tab/>17</text:a></text:p>
          <text:p text:style-name="P211"><text:a xlink:type="simple" xlink:href="#__RefHeading___Toc4888_995938886" text:style-name="Index_20_Link" text:visited-style-name="Index_20_Link">Brush Settings Panel - Clay Strip brush<text:tab/>17</text:a></text:p>
          <text:p text:style-name="P212"><text:a xlink:type="simple" xlink:href="#__RefHeading___Toc2144_2045047666111" text:style-name="Index_20_Link" text:visited-style-name="Index_20_Link">Direction Add / Subtract<text:tab/>17</text:a></text:p>
          <text:p text:style-name="P212"><text:a xlink:type="simple" xlink:href="#__RefHeading___Toc4890_995938886" text:style-name="Index_20_Link" text:visited-style-name="Index_20_Link">Plane Offset<text:tab/>17</text:a></text:p>
          <text:p text:style-name="P212"><text:a xlink:type="simple" xlink:href="#__RefHeading___Toc2150_2045047666" text:style-name="Index_20_Link" text:visited-style-name="Index_20_Link">Plane Trim<text:tab/>17</text:a></text:p>
          <text:p text:style-name="P212"><text:a xlink:type="simple" xlink:href="#__RefHeading___Toc4892_995938886" text:style-name="Index_20_Link" text:visited-style-name="Index_20_Link">Tip roundness<text:tab/>18</text:a></text:p>
          <text:p text:style-name="P211"><text:a xlink:type="simple" xlink:href="#__RefHeading___Toc4894_995938886" text:style-name="Index_20_Link" text:visited-style-name="Index_20_Link">Brush Settings Panel - Clay Thumb brush<text:tab/>18</text:a></text:p>
          <text:p text:style-name="P212"><text:a xlink:type="simple" xlink:href="#__RefHeading___Toc4896_995938886" text:style-name="Index_20_Link" text:visited-style-name="Index_20_Link">Plane Offset<text:tab/>18</text:a></text:p>
          <text:p text:style-name="P212"><text:a xlink:type="simple" xlink:href="#__RefHeading___Toc2150_20450476661" text:style-name="Index_20_Link" text:visited-style-name="Index_20_Link">Plane Trim<text:tab/>18</text:a></text:p>
          <text:p text:style-name="P211"><text:a xlink:type="simple" xlink:href="#__RefHeading___Toc4898_995938886" text:style-name="Index_20_Link" text:visited-style-name="Index_20_Link">Brush Settings Panel - Layer brush<text:tab/>19</text:a></text:p>
          <text:p text:style-name="P212"><text:a xlink:type="simple" xlink:href="#__RefHeading___Toc2144_204504766611111" text:style-name="Index_20_Link" text:visited-style-name="Index_20_Link">Direction Add / Subtract<text:tab/>19</text:a></text:p>
          <text:p text:style-name="P212"><text:a xlink:type="simple" xlink:href="#__RefHeading___Toc2154_2045047666" text:style-name="Index_20_Link" text:visited-style-name="Index_20_Link">Height<text:tab/>19</text:a></text:p>
          <text:p text:style-name="P212"><text:a xlink:type="simple" xlink:href="#__RefHeading___Toc2156_2045047666" text:style-name="Index_20_Link" text:visited-style-name="Index_20_Link">Persistent<text:tab/>19</text:a></text:p>
          <text:p text:style-name="P211"><text:a xlink:type="simple" xlink:href="#__RefHeading___Toc4900_995938886" text:style-name="Index_20_Link" text:visited-style-name="Index_20_Link">Brush Settings Panel - Inflate brush<text:tab/>19</text:a></text:p>
          <text:p text:style-name="P212"><text:a xlink:type="simple" xlink:href="#__RefHeading___Toc2144_2045047666111111" text:style-name="Index_20_Link" text:visited-style-name="Index_20_Link">Direction Inflate / Deflate<text:tab/>19</text:a></text:p>
          <text:p text:style-name="P211"><text:a xlink:type="simple" xlink:href="#__RefHeading___Toc4902_995938886" text:style-name="Index_20_Link" text:visited-style-name="Index_20_Link">Brush Settings Panel - Blob brush<text:tab/>20</text:a></text:p>
          <text:p text:style-name="P212"><text:a xlink:type="simple" xlink:href="#__RefHeading___Toc2144_2045047666111112" text:style-name="Index_20_Link" text:visited-style-name="Index_20_Link">Direction Add / Subtract<text:tab/>20</text:a></text:p>
          <text:p text:style-name="P212"><text:a xlink:type="simple" xlink:href="#__RefHeading___Toc2160_2045047666" text:style-name="Index_20_Link" text:visited-style-name="Index_20_Link">Magnify<text:tab/>20</text:a></text:p>
          <text:p text:style-name="P211"><text:a xlink:type="simple" xlink:href="#__RefHeading___Toc4904_995938886" text:style-name="Index_20_Link" text:visited-style-name="Index_20_Link">Brush Settings Panel - Crease brush<text:tab/>20</text:a></text:p>
          <text:p text:style-name="P212"><text:a xlink:type="simple" xlink:href="#__RefHeading___Toc2144_20450476661111121" text:style-name="Index_20_Link" text:visited-style-name="Index_20_Link">Direction Add / Subtract<text:tab/>20</text:a></text:p>
          <text:p text:style-name="P212"><text:a xlink:type="simple" xlink:href="#__RefHeading___Toc2160_20450476661" text:style-name="Index_20_Link" text:visited-style-name="Index_20_Link">Pinch<text:tab/>20</text:a></text:p>
          <text:p text:style-name="P211"><text:a xlink:type="simple" xlink:href="#__RefHeading___Toc4906_995938886" text:style-name="Index_20_Link" text:visited-style-name="Index_20_Link">Brush Settings Panel - Smooth brush<text:tab/>21</text:a></text:p>
          <text:p text:style-name="P212"><text:a xlink:type="simple" xlink:href="#__RefHeading___Toc2144_204504766611111211" text:style-name="Index_20_Link" text:visited-style-name="Index_20_Link">Direction Smooth / Enhance<text:tab/>21</text:a></text:p>
          <text:p text:style-name="P211"><text:a xlink:type="simple" xlink:href="#__RefHeading___Toc4906_9959388861" text:style-name="Index_20_Link" text:visited-style-name="Index_20_Link">Brush Settings Panel - Flatten brush<text:tab/>21</text:a></text:p>
          <text:p text:style-name="P212"><text:a xlink:type="simple" xlink:href="#__RefHeading___Toc2144_2045047666111112111" text:style-name="Index_20_Link" text:visited-style-name="Index_20_Link">Direction Contrast / Flatten<text:tab/>21</text:a></text:p>
          <text:p text:style-name="P212"><text:a xlink:type="simple" xlink:href="#__RefHeading___Toc4953_995938886" text:style-name="Index_20_Link" text:visited-style-name="Index_20_Link"><text:soft-page-break/>Plane Offset<text:tab/>21</text:a></text:p>
          <text:p text:style-name="P212"><text:a xlink:type="simple" xlink:href="#__RefHeading___Toc2150_20450476662" text:style-name="Index_20_Link" text:visited-style-name="Index_20_Link">Plane Trim<text:tab/>21</text:a></text:p>
          <text:p text:style-name="P211"><text:a xlink:type="simple" xlink:href="#__RefHeading___Toc4906_99593888611" text:style-name="Index_20_Link" text:visited-style-name="Index_20_Link">Brush Settings Panel - Fill brush<text:tab/>22</text:a></text:p>
          <text:p text:style-name="P212"><text:a xlink:type="simple" xlink:href="#__RefHeading___Toc2144_20450476661111121111" text:style-name="Index_20_Link" text:visited-style-name="Index_20_Link">Direction Fill / Deepen<text:tab/>22</text:a></text:p>
          <text:p text:style-name="P212"><text:a xlink:type="simple" xlink:href="#__RefHeading___Toc4953_9959388861" text:style-name="Index_20_Link" text:visited-style-name="Index_20_Link">Plane Offset<text:tab/>22</text:a></text:p>
          <text:p text:style-name="P212"><text:a xlink:type="simple" xlink:href="#__RefHeading___Toc2150_204504766621" text:style-name="Index_20_Link" text:visited-style-name="Index_20_Link">Plane Trim<text:tab/>22</text:a></text:p>
          <text:p text:style-name="P212"><text:a xlink:type="simple" xlink:href="#__RefHeading___Toc3716_2584586819" text:style-name="Index_20_Link" text:visited-style-name="Index_20_Link">Area Radius<text:tab/>22</text:a></text:p>
          <text:p text:style-name="P212"><text:a xlink:type="simple" xlink:href="#__RefHeading___Toc3718_2584586819" text:style-name="Index_20_Link" text:visited-style-name="Index_20_Link">Invert to Scrape<text:tab/>22</text:a></text:p>
          <text:p text:style-name="P211"><text:a xlink:type="simple" xlink:href="#__RefHeading___Toc4906_995938886111" text:style-name="Index_20_Link" text:visited-style-name="Index_20_Link">Brush Settings Panel - Scrape brush<text:tab/>23</text:a></text:p>
          <text:p text:style-name="P212"><text:a xlink:type="simple" xlink:href="#__RefHeading___Toc2144_204504766611111211111" text:style-name="Index_20_Link" text:visited-style-name="Index_20_Link">Direction Fill / Deepen<text:tab/>23</text:a></text:p>
          <text:p text:style-name="P212"><text:a xlink:type="simple" xlink:href="#__RefHeading___Toc4953_99593888611" text:style-name="Index_20_Link" text:visited-style-name="Index_20_Link">Plane Offset<text:tab/>23</text:a></text:p>
          <text:p text:style-name="P212"><text:a xlink:type="simple" xlink:href="#__RefHeading___Toc2150_2045047666211" text:style-name="Index_20_Link" text:visited-style-name="Index_20_Link">Plane Trim<text:tab/>23</text:a></text:p>
          <text:p text:style-name="P212"><text:a xlink:type="simple" xlink:href="#__RefHeading___Toc6183_1688839976" text:style-name="Index_20_Link" text:visited-style-name="Index_20_Link">Area Radius<text:tab/>23</text:a></text:p>
          <text:p text:style-name="P212"><text:a xlink:type="simple" xlink:href="#__RefHeading___Toc3718_25845868191" text:style-name="Index_20_Link" text:visited-style-name="Index_20_Link">Invert to Fill<text:tab/>23</text:a></text:p>
          <text:p text:style-name="P211"><text:a xlink:type="simple" xlink:href="#__RefHeading___Toc4906_9959388861111" text:style-name="Index_20_Link" text:visited-style-name="Index_20_Link">Brush Settings Panel - Multi-plane Scrape brush<text:tab/>24</text:a></text:p>
          <text:p text:style-name="P212"><text:a xlink:type="simple" xlink:href="#__RefHeading___Toc3722_2584586819" text:style-name="Index_20_Link" text:visited-style-name="Index_20_Link">Plane Angle<text:tab/>24</text:a></text:p>
          <text:p text:style-name="P212"><text:a xlink:type="simple" xlink:href="#__RefHeading___Toc3724_2584586819" text:style-name="Index_20_Link" text:visited-style-name="Index_20_Link">Dynamic Mode<text:tab/>24</text:a></text:p>
          <text:p text:style-name="P212"><text:a xlink:type="simple" xlink:href="#__RefHeading___Toc3726_2584586819" text:style-name="Index_20_Link" text:visited-style-name="Index_20_Link">Show Cursor Preview<text:tab/>24</text:a></text:p>
          <text:p text:style-name="P211"><text:a xlink:type="simple" xlink:href="#__RefHeading___Toc4906_99593888611111" text:style-name="Index_20_Link" text:visited-style-name="Index_20_Link">Brush Settings Panel - Pinch brush<text:tab/>24</text:a></text:p>
          <text:p text:style-name="P212"><text:a xlink:type="simple" xlink:href="#__RefHeading___Toc2144_20450476661111121111111" text:style-name="Index_20_Link" text:visited-style-name="Index_20_Link">Direction Magnify / Pinch<text:tab/>24</text:a></text:p>
          <text:p text:style-name="P212"><text:a xlink:type="simple" xlink:href="#__RefHeading___Toc16599_209165582721111" text:style-name="Index_20_Link" text:visited-style-name="Index_20_Link">Autosmooth<text:tab/>24</text:a></text:p>
          <text:p text:style-name="P211"><text:a xlink:type="simple" xlink:href="#__RefHeading___Toc4906_995938886111111" text:style-name="Index_20_Link" text:visited-style-name="Index_20_Link">Brush Settings Panel - Grab brush<text:tab/>25</text:a></text:p>
          <text:p text:style-name="P212"><text:a xlink:type="simple" xlink:href="#__RefHeading___Toc2146_20450476661" text:style-name="Index_20_Link" text:visited-style-name="Index_20_Link">Normal Weight<text:tab/>25</text:a></text:p>
          <text:p text:style-name="P212"><text:a xlink:type="simple" xlink:href="#__RefHeading___Toc2164_2045047666" text:style-name="Index_20_Link" text:visited-style-name="Index_20_Link">Grab active Vertex<text:tab/>25</text:a></text:p>
          <text:p text:style-name="P212"><text:a xlink:type="simple" xlink:href="#__RefHeading___Toc7374_2624688737" text:style-name="Index_20_Link" text:visited-style-name="Index_20_Link">Grab Silhouette<text:tab/>25</text:a></text:p>
          <text:p text:style-name="P211"><text:a xlink:type="simple" xlink:href="#__RefHeading___Toc4906_9959388861111111" text:style-name="Index_20_Link" text:visited-style-name="Index_20_Link">Brush Settings Panel - Elastic Deform brush<text:tab/>25</text:a></text:p>
          <text:p text:style-name="P212"><text:a xlink:type="simple" xlink:href="#__RefHeading___Toc2146_204504766611" text:style-name="Index_20_Link" text:visited-style-name="Index_20_Link">Normal Weight<text:tab/>25</text:a></text:p>
          <text:p text:style-name="P212"><text:a xlink:type="simple" xlink:href="#__RefHeading___Toc7312_2571451966" text:style-name="Index_20_Link" text:visited-style-name="Index_20_Link">Deformation<text:tab/>25</text:a></text:p>
          <text:p text:style-name="P212"><text:a xlink:type="simple" xlink:href="#__RefHeading___Toc2168_2045047666" text:style-name="Index_20_Link" text:visited-style-name="Index_20_Link">Volume Preservation<text:tab/>26</text:a></text:p>
          <text:p text:style-name="P211"><text:a xlink:type="simple" xlink:href="#__RefHeading___Toc4906_99593888611111111" text:style-name="Index_20_Link" text:visited-style-name="Index_20_Link">Brush Settings Panel - Snake Hook brush<text:tab/>26</text:a></text:p>
          <text:p text:style-name="P212"><text:a xlink:type="simple" xlink:href="#__RefHeading___Toc2146_2045047666111" text:style-name="Index_20_Link" text:visited-style-name="Index_20_Link">Normal Weight<text:tab/>26</text:a></text:p>
          <text:p text:style-name="P212"><text:a xlink:type="simple" xlink:href="#__RefHeading___Toc2160_20450476662" text:style-name="Index_20_Link" text:visited-style-name="Index_20_Link">Magnify<text:tab/>26</text:a></text:p>
          <text:p text:style-name="P212"><text:a xlink:type="simple" xlink:href="#__RefHeading___Toc2170_2045047666" text:style-name="Index_20_Link" text:visited-style-name="Index_20_Link">Rake<text:tab/>26</text:a></text:p>
          <text:p text:style-name="P212"><text:a xlink:type="simple" xlink:href="#__RefHeading___Toc6235_4205276986" text:style-name="Index_20_Link" text:visited-style-name="Index_20_Link">Deformation<text:tab/>26</text:a></text:p>
          <text:p text:style-name="P211"><text:a xlink:type="simple" xlink:href="#__RefHeading___Toc4906_995938886111111111" text:style-name="Index_20_Link" text:visited-style-name="Index_20_Link">Brush Settings Panel - Thumb brush<text:tab/>26</text:a></text:p>
          <text:p text:style-name="P211"><text:a xlink:type="simple" xlink:href="#__RefHeading___Toc4906_9959388861111111111" text:style-name="Index_20_Link" text:visited-style-name="Index_20_Link">Brush Settings Panel - Pose brush<text:tab/>27</text:a></text:p>
          <text:p text:style-name="P212"><text:a xlink:type="simple" xlink:href="#__RefHeading___Toc4402_2072553401" text:style-name="Index_20_Link" text:visited-style-name="Index_20_Link">Deformation Target<text:tab/>27</text:a></text:p>
          <text:p text:style-name="P212"><text:a xlink:type="simple" xlink:href="#__RefHeading___Toc4405_2072553401" text:style-name="Index_20_Link" text:visited-style-name="Index_20_Link">Deformation<text:tab/>27</text:a></text:p>
          <text:p text:style-name="P212"><text:a xlink:type="simple" xlink:href="#__RefHeading___Toc47383_7226649331" text:style-name="Index_20_Link" text:visited-style-name="Index_20_Link">Rotation Origins<text:tab/>27</text:a></text:p>
          <text:p text:style-name="P212"><text:a xlink:type="simple" xlink:href="#__RefHeading___Toc2172_2045047666" text:style-name="Index_20_Link" text:visited-style-name="Index_20_Link">Pose Origin Offset<text:tab/>27</text:a></text:p>
          <text:p text:style-name="P212"><text:a xlink:type="simple" xlink:href="#__RefHeading___Toc3649_425130296" text:style-name="Index_20_Link" text:visited-style-name="Index_20_Link">Smooth Iterations<text:tab/>27</text:a></text:p>
          <text:p text:style-name="P212"><text:a xlink:type="simple" xlink:href="#__RefHeading___Toc3651_425130296" text:style-name="Index_20_Link" text:visited-style-name="Index_20_Link">Pose IK Segments<text:tab/>27</text:a></text:p>
          <text:p text:style-name="P212"><text:a xlink:type="simple" xlink:href="#__RefHeading___Toc3653_425130296" text:style-name="Index_20_Link" text:visited-style-name="Index_20_Link">Keep Anchor Point<text:tab/>28</text:a></text:p>
          <text:p text:style-name="P212"><text:a xlink:type="simple" xlink:href="#__RefHeading___Toc4344_2752109572" text:style-name="Index_20_Link" text:visited-style-name="Index_20_Link">Connected only<text:tab/>28</text:a></text:p>
          <text:p text:style-name="P212"><text:a xlink:type="simple" xlink:href="#__RefHeading___Toc4346_2752109572" text:style-name="Index_20_Link" text:visited-style-name="Index_20_Link">Max Element Distance<text:tab/>28</text:a></text:p>
          <text:p text:style-name="P211"><text:a xlink:type="simple" xlink:href="#__RefHeading___Toc4906_99593888611111111111" text:style-name="Index_20_Link" text:visited-style-name="Index_20_Link">Brush Settings Panel - Nudge brush<text:tab/>28</text:a></text:p>
          <text:p text:style-name="P211"><text:a xlink:type="simple" xlink:href="#__RefHeading___Toc4906_995938886111111111111" text:style-name="Index_20_Link" text:visited-style-name="Index_20_Link">Brush Settings Panel - Rotate brush<text:tab/>28</text:a></text:p>
          <text:p text:style-name="P211"><text:a xlink:type="simple" xlink:href="#__RefHeading___Toc4906_9959388861111111111111" text:style-name="Index_20_Link" text:visited-style-name="Index_20_Link">Brush Settings Panel - Slide Relax brush<text:tab/>28</text:a></text:p>
          <text:p text:style-name="P212"><text:a xlink:type="simple" xlink:href="#__RefHeading___Toc7314_2571451966" text:style-name="Index_20_Link" text:visited-style-name="Index_20_Link">Deformation<text:tab/>28</text:a></text:p>
          <text:p text:style-name="P211"><text:a xlink:type="simple" xlink:href="#__RefHeading___Toc4906_99593888611111111111111" text:style-name="Index_20_Link" text:visited-style-name="Index_20_Link">Brush Settings Panel - Boundary brush<text:tab/>29</text:a></text:p>
          <text:p text:style-name="P212"><text:a xlink:type="simple" xlink:href="#__RefHeading___Toc7316_2571451966" text:style-name="Index_20_Link" text:visited-style-name="Index_20_Link">Deformation Target<text:tab/>29</text:a></text:p>
          <text:p text:style-name="P212"><text:a xlink:type="simple" xlink:href="#__RefHeading___Toc7328_2571451966" text:style-name="Index_20_Link" text:visited-style-name="Index_20_Link">Deformation<text:tab/>29</text:a></text:p>
          <text:p text:style-name="P212"><text:a xlink:type="simple" xlink:href="#__RefHeading___Toc4447_2280101440" text:style-name="Index_20_Link" text:visited-style-name="Index_20_Link">Boundary Falloff<text:tab/>29</text:a></text:p>
          <text:p text:style-name="P212"><text:a xlink:type="simple" xlink:href="#__RefHeading___Toc4449_2280101440" text:style-name="Index_20_Link" text:visited-style-name="Index_20_Link"><text:soft-page-break/>Boundary Origin Offset<text:tab/>29</text:a></text:p>
          <text:p text:style-name="P211"><text:a xlink:type="simple" xlink:href="#__RefHeading___Toc4906_995938886111111111111111" text:style-name="Index_20_Link" text:visited-style-name="Index_20_Link">Brush Settings Panel - Cloth brush<text:tab/>30</text:a></text:p>
          <text:p text:style-name="P212"><text:a xlink:type="simple" xlink:href="#__RefHeading___Toc2156_20450476661" text:style-name="Index_20_Link" text:visited-style-name="Index_20_Link">Persistent<text:tab/>30</text:a></text:p>
          <text:p text:style-name="P212"><text:a xlink:type="simple" xlink:href="#__RefHeading___Toc5638_2521591675" text:style-name="Index_20_Link" text:visited-style-name="Index_20_Link">Simulation Area<text:tab/>30</text:a></text:p>
          <text:p text:style-name="P212"><text:a xlink:type="simple" xlink:href="#__RefHeading___Toc3732_2584586819" text:style-name="Index_20_Link" text:visited-style-name="Index_20_Link">Deformation<text:tab/>30</text:a></text:p>
          <text:p text:style-name="P212"><text:a xlink:type="simple" xlink:href="#__RefHeading___Toc3734_2584586819" text:style-name="Index_20_Link" text:visited-style-name="Index_20_Link">Force Falloff<text:tab/>31</text:a></text:p>
          <text:p text:style-name="P212"><text:a xlink:type="simple" xlink:href="#__RefHeading___Toc3736_2584586819" text:style-name="Index_20_Link" text:visited-style-name="Index_20_Link">Cloth Mass<text:tab/>31</text:a></text:p>
          <text:p text:style-name="P212"><text:a xlink:type="simple" xlink:href="#__RefHeading___Toc3738_2584586819" text:style-name="Index_20_Link" text:visited-style-name="Index_20_Link">Cloth Damping<text:tab/>31</text:a></text:p>
          <text:p text:style-name="P212"><text:a xlink:type="simple" xlink:href="#__RefHeading___Toc4323_1589190179" text:style-name="Index_20_Link" text:visited-style-name="Index_20_Link">Soft Body Influence<text:tab/>31</text:a></text:p>
          <text:p text:style-name="P212"><text:a xlink:type="simple" xlink:href="#__RefHeading___Toc5647_2521591675" text:style-name="Index_20_Link" text:visited-style-name="Index_20_Link">Enable Collision<text:tab/>31</text:a></text:p>
          <text:p text:style-name="P211"><text:a xlink:type="simple" xlink:href="#__RefHeading___Toc4906_9959388861111111111111111" text:style-name="Index_20_Link" text:visited-style-name="Index_20_Link">Brush Settings Panel - Simplify brush<text:tab/>31</text:a></text:p>
          <text:p text:style-name="P211"><text:a xlink:type="simple" xlink:href="#__RefHeading___Toc4906_99593888611111111111111111" text:style-name="Index_20_Link" text:visited-style-name="Index_20_Link">Brush Settings Panel - Mask brush<text:tab/>31</text:a></text:p>
          <text:p text:style-name="P212"><text:a xlink:type="simple" xlink:href="#__RefHeading___Toc2144_20450476662" text:style-name="Index_20_Link" text:visited-style-name="Index_20_Link">Direction Add / Subtract<text:tab/>32</text:a></text:p>
          <text:p text:style-name="P212"><text:a xlink:type="simple" xlink:href="#__RefHeading___Toc2174_2045047666" text:style-name="Index_20_Link" text:visited-style-name="Index_20_Link">Mask Tool<text:tab/>32</text:a></text:p>
          <text:p text:style-name="P211"><text:a xlink:type="simple" xlink:href="#__RefHeading___Toc4906_995938886111111111111111121" text:style-name="Index_20_Link" text:visited-style-name="Index_20_Link">Brush Settings Panel - Draw Face Sets brush<text:tab/>32</text:a></text:p>
          <text:p text:style-name="P211"><text:a xlink:type="simple" xlink:href="#__RefHeading___Toc4906_99593888611111111111111112" text:style-name="Index_20_Link" text:visited-style-name="Index_20_Link">Brush Settings Panel - Multires Displacement Eraser brush<text:tab/>32</text:a></text:p>
          <text:p text:style-name="P211"><text:a xlink:type="simple" xlink:href="#__RefHeading___Toc4906_995938886111111111111111122" text:style-name="Index_20_Link" text:visited-style-name="Index_20_Link">Brush Settings Panel - Multires Displacement Smear brush<text:tab/>32</text:a></text:p>
          <text:p text:style-name="P212"><text:a xlink:type="simple" xlink:href="#__RefHeading___Toc7822_4232467557" text:style-name="Index_20_Link" text:visited-style-name="Index_20_Link">Deformation<text:tab/>32</text:a></text:p>
          <text:p text:style-name="P211"><text:a xlink:type="simple" xlink:href="#__RefHeading___Toc4906_9959388861111111111111111221" text:style-name="Index_20_Link" text:visited-style-name="Index_20_Link">Brush Settings Panel - Paint<text:tab/>33</text:a></text:p>
          <text:p text:style-name="P212"><text:a xlink:type="simple" xlink:href="#__RefHeading___Toc7822_42324675571" text:style-name="Index_20_Link" text:visited-style-name="Index_20_Link">Primary / Secondary color<text:tab/>33</text:a></text:p>
          <text:p text:style-name="P212"><text:a xlink:type="simple" xlink:href="#__RefHeading___Toc8661_1664550311" text:style-name="Index_20_Link" text:visited-style-name="Index_20_Link">Blend Mode<text:tab/>33</text:a></text:p>
          <text:p text:style-name="P212"><text:a xlink:type="simple" xlink:href="#__RefHeading___Toc8663_1664550311" text:style-name="Index_20_Link" text:visited-style-name="Index_20_Link">Flow<text:tab/>33</text:a></text:p>
          <text:p text:style-name="P212"><text:a xlink:type="simple" xlink:href="#__RefHeading___Toc8665_1664550311" text:style-name="Index_20_Link" text:visited-style-name="Index_20_Link">Wet Mix<text:tab/>33</text:a></text:p>
          <text:p text:style-name="P212"><text:a xlink:type="simple" xlink:href="#__RefHeading___Toc8667_1664550311" text:style-name="Index_20_Link" text:visited-style-name="Index_20_Link">Wet Persistence<text:tab/>34</text:a></text:p>
          <text:p text:style-name="P212"><text:a xlink:type="simple" xlink:href="#__RefHeading___Toc8669_1664550311" text:style-name="Index_20_Link" text:visited-style-name="Index_20_Link">Wet Paint Radius<text:tab/>34</text:a></text:p>
          <text:p text:style-name="P212"><text:a xlink:type="simple" xlink:href="#__RefHeading___Toc8671_1664550311" text:style-name="Index_20_Link" text:visited-style-name="Index_20_Link">Density<text:tab/>34</text:a></text:p>
          <text:p text:style-name="P212"><text:a xlink:type="simple" xlink:href="#__RefHeading___Toc8673_1664550311" text:style-name="Index_20_Link" text:visited-style-name="Index_20_Link">Tip Roundness<text:tab/>34</text:a></text:p>
          <text:p text:style-name="P212"><text:a xlink:type="simple" xlink:href="#__RefHeading___Toc8675_1664550311" text:style-name="Index_20_Link" text:visited-style-name="Index_20_Link">Tip Scale X<text:tab/>34</text:a></text:p>
          <text:p text:style-name="P211"><text:a xlink:type="simple" xlink:href="#__RefHeading___Toc4906_99593888611111111111111112211" text:style-name="Index_20_Link" text:visited-style-name="Index_20_Link">Brush Settings Panel - Smear<text:tab/>34</text:a></text:p>
          <text:p text:style-name="P212"><text:a xlink:type="simple" xlink:href="#__RefHeading___Toc8677_1664550311" text:style-name="Index_20_Link" text:visited-style-name="Index_20_Link">Deformation<text:tab/>35</text:a></text:p>
          <text:p text:style-name="P211"><text:a xlink:type="simple" xlink:href="#__RefHeading___Toc3089_25738437341" text:style-name="Index_20_Link" text:visited-style-name="Index_20_Link">Brush Settings Panel - Color Picker Sub panel<text:tab/>35</text:a></text:p>
          <text:p text:style-name="P212"><text:a xlink:type="simple" xlink:href="#__RefHeading___Toc8679_1664550311" text:style-name="Index_20_Link" text:visited-style-name="Index_20_Link">Mode<text:tab/>35</text:a></text:p>
          <text:p text:style-name="P211"><text:a xlink:type="simple" xlink:href="#__RefHeading___Toc3089_257384373411" text:style-name="Index_20_Link" text:visited-style-name="Index_20_Link">Brush Settings Panel - Color Palette Sub panel<text:tab/>38</text:a></text:p>
          <text:p text:style-name="P212"><text:a xlink:type="simple" xlink:href="#__RefHeading___Toc62425_542475814" text:style-name="Index_20_Link" text:visited-style-name="Index_20_Link">Palette browser<text:tab/>38</text:a></text:p>
          <text:p text:style-name="P212"><text:a xlink:type="simple" xlink:href="#__RefHeading___Toc62427_542475814" text:style-name="Index_20_Link" text:visited-style-name="Index_20_Link">Edit Box<text:tab/>38</text:a></text:p>
          <text:p text:style-name="P212"><text:a xlink:type="simple" xlink:href="#__RefHeading___Toc62429_542475814" text:style-name="Index_20_Link" text:visited-style-name="Index_20_Link">Number of users<text:tab/>38</text:a></text:p>
          <text:p text:style-name="P212"><text:a xlink:type="simple" xlink:href="#__RefHeading___Toc62431_542475814" text:style-name="Index_20_Link" text:visited-style-name="Index_20_Link">Fake User<text:tab/>38</text:a></text:p>
          <text:p text:style-name="P212"><text:a xlink:type="simple" xlink:href="#__RefHeading___Toc62433_542475814" text:style-name="Index_20_Link" text:visited-style-name="Index_20_Link">Add palette<text:tab/>38</text:a></text:p>
          <text:p text:style-name="P212"><text:a xlink:type="simple" xlink:href="#__RefHeading___Toc62435_542475814" text:style-name="Index_20_Link" text:visited-style-name="Index_20_Link">Remove Palette<text:tab/>38</text:a></text:p>
          <text:p text:style-name="P212"><text:a xlink:type="simple" xlink:href="#__RefHeading___Toc3971_2045097678" text:style-name="Index_20_Link" text:visited-style-name="Index_20_Link">Add color<text:tab/>38</text:a></text:p>
          <text:p text:style-name="P212"><text:a xlink:type="simple" xlink:href="#__RefHeading___Toc3973_2045097678" text:style-name="Index_20_Link" text:visited-style-name="Index_20_Link">Remove color<text:tab/>39</text:a></text:p>
          <text:p text:style-name="P212"><text:a xlink:type="simple" xlink:href="#__RefHeading___Toc2485_2732199815" text:style-name="Index_20_Link" text:visited-style-name="Index_20_Link">Sort By<text:tab/>39</text:a></text:p>
          <text:p text:style-name="P211"><text:a xlink:type="simple" xlink:href="#__RefHeading___Toc3089_2573843734" text:style-name="Index_20_Link" text:visited-style-name="Index_20_Link">Brush Settings Panel - Advanced Sub panel<text:tab/>39</text:a></text:p>
          <text:p text:style-name="P212"><text:a xlink:type="simple" xlink:href="#__RefHeading___Toc2881_38131648691" text:style-name="Index_20_Link" text:visited-style-name="Index_20_Link">Topology<text:tab/>39</text:a></text:p>
          <text:p text:style-name="P212"><text:a xlink:type="simple" xlink:href="#__RefHeading___Toc9697_1824433352" text:style-name="Index_20_Link" text:visited-style-name="Index_20_Link">Face Sets<text:tab/>39</text:a></text:p>
          <text:p text:style-name="P212"><text:a xlink:type="simple" xlink:href="#__RefHeading___Toc7447_1505234845" text:style-name="Index_20_Link" text:visited-style-name="Index_20_Link">Mesh Boundary<text:tab/>39</text:a></text:p>
          <text:p text:style-name="P212"><text:a xlink:type="simple" xlink:href="#__RefHeading___Toc7449_1505234845" text:style-name="Index_20_Link" text:visited-style-name="Index_20_Link">Face Sets Boundary<text:tab/>39</text:a></text:p>
          <text:p text:style-name="P212"><text:a xlink:type="simple" xlink:href="#__RefHeading___Toc7451_1505234845" text:style-name="Index_20_Link" text:visited-style-name="Index_20_Link">Cavity<text:tab/>40</text:a></text:p>
          <text:p text:style-name="P212"><text:a xlink:type="simple" xlink:href="#__RefHeading___Toc7453_1505234845" text:style-name="Index_20_Link" text:visited-style-name="Index_20_Link">Cavity (Inverted)<text:tab/>40</text:a></text:p>
          <text:p text:style-name="P212"><text:a xlink:type="simple" xlink:href="#__RefHeading___Toc7457_1505234845" text:style-name="Index_20_Link" text:visited-style-name="Index_20_Link">View Normal<text:tab/>42</text:a></text:p>
          <text:p text:style-name="P212"><text:a xlink:type="simple" xlink:href="#__RefHeading___Toc7455_1505234845" text:style-name="Index_20_Link" text:visited-style-name="Index_20_Link">Area Normal<text:tab/>42</text:a></text:p>
          <text:p text:style-name="P212"><text:a xlink:type="simple" xlink:href="#__RefHeading___Toc16601_2091655827" text:style-name="Index_20_Link" text:visited-style-name="Index_20_Link">Sculpt Plane<text:tab/>42</text:a></text:p>
          <text:p text:style-name="P212"><text:a xlink:type="simple" xlink:href="#__RefHeading___Toc2182_2045047666" text:style-name="Index_20_Link" text:visited-style-name="Index_20_Link">Use Original<text:tab/>42</text:a></text:p>
          <text:p text:style-name="P212"><text:a xlink:type="simple" xlink:href="#__RefHeading___Toc7650_1835929790" text:style-name="Index_20_Link" text:visited-style-name="Index_20_Link"><text:soft-page-break/>Accumulate<text:tab/>43</text:a></text:p>
          <text:p text:style-name="P211"><text:a xlink:type="simple" xlink:href="#__RefHeading___Toc35616_1352627483" text:style-name="Index_20_Link" text:visited-style-name="Index_20_Link">Brush Settings Panel - Texture Subpanel<text:tab/>43</text:a></text:p>
          <text:p text:style-name="P211"><text:a xlink:type="simple" xlink:href="#__RefHeading___Toc35628_1352627483" text:style-name="Index_20_Link" text:visited-style-name="Index_20_Link">Brush Settings Panel - Stroke Sub panel<text:tab/>49</text:a></text:p>
          <text:p text:style-name="P212"><text:a xlink:type="simple" xlink:href="#__RefHeading___Toc17411_2210550682" text:style-name="Index_20_Link" text:visited-style-name="Index_20_Link">Stroke Panel with Stroke method Space<text:tab/>49</text:a></text:p>
          <text:p text:style-name="P212"><text:a xlink:type="simple" xlink:href="#__RefHeading___Toc17425_2210550682" text:style-name="Index_20_Link" text:visited-style-name="Index_20_Link">Stroke Panel with Stroke method Curve<text:tab/>51</text:a></text:p>
          <text:p text:style-name="P212"><text:a xlink:type="simple" xlink:href="#__RefHeading___Toc17846_4257855860" text:style-name="Index_20_Link" text:visited-style-name="Index_20_Link">Stroke Panel with Stroke method Line<text:tab/>53</text:a></text:p>
          <text:p text:style-name="P212"><text:a xlink:type="simple" xlink:href="#__RefHeading___Toc17852_4257855860" text:style-name="Index_20_Link" text:visited-style-name="Index_20_Link">Stroke Panel with Stroke method Airbrush<text:tab/>54</text:a></text:p>
          <text:p text:style-name="P212"><text:a xlink:type="simple" xlink:href="#__RefHeading___Toc17854_4257855860" text:style-name="Index_20_Link" text:visited-style-name="Index_20_Link">Stroke Panel with Stroke method Anchored<text:tab/>55</text:a></text:p>
          <text:p text:style-name="P212"><text:a xlink:type="simple" xlink:href="#__RefHeading___Toc17858_4257855860" text:style-name="Index_20_Link" text:visited-style-name="Index_20_Link">Stroke Panel with Stroke method Drag dot<text:tab/>56</text:a></text:p>
          <text:p text:style-name="P212"><text:a xlink:type="simple" xlink:href="#__RefHeading___Toc5222_3705283680" text:style-name="Index_20_Link" text:visited-style-name="Index_20_Link">Stroke Panel with Stroke method dot<text:tab/>57</text:a></text:p>
          <text:p text:style-name="P211"><text:a xlink:type="simple" xlink:href="#__RefHeading___Toc35636_1352627483" text:style-name="Index_20_Link" text:visited-style-name="Index_20_Link">Brush Settings Panel - Falloff Sub panel<text:tab/>58</text:a></text:p>
          <text:p text:style-name="P212"><text:a xlink:type="simple" xlink:href="#__RefHeading___Toc7459_1505234845" text:style-name="Index_20_Link" text:visited-style-name="Index_20_Link">Presets<text:tab/>58</text:a></text:p>
          <text:p text:style-name="P211"><text:a xlink:type="simple" xlink:href="#__RefHeading___Toc8811_3389447698" text:style-name="Index_20_Link" text:visited-style-name="Index_20_Link">Brush Settings Panel - Cursor Sub panel<text:tab/>59</text:a></text:p>
          <text:p text:style-name="P212"><text:a xlink:type="simple" xlink:href="#__RefHeading___Toc8813_3389447698" text:style-name="Index_20_Link" text:visited-style-name="Index_20_Link">Cursor checkbox in header<text:tab/>59</text:a></text:p>
          <text:p text:style-name="P212"><text:a xlink:type="simple" xlink:href="#__RefHeading___Toc8815_3389447698" text:style-name="Index_20_Link" text:visited-style-name="Index_20_Link">Cursor Color<text:tab/>60</text:a></text:p>
          <text:p text:style-name="P212"><text:a xlink:type="simple" xlink:href="#__RefHeading___Toc8817_3389447698" text:style-name="Index_20_Link" text:visited-style-name="Index_20_Link">Inverse Color<text:tab/>60</text:a></text:p>
          <text:p text:style-name="P212"><text:a xlink:type="simple" xlink:href="#__RefHeading___Toc8819_3389447698" text:style-name="Index_20_Link" text:visited-style-name="Index_20_Link">Falloff Opacity<text:tab/>60</text:a></text:p>
          <text:p text:style-name="P212"><text:a xlink:type="simple" xlink:href="#__RefHeading___Toc8821_3389447698" text:style-name="Index_20_Link" text:visited-style-name="Index_20_Link">Texture Opacity<text:tab/>60</text:a></text:p>
          <text:p text:style-name="P211"><text:a xlink:type="simple" xlink:href="#__RefHeading___Toc35640_1352627483" text:style-name="Index_20_Link" text:visited-style-name="Index_20_Link">Dyntopo Panel<text:tab/>60</text:a></text:p>
          <text:p text:style-name="P212"><text:a xlink:type="simple" xlink:href="#__RefHeading___Toc35642_1352627483" text:style-name="Index_20_Link" text:visited-style-name="Index_20_Link">Dyntopo Panel<text:tab/>60</text:a></text:p>
          <text:p text:style-name="P211"><text:a xlink:type="simple" xlink:href="#__RefHeading___Toc8848_3389447698" text:style-name="Index_20_Link" text:visited-style-name="Index_20_Link">Remesh Panel<text:tab/>62</text:a></text:p>
          <text:p text:style-name="P212"><text:a xlink:type="simple" xlink:href="#__RefHeading___Toc8850_3389447698" text:style-name="Index_20_Link" text:visited-style-name="Index_20_Link">Voxel Size<text:tab/>62</text:a></text:p>
          <text:p text:style-name="P212"><text:a xlink:type="simple" xlink:href="#__RefHeading___Toc8852_3389447698" text:style-name="Index_20_Link" text:visited-style-name="Index_20_Link">Adaptivity<text:tab/>62</text:a></text:p>
          <text:p text:style-name="P212"><text:a xlink:type="simple" xlink:href="#__RefHeading___Toc8854_3389447698" text:style-name="Index_20_Link" text:visited-style-name="Index_20_Link">Fix Poles<text:tab/>62</text:a></text:p>
          <text:p text:style-name="P212"><text:a xlink:type="simple" xlink:href="#__RefHeading___Toc8856_3389447698" text:style-name="Index_20_Link" text:visited-style-name="Index_20_Link">Smooth Normals<text:tab/>62</text:a></text:p>
          <text:p text:style-name="P212"><text:a xlink:type="simple" xlink:href="#__RefHeading___Toc47387_722664933" text:style-name="Index_20_Link" text:visited-style-name="Index_20_Link">Preserve<text:tab/>63</text:a></text:p>
          <text:p text:style-name="P212"><text:a xlink:type="simple" xlink:href="#__RefHeading___Toc8862_3389447698" text:style-name="Index_20_Link" text:visited-style-name="Index_20_Link">Remesh<text:tab/>63</text:a></text:p>
          <text:p text:style-name="P211"><text:a xlink:type="simple" xlink:href="#__RefHeading___Toc5303_3705283680" text:style-name="Index_20_Link" text:visited-style-name="Index_20_Link">Symmetry Panel<text:tab/>63</text:a></text:p>
          <text:p text:style-name="P212"><text:a xlink:type="simple" xlink:href="#__RefHeading___Toc18150_1853030663" text:style-name="Index_20_Link" text:visited-style-name="Index_20_Link">Mirror<text:tab/>63</text:a></text:p>
          <text:p text:style-name="P212"><text:a xlink:type="simple" xlink:href="#__RefHeading___Toc5305_3705283680" text:style-name="Index_20_Link" text:visited-style-name="Index_20_Link">Lock<text:tab/>63</text:a></text:p>
          <text:p text:style-name="P212"><text:a xlink:type="simple" xlink:href="#__RefHeading___Toc18158_1853030663" text:style-name="Index_20_Link" text:visited-style-name="Index_20_Link">Tiling<text:tab/>64</text:a></text:p>
          <text:p text:style-name="P212"><text:a xlink:type="simple" xlink:href="#__RefHeading___Toc47389_722664933" text:style-name="Index_20_Link" text:visited-style-name="Index_20_Link">Feather<text:tab/>64</text:a></text:p>
          <text:p text:style-name="P212"><text:a xlink:type="simple" xlink:href="#__RefHeading___Toc18152_1853030663" text:style-name="Index_20_Link" text:visited-style-name="Index_20_Link">Radial<text:tab/>64</text:a></text:p>
          <text:p text:style-name="P212"><text:a xlink:type="simple" xlink:href="#__RefHeading___Toc18160_1853030663" text:style-name="Index_20_Link" text:visited-style-name="Index_20_Link">Tile Offset<text:tab/>64</text:a></text:p>
          <text:p text:style-name="P212"><text:a xlink:type="simple" xlink:href="#__RefHeading___Toc8864_3389447698" text:style-name="Index_20_Link" text:visited-style-name="Index_20_Link">Direction<text:tab/>64</text:a></text:p>
          <text:p text:style-name="P212"><text:a xlink:type="simple" xlink:href="#__RefHeading___Toc8866_3389447698" text:style-name="Index_20_Link" text:visited-style-name="Index_20_Link">Symmetrize<text:tab/>64</text:a></text:p>
          <text:p text:style-name="P212"><text:a xlink:type="simple" xlink:href="#__RefHeading___Toc7923_109079044" text:style-name="Index_20_Link" text:visited-style-name="Index_20_Link">Merge Distance<text:tab/>64</text:a></text:p>
          <text:p text:style-name="P211"><text:a xlink:type="simple" xlink:href="#__RefHeading___Toc5299_3705283680" text:style-name="Index_20_Link" text:visited-style-name="Index_20_Link">Sculpt Mode - Options Panel<text:tab/>65</text:a></text:p>
          <text:p text:style-name="P212"><text:a xlink:type="simple" xlink:href="#__RefHeading___Toc47391_722664933" text:style-name="Index_20_Link" text:visited-style-name="Index_20_Link">Display<text:tab/>65</text:a></text:p>
          <text:p text:style-name="P212"><text:a xlink:type="simple" xlink:href="#__RefHeading___Toc47393_722664933" text:style-name="Index_20_Link" text:visited-style-name="Index_20_Link">Display<text:tab/>65</text:a></text:p>
          <text:p text:style-name="P212"><text:a xlink:type="simple" xlink:href="#__RefHeading___Toc36962_542475814" text:style-name="Index_20_Link" text:visited-style-name="Index_20_Link">Gravity sub panel<text:tab/>66</text:a></text:p>
        </text:index-body>
      </text:table-of-content>
      <text:p text:style-name="P94"/>
      <table:table table:name="Tabelle1" table:style-name="Tabelle1">
        <table:table-column table:style-name="Tabelle1.A"/>
        <table:table-row>
          <table:table-cell table:style-name="Tabelle1.A1" office:value-type="string">
            <text:h text:style-name="P258" text:outline-level="1"><text:bookmark-start text:name="__RefHeading___Toc2142_2045047666"/>D<text:span text:style-name="T46">etailed table of content</text:span><text:bookmark-end text:name="__RefHeading___Toc2142_2045047666"/></text:h>
          </table:table-cell>
        </table:table-row>
      </table:table>
      <text:p text:style-name="P2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11"><text:a xlink:type="simple" xlink:href="#__RefHeading___Toc2142_2045047666" text:style-name="Index_20_Link" text:visited-style-name="Index_20_Link">Detailed table of content<text:tab/>4</text:a></text:p>
          <text:p text:style-name="P211"><text:a xlink:type="simple" xlink:href="#__RefHeading___Toc3142_1352627483" text:style-name="Index_20_Link" text:visited-style-name="Index_20_Link">Tools Tab in Sculpt Mode<text:tab/>13</text:a></text:p>
          <text:p text:style-name="P211"><text:a xlink:type="simple" xlink:href="#__RefHeading___Toc2977_3160775060" text:style-name="Index_20_Link" text:visited-style-name="Index_20_Link">Brushes Panel<text:tab/>13</text:a></text:p>
          <text:p text:style-name="P213"><text:a xlink:type="simple" xlink:href="#__RefHeading___Toc2982_3160775060" text:style-name="Index_20_Link" text:visited-style-name="Index_20_Link">Browse Brush<text:tab/>13</text:a></text:p>
          <text:p text:style-name="P212"><text:a xlink:type="simple" xlink:href="#__RefHeading___Toc2979_3160775060" text:style-name="Index_20_Link" text:visited-style-name="Index_20_Link">Custom Icon<text:tab/>13</text:a></text:p>
          <text:p text:style-name="P211"><text:a xlink:type="simple" xlink:href="#__RefHeading___Toc36988_1464326807" text:style-name="Index_20_Link" text:visited-style-name="Index_20_Link"><text:soft-page-break/>Brush Settings Panel<text:tab/>14</text:a></text:p>
          <text:p text:style-name="P211"><text:a xlink:type="simple" xlink:href="#__RefHeading___Toc9839_3266742963" text:style-name="Index_20_Link" text:visited-style-name="Index_20_Link">Brush Settings Panel - Common Settings<text:tab/>14</text:a></text:p>
          <text:p text:style-name="P212"><text:a xlink:type="simple" xlink:href="#__RefHeading___Toc9841_3266742963" text:style-name="Index_20_Link" text:visited-style-name="Index_20_Link">Radius<text:tab/>14</text:a></text:p>
          <text:p text:style-name="P213"><text:a xlink:type="simple" xlink:href="#__RefHeading___Toc2984_3160775060" text:style-name="Index_20_Link" text:visited-style-name="Index_20_Link">Size Pressure<text:tab/>14</text:a></text:p>
          <text:p text:style-name="P213"><text:a xlink:type="simple" xlink:href="#__RefHeading___Toc2986_3160775060" text:style-name="Index_20_Link" text:visited-style-name="Index_20_Link">Use Unified Radius<text:tab/>14</text:a></text:p>
          <text:p text:style-name="P212"><text:a xlink:type="simple" xlink:href="#__RefHeading___Toc2988_3160775060" text:style-name="Index_20_Link" text:visited-style-name="Index_20_Link">Radius Unit<text:tab/>15</text:a></text:p>
          <text:p text:style-name="P212"><text:a xlink:type="simple" xlink:href="#__RefHeading___Toc9387_2173746045" text:style-name="Index_20_Link" text:visited-style-name="Index_20_Link">Strength<text:tab/>15</text:a></text:p>
          <text:p text:style-name="P213"><text:a xlink:type="simple" xlink:href="#__RefHeading___Toc3091_2573843734" text:style-name="Index_20_Link" text:visited-style-name="Index_20_Link">Size Pressure<text:tab/>15</text:a></text:p>
          <text:p text:style-name="P213"><text:a xlink:type="simple" xlink:href="#__RefHeading___Toc2986_31607750601" text:style-name="Index_20_Link" text:visited-style-name="Index_20_Link">Use Unified Radius<text:tab/>15</text:a></text:p>
          <text:p text:style-name="P212"><text:a xlink:type="simple" xlink:href="#__RefHeading___Toc6215_2153126505" text:style-name="Index_20_Link" text:visited-style-name="Index_20_Link">Front Faces Only<text:tab/>15</text:a></text:p>
          <text:p text:style-name="P212"><text:a xlink:type="simple" xlink:href="#__RefHeading___Toc2146_2045047666" text:style-name="Index_20_Link" text:visited-style-name="Index_20_Link">Normal Radius<text:tab/>15</text:a></text:p>
          <text:p text:style-name="P212"><text:a xlink:type="simple" xlink:href="#__RefHeading___Toc9695_1824433352" text:style-name="Index_20_Link" text:visited-style-name="Index_20_Link">Hardness<text:tab/>15</text:a></text:p>
          <text:p text:style-name="P213"><text:a xlink:type="simple" xlink:href="#__RefHeading___Toc4338_1813411384" text:style-name="Index_20_Link" text:visited-style-name="Index_20_Link">Invert Pressure for Hardness<text:tab/>15</text:a></text:p>
          <text:p text:style-name="P213"><text:a xlink:type="simple" xlink:href="#__RefHeading___Toc4340_1813411384" text:style-name="Index_20_Link" text:visited-style-name="Index_20_Link">Use pressure for hardness<text:tab/>15</text:a></text:p>
          <text:p text:style-name="P212"><text:a xlink:type="simple" xlink:href="#__RefHeading___Toc16599_209165582721111111111111111" text:style-name="Index_20_Link" text:visited-style-name="Index_20_Link">Autosmooth<text:tab/>15</text:a></text:p>
          <text:p text:style-name="P213"><text:a xlink:type="simple" xlink:href="#__RefHeading___Toc9866_3266742963" text:style-name="Index_20_Link" text:visited-style-name="Index_20_Link">Use pressure for hardness<text:tab/>15</text:a></text:p>
          <text:p text:style-name="P211"><text:a xlink:type="simple" xlink:href="#__RefHeading___Toc4880_995938886" text:style-name="Index_20_Link" text:visited-style-name="Index_20_Link">Brush Settings Panel - Draw brush<text:tab/>16</text:a></text:p>
          <text:p text:style-name="P212"><text:a xlink:type="simple" xlink:href="#__RefHeading___Toc2144_2045047666" text:style-name="Index_20_Link" text:visited-style-name="Index_20_Link">Direction Add / Subtract<text:tab/>16</text:a></text:p>
          <text:p text:style-name="P211"><text:a xlink:type="simple" xlink:href="#__RefHeading___Toc4882_995938886" text:style-name="Index_20_Link" text:visited-style-name="Index_20_Link">Brush Settings Panel - Draw Sharp brush<text:tab/>16</text:a></text:p>
          <text:p text:style-name="P212"><text:a xlink:type="simple" xlink:href="#__RefHeading___Toc2144_20450476661" text:style-name="Index_20_Link" text:visited-style-name="Index_20_Link">Direction Add / Subtract<text:tab/>16</text:a></text:p>
          <text:p text:style-name="P211"><text:a xlink:type="simple" xlink:href="#__RefHeading___Toc4884_995938886" text:style-name="Index_20_Link" text:visited-style-name="Index_20_Link">Brush Settings Panel - Clay brush<text:tab/>16</text:a></text:p>
          <text:p text:style-name="P212"><text:a xlink:type="simple" xlink:href="#__RefHeading___Toc2144_204504766611" text:style-name="Index_20_Link" text:visited-style-name="Index_20_Link">Direction Add / Subtract<text:tab/>17</text:a></text:p>
          <text:p text:style-name="P212"><text:a xlink:type="simple" xlink:href="#__RefHeading___Toc4886_995938886" text:style-name="Index_20_Link" text:visited-style-name="Index_20_Link">Plane Offset<text:tab/>17</text:a></text:p>
          <text:p text:style-name="P212"><text:a xlink:type="simple" xlink:href="#__RefHeading___Toc7418_2624688737" text:style-name="Index_20_Link" text:visited-style-name="Index_20_Link">Plane Trim<text:tab/>17</text:a></text:p>
          <text:p text:style-name="P211"><text:a xlink:type="simple" xlink:href="#__RefHeading___Toc4888_995938886" text:style-name="Index_20_Link" text:visited-style-name="Index_20_Link">Brush Settings Panel - Clay Strip brush<text:tab/>17</text:a></text:p>
          <text:p text:style-name="P212"><text:a xlink:type="simple" xlink:href="#__RefHeading___Toc2144_2045047666111" text:style-name="Index_20_Link" text:visited-style-name="Index_20_Link">Direction Add / Subtract<text:tab/>17</text:a></text:p>
          <text:p text:style-name="P212"><text:a xlink:type="simple" xlink:href="#__RefHeading___Toc4890_995938886" text:style-name="Index_20_Link" text:visited-style-name="Index_20_Link">Plane Offset<text:tab/>17</text:a></text:p>
          <text:p text:style-name="P212"><text:a xlink:type="simple" xlink:href="#__RefHeading___Toc2150_2045047666" text:style-name="Index_20_Link" text:visited-style-name="Index_20_Link">Plane Trim<text:tab/>17</text:a></text:p>
          <text:p text:style-name="P213"><text:a xlink:type="simple" xlink:href="#__RefHeading___Toc2152_2045047666" text:style-name="Index_20_Link" text:visited-style-name="Index_20_Link">Distance<text:tab/>18</text:a></text:p>
          <text:p text:style-name="P212"><text:a xlink:type="simple" xlink:href="#__RefHeading___Toc4892_995938886" text:style-name="Index_20_Link" text:visited-style-name="Index_20_Link">Tip roundness<text:tab/>18</text:a></text:p>
          <text:p text:style-name="P211"><text:a xlink:type="simple" xlink:href="#__RefHeading___Toc4894_995938886" text:style-name="Index_20_Link" text:visited-style-name="Index_20_Link">Brush Settings Panel - Clay Thumb brush<text:tab/>18</text:a></text:p>
          <text:p text:style-name="P212"><text:a xlink:type="simple" xlink:href="#__RefHeading___Toc4896_995938886" text:style-name="Index_20_Link" text:visited-style-name="Index_20_Link">Plane Offset<text:tab/>18</text:a></text:p>
          <text:p text:style-name="P212"><text:a xlink:type="simple" xlink:href="#__RefHeading___Toc2150_20450476661" text:style-name="Index_20_Link" text:visited-style-name="Index_20_Link">Plane Trim<text:tab/>18</text:a></text:p>
          <text:p text:style-name="P213"><text:a xlink:type="simple" xlink:href="#__RefHeading___Toc2152_20450476661" text:style-name="Index_20_Link" text:visited-style-name="Index_20_Link">Distance<text:tab/>18</text:a></text:p>
          <text:p text:style-name="P211"><text:a xlink:type="simple" xlink:href="#__RefHeading___Toc4898_995938886" text:style-name="Index_20_Link" text:visited-style-name="Index_20_Link">Brush Settings Panel - Layer brush<text:tab/>19</text:a></text:p>
          <text:p text:style-name="P212"><text:a xlink:type="simple" xlink:href="#__RefHeading___Toc2144_204504766611111" text:style-name="Index_20_Link" text:visited-style-name="Index_20_Link">Direction Add / Subtract<text:tab/>19</text:a></text:p>
          <text:p text:style-name="P212"><text:a xlink:type="simple" xlink:href="#__RefHeading___Toc2154_2045047666" text:style-name="Index_20_Link" text:visited-style-name="Index_20_Link">Height<text:tab/>19</text:a></text:p>
          <text:p text:style-name="P212"><text:a xlink:type="simple" xlink:href="#__RefHeading___Toc2156_2045047666" text:style-name="Index_20_Link" text:visited-style-name="Index_20_Link">Persistent<text:tab/>19</text:a></text:p>
          <text:p text:style-name="P213"><text:a xlink:type="simple" xlink:href="#__RefHeading___Toc2158_2045047666" text:style-name="Index_20_Link" text:visited-style-name="Index_20_Link">Set Persistent Base<text:tab/>19</text:a></text:p>
          <text:p text:style-name="P211"><text:a xlink:type="simple" xlink:href="#__RefHeading___Toc4900_995938886" text:style-name="Index_20_Link" text:visited-style-name="Index_20_Link">Brush Settings Panel - Inflate brush<text:tab/>19</text:a></text:p>
          <text:p text:style-name="P212"><text:a xlink:type="simple" xlink:href="#__RefHeading___Toc2144_2045047666111111" text:style-name="Index_20_Link" text:visited-style-name="Index_20_Link">Direction Inflate / Deflate<text:tab/>19</text:a></text:p>
          <text:p text:style-name="P211"><text:a xlink:type="simple" xlink:href="#__RefHeading___Toc4902_995938886" text:style-name="Index_20_Link" text:visited-style-name="Index_20_Link">Brush Settings Panel - Blob brush<text:tab/>20</text:a></text:p>
          <text:p text:style-name="P212"><text:a xlink:type="simple" xlink:href="#__RefHeading___Toc2144_2045047666111112" text:style-name="Index_20_Link" text:visited-style-name="Index_20_Link">Direction Add / Subtract<text:tab/>20</text:a></text:p>
          <text:p text:style-name="P212"><text:a xlink:type="simple" xlink:href="#__RefHeading___Toc2160_2045047666" text:style-name="Index_20_Link" text:visited-style-name="Index_20_Link">Magnify<text:tab/>20</text:a></text:p>
          <text:p text:style-name="P211"><text:a xlink:type="simple" xlink:href="#__RefHeading___Toc4904_995938886" text:style-name="Index_20_Link" text:visited-style-name="Index_20_Link">Brush Settings Panel - Crease brush<text:tab/>20</text:a></text:p>
          <text:p text:style-name="P212"><text:a xlink:type="simple" xlink:href="#__RefHeading___Toc2144_20450476661111121" text:style-name="Index_20_Link" text:visited-style-name="Index_20_Link">Direction Add / Subtract<text:tab/>20</text:a></text:p>
          <text:p text:style-name="P212"><text:a xlink:type="simple" xlink:href="#__RefHeading___Toc2160_20450476661" text:style-name="Index_20_Link" text:visited-style-name="Index_20_Link">Pinch<text:tab/>20</text:a></text:p>
          <text:p text:style-name="P211"><text:a xlink:type="simple" xlink:href="#__RefHeading___Toc4906_995938886" text:style-name="Index_20_Link" text:visited-style-name="Index_20_Link">Brush Settings Panel - Smooth brush<text:tab/>21</text:a></text:p>
          <text:p text:style-name="P212"><text:a xlink:type="simple" xlink:href="#__RefHeading___Toc2144_204504766611111211" text:style-name="Index_20_Link" text:visited-style-name="Index_20_Link">Direction Smooth / Enhance<text:tab/>21</text:a></text:p>
          <text:p text:style-name="P211"><text:a xlink:type="simple" xlink:href="#__RefHeading___Toc4906_9959388861" text:style-name="Index_20_Link" text:visited-style-name="Index_20_Link">Brush Settings Panel - Flatten brush<text:tab/>21</text:a></text:p>
          <text:p text:style-name="P212"><text:a xlink:type="simple" xlink:href="#__RefHeading___Toc2144_2045047666111112111" text:style-name="Index_20_Link" text:visited-style-name="Index_20_Link">Direction Contrast / Flatten<text:tab/>21</text:a></text:p>
          <text:p text:style-name="P212"><text:a xlink:type="simple" xlink:href="#__RefHeading___Toc4953_995938886" text:style-name="Index_20_Link" text:visited-style-name="Index_20_Link">Plane Offset<text:tab/>21</text:a></text:p>
          <text:p text:style-name="P212"><text:a xlink:type="simple" xlink:href="#__RefHeading___Toc2150_20450476662" text:style-name="Index_20_Link" text:visited-style-name="Index_20_Link">Plane Trim<text:tab/>21</text:a></text:p>
          <text:p text:style-name="P211"><text:a xlink:type="simple" xlink:href="#__RefHeading___Toc4906_99593888611" text:style-name="Index_20_Link" text:visited-style-name="Index_20_Link"><text:soft-page-break/>Brush Settings Panel - Fill brush<text:tab/>22</text:a></text:p>
          <text:p text:style-name="P212"><text:a xlink:type="simple" xlink:href="#__RefHeading___Toc2144_20450476661111121111" text:style-name="Index_20_Link" text:visited-style-name="Index_20_Link">Direction Fill / Deepen<text:tab/>22</text:a></text:p>
          <text:p text:style-name="P212"><text:a xlink:type="simple" xlink:href="#__RefHeading___Toc4953_9959388861" text:style-name="Index_20_Link" text:visited-style-name="Index_20_Link">Plane Offset<text:tab/>22</text:a></text:p>
          <text:p text:style-name="P212"><text:a xlink:type="simple" xlink:href="#__RefHeading___Toc2150_204504766621" text:style-name="Index_20_Link" text:visited-style-name="Index_20_Link">Plane Trim<text:tab/>22</text:a></text:p>
          <text:p text:style-name="P212"><text:a xlink:type="simple" xlink:href="#__RefHeading___Toc3716_2584586819" text:style-name="Index_20_Link" text:visited-style-name="Index_20_Link">Area Radius<text:tab/>22</text:a></text:p>
          <text:p text:style-name="P213"><text:a xlink:type="simple" xlink:href="#__RefHeading___Toc6185_1688839976" text:style-name="Index_20_Link" text:visited-style-name="Index_20_Link">Size Pressure<text:tab/>22</text:a></text:p>
          <text:p text:style-name="P212"><text:a xlink:type="simple" xlink:href="#__RefHeading___Toc3718_2584586819" text:style-name="Index_20_Link" text:visited-style-name="Index_20_Link">Invert to Scrape<text:tab/>22</text:a></text:p>
          <text:p text:style-name="P211"><text:a xlink:type="simple" xlink:href="#__RefHeading___Toc4906_995938886111" text:style-name="Index_20_Link" text:visited-style-name="Index_20_Link">Brush Settings Panel - Scrape brush<text:tab/>23</text:a></text:p>
          <text:p text:style-name="P212"><text:a xlink:type="simple" xlink:href="#__RefHeading___Toc2144_204504766611111211111" text:style-name="Index_20_Link" text:visited-style-name="Index_20_Link">Direction Fill / Deepen<text:tab/>23</text:a></text:p>
          <text:p text:style-name="P212"><text:a xlink:type="simple" xlink:href="#__RefHeading___Toc4953_99593888611" text:style-name="Index_20_Link" text:visited-style-name="Index_20_Link">Plane Offset<text:tab/>23</text:a></text:p>
          <text:p text:style-name="P212"><text:a xlink:type="simple" xlink:href="#__RefHeading___Toc2150_2045047666211" text:style-name="Index_20_Link" text:visited-style-name="Index_20_Link">Plane Trim<text:tab/>23</text:a></text:p>
          <text:p text:style-name="P212"><text:a xlink:type="simple" xlink:href="#__RefHeading___Toc6183_1688839976" text:style-name="Index_20_Link" text:visited-style-name="Index_20_Link">Area Radius<text:tab/>23</text:a></text:p>
          <text:p text:style-name="P213"><text:a xlink:type="simple" xlink:href="#__RefHeading___Toc6187_1688839976" text:style-name="Index_20_Link" text:visited-style-name="Index_20_Link">Size Pressure<text:tab/>23</text:a></text:p>
          <text:p text:style-name="P212"><text:a xlink:type="simple" xlink:href="#__RefHeading___Toc3718_25845868191" text:style-name="Index_20_Link" text:visited-style-name="Index_20_Link">Invert to Fill<text:tab/>23</text:a></text:p>
          <text:p text:style-name="P211"><text:a xlink:type="simple" xlink:href="#__RefHeading___Toc4906_9959388861111" text:style-name="Index_20_Link" text:visited-style-name="Index_20_Link">Brush Settings Panel - Multi-plane Scrape brush<text:tab/>24</text:a></text:p>
          <text:p text:style-name="P212"><text:a xlink:type="simple" xlink:href="#__RefHeading___Toc3722_2584586819" text:style-name="Index_20_Link" text:visited-style-name="Index_20_Link">Plane Angle<text:tab/>24</text:a></text:p>
          <text:p text:style-name="P212"><text:a xlink:type="simple" xlink:href="#__RefHeading___Toc3724_2584586819" text:style-name="Index_20_Link" text:visited-style-name="Index_20_Link">Dynamic Mode<text:tab/>24</text:a></text:p>
          <text:p text:style-name="P212"><text:a xlink:type="simple" xlink:href="#__RefHeading___Toc3726_2584586819" text:style-name="Index_20_Link" text:visited-style-name="Index_20_Link">Show Cursor Preview<text:tab/>24</text:a></text:p>
          <text:p text:style-name="P211"><text:a xlink:type="simple" xlink:href="#__RefHeading___Toc4906_99593888611111" text:style-name="Index_20_Link" text:visited-style-name="Index_20_Link">Brush Settings Panel - Pinch brush<text:tab/>24</text:a></text:p>
          <text:p text:style-name="P212"><text:a xlink:type="simple" xlink:href="#__RefHeading___Toc2144_20450476661111121111111" text:style-name="Index_20_Link" text:visited-style-name="Index_20_Link">Direction Magnify / Pinch<text:tab/>24</text:a></text:p>
          <text:p text:style-name="P212"><text:a xlink:type="simple" xlink:href="#__RefHeading___Toc16599_209165582721111" text:style-name="Index_20_Link" text:visited-style-name="Index_20_Link">Autosmooth<text:tab/>24</text:a></text:p>
          <text:p text:style-name="P211"><text:a xlink:type="simple" xlink:href="#__RefHeading___Toc4906_995938886111111" text:style-name="Index_20_Link" text:visited-style-name="Index_20_Link">Brush Settings Panel - Grab brush<text:tab/>25</text:a></text:p>
          <text:p text:style-name="P212"><text:a xlink:type="simple" xlink:href="#__RefHeading___Toc2146_20450476661" text:style-name="Index_20_Link" text:visited-style-name="Index_20_Link">Normal Weight<text:tab/>25</text:a></text:p>
          <text:p text:style-name="P212"><text:a xlink:type="simple" xlink:href="#__RefHeading___Toc2164_2045047666" text:style-name="Index_20_Link" text:visited-style-name="Index_20_Link">Grab active Vertex<text:tab/>25</text:a></text:p>
          <text:p text:style-name="P212"><text:a xlink:type="simple" xlink:href="#__RefHeading___Toc7374_2624688737" text:style-name="Index_20_Link" text:visited-style-name="Index_20_Link">Grab Silhouette<text:tab/>25</text:a></text:p>
          <text:p text:style-name="P211"><text:a xlink:type="simple" xlink:href="#__RefHeading___Toc4906_9959388861111111" text:style-name="Index_20_Link" text:visited-style-name="Index_20_Link">Brush Settings Panel - Elastic Deform brush<text:tab/>25</text:a></text:p>
          <text:p text:style-name="P212"><text:a xlink:type="simple" xlink:href="#__RefHeading___Toc2146_204504766611" text:style-name="Index_20_Link" text:visited-style-name="Index_20_Link">Normal Weight<text:tab/>25</text:a></text:p>
          <text:p text:style-name="P212"><text:a xlink:type="simple" xlink:href="#__RefHeading___Toc7312_2571451966" text:style-name="Index_20_Link" text:visited-style-name="Index_20_Link">Deformation<text:tab/>25</text:a></text:p>
          <text:p text:style-name="P212"><text:a xlink:type="simple" xlink:href="#__RefHeading___Toc2168_2045047666" text:style-name="Index_20_Link" text:visited-style-name="Index_20_Link">Volume Preservation<text:tab/>26</text:a></text:p>
          <text:p text:style-name="P211"><text:a xlink:type="simple" xlink:href="#__RefHeading___Toc4906_99593888611111111" text:style-name="Index_20_Link" text:visited-style-name="Index_20_Link">Brush Settings Panel - Snake Hook brush<text:tab/>26</text:a></text:p>
          <text:p text:style-name="P212"><text:a xlink:type="simple" xlink:href="#__RefHeading___Toc2146_2045047666111" text:style-name="Index_20_Link" text:visited-style-name="Index_20_Link">Normal Weight<text:tab/>26</text:a></text:p>
          <text:p text:style-name="P212"><text:a xlink:type="simple" xlink:href="#__RefHeading___Toc2160_20450476662" text:style-name="Index_20_Link" text:visited-style-name="Index_20_Link">Magnify<text:tab/>26</text:a></text:p>
          <text:p text:style-name="P212"><text:a xlink:type="simple" xlink:href="#__RefHeading___Toc2170_2045047666" text:style-name="Index_20_Link" text:visited-style-name="Index_20_Link">Rake<text:tab/>26</text:a></text:p>
          <text:p text:style-name="P212"><text:a xlink:type="simple" xlink:href="#__RefHeading___Toc6235_4205276986" text:style-name="Index_20_Link" text:visited-style-name="Index_20_Link">Deformation<text:tab/>26</text:a></text:p>
          <text:p text:style-name="P211"><text:a xlink:type="simple" xlink:href="#__RefHeading___Toc4906_995938886111111111" text:style-name="Index_20_Link" text:visited-style-name="Index_20_Link">Brush Settings Panel - Thumb brush<text:tab/>26</text:a></text:p>
          <text:p text:style-name="P211"><text:a xlink:type="simple" xlink:href="#__RefHeading___Toc4906_9959388861111111111" text:style-name="Index_20_Link" text:visited-style-name="Index_20_Link">Brush Settings Panel - Pose brush<text:tab/>27</text:a></text:p>
          <text:p text:style-name="P212"><text:a xlink:type="simple" xlink:href="#__RefHeading___Toc4402_2072553401" text:style-name="Index_20_Link" text:visited-style-name="Index_20_Link">Deformation Target<text:tab/>27</text:a></text:p>
          <text:p text:style-name="P212"><text:a xlink:type="simple" xlink:href="#__RefHeading___Toc4405_2072553401" text:style-name="Index_20_Link" text:visited-style-name="Index_20_Link">Deformation<text:tab/>27</text:a></text:p>
          <text:p text:style-name="P213"><text:a xlink:type="simple" xlink:href="#__RefHeading___Toc5675_25215916751" text:style-name="Index_20_Link" text:visited-style-name="Index_20_Link">Lock Rotation when scaling<text:tab/>27</text:a></text:p>
          <text:p text:style-name="P212"><text:a xlink:type="simple" xlink:href="#__RefHeading___Toc47383_7226649331" text:style-name="Index_20_Link" text:visited-style-name="Index_20_Link">Rotation Origins<text:tab/>27</text:a></text:p>
          <text:p text:style-name="P212"><text:a xlink:type="simple" xlink:href="#__RefHeading___Toc2172_2045047666" text:style-name="Index_20_Link" text:visited-style-name="Index_20_Link">Pose Origin Offset<text:tab/>27</text:a></text:p>
          <text:p text:style-name="P212"><text:a xlink:type="simple" xlink:href="#__RefHeading___Toc3649_425130296" text:style-name="Index_20_Link" text:visited-style-name="Index_20_Link">Smooth Iterations<text:tab/>27</text:a></text:p>
          <text:p text:style-name="P212"><text:a xlink:type="simple" xlink:href="#__RefHeading___Toc3651_425130296" text:style-name="Index_20_Link" text:visited-style-name="Index_20_Link">Pose IK Segments<text:tab/>27</text:a></text:p>
          <text:p text:style-name="P212"><text:a xlink:type="simple" xlink:href="#__RefHeading___Toc3653_425130296" text:style-name="Index_20_Link" text:visited-style-name="Index_20_Link">Keep Anchor Point<text:tab/>28</text:a></text:p>
          <text:p text:style-name="P212"><text:a xlink:type="simple" xlink:href="#__RefHeading___Toc4344_2752109572" text:style-name="Index_20_Link" text:visited-style-name="Index_20_Link">Connected only<text:tab/>28</text:a></text:p>
          <text:p text:style-name="P212"><text:a xlink:type="simple" xlink:href="#__RefHeading___Toc4346_2752109572" text:style-name="Index_20_Link" text:visited-style-name="Index_20_Link">Max Element Distance<text:tab/>28</text:a></text:p>
          <text:p text:style-name="P211"><text:a xlink:type="simple" xlink:href="#__RefHeading___Toc4906_99593888611111111111" text:style-name="Index_20_Link" text:visited-style-name="Index_20_Link">Brush Settings Panel - Nudge brush<text:tab/>28</text:a></text:p>
          <text:p text:style-name="P211"><text:a xlink:type="simple" xlink:href="#__RefHeading___Toc4906_995938886111111111111" text:style-name="Index_20_Link" text:visited-style-name="Index_20_Link">Brush Settings Panel - Rotate brush<text:tab/>28</text:a></text:p>
          <text:p text:style-name="P211"><text:a xlink:type="simple" xlink:href="#__RefHeading___Toc4906_9959388861111111111111" text:style-name="Index_20_Link" text:visited-style-name="Index_20_Link">Brush Settings Panel - Slide Relax brush<text:tab/>28</text:a></text:p>
          <text:p text:style-name="P212"><text:a xlink:type="simple" xlink:href="#__RefHeading___Toc7314_2571451966" text:style-name="Index_20_Link" text:visited-style-name="Index_20_Link">Deformation<text:tab/>28</text:a></text:p>
          <text:p text:style-name="P211"><text:a xlink:type="simple" xlink:href="#__RefHeading___Toc4906_99593888611111111111111" text:style-name="Index_20_Link" text:visited-style-name="Index_20_Link">Brush Settings Panel - Boundary brush<text:tab/>29</text:a></text:p>
          <text:p text:style-name="P212"><text:a xlink:type="simple" xlink:href="#__RefHeading___Toc7316_2571451966" text:style-name="Index_20_Link" text:visited-style-name="Index_20_Link">Deformation Target<text:tab/>29</text:a></text:p>
          <text:p text:style-name="P212"><text:a xlink:type="simple" xlink:href="#__RefHeading___Toc7328_2571451966" text:style-name="Index_20_Link" text:visited-style-name="Index_20_Link">Deformation<text:tab/>29</text:a></text:p>
          <text:p text:style-name="P212"><text:a xlink:type="simple" xlink:href="#__RefHeading___Toc4447_2280101440" text:style-name="Index_20_Link" text:visited-style-name="Index_20_Link"><text:soft-page-break/>Boundary Falloff<text:tab/>29</text:a></text:p>
          <text:p text:style-name="P212"><text:a xlink:type="simple" xlink:href="#__RefHeading___Toc4449_2280101440" text:style-name="Index_20_Link" text:visited-style-name="Index_20_Link">Boundary Origin Offset<text:tab/>29</text:a></text:p>
          <text:p text:style-name="P211"><text:a xlink:type="simple" xlink:href="#__RefHeading___Toc4906_995938886111111111111111" text:style-name="Index_20_Link" text:visited-style-name="Index_20_Link">Brush Settings Panel - Cloth brush<text:tab/>30</text:a></text:p>
          <text:p text:style-name="P212"><text:a xlink:type="simple" xlink:href="#__RefHeading___Toc2156_20450476661" text:style-name="Index_20_Link" text:visited-style-name="Index_20_Link">Persistent<text:tab/>30</text:a></text:p>
          <text:p text:style-name="P213"><text:a xlink:type="simple" xlink:href="#__RefHeading___Toc2158_20450476661" text:style-name="Index_20_Link" text:visited-style-name="Index_20_Link">Set Persistent Base<text:tab/>30</text:a></text:p>
          <text:p text:style-name="P212"><text:a xlink:type="simple" xlink:href="#__RefHeading___Toc5638_2521591675" text:style-name="Index_20_Link" text:visited-style-name="Index_20_Link">Simulation Area<text:tab/>30</text:a></text:p>
          <text:p text:style-name="P213"><text:a xlink:type="simple" xlink:href="#__RefHeading___Toc3728_2584586819" text:style-name="Index_20_Link" text:visited-style-name="Index_20_Link">Simulation Limit<text:tab/>30</text:a></text:p>
          <text:p text:style-name="P213"><text:a xlink:type="simple" xlink:href="#__RefHeading___Toc3730_2584586819" text:style-name="Index_20_Link" text:visited-style-name="Index_20_Link">Simulation Falloff<text:tab/>30</text:a></text:p>
          <text:p text:style-name="P213"><text:a xlink:type="simple" xlink:href="#__RefHeading___Toc4578_3100894302" text:style-name="Index_20_Link" text:visited-style-name="Index_20_Link">Pin Simulation Boundary<text:tab/>30</text:a></text:p>
          <text:p text:style-name="P212"><text:a xlink:type="simple" xlink:href="#__RefHeading___Toc3732_2584586819" text:style-name="Index_20_Link" text:visited-style-name="Index_20_Link">Deformation<text:tab/>30</text:a></text:p>
          <text:p text:style-name="P212"><text:a xlink:type="simple" xlink:href="#__RefHeading___Toc3734_2584586819" text:style-name="Index_20_Link" text:visited-style-name="Index_20_Link">Force Falloff<text:tab/>31</text:a></text:p>
          <text:p text:style-name="P212"><text:a xlink:type="simple" xlink:href="#__RefHeading___Toc3736_2584586819" text:style-name="Index_20_Link" text:visited-style-name="Index_20_Link">Cloth Mass<text:tab/>31</text:a></text:p>
          <text:p text:style-name="P212"><text:a xlink:type="simple" xlink:href="#__RefHeading___Toc3738_2584586819" text:style-name="Index_20_Link" text:visited-style-name="Index_20_Link">Cloth Damping<text:tab/>31</text:a></text:p>
          <text:p text:style-name="P212"><text:a xlink:type="simple" xlink:href="#__RefHeading___Toc4323_1589190179" text:style-name="Index_20_Link" text:visited-style-name="Index_20_Link">Soft Body Influence<text:tab/>31</text:a></text:p>
          <text:p text:style-name="P212"><text:a xlink:type="simple" xlink:href="#__RefHeading___Toc5647_2521591675" text:style-name="Index_20_Link" text:visited-style-name="Index_20_Link">Enable Collision<text:tab/>31</text:a></text:p>
          <text:p text:style-name="P211"><text:a xlink:type="simple" xlink:href="#__RefHeading___Toc4906_9959388861111111111111111" text:style-name="Index_20_Link" text:visited-style-name="Index_20_Link">Brush Settings Panel - Simplify brush<text:tab/>31</text:a></text:p>
          <text:p text:style-name="P211"><text:a xlink:type="simple" xlink:href="#__RefHeading___Toc4906_99593888611111111111111111" text:style-name="Index_20_Link" text:visited-style-name="Index_20_Link">Brush Settings Panel - Mask brush<text:tab/>31</text:a></text:p>
          <text:p text:style-name="P212"><text:a xlink:type="simple" xlink:href="#__RefHeading___Toc2144_20450476662" text:style-name="Index_20_Link" text:visited-style-name="Index_20_Link">Direction Add / Subtract<text:tab/>32</text:a></text:p>
          <text:p text:style-name="P212"><text:a xlink:type="simple" xlink:href="#__RefHeading___Toc2174_2045047666" text:style-name="Index_20_Link" text:visited-style-name="Index_20_Link">Mask Tool<text:tab/>32</text:a></text:p>
          <text:p text:style-name="P211"><text:a xlink:type="simple" xlink:href="#__RefHeading___Toc4906_995938886111111111111111121" text:style-name="Index_20_Link" text:visited-style-name="Index_20_Link">Brush Settings Panel - Draw Face Sets brush<text:tab/>32</text:a></text:p>
          <text:p text:style-name="P211"><text:a xlink:type="simple" xlink:href="#__RefHeading___Toc4906_99593888611111111111111112" text:style-name="Index_20_Link" text:visited-style-name="Index_20_Link">Brush Settings Panel - Multires Displacement Eraser brush<text:tab/>32</text:a></text:p>
          <text:p text:style-name="P211"><text:a xlink:type="simple" xlink:href="#__RefHeading___Toc4906_995938886111111111111111122" text:style-name="Index_20_Link" text:visited-style-name="Index_20_Link">Brush Settings Panel - Multires Displacement Smear brush<text:tab/>32</text:a></text:p>
          <text:p text:style-name="P212"><text:a xlink:type="simple" xlink:href="#__RefHeading___Toc7822_4232467557" text:style-name="Index_20_Link" text:visited-style-name="Index_20_Link">Deformation<text:tab/>32</text:a></text:p>
          <text:p text:style-name="P211"><text:a xlink:type="simple" xlink:href="#__RefHeading___Toc4906_9959388861111111111111111221" text:style-name="Index_20_Link" text:visited-style-name="Index_20_Link">Brush Settings Panel - Paint<text:tab/>33</text:a></text:p>
          <text:p text:style-name="P212"><text:a xlink:type="simple" xlink:href="#__RefHeading___Toc7822_42324675571" text:style-name="Index_20_Link" text:visited-style-name="Index_20_Link">Primary / Secondary color<text:tab/>33</text:a></text:p>
          <text:p text:style-name="P213"><text:a xlink:type="simple" xlink:href="#__RefHeading___Toc8681_1664550311" text:style-name="Index_20_Link" text:visited-style-name="Index_20_Link">Swap colors<text:tab/>33</text:a></text:p>
          <text:p text:style-name="P213"><text:a xlink:type="simple" xlink:href="#__RefHeading___Toc8683_1664550311" text:style-name="Index_20_Link" text:visited-style-name="Index_20_Link">Use Unified Color<text:tab/>33</text:a></text:p>
          <text:p text:style-name="P212"><text:a xlink:type="simple" xlink:href="#__RefHeading___Toc8661_1664550311" text:style-name="Index_20_Link" text:visited-style-name="Index_20_Link">Blend Mode<text:tab/>33</text:a></text:p>
          <text:p text:style-name="P212"><text:a xlink:type="simple" xlink:href="#__RefHeading___Toc8663_1664550311" text:style-name="Index_20_Link" text:visited-style-name="Index_20_Link">Flow<text:tab/>33</text:a></text:p>
          <text:p text:style-name="P213"><text:a xlink:type="simple" xlink:href="#__RefHeading___Toc8685_1664550311" text:style-name="Index_20_Link" text:visited-style-name="Index_20_Link">Invert Pressure<text:tab/>33</text:a></text:p>
          <text:p text:style-name="P213"><text:a xlink:type="simple" xlink:href="#__RefHeading___Toc8687_1664550311" text:style-name="Index_20_Link" text:visited-style-name="Index_20_Link">Use Pressure<text:tab/>33</text:a></text:p>
          <text:p text:style-name="P212"><text:a xlink:type="simple" xlink:href="#__RefHeading___Toc8665_1664550311" text:style-name="Index_20_Link" text:visited-style-name="Index_20_Link">Wet Mix<text:tab/>33</text:a></text:p>
          <text:p text:style-name="P213"><text:a xlink:type="simple" xlink:href="#__RefHeading___Toc8689_1664550311" text:style-name="Index_20_Link" text:visited-style-name="Index_20_Link">Invert Pressure<text:tab/>33</text:a></text:p>
          <text:p text:style-name="P213"><text:a xlink:type="simple" xlink:href="#__RefHeading___Toc8691_1664550311" text:style-name="Index_20_Link" text:visited-style-name="Index_20_Link">Use Pressure<text:tab/>34</text:a></text:p>
          <text:p text:style-name="P212"><text:a xlink:type="simple" xlink:href="#__RefHeading___Toc8667_1664550311" text:style-name="Index_20_Link" text:visited-style-name="Index_20_Link">Wet Persistence<text:tab/>34</text:a></text:p>
          <text:p text:style-name="P213"><text:a xlink:type="simple" xlink:href="#__RefHeading___Toc8693_1664550311" text:style-name="Index_20_Link" text:visited-style-name="Index_20_Link">Invert Pressure<text:tab/>34</text:a></text:p>
          <text:p text:style-name="P213"><text:a xlink:type="simple" xlink:href="#__RefHeading___Toc8695_1664550311" text:style-name="Index_20_Link" text:visited-style-name="Index_20_Link">Use Pressure<text:tab/>34</text:a></text:p>
          <text:p text:style-name="P212"><text:a xlink:type="simple" xlink:href="#__RefHeading___Toc8669_1664550311" text:style-name="Index_20_Link" text:visited-style-name="Index_20_Link">Wet Paint Radius<text:tab/>34</text:a></text:p>
          <text:p text:style-name="P212"><text:a xlink:type="simple" xlink:href="#__RefHeading___Toc8671_1664550311" text:style-name="Index_20_Link" text:visited-style-name="Index_20_Link">Density<text:tab/>34</text:a></text:p>
          <text:p text:style-name="P213"><text:a xlink:type="simple" xlink:href="#__RefHeading___Toc8697_1664550311" text:style-name="Index_20_Link" text:visited-style-name="Index_20_Link">Invert Pressure<text:tab/>34</text:a></text:p>
          <text:p text:style-name="P213"><text:a xlink:type="simple" xlink:href="#__RefHeading___Toc8699_1664550311" text:style-name="Index_20_Link" text:visited-style-name="Index_20_Link">Use Pressure<text:tab/>34</text:a></text:p>
          <text:p text:style-name="P212"><text:a xlink:type="simple" xlink:href="#__RefHeading___Toc8673_1664550311" text:style-name="Index_20_Link" text:visited-style-name="Index_20_Link">Tip Roundness<text:tab/>34</text:a></text:p>
          <text:p text:style-name="P212"><text:a xlink:type="simple" xlink:href="#__RefHeading___Toc8675_1664550311" text:style-name="Index_20_Link" text:visited-style-name="Index_20_Link">Tip Scale X<text:tab/>34</text:a></text:p>
          <text:p text:style-name="P211"><text:a xlink:type="simple" xlink:href="#__RefHeading___Toc4906_99593888611111111111111112211" text:style-name="Index_20_Link" text:visited-style-name="Index_20_Link">Brush Settings Panel - Smear<text:tab/>34</text:a></text:p>
          <text:p text:style-name="P212"><text:a xlink:type="simple" xlink:href="#__RefHeading___Toc8677_1664550311" text:style-name="Index_20_Link" text:visited-style-name="Index_20_Link">Deformation<text:tab/>35</text:a></text:p>
          <text:p text:style-name="P211"><text:a xlink:type="simple" xlink:href="#__RefHeading___Toc3089_25738437341" text:style-name="Index_20_Link" text:visited-style-name="Index_20_Link">Brush Settings Panel - Color Picker Sub panel<text:tab/>35</text:a></text:p>
          <text:p text:style-name="P212"><text:a xlink:type="simple" xlink:href="#__RefHeading___Toc8679_1664550311" text:style-name="Index_20_Link" text:visited-style-name="Index_20_Link">Mode<text:tab/>35</text:a></text:p>
          <text:p text:style-name="P213"><text:a xlink:type="simple" xlink:href="#__RefHeading___Toc8701_1664550311" text:style-name="Index_20_Link" text:visited-style-name="Index_20_Link">Color / Gradient<text:tab/>35</text:a></text:p>
          <text:p text:style-name="P213"><text:a xlink:type="simple" xlink:href="#__RefHeading___Toc8703_1664550311" text:style-name="Index_20_Link" text:visited-style-name="Index_20_Link">Color picker mode<text:tab/>35</text:a></text:p>
          <text:p text:style-name="P215"><text:a xlink:type="simple" xlink:href="#__RefHeading___Toc8705_1664550311" text:style-name="Index_20_Link" text:visited-style-name="Index_20_Link">Colorpicker<text:tab/>35</text:a></text:p>
          <text:p text:style-name="P214"><text:a xlink:type="simple" xlink:href="#__RefHeading___Toc7822_423246755711" text:style-name="Index_20_Link" text:visited-style-name="Index_20_Link">Primary / Secondary color<text:tab/>35</text:a></text:p>
          <text:p text:style-name="P214"><text:a xlink:type="simple" xlink:href="#__RefHeading___Toc8707_1664550311" text:style-name="Index_20_Link" text:visited-style-name="Index_20_Link">Swap colors<text:tab/>35</text:a></text:p>
          <text:p text:style-name="P214"><text:a xlink:type="simple" xlink:href="#__RefHeading___Toc8709_1664550311" text:style-name="Index_20_Link" text:visited-style-name="Index_20_Link">Use Unified Color<text:tab/>35</text:a></text:p>
          <text:p text:style-name="P213"><text:a xlink:type="simple" xlink:href="#__RefHeading___Toc8711_1664550311" text:style-name="Index_20_Link" text:visited-style-name="Index_20_Link"><text:soft-page-break/>Gradient mode<text:tab/>35</text:a></text:p>
          <text:p text:style-name="P214"><text:a xlink:type="simple" xlink:href="#__RefHeading___Toc1167_1009616439" text:style-name="Index_20_Link" text:visited-style-name="Index_20_Link">Color Ramp<text:tab/>35</text:a></text:p>
          <text:p text:style-name="P215"><text:a xlink:type="simple" xlink:href="#__RefHeading___Toc1169_1009616439" text:style-name="Index_20_Link" text:visited-style-name="Index_20_Link">Controls<text:tab/>36</text:a></text:p>
          <text:p text:style-name="P228"><text:a xlink:type="simple" xlink:href="#__RefHeading___Toc1171_1009616439" text:style-name="Index_20_Link" text:visited-style-name="Index_20_Link">+<text:tab/>36</text:a></text:p>
          <text:p text:style-name="P228"><text:a xlink:type="simple" xlink:href="#__RefHeading___Toc1173_1009616439" text:style-name="Index_20_Link" text:visited-style-name="Index_20_Link">-<text:tab/>36</text:a></text:p>
          <text:p text:style-name="P215"><text:a xlink:type="simple" xlink:href="#__RefHeading___Toc1175_1009616439" text:style-name="Index_20_Link" text:visited-style-name="Index_20_Link">Tools menu<text:tab/>36</text:a></text:p>
          <text:p text:style-name="P227"><text:a xlink:type="simple" xlink:href="#__RefHeading___Toc1177_1009616439" text:style-name="Index_20_Link" text:visited-style-name="Index_20_Link">Flip Color Ramp<text:tab/>36</text:a></text:p>
          <text:p text:style-name="P227"><text:a xlink:type="simple" xlink:href="#__RefHeading___Toc1179_1009616439" text:style-name="Index_20_Link" text:visited-style-name="Index_20_Link">Distribute Stops from Left<text:tab/>36</text:a></text:p>
          <text:p text:style-name="P227"><text:a xlink:type="simple" xlink:href="#__RefHeading___Toc1181_1009616439" text:style-name="Index_20_Link" text:visited-style-name="Index_20_Link">Distribute Stops Evenly<text:tab/>36</text:a></text:p>
          <text:p text:style-name="P227"><text:a xlink:type="simple" xlink:href="#__RefHeading___Toc1183_1009616439" text:style-name="Index_20_Link" text:visited-style-name="Index_20_Link">Eyedropper (pipette icon) E<text:tab/>36</text:a></text:p>
          <text:p text:style-name="P227"><text:a xlink:type="simple" xlink:href="#__RefHeading___Toc1185_1009616439" text:style-name="Index_20_Link" text:visited-style-name="Index_20_Link">Reset Color Ramp<text:tab/>36</text:a></text:p>
          <text:p text:style-name="P215"><text:a xlink:type="simple" xlink:href="#__RefHeading___Toc1187_1009616439" text:style-name="Index_20_Link" text:visited-style-name="Index_20_Link">Color Mode<text:tab/>36</text:a></text:p>
          <text:p text:style-name="P227"><text:a xlink:type="simple" xlink:href="#__RefHeading___Toc1189_1009616439" text:style-name="Index_20_Link" text:visited-style-name="Index_20_Link">RGB<text:tab/>36</text:a></text:p>
          <text:p text:style-name="P227"><text:a xlink:type="simple" xlink:href="#__RefHeading___Toc1191_1009616439" text:style-name="Index_20_Link" text:visited-style-name="Index_20_Link">HSV/HSL<text:tab/>36</text:a></text:p>
          <text:p text:style-name="P215"><text:a xlink:type="simple" xlink:href="#__RefHeading___Toc1193_1009616439" text:style-name="Index_20_Link" text:visited-style-name="Index_20_Link">Interpolation<text:tab/>36</text:a></text:p>
          <text:p text:style-name="P227"><text:a xlink:type="simple" xlink:href="#__RefHeading___Toc1195_1009616439" text:style-name="Index_20_Link" text:visited-style-name="Index_20_Link">Ease<text:tab/>36</text:a></text:p>
          <text:p text:style-name="P227"><text:a xlink:type="simple" xlink:href="#__RefHeading___Toc1197_1009616439" text:style-name="Index_20_Link" text:visited-style-name="Index_20_Link">Cardinal<text:tab/>36</text:a></text:p>
          <text:p text:style-name="P227"><text:a xlink:type="simple" xlink:href="#__RefHeading___Toc1199_1009616439" text:style-name="Index_20_Link" text:visited-style-name="Index_20_Link">Linear<text:tab/>36</text:a></text:p>
          <text:p text:style-name="P227"><text:a xlink:type="simple" xlink:href="#__RefHeading___Toc1201_1009616439" text:style-name="Index_20_Link" text:visited-style-name="Index_20_Link">B-Spline<text:tab/>36</text:a></text:p>
          <text:p text:style-name="P227"><text:a xlink:type="simple" xlink:href="#__RefHeading___Toc1203_1009616439" text:style-name="Index_20_Link" text:visited-style-name="Index_20_Link">Constant<text:tab/>36</text:a></text:p>
          <text:p text:style-name="P215"><text:a xlink:type="simple" xlink:href="#__RefHeading___Toc1205_1009616439" text:style-name="Index_20_Link" text:visited-style-name="Index_20_Link">Color Ramp<text:tab/>37</text:a></text:p>
          <text:p text:style-name="P215"><text:a xlink:type="simple" xlink:href="#__RefHeading___Toc1207_1009616439" text:style-name="Index_20_Link" text:visited-style-name="Index_20_Link">Active Color Stop elements<text:tab/>37</text:a></text:p>
          <text:p text:style-name="P227"><text:a xlink:type="simple" xlink:href="#__RefHeading___Toc1209_1009616439" text:style-name="Index_20_Link" text:visited-style-name="Index_20_Link">Choose active color stop<text:tab/>37</text:a></text:p>
          <text:p text:style-name="P227"><text:a xlink:type="simple" xlink:href="#__RefHeading___Toc1211_1009616439" text:style-name="Index_20_Link" text:visited-style-name="Index_20_Link">Pos<text:tab/>37</text:a></text:p>
          <text:p text:style-name="P227"><text:a xlink:type="simple" xlink:href="#__RefHeading___Toc8713_1664550311" text:style-name="Index_20_Link" text:visited-style-name="Index_20_Link">Color<text:tab/>37</text:a></text:p>
          <text:p text:style-name="P214"><text:a xlink:type="simple" xlink:href="#__RefHeading___Toc8715_1664550311" text:style-name="Index_20_Link" text:visited-style-name="Index_20_Link">Background Color<text:tab/>37</text:a></text:p>
          <text:p text:style-name="P214"><text:a xlink:type="simple" xlink:href="#__RefHeading___Toc8717_1664550311" text:style-name="Index_20_Link" text:visited-style-name="Index_20_Link">Gradient Mapping<text:tab/>37</text:a></text:p>
          <text:p text:style-name="P215"><text:a xlink:type="simple" xlink:href="#__RefHeading___Toc8719_1664550311" text:style-name="Index_20_Link" text:visited-style-name="Index_20_Link">Pressure<text:tab/>37</text:a></text:p>
          <text:p text:style-name="P215"><text:a xlink:type="simple" xlink:href="#__RefHeading___Toc8721_1664550311" text:style-name="Index_20_Link" text:visited-style-name="Index_20_Link">Repeat<text:tab/>37</text:a></text:p>
          <text:p text:style-name="P227"><text:a xlink:type="simple" xlink:href="#__RefHeading___Toc8723_1664550311" text:style-name="Index_20_Link" text:visited-style-name="Index_20_Link">Gradient Spacing<text:tab/>37</text:a></text:p>
          <text:p text:style-name="P215"><text:a xlink:type="simple" xlink:href="#__RefHeading___Toc8725_1664550311" text:style-name="Index_20_Link" text:visited-style-name="Index_20_Link">Clamp<text:tab/>37</text:a></text:p>
          <text:p text:style-name="P227"><text:a xlink:type="simple" xlink:href="#__RefHeading___Toc8727_1664550311" text:style-name="Index_20_Link" text:visited-style-name="Index_20_Link">Gradient Spacing<text:tab/>37</text:a></text:p>
          <text:p text:style-name="P211"><text:a xlink:type="simple" xlink:href="#__RefHeading___Toc3089_257384373411" text:style-name="Index_20_Link" text:visited-style-name="Index_20_Link">Brush Settings Panel - Color Palette Sub panel<text:tab/>38</text:a></text:p>
          <text:p text:style-name="P212"><text:a xlink:type="simple" xlink:href="#__RefHeading___Toc62425_542475814" text:style-name="Index_20_Link" text:visited-style-name="Index_20_Link">Palette browser<text:tab/>38</text:a></text:p>
          <text:p text:style-name="P212"><text:a xlink:type="simple" xlink:href="#__RefHeading___Toc62427_542475814" text:style-name="Index_20_Link" text:visited-style-name="Index_20_Link">Edit Box<text:tab/>38</text:a></text:p>
          <text:p text:style-name="P212"><text:a xlink:type="simple" xlink:href="#__RefHeading___Toc62429_542475814" text:style-name="Index_20_Link" text:visited-style-name="Index_20_Link">Number of users<text:tab/>38</text:a></text:p>
          <text:p text:style-name="P212"><text:a xlink:type="simple" xlink:href="#__RefHeading___Toc62431_542475814" text:style-name="Index_20_Link" text:visited-style-name="Index_20_Link">Fake User<text:tab/>38</text:a></text:p>
          <text:p text:style-name="P212"><text:a xlink:type="simple" xlink:href="#__RefHeading___Toc62433_542475814" text:style-name="Index_20_Link" text:visited-style-name="Index_20_Link">Add palette<text:tab/>38</text:a></text:p>
          <text:p text:style-name="P212"><text:a xlink:type="simple" xlink:href="#__RefHeading___Toc62435_542475814" text:style-name="Index_20_Link" text:visited-style-name="Index_20_Link">Remove Palette<text:tab/>38</text:a></text:p>
          <text:p text:style-name="P212"><text:a xlink:type="simple" xlink:href="#__RefHeading___Toc3971_2045097678" text:style-name="Index_20_Link" text:visited-style-name="Index_20_Link">Add color<text:tab/>38</text:a></text:p>
          <text:p text:style-name="P212"><text:a xlink:type="simple" xlink:href="#__RefHeading___Toc3973_2045097678" text:style-name="Index_20_Link" text:visited-style-name="Index_20_Link">Remove color<text:tab/>39</text:a></text:p>
          <text:p text:style-name="P212"><text:a xlink:type="simple" xlink:href="#__RefHeading___Toc2485_2732199815" text:style-name="Index_20_Link" text:visited-style-name="Index_20_Link">Sort By<text:tab/>39</text:a></text:p>
          <text:p text:style-name="P211"><text:a xlink:type="simple" xlink:href="#__RefHeading___Toc3089_2573843734" text:style-name="Index_20_Link" text:visited-style-name="Index_20_Link">Brush Settings Panel - Advanced Sub panel<text:tab/>39</text:a></text:p>
          <text:p text:style-name="P212"><text:a xlink:type="simple" xlink:href="#__RefHeading___Toc2881_38131648691" text:style-name="Index_20_Link" text:visited-style-name="Index_20_Link">Topology<text:tab/>39</text:a></text:p>
          <text:p text:style-name="P212"><text:a xlink:type="simple" xlink:href="#__RefHeading___Toc9697_1824433352" text:style-name="Index_20_Link" text:visited-style-name="Index_20_Link">Face Sets<text:tab/>39</text:a></text:p>
          <text:p text:style-name="P212"><text:a xlink:type="simple" xlink:href="#__RefHeading___Toc7447_1505234845" text:style-name="Index_20_Link" text:visited-style-name="Index_20_Link">Mesh Boundary<text:tab/>39</text:a></text:p>
          <text:p text:style-name="P212"><text:a xlink:type="simple" xlink:href="#__RefHeading___Toc7449_1505234845" text:style-name="Index_20_Link" text:visited-style-name="Index_20_Link">Face Sets Boundary<text:tab/>39</text:a></text:p>
          <text:p text:style-name="P213"><text:a xlink:type="simple" xlink:href="#__RefHeading___Toc7652_1835929790" text:style-name="Index_20_Link" text:visited-style-name="Index_20_Link">Steps<text:tab/>39</text:a></text:p>
          <text:p text:style-name="P212"><text:a xlink:type="simple" xlink:href="#__RefHeading___Toc7451_1505234845" text:style-name="Index_20_Link" text:visited-style-name="Index_20_Link">Cavity<text:tab/>40</text:a></text:p>
          <text:p text:style-name="P212"><text:a xlink:type="simple" xlink:href="#__RefHeading___Toc7453_1505234845" text:style-name="Index_20_Link" text:visited-style-name="Index_20_Link">Cavity (Inverted)<text:tab/>40</text:a></text:p>
          <text:p text:style-name="P213"><text:a xlink:type="simple" xlink:href="#__RefHeading___Toc7654_1835929790" text:style-name="Index_20_Link" text:visited-style-name="Index_20_Link">Create Mask<text:tab/>40</text:a></text:p>
          <text:p text:style-name="P213"><text:a xlink:type="simple" xlink:href="#__RefHeading___Toc7656_1835929790" text:style-name="Index_20_Link" text:visited-style-name="Index_20_Link">Factor<text:tab/>40</text:a></text:p>
          <text:p text:style-name="P213"><text:a xlink:type="simple" xlink:href="#__RefHeading___Toc7658_1835929790" text:style-name="Index_20_Link" text:visited-style-name="Index_20_Link">Blur<text:tab/>40</text:a></text:p>
          <text:p text:style-name="P213"><text:a xlink:type="simple" xlink:href="#__RefHeading___Toc7660_1835929790" text:style-name="Index_20_Link" text:visited-style-name="Index_20_Link"><text:soft-page-break/>Custom Curve<text:tab/>40</text:a></text:p>
          <text:p text:style-name="P213"><text:a xlink:type="simple" xlink:href="#__RefHeading___Toc36956_5424758141" text:style-name="Index_20_Link" text:visited-style-name="Index_20_Link">Selecting Points<text:tab/>40</text:a></text:p>
          <text:p text:style-name="P213"><text:a xlink:type="simple" xlink:href="#__RefHeading___Toc36958_5424758141" text:style-name="Index_20_Link" text:visited-style-name="Index_20_Link">Adding Points<text:tab/>40</text:a></text:p>
          <text:p text:style-name="P213"><text:a xlink:type="simple" xlink:href="#__RefHeading___Toc17864_42578558601" text:style-name="Index_20_Link" text:visited-style-name="Index_20_Link">Navigation elements<text:tab/>40</text:a></text:p>
          <text:p text:style-name="P213"><text:a xlink:type="simple" xlink:href="#__RefHeading___Toc17866_42578558601" text:style-name="Index_20_Link" text:visited-style-name="Index_20_Link">Zoom in and out<text:tab/>41</text:a></text:p>
          <text:p text:style-name="P213"><text:a xlink:type="simple" xlink:href="#__RefHeading___Toc9391_21737460451" text:style-name="Index_20_Link" text:visited-style-name="Index_20_Link">Clipping Options<text:tab/>41</text:a></text:p>
          <text:p text:style-name="P214"><text:a xlink:type="simple" xlink:href="#__RefHeading___Toc7662_1835929790" text:style-name="Index_20_Link" text:visited-style-name="Index_20_Link">Use Clipping<text:tab/>41</text:a></text:p>
          <text:p text:style-name="P213"><text:a xlink:type="simple" xlink:href="#__RefHeading___Toc7664_1835929790" text:style-name="Index_20_Link" text:visited-style-name="Index_20_Link">Min and Max X Y<text:tab/>41</text:a></text:p>
          <text:p text:style-name="P213"><text:a xlink:type="simple" xlink:href="#__RefHeading___Toc17868_42578558601" text:style-name="Index_20_Link" text:visited-style-name="Index_20_Link">Tools<text:tab/>41</text:a></text:p>
          <text:p text:style-name="P214"><text:a xlink:type="simple" xlink:href="#__RefHeading___Toc17870_42578558601" text:style-name="Index_20_Link" text:visited-style-name="Index_20_Link">Reset View<text:tab/>41</text:a></text:p>
          <text:p text:style-name="P214"><text:a xlink:type="simple" xlink:href="#__RefHeading___Toc17872_42578558601" text:style-name="Index_20_Link" text:visited-style-name="Index_20_Link">Extend horizontal<text:tab/>41</text:a></text:p>
          <text:p text:style-name="P214"><text:a xlink:type="simple" xlink:href="#__RefHeading___Toc17874_42578558601" text:style-name="Index_20_Link" text:visited-style-name="Index_20_Link">Extend extrapolated<text:tab/>41</text:a></text:p>
          <text:p text:style-name="P214"><text:a xlink:type="simple" xlink:href="#__RefHeading___Toc35638_13526274831" text:style-name="Index_20_Link" text:visited-style-name="Index_20_Link">Reset Curve<text:tab/>41</text:a></text:p>
          <text:p text:style-name="P213"><text:a xlink:type="simple" xlink:href="#__RefHeading___Toc17880_42578558601" text:style-name="Index_20_Link" text:visited-style-name="Index_20_Link">Handle Types<text:tab/>41</text:a></text:p>
          <text:p text:style-name="P213"><text:a xlink:type="simple" xlink:href="#__RefHeading___Toc3133_25738437341" text:style-name="Index_20_Link" text:visited-style-name="Index_20_Link">X Y Position<text:tab/>41</text:a></text:p>
          <text:p text:style-name="P214"><text:a xlink:type="simple" xlink:href="#__RefHeading___Toc7666_1835929790" text:style-name="Index_20_Link" text:visited-style-name="Index_20_Link">Delete Points<text:tab/>41</text:a></text:p>
          <text:p text:style-name="P212"><text:a xlink:type="simple" xlink:href="#__RefHeading___Toc7457_1505234845" text:style-name="Index_20_Link" text:visited-style-name="Index_20_Link">View Normal<text:tab/>42</text:a></text:p>
          <text:p text:style-name="P213"><text:a xlink:type="simple" xlink:href="#__RefHeading___Toc7668_1835929790" text:style-name="Index_20_Link" text:visited-style-name="Index_20_Link">Occlusion<text:tab/>42</text:a></text:p>
          <text:p text:style-name="P213"><text:a xlink:type="simple" xlink:href="#__RefHeading___Toc7670_1835929790" text:style-name="Index_20_Link" text:visited-style-name="Index_20_Link">Limit<text:tab/>42</text:a></text:p>
          <text:p text:style-name="P213"><text:a xlink:type="simple" xlink:href="#__RefHeading___Toc7672_1835929790" text:style-name="Index_20_Link" text:visited-style-name="Index_20_Link">Falloff<text:tab/>42</text:a></text:p>
          <text:p text:style-name="P212"><text:a xlink:type="simple" xlink:href="#__RefHeading___Toc7455_1505234845" text:style-name="Index_20_Link" text:visited-style-name="Index_20_Link">Area Normal<text:tab/>42</text:a></text:p>
          <text:p text:style-name="P213"><text:a xlink:type="simple" xlink:href="#__RefHeading___Toc7674_1835929790" text:style-name="Index_20_Link" text:visited-style-name="Index_20_Link">Limit<text:tab/>42</text:a></text:p>
          <text:p text:style-name="P213"><text:a xlink:type="simple" xlink:href="#__RefHeading___Toc7676_1835929790" text:style-name="Index_20_Link" text:visited-style-name="Index_20_Link">Falloff<text:tab/>42</text:a></text:p>
          <text:p text:style-name="P212"><text:a xlink:type="simple" xlink:href="#__RefHeading___Toc16601_2091655827" text:style-name="Index_20_Link" text:visited-style-name="Index_20_Link">Sculpt Plane<text:tab/>42</text:a></text:p>
          <text:p text:style-name="P212"><text:a xlink:type="simple" xlink:href="#__RefHeading___Toc2182_2045047666" text:style-name="Index_20_Link" text:visited-style-name="Index_20_Link">Use Original<text:tab/>42</text:a></text:p>
          <text:p text:style-name="P213"><text:a xlink:type="simple" xlink:href="#__RefHeading___Toc7461_1505234845" text:style-name="Index_20_Link" text:visited-style-name="Index_20_Link">Normal<text:tab/>42</text:a></text:p>
          <text:p text:style-name="P213"><text:a xlink:type="simple" xlink:href="#__RefHeading___Toc2182_20450476661" text:style-name="Index_20_Link" text:visited-style-name="Index_20_Link">Plane<text:tab/>42</text:a></text:p>
          <text:p text:style-name="P212"><text:a xlink:type="simple" xlink:href="#__RefHeading___Toc7650_1835929790" text:style-name="Index_20_Link" text:visited-style-name="Index_20_Link">Accumulate<text:tab/>43</text:a></text:p>
          <text:p text:style-name="P211"><text:a xlink:type="simple" xlink:href="#__RefHeading___Toc35616_1352627483" text:style-name="Index_20_Link" text:visited-style-name="Index_20_Link">Brush Settings Panel - Texture Subpanel<text:tab/>43</text:a></text:p>
          <text:p text:style-name="P213"><text:a xlink:type="simple" xlink:href="#__RefHeading___Toc16926_4034578657" text:style-name="Index_20_Link" text:visited-style-name="Index_20_Link">Browse Texture to be linked<text:tab/>43</text:a></text:p>
          <text:p text:style-name="P214"><text:a xlink:type="simple" xlink:href="#__RefHeading___Toc2184_2045047666" text:style-name="Index_20_Link" text:visited-style-name="Index_20_Link">Adding a texture<text:tab/>43</text:a></text:p>
          <text:p text:style-name="P213"><text:a xlink:type="simple" xlink:href="#__RefHeading___Toc16928_4034578657" text:style-name="Index_20_Link" text:visited-style-name="Index_20_Link">Texture Edit box<text:tab/>44</text:a></text:p>
          <text:p text:style-name="P213"><text:a xlink:type="simple" xlink:href="#__RefHeading___Toc16930_4034578657" text:style-name="Index_20_Link" text:visited-style-name="Index_20_Link">Brush Mapping<text:tab/>44</text:a></text:p>
          <text:p text:style-name="P213"><text:a xlink:type="simple" xlink:href="#__RefHeading___Toc35620_1352627483" text:style-name="Index_20_Link" text:visited-style-name="Index_20_Link">Brush Mapping with mapping method View Plane and Area Plane<text:tab/>45</text:a></text:p>
          <text:p text:style-name="P214"><text:a xlink:type="simple" xlink:href="#__RefHeading___Toc16934_4034578657" text:style-name="Index_20_Link" text:visited-style-name="Index_20_Link">Angle edit box<text:tab/>45</text:a></text:p>
          <text:p text:style-name="P214"><text:a xlink:type="simple" xlink:href="#__RefHeading___Toc16936_4034578657" text:style-name="Index_20_Link" text:visited-style-name="Index_20_Link">Rake<text:tab/>45</text:a></text:p>
          <text:p text:style-name="P214"><text:a xlink:type="simple" xlink:href="#__RefHeading___Toc16938_4034578657" text:style-name="Index_20_Link" text:visited-style-name="Index_20_Link">Random<text:tab/>45</text:a></text:p>
          <text:p text:style-name="P214"><text:a xlink:type="simple" xlink:href="#__RefHeading___Toc16940_4034578657" text:style-name="Index_20_Link" text:visited-style-name="Index_20_Link">Random edit box<text:tab/>45</text:a></text:p>
          <text:p text:style-name="P214"><text:a xlink:type="simple" xlink:href="#__RefHeading___Toc16942_4034578657" text:style-name="Index_20_Link" text:visited-style-name="Index_20_Link">Offset<text:tab/>45</text:a></text:p>
          <text:p text:style-name="P214"><text:a xlink:type="simple" xlink:href="#__RefHeading___Toc35622_1352627483" text:style-name="Index_20_Link" text:visited-style-name="Index_20_Link">Size<text:tab/>46</text:a></text:p>
          <text:p text:style-name="P214"><text:a xlink:type="simple" xlink:href="#__RefHeading___Toc16946_4034578657" text:style-name="Index_20_Link" text:visited-style-name="Index_20_Link">Sample Bias<text:tab/>46</text:a></text:p>
          <text:p text:style-name="P214"><text:a xlink:type="simple" xlink:href="#__RefHeading___Toc7971_3442103192" text:style-name="Index_20_Link" text:visited-style-name="Index_20_Link">Vector Displacement<text:tab/>46</text:a></text:p>
          <text:p text:style-name="P213"><text:a xlink:type="simple" xlink:href="#__RefHeading___Toc17077_2938790103" text:style-name="Index_20_Link" text:visited-style-name="Index_20_Link">Brush Mapping with mapping method Tiled<text:tab/>46</text:a></text:p>
          <text:p text:style-name="P214"><text:a xlink:type="simple" xlink:href="#__RefHeading___Toc17079_2938790103" text:style-name="Index_20_Link" text:visited-style-name="Index_20_Link">Angle edit box<text:tab/>46</text:a></text:p>
          <text:p text:style-name="P214"><text:a xlink:type="simple" xlink:href="#__RefHeading___Toc16942_40345786571" text:style-name="Index_20_Link" text:visited-style-name="Index_20_Link">Offset<text:tab/>46</text:a></text:p>
          <text:p text:style-name="P214"><text:a xlink:type="simple" xlink:href="#__RefHeading___Toc16944_40345786571" text:style-name="Index_20_Link" text:visited-style-name="Index_20_Link">Size<text:tab/>46</text:a></text:p>
          <text:p text:style-name="P214"><text:a xlink:type="simple" xlink:href="#__RefHeading___Toc16946_40345786571" text:style-name="Index_20_Link" text:visited-style-name="Index_20_Link">Sample Bias<text:tab/>46</text:a></text:p>
          <text:p text:style-name="P213"><text:a xlink:type="simple" xlink:href="#__RefHeading___Toc35624_1352627483" text:style-name="Index_20_Link" text:visited-style-name="Index_20_Link">Brush Mapping with mapping method 3D<text:tab/>47</text:a></text:p>
          <text:p text:style-name="P214"><text:a xlink:type="simple" xlink:href="#__RefHeading___Toc17083_2938790103" text:style-name="Index_20_Link" text:visited-style-name="Index_20_Link">Offset<text:tab/>47</text:a></text:p>
          <text:p text:style-name="P214"><text:a xlink:type="simple" xlink:href="#__RefHeading___Toc16944_403457865712" text:style-name="Index_20_Link" text:visited-style-name="Index_20_Link">Size<text:tab/>47</text:a></text:p>
          <text:p text:style-name="P214"><text:a xlink:type="simple" xlink:href="#__RefHeading___Toc16946_403457865712" text:style-name="Index_20_Link" text:visited-style-name="Index_20_Link">Sample Bias<text:tab/>47</text:a></text:p>
          <text:p text:style-name="P213"><text:a xlink:type="simple" xlink:href="#__RefHeading___Toc17159_1662158280" text:style-name="Index_20_Link" text:visited-style-name="Index_20_Link">Brush Mapping with mapping method Random<text:tab/>47</text:a></text:p>
          <text:p text:style-name="P214"><text:a xlink:type="simple" xlink:href="#__RefHeading___Toc35626_1352627483" text:style-name="Index_20_Link" text:visited-style-name="Index_20_Link">Angle edit box<text:tab/>48</text:a></text:p>
          <text:p text:style-name="P214"><text:a xlink:type="simple" xlink:href="#__RefHeading___Toc16936_40345786571" text:style-name="Index_20_Link" text:visited-style-name="Index_20_Link"><text:soft-page-break/>Rake<text:tab/>48</text:a></text:p>
          <text:p text:style-name="P214"><text:a xlink:type="simple" xlink:href="#__RefHeading___Toc16938_40345786571" text:style-name="Index_20_Link" text:visited-style-name="Index_20_Link">Random<text:tab/>48</text:a></text:p>
          <text:p text:style-name="P214"><text:a xlink:type="simple" xlink:href="#__RefHeading___Toc16940_40345786571" text:style-name="Index_20_Link" text:visited-style-name="Index_20_Link">Random edit box<text:tab/>48</text:a></text:p>
          <text:p text:style-name="P214"><text:a xlink:type="simple" xlink:href="#__RefHeading___Toc17083_29387901031" text:style-name="Index_20_Link" text:visited-style-name="Index_20_Link">Offset<text:tab/>48</text:a></text:p>
          <text:p text:style-name="P214"><text:a xlink:type="simple" xlink:href="#__RefHeading___Toc16944_4034578657121" text:style-name="Index_20_Link" text:visited-style-name="Index_20_Link">Size<text:tab/>48</text:a></text:p>
          <text:p text:style-name="P214"><text:a xlink:type="simple" xlink:href="#__RefHeading___Toc16946_4034578657121" text:style-name="Index_20_Link" text:visited-style-name="Index_20_Link">Sample Bias<text:tab/>48</text:a></text:p>
          <text:p text:style-name="P213"><text:a xlink:type="simple" xlink:href="#__RefHeading___Toc17163_1662158280" text:style-name="Index_20_Link" text:visited-style-name="Index_20_Link">Brush Mapping with mapping method Stencil<text:tab/>48</text:a></text:p>
          <text:p text:style-name="P214"><text:a xlink:type="simple" xlink:href="#__RefHeading___Toc17165_166215828012" text:style-name="Index_20_Link" text:visited-style-name="Index_20_Link">Image Aspect<text:tab/>49</text:a></text:p>
          <text:p text:style-name="P214"><text:a xlink:type="simple" xlink:href="#__RefHeading___Toc17171_166215828012" text:style-name="Index_20_Link" text:visited-style-name="Index_20_Link">Angle edit box<text:tab/>49</text:a></text:p>
          <text:p text:style-name="P214"><text:a xlink:type="simple" xlink:href="#__RefHeading___Toc17083_29387901031112" text:style-name="Index_20_Link" text:visited-style-name="Index_20_Link">Offset<text:tab/>49</text:a></text:p>
          <text:p text:style-name="P214"><text:a xlink:type="simple" xlink:href="#__RefHeading___Toc2186_2045047666" text:style-name="Index_20_Link" text:visited-style-name="Index_20_Link">Stencil Texture Controls<text:tab/>49</text:a></text:p>
          <text:p text:style-name="P211"><text:a xlink:type="simple" xlink:href="#__RefHeading___Toc35628_1352627483" text:style-name="Index_20_Link" text:visited-style-name="Index_20_Link">Brush Settings Panel - Stroke Sub panel<text:tab/>49</text:a></text:p>
          <text:p text:style-name="P212"><text:a xlink:type="simple" xlink:href="#__RefHeading___Toc17411_2210550682" text:style-name="Index_20_Link" text:visited-style-name="Index_20_Link">Stroke Panel with Stroke method Space<text:tab/>49</text:a></text:p>
          <text:p text:style-name="P213"><text:a xlink:type="simple" xlink:href="#__RefHeading___Toc35632_1352627483" text:style-name="Index_20_Link" text:visited-style-name="Index_20_Link">Spacing Edit Box<text:tab/>50</text:a></text:p>
          <text:p text:style-name="P214"><text:a xlink:type="simple" xlink:href="#__RefHeading___Toc3093_2573843734" text:style-name="Index_20_Link" text:visited-style-name="Index_20_Link">Spacing Pressure<text:tab/>50</text:a></text:p>
          <text:p text:style-name="P214"><text:a xlink:type="simple" xlink:href="#__RefHeading___Toc3095_2573843734" text:style-name="Index_20_Link" text:visited-style-name="Index_20_Link">Spacing Distance<text:tab/>50</text:a></text:p>
          <text:p text:style-name="P213"><text:a xlink:type="simple" xlink:href="#__RefHeading___Toc2188_2045047666" text:style-name="Index_20_Link" text:visited-style-name="Index_20_Link">Adjust Strength for Spacing<text:tab/>50</text:a></text:p>
          <text:p text:style-name="P213"><text:a xlink:type="simple" xlink:href="#__RefHeading___Toc3097_2573843734" text:style-name="Index_20_Link" text:visited-style-name="Index_20_Link">Dash Ratio<text:tab/>50</text:a></text:p>
          <text:p text:style-name="P213"><text:a xlink:type="simple" xlink:href="#__RefHeading___Toc3099_2573843734" text:style-name="Index_20_Link" text:visited-style-name="Index_20_Link">Dash Length<text:tab/>50</text:a></text:p>
          <text:p text:style-name="P213"><text:a xlink:type="simple" xlink:href="#__RefHeading___Toc3515_2967426697" text:style-name="Index_20_Link" text:visited-style-name="Index_20_Link">Jitter Edit Box<text:tab/>50</text:a></text:p>
          <text:p text:style-name="P214"><text:a xlink:type="simple" xlink:href="#__RefHeading___Toc3517_2967426697" text:style-name="Index_20_Link" text:visited-style-name="Index_20_Link">Jitter Pressure<text:tab/>50</text:a></text:p>
          <text:p text:style-name="P214"><text:a xlink:type="simple" xlink:href="#__RefHeading___Toc3519_2967426697" text:style-name="Index_20_Link" text:visited-style-name="Index_20_Link">Jitter Unit<text:tab/>50</text:a></text:p>
          <text:p text:style-name="P214"><text:a xlink:type="simple" xlink:href="#__RefHeading___Toc2190_2045047666" text:style-name="Index_20_Link" text:visited-style-name="Index_20_Link">Input Samples Edit Box<text:tab/>50</text:a></text:p>
          <text:p text:style-name="P214"><text:a xlink:type="simple" xlink:href="#__RefHeading___Toc17417_2210550682" text:style-name="Index_20_Link" text:visited-style-name="Index_20_Link">Stabilize Stroke<text:tab/>50</text:a></text:p>
          <text:p text:style-name="P215"><text:a xlink:type="simple" xlink:href="#__RefHeading___Toc17419_2210550682" text:style-name="Index_20_Link" text:visited-style-name="Index_20_Link">Smooth Stroke Radius Edit Box<text:tab/>51</text:a></text:p>
          <text:p text:style-name="P215"><text:a xlink:type="simple" xlink:href="#__RefHeading___Toc17421_2210550682" text:style-name="Index_20_Link" text:visited-style-name="Index_20_Link">Smooth Stroke Factor Edit Box<text:tab/>51</text:a></text:p>
          <text:p text:style-name="P212"><text:a xlink:type="simple" xlink:href="#__RefHeading___Toc17425_2210550682" text:style-name="Index_20_Link" text:visited-style-name="Index_20_Link">Stroke Panel with Stroke method Curve<text:tab/>51</text:a></text:p>
          <text:p text:style-name="P213"><text:a xlink:type="simple" xlink:href="#__RefHeading___Toc17427_2210550682" text:style-name="Index_20_Link" text:visited-style-name="Index_20_Link">Spacing Edit Box<text:tab/>52</text:a></text:p>
          <text:p text:style-name="P214"><text:a xlink:type="simple" xlink:href="#__RefHeading___Toc3101_2573843734" text:style-name="Index_20_Link" text:visited-style-name="Index_20_Link">Spacing Distance<text:tab/>52</text:a></text:p>
          <text:p text:style-name="P214"><text:a xlink:type="simple" xlink:href="#__RefHeading___Toc3103_2573843734" text:style-name="Index_20_Link" text:visited-style-name="Index_20_Link">Adjust Strength for Spacing<text:tab/>52</text:a></text:p>
          <text:p text:style-name="P214"><text:a xlink:type="simple" xlink:href="#__RefHeading___Toc17429_2210550682" text:style-name="Index_20_Link" text:visited-style-name="Index_20_Link">Paint Curve edit box<text:tab/>52</text:a></text:p>
          <text:p text:style-name="P214"><text:a xlink:type="simple" xlink:href="#__RefHeading___Toc17431_2210550682" text:style-name="Index_20_Link" text:visited-style-name="Index_20_Link">Draw Curve Button<text:tab/>52</text:a></text:p>
          <text:p text:style-name="P213"><text:a xlink:type="simple" xlink:href="#__RefHeading___Toc3521_2967426697" text:style-name="Index_20_Link" text:visited-style-name="Index_20_Link">Jitter Edit Box<text:tab/>52</text:a></text:p>
          <text:p text:style-name="P214"><text:a xlink:type="simple" xlink:href="#__RefHeading___Toc3523_2967426697" text:style-name="Index_20_Link" text:visited-style-name="Index_20_Link">Jitter Pressure<text:tab/>52</text:a></text:p>
          <text:p text:style-name="P214"><text:a xlink:type="simple" xlink:href="#__RefHeading___Toc3525_2967426697" text:style-name="Index_20_Link" text:visited-style-name="Index_20_Link">Jitter Unit<text:tab/>52</text:a></text:p>
          <text:p text:style-name="P214"><text:a xlink:type="simple" xlink:href="#__RefHeading___Toc17435_2210550682" text:style-name="Index_20_Link" text:visited-style-name="Index_20_Link">Input Samples Edit Box<text:tab/>53</text:a></text:p>
          <text:p text:style-name="P212"><text:a xlink:type="simple" xlink:href="#__RefHeading___Toc17846_4257855860" text:style-name="Index_20_Link" text:visited-style-name="Index_20_Link">Stroke Panel with Stroke method Line<text:tab/>53</text:a></text:p>
          <text:p text:style-name="P213"><text:a xlink:type="simple" xlink:href="#__RefHeading___Toc3107_2573843734" text:style-name="Index_20_Link" text:visited-style-name="Index_20_Link">Spacing Edit Box<text:tab/>53</text:a></text:p>
          <text:p text:style-name="P214"><text:a xlink:type="simple" xlink:href="#__RefHeading___Toc3109_2573843734" text:style-name="Index_20_Link" text:visited-style-name="Index_20_Link">Spacing Distance<text:tab/>53</text:a></text:p>
          <text:p text:style-name="P214"><text:a xlink:type="simple" xlink:href="#__RefHeading___Toc3111_2573843734" text:style-name="Index_20_Link" text:visited-style-name="Index_20_Link">Adjust Strength for Spacing<text:tab/>53</text:a></text:p>
          <text:p text:style-name="P213"><text:a xlink:type="simple" xlink:href="#__RefHeading___Toc3527_2967426697" text:style-name="Index_20_Link" text:visited-style-name="Index_20_Link">Jitter Edit Box<text:tab/>53</text:a></text:p>
          <text:p text:style-name="P214"><text:a xlink:type="simple" xlink:href="#__RefHeading___Toc3529_2967426697" text:style-name="Index_20_Link" text:visited-style-name="Index_20_Link">Jitter Pressure<text:tab/>54</text:a></text:p>
          <text:p text:style-name="P214"><text:a xlink:type="simple" xlink:href="#__RefHeading___Toc3531_2967426697" text:style-name="Index_20_Link" text:visited-style-name="Index_20_Link">Jitter Unit<text:tab/>54</text:a></text:p>
          <text:p text:style-name="P213"><text:a xlink:type="simple" xlink:href="#__RefHeading___Toc17435_22105506821" text:style-name="Index_20_Link" text:visited-style-name="Index_20_Link">Input Samples Edit Box<text:tab/>54</text:a></text:p>
          <text:p text:style-name="P212"><text:a xlink:type="simple" xlink:href="#__RefHeading___Toc17852_4257855860" text:style-name="Index_20_Link" text:visited-style-name="Index_20_Link">Stroke Panel with Stroke method Airbrush<text:tab/>54</text:a></text:p>
          <text:p text:style-name="P213"><text:a xlink:type="simple" xlink:href="#__RefHeading___Toc17413_22105506821" text:style-name="Index_20_Link" text:visited-style-name="Index_20_Link">Rate Edit Box<text:tab/>54</text:a></text:p>
          <text:p text:style-name="P214"><text:a xlink:type="simple" xlink:href="#__RefHeading___Toc3117_2573843734" text:style-name="Index_20_Link" text:visited-style-name="Index_20_Link">Spacing Distance<text:tab/>54</text:a></text:p>
          <text:p text:style-name="P213"><text:a xlink:type="simple" xlink:href="#__RefHeading___Toc3533_2967426697" text:style-name="Index_20_Link" text:visited-style-name="Index_20_Link">Jitter Edit Box<text:tab/>54</text:a></text:p>
          <text:p text:style-name="P214"><text:a xlink:type="simple" xlink:href="#__RefHeading___Toc3535_2967426697" text:style-name="Index_20_Link" text:visited-style-name="Index_20_Link">Jitter Pressure<text:tab/>54</text:a></text:p>
          <text:p text:style-name="P214"><text:a xlink:type="simple" xlink:href="#__RefHeading___Toc3537_2967426697" text:style-name="Index_20_Link" text:visited-style-name="Index_20_Link">Jitter Unit<text:tab/>55</text:a></text:p>
          <text:p text:style-name="P213"><text:a xlink:type="simple" xlink:href="#__RefHeading___Toc2196_2045047666" text:style-name="Index_20_Link" text:visited-style-name="Index_20_Link">Input Samples Edit Box<text:tab/>55</text:a></text:p>
          <text:p text:style-name="P213"><text:a xlink:type="simple" xlink:href="#__RefHeading___Toc35634_1352627483" text:style-name="Index_20_Link" text:visited-style-name="Index_20_Link">Stabilize Stroke<text:tab/>55</text:a></text:p>
          <text:p text:style-name="P213"><text:a xlink:type="simple" xlink:href="#__RefHeading___Toc17419_22105506821" text:style-name="Index_20_Link" text:visited-style-name="Index_20_Link">Smooth Stroke Radius Edit Box<text:tab/>55</text:a></text:p>
          <text:p text:style-name="P213"><text:a xlink:type="simple" xlink:href="#__RefHeading___Toc17421_22105506821" text:style-name="Index_20_Link" text:visited-style-name="Index_20_Link"><text:soft-page-break/>Smooth Stroke Factor Edit Box<text:tab/>55</text:a></text:p>
          <text:p text:style-name="P212"><text:a xlink:type="simple" xlink:href="#__RefHeading___Toc17854_4257855860" text:style-name="Index_20_Link" text:visited-style-name="Index_20_Link">Stroke Panel with Stroke method Anchored<text:tab/>55</text:a></text:p>
          <text:p text:style-name="P213"><text:a xlink:type="simple" xlink:href="#__RefHeading___Toc17856_4257855860" text:style-name="Index_20_Link" text:visited-style-name="Index_20_Link">Edge to Edge<text:tab/>55</text:a></text:p>
          <text:p text:style-name="P214"><text:a xlink:type="simple" xlink:href="#__RefHeading___Toc3123_2573843734" text:style-name="Index_20_Link" text:visited-style-name="Index_20_Link">Spacing Distance<text:tab/>56</text:a></text:p>
          <text:p text:style-name="P213"><text:a xlink:type="simple" xlink:href="#__RefHeading___Toc17423_221055068211" text:style-name="Index_20_Link" text:visited-style-name="Index_20_Link">Input Samples Edit Box<text:tab/>56</text:a></text:p>
          <text:p text:style-name="P212"><text:a xlink:type="simple" xlink:href="#__RefHeading___Toc17858_4257855860" text:style-name="Index_20_Link" text:visited-style-name="Index_20_Link">Stroke Panel with Stroke method Drag dot<text:tab/>56</text:a></text:p>
          <text:p text:style-name="P213"><text:a xlink:type="simple" xlink:href="#__RefHeading___Toc3125_2573843734" text:style-name="Index_20_Link" text:visited-style-name="Index_20_Link">Spacing Distance<text:tab/>56</text:a></text:p>
          <text:p text:style-name="P213"><text:a xlink:type="simple" xlink:href="#__RefHeading___Toc17860_4257855860" text:style-name="Index_20_Link" text:visited-style-name="Index_20_Link">Input Samples Edit Box<text:tab/>56</text:a></text:p>
          <text:p text:style-name="P212"><text:a xlink:type="simple" xlink:href="#__RefHeading___Toc5222_3705283680" text:style-name="Index_20_Link" text:visited-style-name="Index_20_Link">Stroke Panel with Stroke method dot<text:tab/>57</text:a></text:p>
          <text:p text:style-name="P213"><text:a xlink:type="simple" xlink:href="#__RefHeading___Toc3127_2573843734" text:style-name="Index_20_Link" text:visited-style-name="Index_20_Link">Spacing Distance<text:tab/>57</text:a></text:p>
          <text:p text:style-name="P213"><text:a xlink:type="simple" xlink:href="#__RefHeading___Toc3129_2573843734" text:style-name="Index_20_Link" text:visited-style-name="Index_20_Link">Jitter Edit Box<text:tab/>57</text:a></text:p>
          <text:p text:style-name="P214"><text:a xlink:type="simple" xlink:href="#__RefHeading___Toc3131_2573843734" text:style-name="Index_20_Link" text:visited-style-name="Index_20_Link">Jitter Unit<text:tab/>57</text:a></text:p>
          <text:p text:style-name="P213"><text:a xlink:type="simple" xlink:href="#__RefHeading___Toc2198_2045047666" text:style-name="Index_20_Link" text:visited-style-name="Index_20_Link">Input Samples Edit Box<text:tab/>57</text:a></text:p>
          <text:p text:style-name="P213"><text:a xlink:type="simple" xlink:href="#__RefHeading___Toc35634_13526274832" text:style-name="Index_20_Link" text:visited-style-name="Index_20_Link">Stabilize Stroke<text:tab/>57</text:a></text:p>
          <text:p text:style-name="P213"><text:a xlink:type="simple" xlink:href="#__RefHeading___Toc17419_221055068212" text:style-name="Index_20_Link" text:visited-style-name="Index_20_Link">Smooth Stroke Radius Edit Box<text:tab/>57</text:a></text:p>
          <text:p text:style-name="P213"><text:a xlink:type="simple" xlink:href="#__RefHeading___Toc17421_221055068212" text:style-name="Index_20_Link" text:visited-style-name="Index_20_Link">Smooth Stroke Factor Edit Box<text:tab/>57</text:a></text:p>
          <text:p text:style-name="P211"><text:a xlink:type="simple" xlink:href="#__RefHeading___Toc35636_1352627483" text:style-name="Index_20_Link" text:visited-style-name="Index_20_Link">Brush Settings Panel - Falloff Sub panel<text:tab/>58</text:a></text:p>
          <text:p text:style-name="P212"><text:a xlink:type="simple" xlink:href="#__RefHeading___Toc7459_1505234845" text:style-name="Index_20_Link" text:visited-style-name="Index_20_Link">Presets<text:tab/>58</text:a></text:p>
          <text:p text:style-name="P213"><text:a xlink:type="simple" xlink:href="#__RefHeading___Toc36956_542475814" text:style-name="Index_20_Link" text:visited-style-name="Index_20_Link">Selecting Points<text:tab/>58</text:a></text:p>
          <text:p text:style-name="P213"><text:a xlink:type="simple" xlink:href="#__RefHeading___Toc36958_542475814" text:style-name="Index_20_Link" text:visited-style-name="Index_20_Link">Adding Points<text:tab/>58</text:a></text:p>
          <text:p text:style-name="P213"><text:a xlink:type="simple" xlink:href="#__RefHeading___Toc17864_4257855860" text:style-name="Index_20_Link" text:visited-style-name="Index_20_Link">Navigation elements<text:tab/>58</text:a></text:p>
          <text:p text:style-name="P213"><text:a xlink:type="simple" xlink:href="#__RefHeading___Toc17866_4257855860" text:style-name="Index_20_Link" text:visited-style-name="Index_20_Link">Zoom in and out<text:tab/>58</text:a></text:p>
          <text:p text:style-name="P213"><text:a xlink:type="simple" xlink:href="#__RefHeading___Toc17868_4257855860" text:style-name="Index_20_Link" text:visited-style-name="Index_20_Link">Tools<text:tab/>59</text:a></text:p>
          <text:p text:style-name="P214"><text:a xlink:type="simple" xlink:href="#__RefHeading___Toc17870_4257855860" text:style-name="Index_20_Link" text:visited-style-name="Index_20_Link">Reset View<text:tab/>59</text:a></text:p>
          <text:p text:style-name="P214"><text:a xlink:type="simple" xlink:href="#__RefHeading___Toc17872_4257855860" text:style-name="Index_20_Link" text:visited-style-name="Index_20_Link">Vector Handle<text:tab/>59</text:a></text:p>
          <text:p text:style-name="P214"><text:a xlink:type="simple" xlink:href="#__RefHeading___Toc17874_4257855860" text:style-name="Index_20_Link" text:visited-style-name="Index_20_Link">Auto Handle<text:tab/>59</text:a></text:p>
          <text:p text:style-name="P214"><text:a xlink:type="simple" xlink:href="#__RefHeading___Toc17876_4257855860" text:style-name="Index_20_Link" text:visited-style-name="Index_20_Link">Auto Clamped Handle<text:tab/>59</text:a></text:p>
          <text:p text:style-name="P214"><text:a xlink:type="simple" xlink:href="#__RefHeading___Toc35638_1352627483" text:style-name="Index_20_Link" text:visited-style-name="Index_20_Link">Reset Curve<text:tab/>59</text:a></text:p>
          <text:p text:style-name="P213"><text:a xlink:type="simple" xlink:href="#__RefHeading___Toc9391_2173746045" text:style-name="Index_20_Link" text:visited-style-name="Index_20_Link">Use Clipping<text:tab/>59</text:a></text:p>
          <text:p text:style-name="P213"><text:a xlink:type="simple" xlink:href="#__RefHeading___Toc9393_2173746045" text:style-name="Index_20_Link" text:visited-style-name="Index_20_Link">Delete Points<text:tab/>59</text:a></text:p>
          <text:p text:style-name="P213"><text:a xlink:type="simple" xlink:href="#__RefHeading___Toc17880_4257855860" text:style-name="Index_20_Link" text:visited-style-name="Index_20_Link">Curve Presets<text:tab/>59</text:a></text:p>
          <text:p text:style-name="P213"><text:a xlink:type="simple" xlink:href="#__RefHeading___Toc3133_2573843734" text:style-name="Index_20_Link" text:visited-style-name="Index_20_Link">Falloff Shape<text:tab/>59</text:a></text:p>
          <text:p text:style-name="P211"><text:a xlink:type="simple" xlink:href="#__RefHeading___Toc8811_3389447698" text:style-name="Index_20_Link" text:visited-style-name="Index_20_Link">Brush Settings Panel - Cursor Sub panel<text:tab/>59</text:a></text:p>
          <text:p text:style-name="P212"><text:a xlink:type="simple" xlink:href="#__RefHeading___Toc8813_3389447698" text:style-name="Index_20_Link" text:visited-style-name="Index_20_Link">Cursor checkbox in header<text:tab/>59</text:a></text:p>
          <text:p text:style-name="P212"><text:a xlink:type="simple" xlink:href="#__RefHeading___Toc8815_3389447698" text:style-name="Index_20_Link" text:visited-style-name="Index_20_Link">Cursor Color<text:tab/>60</text:a></text:p>
          <text:p text:style-name="P212"><text:a xlink:type="simple" xlink:href="#__RefHeading___Toc8817_3389447698" text:style-name="Index_20_Link" text:visited-style-name="Index_20_Link">Inverse Color<text:tab/>60</text:a></text:p>
          <text:p text:style-name="P212"><text:a xlink:type="simple" xlink:href="#__RefHeading___Toc8819_3389447698" text:style-name="Index_20_Link" text:visited-style-name="Index_20_Link">Falloff Opacity<text:tab/>60</text:a></text:p>
          <text:p text:style-name="P213"><text:a xlink:type="simple" xlink:href="#__RefHeading___Toc8825_3389447698" text:style-name="Index_20_Link" text:visited-style-name="Index_20_Link">Override Overlay<text:tab/>60</text:a></text:p>
          <text:p text:style-name="P213"><text:a xlink:type="simple" xlink:href="#__RefHeading___Toc8827_3389447698" text:style-name="Index_20_Link" text:visited-style-name="Index_20_Link">Use Cursor Overlay<text:tab/>60</text:a></text:p>
          <text:p text:style-name="P212"><text:a xlink:type="simple" xlink:href="#__RefHeading___Toc8821_3389447698" text:style-name="Index_20_Link" text:visited-style-name="Index_20_Link">Texture Opacity<text:tab/>60</text:a></text:p>
          <text:p text:style-name="P213"><text:a xlink:type="simple" xlink:href="#__RefHeading___Toc8829_3389447698" text:style-name="Index_20_Link" text:visited-style-name="Index_20_Link">Override Overlay<text:tab/>60</text:a></text:p>
          <text:p text:style-name="P213"><text:a xlink:type="simple" xlink:href="#__RefHeading___Toc8831_3389447698" text:style-name="Index_20_Link" text:visited-style-name="Index_20_Link">Use Cursor Overlay<text:tab/>60</text:a></text:p>
          <text:p text:style-name="P211"><text:a xlink:type="simple" xlink:href="#__RefHeading___Toc35640_1352627483" text:style-name="Index_20_Link" text:visited-style-name="Index_20_Link">Dyntopo Panel<text:tab/>60</text:a></text:p>
          <text:p text:style-name="P212"><text:a xlink:type="simple" xlink:href="#__RefHeading___Toc35642_1352627483" text:style-name="Index_20_Link" text:visited-style-name="Index_20_Link">Dyntopo Panel<text:tab/>60</text:a></text:p>
          <text:p text:style-name="P213"><text:a xlink:type="simple" xlink:href="#__RefHeading___Toc18122_1853030663" text:style-name="Index_20_Link" text:visited-style-name="Index_20_Link">Resolution<text:tab/>61</text:a></text:p>
          <text:p text:style-name="P214"><text:a xlink:type="simple" xlink:href="#__RefHeading___Toc2200_2045047666" text:style-name="Index_20_Link" text:visited-style-name="Index_20_Link">Sample detail size picker<text:tab/>61</text:a></text:p>
          <text:p text:style-name="P213"><text:a xlink:type="simple" xlink:href="#__RefHeading___Toc18124_1853030663" text:style-name="Index_20_Link" text:visited-style-name="Index_20_Link">Refine method<text:tab/>61</text:a></text:p>
          <text:p text:style-name="P214"><text:a xlink:type="simple" xlink:href="#__RefHeading___Toc35644_1352627483" text:style-name="Index_20_Link" text:visited-style-name="Index_20_Link">Subdivide Collapse<text:tab/>61</text:a></text:p>
          <text:p text:style-name="P214"><text:a xlink:type="simple" xlink:href="#__RefHeading___Toc18128_1853030663" text:style-name="Index_20_Link" text:visited-style-name="Index_20_Link">Collapse Edges<text:tab/>61</text:a></text:p>
          <text:p text:style-name="P214"><text:a xlink:type="simple" xlink:href="#__RefHeading___Toc18130_1853030663" text:style-name="Index_20_Link" text:visited-style-name="Index_20_Link">Subdivide Edges<text:tab/>61</text:a></text:p>
          <text:p text:style-name="P213"><text:a xlink:type="simple" xlink:href="#__RefHeading___Toc18132_1853030663" text:style-name="Index_20_Link" text:visited-style-name="Index_20_Link">Detailing<text:tab/>61</text:a></text:p>
          <text:p text:style-name="P214"><text:a xlink:type="simple" xlink:href="#__RefHeading___Toc2202_2045047666" text:style-name="Index_20_Link" text:visited-style-name="Index_20_Link">Relative Detail<text:tab/>61</text:a></text:p>
          <text:p text:style-name="P214"><text:a xlink:type="simple" xlink:href="#__RefHeading___Toc18134_1853030663" text:style-name="Index_20_Link" text:visited-style-name="Index_20_Link">Brush Detail<text:tab/>61</text:a></text:p>
          <text:p text:style-name="P214"><text:a xlink:type="simple" xlink:href="#__RefHeading___Toc18136_1853030663" text:style-name="Index_20_Link" text:visited-style-name="Index_20_Link"><text:soft-page-break/>Constant Detail<text:tab/>62</text:a></text:p>
          <text:p text:style-name="P214"><text:a xlink:type="simple" xlink:href="#__RefHeading___Toc2204_2045047666" text:style-name="Index_20_Link" text:visited-style-name="Index_20_Link">Manual Detail<text:tab/>62</text:a></text:p>
          <text:p text:style-name="P213"><text:a xlink:type="simple" xlink:href="#__RefHeading___Toc18140_1853030663" text:style-name="Index_20_Link" text:visited-style-name="Index_20_Link">Smooth shading<text:tab/>62</text:a></text:p>
          <text:p text:style-name="P211"><text:a xlink:type="simple" xlink:href="#__RefHeading___Toc8848_3389447698" text:style-name="Index_20_Link" text:visited-style-name="Index_20_Link">Remesh Panel<text:tab/>62</text:a></text:p>
          <text:p text:style-name="P212"><text:a xlink:type="simple" xlink:href="#__RefHeading___Toc8850_3389447698" text:style-name="Index_20_Link" text:visited-style-name="Index_20_Link">Voxel Size<text:tab/>62</text:a></text:p>
          <text:p text:style-name="P213"><text:a xlink:type="simple" xlink:href="#__RefHeading___Toc8868_3389447698" text:style-name="Index_20_Link" text:visited-style-name="Index_20_Link">Sample Detail Size<text:tab/>62</text:a></text:p>
          <text:p text:style-name="P212"><text:a xlink:type="simple" xlink:href="#__RefHeading___Toc8852_3389447698" text:style-name="Index_20_Link" text:visited-style-name="Index_20_Link">Adaptivity<text:tab/>62</text:a></text:p>
          <text:p text:style-name="P212"><text:a xlink:type="simple" xlink:href="#__RefHeading___Toc8854_3389447698" text:style-name="Index_20_Link" text:visited-style-name="Index_20_Link">Fix Poles<text:tab/>62</text:a></text:p>
          <text:p text:style-name="P212"><text:a xlink:type="simple" xlink:href="#__RefHeading___Toc8856_3389447698" text:style-name="Index_20_Link" text:visited-style-name="Index_20_Link">Smooth Normals<text:tab/>62</text:a></text:p>
          <text:p text:style-name="P212"><text:a xlink:type="simple" xlink:href="#__RefHeading___Toc47387_722664933" text:style-name="Index_20_Link" text:visited-style-name="Index_20_Link">Preserve<text:tab/>63</text:a></text:p>
          <text:p text:style-name="P213"><text:a xlink:type="simple" xlink:href="#__RefHeading___Toc8858_3389447698" text:style-name="Index_20_Link" text:visited-style-name="Index_20_Link">Volume<text:tab/>63</text:a></text:p>
          <text:p text:style-name="P213"><text:a xlink:type="simple" xlink:href="#__RefHeading___Toc8860_3389447698" text:style-name="Index_20_Link" text:visited-style-name="Index_20_Link">Paint Mask<text:tab/>63</text:a></text:p>
          <text:p text:style-name="P213"><text:a xlink:type="simple" xlink:href="#__RefHeading___Toc3912_97366285" text:style-name="Index_20_Link" text:visited-style-name="Index_20_Link">Face Sets<text:tab/>63</text:a></text:p>
          <text:p text:style-name="P212"><text:a xlink:type="simple" xlink:href="#__RefHeading___Toc8862_3389447698" text:style-name="Index_20_Link" text:visited-style-name="Index_20_Link">Remesh<text:tab/>63</text:a></text:p>
          <text:p text:style-name="P211"><text:a xlink:type="simple" xlink:href="#__RefHeading___Toc5303_3705283680" text:style-name="Index_20_Link" text:visited-style-name="Index_20_Link">Symmetry Panel<text:tab/>63</text:a></text:p>
          <text:p text:style-name="P212"><text:a xlink:type="simple" xlink:href="#__RefHeading___Toc18150_1853030663" text:style-name="Index_20_Link" text:visited-style-name="Index_20_Link">Mirror<text:tab/>63</text:a></text:p>
          <text:p text:style-name="P212"><text:a xlink:type="simple" xlink:href="#__RefHeading___Toc5305_3705283680" text:style-name="Index_20_Link" text:visited-style-name="Index_20_Link">Lock<text:tab/>63</text:a></text:p>
          <text:p text:style-name="P212"><text:a xlink:type="simple" xlink:href="#__RefHeading___Toc18158_1853030663" text:style-name="Index_20_Link" text:visited-style-name="Index_20_Link">Tiling<text:tab/>64</text:a></text:p>
          <text:p text:style-name="P212"><text:a xlink:type="simple" xlink:href="#__RefHeading___Toc47389_722664933" text:style-name="Index_20_Link" text:visited-style-name="Index_20_Link">Feather<text:tab/>64</text:a></text:p>
          <text:p text:style-name="P212"><text:a xlink:type="simple" xlink:href="#__RefHeading___Toc18152_1853030663" text:style-name="Index_20_Link" text:visited-style-name="Index_20_Link">Radial<text:tab/>64</text:a></text:p>
          <text:p text:style-name="P212"><text:a xlink:type="simple" xlink:href="#__RefHeading___Toc18160_1853030663" text:style-name="Index_20_Link" text:visited-style-name="Index_20_Link">Tile Offset<text:tab/>64</text:a></text:p>
          <text:p text:style-name="P212"><text:a xlink:type="simple" xlink:href="#__RefHeading___Toc8864_3389447698" text:style-name="Index_20_Link" text:visited-style-name="Index_20_Link">Direction<text:tab/>64</text:a></text:p>
          <text:p text:style-name="P212"><text:a xlink:type="simple" xlink:href="#__RefHeading___Toc8866_3389447698" text:style-name="Index_20_Link" text:visited-style-name="Index_20_Link">Symmetrize<text:tab/>64</text:a></text:p>
          <text:p text:style-name="P212"><text:a xlink:type="simple" xlink:href="#__RefHeading___Toc7923_109079044" text:style-name="Index_20_Link" text:visited-style-name="Index_20_Link">Merge Distance<text:tab/>64</text:a></text:p>
          <text:p text:style-name="P211"><text:a xlink:type="simple" xlink:href="#__RefHeading___Toc5299_3705283680" text:style-name="Index_20_Link" text:visited-style-name="Index_20_Link">Sculpt Mode - Options Panel<text:tab/>65</text:a></text:p>
          <text:p text:style-name="P212"><text:a xlink:type="simple" xlink:href="#__RefHeading___Toc47391_722664933" text:style-name="Index_20_Link" text:visited-style-name="Index_20_Link">Display<text:tab/>65</text:a></text:p>
          <text:p text:style-name="P213"><text:a xlink:type="simple" xlink:href="#__RefHeading___Toc18178_1853030663" text:style-name="Index_20_Link" text:visited-style-name="Index_20_Link">Fast Navigate<text:tab/>65</text:a></text:p>
          <text:p text:style-name="P213"><text:a xlink:type="simple" xlink:href="#__RefHeading___Toc9699_1824433352" text:style-name="Index_20_Link" text:visited-style-name="Index_20_Link">Delay Viewport Updates<text:tab/>65</text:a></text:p>
          <text:p text:style-name="P213"><text:a xlink:type="simple" xlink:href="#__RefHeading___Toc18180_1853030663" text:style-name="Index_20_Link" text:visited-style-name="Index_20_Link">Use Deform only<text:tab/>65</text:a></text:p>
          <text:p text:style-name="P212"><text:a xlink:type="simple" xlink:href="#__RefHeading___Toc47393_722664933" text:style-name="Index_20_Link" text:visited-style-name="Index_20_Link">Display<text:tab/>65</text:a></text:p>
          <text:p text:style-name="P214"><text:a xlink:type="simple" xlink:href="#__RefHeading___Toc9701_1824433352" text:style-name="Index_20_Link" text:visited-style-name="Index_20_Link">Topology<text:tab/>65</text:a></text:p>
          <text:p text:style-name="P213"><text:a xlink:type="simple" xlink:href="#__RefHeading___Toc9703_1824433352" text:style-name="Index_20_Link" text:visited-style-name="Index_20_Link">Face Sets<text:tab/>65</text:a></text:p>
          <text:p text:style-name="P213"><text:a xlink:type="simple" xlink:href="#__RefHeading___Toc9705_1824433352" text:style-name="Index_20_Link" text:visited-style-name="Index_20_Link">Mesh Boundary<text:tab/>65</text:a></text:p>
          <text:p text:style-name="P213"><text:a xlink:type="simple" xlink:href="#__RefHeading___Toc9707_1824433352" text:style-name="Index_20_Link" text:visited-style-name="Index_20_Link">Face Sets Boundary<text:tab/>65</text:a></text:p>
          <text:p text:style-name="P213"><text:a xlink:type="simple" xlink:href="#__RefHeading___Toc7973_3442103192" text:style-name="Index_20_Link" text:visited-style-name="Index_20_Link">Cavity<text:tab/>65</text:a></text:p>
          <text:p text:style-name="P213"><text:a xlink:type="simple" xlink:href="#__RefHeading___Toc7975_3442103192" text:style-name="Index_20_Link" text:visited-style-name="Index_20_Link">Cavity ( Inverted)<text:tab/>65</text:a></text:p>
          <text:p text:style-name="P213"><text:a xlink:type="simple" xlink:href="#__RefHeading___Toc7977_3442103192" text:style-name="Index_20_Link" text:visited-style-name="Index_20_Link">Area Normal<text:tab/>65</text:a></text:p>
          <text:p text:style-name="P213"><text:a xlink:type="simple" xlink:href="#__RefHeading___Toc7979_3442103192" text:style-name="Index_20_Link" text:visited-style-name="Index_20_Link">View Normal<text:tab/>65</text:a></text:p>
          <text:p text:style-name="P213"><text:a xlink:type="simple" xlink:href="#__RefHeading___Toc7981_3442103192" text:style-name="Index_20_Link" text:visited-style-name="Index_20_Link">Propagation Steps<text:tab/>66</text:a></text:p>
          <text:p text:style-name="P212"><text:a xlink:type="simple" xlink:href="#__RefHeading___Toc36962_542475814" text:style-name="Index_20_Link" text:visited-style-name="Index_20_Link">Gravity sub panel<text:tab/>66</text:a></text:p>
          <text:p text:style-name="P213"><text:a xlink:type="simple" xlink:href="#__RefHeading___Toc18172_18530306631" text:style-name="Index_20_Link" text:visited-style-name="Index_20_Link">Factor<text:tab/>66</text:a></text:p>
          <text:p text:style-name="P213"><text:a xlink:type="simple" xlink:href="#__RefHeading___Toc18174_18530306631" text:style-name="Index_20_Link" text:visited-style-name="Index_20_Link">Orientation<text:tab/>66</text:a></text:p>
        </text:index-body>
      </text:table-of-content>
      <text:p text:style-name="P140"/>
      <table:table table:name="Tabelle22" table:style-name="Tabelle22">
        <table:table-column table:style-name="Tabelle22.A"/>
        <table:table-row>
          <table:table-cell table:style-name="Tabelle22.A1" office:value-type="string">
            <text:h text:style-name="P259" text:outline-level="1"><text:bookmark-start text:name="__RefHeading___Toc3142_1352627483"/><text:span text:style-name="T4">Tools Tab in </text:span>Sculpt Mode<text:bookmark-end text:name="__RefHeading___Toc3142_1352627483"/></text:h>
          </table:table-cell>
        </table:table-row>
      </table:table>
      <text:p text:style-name="P3"/>
      <text:p text:style-name="Text_20_body">Sculpting is a process to deform the<text:span text:style-name="T29"> </text:span>geometry by using a brush.<text:span text:style-name="T4"> Mesh objects, Grease Pencil </text:span><text:span text:style-name="T101">objects and Hair Curve objects </text:span><text:span text:style-name="T4">can be sculpted. In this chapter we handle the mesh tools. Grease Pencil </text:span><text:span text:style-name="T101">and Curve Objects</text:span><text:span text:style-name="T4"> ha</text:span><text:span text:style-name="T101">ve</text:span><text:span text:style-name="T4"> </text:span><text:span text:style-name="T101">their</text:span><text:span text:style-name="T4"> own chapter.</text:span></text:p>
      <text:p text:style-name="Text_20_body">In Sculpt Mode you <text:span text:style-name="T28">will</text:span> mainly <text:span text:style-name="T28">find </text:span>settings for the different brushes, General settings, <text:span text:style-name="T101">a</text:span>nd brush specific settings. This settings can be found in different panels. The different brushes have different options and settings, dependent of which brush is selected. This brush specific options and settings are explained in the tool shelf chapter. Here we just cover the general panels with options and settings that exists for <text:span text:style-name="T8">(nearly) </text:span>all brushes.</text:p>
      <text:p text:style-name="Text_20_body">The Sculpt Mode just exists for Mesh, <text:span text:style-name="T101">Grease Pencil and Hair Curve</text:span> objects.</text:p>
      <text:p text:style-name="P4"/>
      <text:p text:style-name="P6"/>
      <table:table table:name="Tabelle2" table:style-name="Tabelle2">
        <table:table-column table:style-name="Tabelle2.A"/>
        <table:table-row>
          <table:table-cell table:style-name="Tabelle2.A1" office:value-type="string">
            <text:h text:style-name="P260" text:outline-level="1"><text:bookmark-start text:name="__RefHeading___Toc2977_3160775060"/><text:span text:style-name="T30">Brushes </text:span>Panel<text:bookmark-end text:name="__RefHeading___Toc2977_3160775060"/></text:h>
          </table:table-cell>
        </table:table-row>
      </table:table>
      <text:p text:style-name="P6"><draw:frame draw:style-name="fr3" draw:name="Bild26" text:anchor-type="paragraph" svg:x="6.011in" svg:y="0.1744in" svg:width="1.3272in" svg:height="1.2008in" draw:z-index="75"><draw:image xlink:href="Pictures/10000001000000C7000000B4F79FEF08D2F1A4C8.png" xlink:type="simple" xlink:show="embed" xlink:actuate="onLoad" draw:mime-type="image/png"/></draw:frame></text:p>
      <text:p text:style-name="P66">The Brush Panel contains an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313" text:outline-level="3"><text:bookmark-start text:name="__RefHeading___Toc2982_3160775060"/>Browse Brush<text:bookmark-end text:name="__RefHeading___Toc2982_3160775060"/></text:h>
      <text:p text:style-name="P66">The big image at the top is a drop down box where you can <text:span text:style-name="T41">see the currently active</text:span> brush. <text:span text:style-name="T41">The file browser just shows the current active brush. Which gets chosen in the 3d view in the tool shelf. You can duplicate this brush, and modify it to your needs.</text:span></text:p>
      <text:p text:style-name="Text_20_body"><draw:frame draw:style-name="fr8" draw:name="Bild27" text:anchor-type="paragraph" svg:width="1.5516in" svg:height="1.2874in" draw:z-index="76"><draw:image xlink:href="Pictures/10000001000000E9000000C19D0844294A61373B.png" xlink:type="simple" xlink:show="embed" xlink:actuate="onLoad" draw:mime-type="image/png"/></draw:frame><draw:frame draw:style-name="fr14" draw:name="Bild29" text:anchor-type="paragraph" svg:x="2.3075in" svg:y="0.2134in" svg:width="2.8661in" svg:height="1.0665in" draw:z-index="78"><draw:image xlink:href="Pictures/10000001000001AE000000A0B956A8C9EEE6A88F.png" xlink:type="simple" xlink:show="embed" xlink:actuate="onLoad" draw:mime-type="image/png"/></draw:frame>When you have added a few more brushes then the drop down box may be more than full. You will see some little white arrows then. Either in the top left or in the bottom right corner. They indicate that some brushes are hidden<text:span text:style-name="T31"> before or after the current display.</text:span></text:p>
      <text:p text:style-name="P66">To scroll to this hidden content use the mouse wheel, or the arrow up and down buttons at the keyboard.</text:p>
      <text:p text:style-name="Horizontal_20_Line"/>
      <text:h text:style-name="Heading_20_2" text:outline-level="2"><draw:frame draw:style-name="fr2" draw:name="Bild30" text:anchor-type="paragraph" svg:y="0.0673in" svg:width="1.3272in" svg:height="1.3661in" draw:z-index="79"><draw:image xlink:href="Pictures/10000001000000C7000000CD4F8D83ED4D1AA396.png" xlink:type="simple" xlink:show="embed" xlink:actuate="onLoad" draw:mime-type="image/png"/></draw:frame><text:bookmark-start text:name="__RefHeading___Toc2979_3160775060"/>Custom Icon<text:bookmark-end text:name="__RefHeading___Toc2979_3160775060"/></text:h>
      <text:p text:style-name="P144">The button at the right allows you to load a custom icon for your brush. It reveals a file browser below the image browser.</text:p>
      <text:p text:style-name="P144"/>
      <text:p text:style-name="P143"><text:soft-page-break/></text:p>
      <text:p text:style-name="P66"><draw:frame draw:style-name="fr2" draw:name="Bild28" text:anchor-type="paragraph" svg:y="-0.0008in" svg:width="1.0398in" svg:height="0.1374in" draw:z-index="77"><draw:image xlink:href="Pictures/100000010000009C00000015CCAA59F4F31E1AED.png" xlink:type="simple" xlink:show="embed" xlink:actuate="onLoad" draw:mime-type="image/png"/></draw:frame>The edit box below the Image shows you the name of the current active brush. </text:p>
      <text:p text:style-name="P66"><text:span text:style-name="T5">The number </text:span>right of it, <text:span text:style-name="T5">in this case 2</text:span>, indicates how much number of users ( internally ) this brush uses. This means that this data block <text:span text:style-name="T20">(the brush) </text:span>shares currently settings with at least one other object. Most probably the parent <text:span text:style-name="T21">brush</text:span> where we have created it from. Click at <text:span text:style-name="T21">the value</text:span> to make this brush a single user.<text:span text:style-name="T21"> The button will vanish then.</text:span></text:p>
      <text:p text:style-name="P142"><text:span text:style-name="T6">F </text:span><text:span text:style-name="T19">set the brush to have a fake user. Z</text:span>ero user data-blocks are<text:span text:style-name="T19"> normally</text:span> not saved<text:span text:style-name="T19">. But sometimes </text:span>you want to force the data to be kept<text:span text:style-name="T19"> even when the data block has no user.</text:span></text:p>
      <text:p text:style-name="P66"><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6"><text:span text:style-name="T5">The X button</text:span> deletes the brush as the active one. It does NOT delete it from the brushes list<text:span text:style-name="T50">.</text:span></text:p>
      <text:p text:style-name="P5"/>
      <text:p text:style-name="P5"/>
      <table:table table:name="Tabelle40" table:style-name="Tabelle40">
        <table:table-column table:style-name="Tabelle40.A"/>
        <table:table-row>
          <table:table-cell table:style-name="Tabelle40.A1" office:value-type="string">
            <text:h text:style-name="P261" text:outline-level="1"><text:bookmark-start text:name="__RefHeading___Toc36988_1464326807"/><text:span text:style-name="T30">Brush Settings</text:span> Panel<text:bookmark-end text:name="__RefHeading___Toc36988_1464326807"/></text:h>
          </table:table-cell>
        </table:table-row>
      </table:table>
      <text:p text:style-name="P28"><draw:frame draw:style-name="fr3" draw:name="Bild5" text:anchor-type="paragraph" svg:x="6.0681in" svg:y="0.1646in" svg:width="1.3346in" svg:height="2.4689in" draw:z-index="73"><draw:image xlink:href="Pictures/10000001000000C8000001728C2F01C2269751EC.png" xlink:type="simple" xlink:show="embed" xlink:actuate="onLoad" draw:mime-type="image/png"/></draw:frame><text:bookmark-start text:name="__RefHeading___Toc36990_1464326807"/><text:bookmark-end text:name="__RefHeading___Toc36990_1464326807"/></text:p>
      <text:p text:style-name="P72">The Brush <text:span text:style-name="T49">Settings </text:span>Panel contains the Brush settings.<text:span text:style-name="T44"> The content differs, dependent of which brush you have chosen.</text:span></text:p>
      <text:p text:style-name="P72"/>
      <text:p text:style-name="P72"/>
      <text:p text:style-name="P72"/>
      <text:p text:style-name="P72"/>
      <text:p text:style-name="P72"/>
      <text:p text:style-name="P74"/>
      <table:table table:name="Tabelle41" table:style-name="Tabelle41">
        <table:table-column table:style-name="Tabelle41.A"/>
        <table:table-row>
          <table:table-cell table:style-name="Tabelle41.A1" office:value-type="string">
            <text:h text:style-name="P262" text:outline-level="1"><text:bookmark-start text:name="__RefHeading___Toc9839_3266742963"/><text:span text:style-name="T30">Brush Settings</text:span> Panel<text:span text:style-name="T98"> - Common Settings</text:span><text:bookmark-end text:name="__RefHeading___Toc9839_3266742963"/></text:h>
          </table:table-cell>
        </table:table-row>
      </table:table>
      <text:p text:style-name="P81"/>
      <text:p text:style-name="P197">These settings can be found in all brushes.</text:p>
      <text:h text:style-name="P285" text:outline-level="2"><draw:frame draw:style-name="fr2" draw:name="Bild230" text:anchor-type="paragraph" svg:y="0.2772in" svg:width="1.3346in" svg:height="0.378in" draw:z-index="177"><draw:image xlink:href="Pictures/10000001000000C8000000399B0193EEAAD54BFF.png" xlink:type="simple" xlink:show="embed" xlink:actuate="onLoad" draw:mime-type="image/png"/></draw:frame><text:bookmark-start text:name="__RefHeading___Toc9841_3266742963"/>Radius <text:bookmark-end text:name="__RefHeading___Toc9841_3266742963"/></text:h>
      <text:p text:style-name="P26">The Radius edit box allows you to adjust the radius of the brush. </text:p>
      <text:h text:style-name="P314" text:outline-level="3"><text:bookmark-start text:name="__RefHeading___Toc2984_3160775060"/>Size Pressure<text:bookmark-end text:name="__RefHeading___Toc2984_3160775060"/></text:h>
      <text:p text:style-name="P26">The <text:span text:style-name="T51">first </text:span>button behind the edit box enables tablet pressure sensitivity for radius.</text:p>
      <text:h text:style-name="P314" text:outline-level="3"><text:bookmark-start text:name="__RefHeading___Toc2986_3160775060"/>Use Unified Radius<text:bookmark-end text:name="__RefHeading___Toc2986_3160775060"/></text:h>
      <text:p text:style-name="P26">The second button behind the edit box enables global radius size. Any modification at the radius will also modify the radius value for other paint tools.</text:p>
      <text:h text:style-name="P285" text:outline-level="2"><text:bookmark-start text:name="__RefHeading___Toc2988_3160775060"/><text:soft-page-break/>Radius Unit<text:bookmark-end text:name="__RefHeading___Toc2988_3160775060"/></text:h>
      <text:p text:style-name="P145">Display the radius value in view units or in scene units. View units are by default in pixels, scene units in meters.</text:p>
      <text:h text:style-name="P285" text:outline-level="2"><draw:frame draw:style-name="fr2" draw:name="Bild465" text:anchor-type="paragraph" svg:y="0.2902in" svg:width="1.2598in" svg:height="0.1929in" draw:z-index="178"><draw:image xlink:href="Pictures/10000001000000BD0000001D57B185F2E5221D35.png" xlink:type="simple" xlink:show="embed" xlink:actuate="onLoad" draw:mime-type="image/png"/></draw:frame><text:bookmark-start text:name="__RefHeading___Toc9387_2173746045"/>Strength<text:bookmark-end text:name="__RefHeading___Toc9387_2173746045"/></text:h>
      <text:p text:style-name="P26">The Strength edit box allows you to adjust the strength of the brush. </text:p>
      <text:h text:style-name="P314" text:outline-level="3"><text:bookmark-start text:name="__RefHeading___Toc3091_2573843734"/>Size Pressure<text:bookmark-end text:name="__RefHeading___Toc3091_2573843734"/></text:h>
      <text:p text:style-name="P26">The <text:span text:style-name="T51">first </text:span>button behind the edit box enables tablet pressure sensitivity for radius.</text:p>
      <text:h text:style-name="P314" text:outline-level="3"><text:bookmark-start text:name="__RefHeading___Toc2986_31607750601"/>Use Unified Radius<text:bookmark-end text:name="__RefHeading___Toc2986_31607750601"/></text:h>
      <text:p text:style-name="P26">The second button behind the edit box enables global radius size. Any modification at the radius will also modify the radius value for other paint tools.</text:p>
      <text:h text:style-name="P286" text:outline-level="2"><draw:frame draw:style-name="fr2" draw:name="Bild467" text:anchor-type="paragraph" svg:y="0.2244in" svg:width="1.3346in" svg:height="0.2319in" draw:z-index="188"><draw:image xlink:href="Pictures/10000001000000C80000002377E082148625BDA6.png" xlink:type="simple" xlink:show="embed" xlink:actuate="onLoad" draw:mime-type="image/png"/></draw:frame><text:bookmark-start text:name="__RefHeading___Toc6215_2153126505"/>Front Faces Only<text:bookmark-end text:name="__RefHeading___Toc6215_2153126505"/></text:h>
      <text:p text:style-name="P23">Front Faces only means that the stroke just affects the vertices that are pointing forwards to the camera.</text:p>
      <text:p text:style-name="P87"><draw:frame draw:style-name="fr2" draw:name="Bild12" text:anchor-type="paragraph" svg:y="0.1701in" svg:width="1.311in" svg:height="0.5665in" draw:z-index="189"><draw:image xlink:href="Pictures/10000001000000C500000055AF09978B2E4C79A1.png" xlink:type="simple" xlink:show="embed" xlink:actuate="onLoad" draw:mime-type="image/png"/></draw:frame></text:p>
      <text:p text:style-name="P87">You need to have the fallof method set to Projected to activate the Front Faces Only checkbox.</text:p>
      <text:p text:style-name="P77"/>
      <text:h text:style-name="P285" text:outline-level="2"><draw:frame draw:style-name="fr4" draw:name="Bild3" text:anchor-type="paragraph" svg:width="1.3272in" svg:height="0.1654in" draw:z-index="179"><draw:image xlink:href="Pictures/10000001000000C700000019A2A99CC05DABC680.png" xlink:type="simple" xlink:show="embed" xlink:actuate="onLoad" draw:mime-type="image/png"/></draw:frame><text:bookmark-start text:name="__RefHeading___Toc2146_2045047666"/>N<text:span text:style-name="T42">ormal Radius</text:span><text:bookmark-end text:name="__RefHeading___Toc2146_2045047666"/></text:h>
      <text:p text:style-name="P167">The ratio between the brush radius and the radius that is going to be used to sample the normal.</text:p>
      <text:h text:style-name="P285" text:outline-level="2"><draw:frame draw:style-name="fr2" draw:name="Bild56" text:anchor-type="paragraph" svg:y="0.0736in" svg:width="1.3272in" svg:height="0.161in" draw:z-index="180"><draw:image xlink:href="Pictures/10000001000000C700000018DFE14EA170BD347D.png" xlink:type="simple" xlink:show="embed" xlink:actuate="onLoad" draw:mime-type="image/png"/></draw:frame><text:bookmark-start text:name="__RefHeading___Toc9695_1824433352"/>Hardness<text:bookmark-end text:name="__RefHeading___Toc9695_1824433352"/></text:h>
      <text:p text:style-name="P40">How close the brush fallow starts from the edge of the brush.</text:p>
      <text:h text:style-name="P314" text:outline-level="3"><text:bookmark-start text:name="__RefHeading___Toc4338_1813411384"/>Invert Pressure for Hardness<text:bookmark-end text:name="__RefHeading___Toc4338_1813411384"/></text:h>
      <text:p text:style-name="P186">Invert the modulation of pressure in hardness.</text:p>
      <text:h text:style-name="P315" text:outline-level="3"><text:bookmark-start text:name="__RefHeading___Toc4340_1813411384"/>Use pressure for hardness<text:bookmark-end text:name="__RefHeading___Toc4340_1813411384"/></text:h>
      <text:p text:style-name="P186">Tablet feature. Use pressure to modulate hardness.</text:p>
      <text:h text:style-name="P287" text:outline-level="2"><text:bookmark-start text:name="__RefHeading___Toc16599_209165582721111111111111111"/>Autosmooth<text:bookmark-end text:name="__RefHeading___Toc16599_209165582721111111111111111"/></text:h>
      <text:p text:style-name="P187"><draw:frame draw:style-name="fr2" draw:name="Bild93" text:anchor-type="paragraph" svg:y="-0.0791in" svg:width="1.2681in" svg:height="0.1929in" draw:z-index="182"><draw:image xlink:href="Pictures/10000001000000BE0000001D4E8CEE60F0B7E0ED.png" xlink:type="simple" xlink:show="embed" xlink:actuate="onLoad" draw:mime-type="image/png"/></draw:frame>The autosmooth edit box allows you to adjust the amount of smoothing that gets automatically applied to each stroke. </text:p>
      <text:h text:style-name="P316" text:outline-level="3"><text:bookmark-start text:name="__RefHeading___Toc9866_3266742963"/>Use pressure for hardness<text:bookmark-end text:name="__RefHeading___Toc9866_3266742963"/></text:h>
      <text:p text:style-name="P188">Tablet feature. Use pressure to modulate hardness.</text:p>
      <text:p text:style-name="P188"><text:soft-page-break/></text:p>
      <table:table table:name="Tabelle5" table:style-name="Tabelle5">
        <table:table-column table:style-name="Tabelle5.A"/>
        <table:table-row>
          <table:table-cell table:style-name="Tabelle5.A1" office:value-type="string">
            <text:h text:style-name="P263" text:outline-level="1"><text:bookmark-start text:name="__RefHeading___Toc4880_995938886"/><text:span text:style-name="T30">Brush Settings</text:span> Panel<text:span text:style-name="T93"> - Draw brush</text:span><text:bookmark-end text:name="__RefHeading___Toc4880_995938886"/></text:h>
          </table:table-cell>
        </table:table-row>
      </table:table>
      <text:p text:style-name="P37"><draw:frame draw:style-name="fr2" draw:name="Bild89" text:anchor-type="paragraph" svg:y="0.1646in" svg:width="1.339in" svg:height="1.6374in" draw:z-index="91"><draw:image xlink:href="Pictures/10000001000000C9000000F66571A13D9CA8847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4" draw:name="Bild40" text:anchor-type="paragraph" svg:width="1.3272in" svg:height="0.3583in" draw:z-index="58"><draw:image xlink:href="Pictures/10000001000000C7000000360659096D3AC11D00.png" xlink:type="simple" xlink:show="embed" xlink:actuate="onLoad" draw:mime-type="image/png"/></draw:frame><text:bookmark-start text:name="__RefHeading___Toc2144_2045047666"/><text:span text:style-name="T32">Direction </text:span>Add / Subtract<text:bookmark-end text:name="__RefHeading___Toc2144_2045047666"/></text:h>
      <text:p text:style-name="P168">Add means the stroke adds to the geometry. Subtract means the stroke subtracts from the geometry. </text:p>
      <text:p text:style-name="P73"/>
      <table:table table:name="Tabelle7" table:style-name="Tabelle7">
        <table:table-column table:style-name="Tabelle7.A"/>
        <table:table-row>
          <table:table-cell table:style-name="Tabelle7.A1" office:value-type="string">
            <text:h text:style-name="P263" text:outline-level="1"><text:bookmark-start text:name="__RefHeading___Toc4882_995938886"/><text:span text:style-name="T30">Brush Settings</text:span> Panel<text:span text:style-name="T93"> - Draw Sharp brush</text:span><text:bookmark-end text:name="__RefHeading___Toc4882_995938886"/></text:h>
          </table:table-cell>
        </table:table-row>
      </table:table>
      <text:p text:style-name="P37"><draw:frame draw:style-name="fr3" draw:name="Bild91" text:anchor-type="paragraph" svg:x="6.0681in" svg:y="0.1646in" svg:width="1.339in" svg:height="1.6374in" draw:z-index="92"><draw:image xlink:href="Pictures/10000001000000C9000000F66571A13D9CA88479.png" xlink:type="simple" xlink:show="embed" xlink:actuate="onLoad" draw:mime-type="image/png"/></draw:frame></text:p>
      <text:p text:style-name="P37"/>
      <text:p text:style-name="P37"/>
      <text:p text:style-name="P37"/>
      <text:p text:style-name="P37"/>
      <text:p text:style-name="P37"/>
      <text:h text:style-name="P288" text:outline-level="2"/>
      <text:p text:style-name="P17"/>
      <text:h text:style-name="Heading_20_2" text:outline-level="2"><draw:frame draw:style-name="fr4" draw:name="Bild94" text:anchor-type="paragraph" svg:width="1.3272in" svg:height="0.3583in" draw:z-index="93"><draw:image xlink:href="Pictures/10000001000000C7000000360659096D3AC11D00.png" xlink:type="simple" xlink:show="embed" xlink:actuate="onLoad" draw:mime-type="image/png"/></draw:frame><text:bookmark-start text:name="__RefHeading___Toc2144_20450476661"/><text:span text:style-name="T32">Direction </text:span>Add / Subtract<text:bookmark-end text:name="__RefHeading___Toc2144_20450476661"/></text:h>
      <text:p text:style-name="P169">Add means the stroke adds to the geometry. Subtract means the stroke subtracts from the geometry. </text:p>
      <text:p text:style-name="P38"/>
      <table:table table:name="Tabelle8" table:style-name="Tabelle8">
        <table:table-column table:style-name="Tabelle8.A"/>
        <table:table-row>
          <table:table-cell table:style-name="Tabelle8.A1" office:value-type="string">
            <text:h text:style-name="P265" text:outline-level="1"><text:bookmark-start text:name="__RefHeading___Toc4884_995938886"/><text:span text:style-name="T30">Brush Settings Panel - </text:span><text:span text:style-name="T59">Clay</text:span><text:span text:style-name="T30"> brush</text:span><text:bookmark-end text:name="__RefHeading___Toc4884_995938886"/></text:h>
          </table:table-cell>
        </table:table-row>
      </table:table>
      <text:p text:style-name="P37"><draw:frame draw:style-name="fr2" draw:name="Bild98" text:anchor-type="paragraph" svg:y="0.1646in" svg:width="1.3346in" svg:height="2.0398in" draw:z-index="94"><draw:image xlink:href="Pictures/10000001000000C80000013271D91D4242D3E77D.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6"><text:soft-page-break/></text:p>
      <text:h text:style-name="Heading_20_2" text:outline-level="2"><draw:frame draw:style-name="fr4" draw:name="Bild101" text:anchor-type="paragraph" svg:width="1.3272in" svg:height="0.3583in" draw:z-index="95"><draw:image xlink:href="Pictures/10000001000000C7000000360659096D3AC11D00.png" xlink:type="simple" xlink:show="embed" xlink:actuate="onLoad" draw:mime-type="image/png"/></draw:frame><text:bookmark-start text:name="__RefHeading___Toc2144_204504766611"/><text:span text:style-name="T32">Direction </text:span>Add / Subtract<text:bookmark-end text:name="__RefHeading___Toc2144_204504766611"/></text:h>
      <text:p text:style-name="P169">Add means the stroke adds to the geometry. Subtract means the stroke subtracts from the geometry. </text:p>
      <text:h text:style-name="Heading_20_2" text:outline-level="2"><text:bookmark-start text:name="__RefHeading___Toc4886_995938886"/>Plane Offset<text:bookmark-end text:name="__RefHeading___Toc4886_995938886"/></text:h>
      <text:p text:style-name="P130"><draw:frame draw:style-name="fr2" draw:name="Bild105" text:anchor-type="paragraph" svg:y="-0.0791in" svg:width="1.3272in" svg:height="0.1728in" draw:z-index="96"><draw:image xlink:href="Pictures/10000001000000C70000001ACAA1CCD41FD23C18.png" xlink:type="simple" xlink:show="embed" xlink:actuate="onLoad" draw:mime-type="image/png"/></draw:frame>Adjust the plane on which the brush acts towards or away from the objects surface.<text:span text:style-name="T45"> Sculpting with the Clay brush happens in a plane defined by the view you are in and the first vertices hit by the brush.</text:span></text:p>
      <text:h text:style-name="P290" text:outline-level="2"><text:bookmark-start text:name="__RefHeading___Toc7418_2624688737"/>Plane Trim<text:bookmark-end text:name="__RefHeading___Toc7418_2624688737"/></text:h>
      <text:p text:style-name="P135"><draw:frame draw:style-name="fr2" draw:name="Bild13" text:anchor-type="paragraph" svg:y="-0.0228in" svg:width="1.3272in" svg:height="0.2201in" draw:z-index="190"><draw:image xlink:href="Pictures/10000001000000C7000000211CABC7D148C57358.png" xlink:type="simple" xlink:show="embed" xlink:actuate="onLoad" draw:mime-type="image/png"/></draw:frame><text:span text:style-name="T87">Various brushes like </text:span>Clay<text:span text:style-name="T87">, Clay Thumb, Fill and Scrape </text:span>brush. Enable Plane Trim. Sculpting with the<text:span text:style-name="T86">se</text:span> brush<text:span text:style-name="T86">es</text:span> happens in a plane defined by the view you are in and the first vertices hit by the brush. The trim distance defines a limit above which vertices are not affected by the brush.</text:p>
      <text:p text:style-name="P130"/>
      <table:table table:name="Tabelle9" table:style-name="Tabelle9">
        <table:table-column table:style-name="Tabelle9.A"/>
        <table:table-row>
          <table:table-cell table:style-name="Tabelle9.A1" office:value-type="string">
            <text:h text:style-name="P265" text:outline-level="1"><text:bookmark-start text:name="__RefHeading___Toc4888_995938886"/><text:span text:style-name="T30">Brush Settings Panel - </text:span><text:span text:style-name="T59">Clay</text:span><text:span text:style-name="T30"> Strip brush</text:span><text:bookmark-end text:name="__RefHeading___Toc4888_995938886"/></text:h>
          </table:table-cell>
        </table:table-row>
      </table:table>
      <text:p text:style-name="P37"><draw:frame draw:style-name="fr2" draw:name="Bild106" text:anchor-type="paragraph" svg:y="0.1646in" svg:width="1.2598in" svg:height="2.1929in" draw:z-index="97"><draw:image xlink:href="Pictures/10000001000000BD000001498B9E3BB1E2E4BC3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4" draw:name="Bild109" text:anchor-type="paragraph" svg:width="1.3272in" svg:height="0.3583in" draw:z-index="98"><draw:image xlink:href="Pictures/10000001000000C7000000360659096D3AC11D00.png" xlink:type="simple" xlink:show="embed" xlink:actuate="onLoad" draw:mime-type="image/png"/></draw:frame><text:bookmark-start text:name="__RefHeading___Toc2144_2045047666111"/><text:span text:style-name="T32">Direction </text:span>Add / Subtract<text:bookmark-end text:name="__RefHeading___Toc2144_2045047666111"/></text:h>
      <text:p text:style-name="P169">Add means the stroke adds to the geometry. Subtract means the stroke subtracts from the geometry. </text:p>
      <text:h text:style-name="P291" text:outline-level="2"><text:bookmark-start text:name="__RefHeading___Toc4890_995938886"/>Plane Offset<text:bookmark-end text:name="__RefHeading___Toc4890_995938886"/></text:h>
      <text:p text:style-name="P130"><draw:frame draw:style-name="fr2" draw:name="Bild113" text:anchor-type="paragraph" svg:y="-0.0791in" svg:width="1.3272in" svg:height="0.1728in" draw:z-index="99"><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91" text:outline-level="2"><draw:frame draw:style-name="fr2" draw:name="Bild7" text:anchor-type="paragraph" svg:y="-0.0791in" svg:width="1.3272in" svg:height="0.2201in" draw:z-index="100"><draw:image xlink:href="Pictures/10000001000000C7000000211CABC7D148C57358.png" xlink:type="simple" xlink:show="embed" xlink:actuate="onLoad" draw:mime-type="image/png"/></draw:frame><text:bookmark-start text:name="__RefHeading___Toc2150_2045047666"/>Plane Trim<text:bookmark-end text:name="__RefHeading___Toc2150_2045047666"/></text:h>
      <text:p text:style-name="P38"><text:span text:style-name="T87">Various brushes like </text:span>Clay<text:span text:style-name="T87">, Clay Thumb, Fill and Scrape </text:span>brush. Enable Plane Trim. Sculpting with the<text:span text:style-name="T86">se</text:span> brush<text:span text:style-name="T86">es</text:span> <text:soft-page-break/>happens in a plane defined by the view you are in and the first vertices hit by the brush. The trim distance defines a limit above which vertices are not affected by the brush.</text:p>
      <text:h text:style-name="P319" text:outline-level="3"><text:bookmark-start text:name="__RefHeading___Toc2152_2045047666"/>Distance<text:bookmark-end text:name="__RefHeading___Toc2152_2045047666"/></text:h>
      <text:p text:style-name="P130">Adjust the plane trim distance.</text:p>
      <text:h text:style-name="P292" text:outline-level="2"><draw:frame draw:style-name="fr2" draw:name="Bild124" text:anchor-type="paragraph" svg:y="0.2575in" svg:width="1.6138in" svg:height="0.1535in" draw:z-index="104"><draw:image xlink:href="Pictures/10000001000000F20000001772BE93DB0C2CC101.png" xlink:type="simple" xlink:show="embed" xlink:actuate="onLoad" draw:mime-type="image/png"/></draw:frame><text:bookmark-start text:name="__RefHeading___Toc4892_995938886"/>Tip roundness<text:bookmark-end text:name="__RefHeading___Toc4892_995938886"/></text:h>
      <text:p text:style-name="P181">R<text:span text:style-name="T94">oundness of the brush tip.</text:span></text:p>
      <text:p text:style-name="P68"/>
      <table:table table:name="Tabelle10" table:style-name="Tabelle10">
        <table:table-column table:style-name="Tabelle10.A"/>
        <table:table-row>
          <table:table-cell table:style-name="Tabelle10.A1" office:value-type="string">
            <text:h text:style-name="P266" text:outline-level="1"><text:bookmark-start text:name="__RefHeading___Toc4894_995938886"/><text:span text:style-name="T30">Brush Settings Panel - </text:span><text:span text:style-name="T59">Clay</text:span><text:span text:style-name="T30"> </text:span><text:span text:style-name="T60">T</text:span><text:span text:style-name="T61">humb</text:span><text:span text:style-name="T30"> brush</text:span><text:bookmark-end text:name="__RefHeading___Toc4894_995938886"/></text:h>
          </table:table-cell>
        </table:table-row>
      </table:table>
      <text:p text:style-name="P42"><draw:frame draw:style-name="fr2" draw:name="Bild114" text:anchor-type="paragraph" svg:y="0.1646in" svg:width="1.2717in" svg:height="1.8071in" draw:z-index="101"><draw:image xlink:href="Pictures/10000001000000BF0000010F6DC69CF856E89610.png" xlink:type="simple" xlink:show="embed" xlink:actuate="onLoad" draw:mime-type="image/png"/></draw:frame></text:p>
      <text:p text:style-name="P42"/>
      <text:p text:style-name="P42"/>
      <text:p text:style-name="P42"/>
      <text:p text:style-name="P42"/>
      <text:p text:style-name="P42"/>
      <text:p text:style-name="P42"/>
      <text:p text:style-name="P42"/>
      <text:p text:style-name="P171"/>
      <text:p text:style-name="P171"/>
      <text:h text:style-name="P292" text:outline-level="2"><text:bookmark-start text:name="__RefHeading___Toc4896_995938886"/>Plane Offset<text:bookmark-end text:name="__RefHeading___Toc4896_995938886"/></text:h>
      <text:p text:style-name="P131"><draw:frame draw:style-name="fr2" draw:name="Bild121" text:anchor-type="paragraph" svg:y="-0.0791in" svg:width="1.3272in" svg:height="0.1728in" draw:z-index="102"><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92" text:outline-level="2"><draw:frame draw:style-name="fr2" draw:name="Bild123" text:anchor-type="paragraph" svg:y="-0.0791in" svg:width="1.3272in" svg:height="0.2201in" draw:z-index="103"><draw:image xlink:href="Pictures/10000001000000C7000000211CABC7D148C57358.png" xlink:type="simple" xlink:show="embed" xlink:actuate="onLoad" draw:mime-type="image/png"/></draw:frame><text:bookmark-start text:name="__RefHeading___Toc2150_20450476661"/>Plane Trim<text:bookmark-end text:name="__RefHeading___Toc2150_20450476661"/></text:h>
      <text:p text:style-name="P43"><text:span text:style-name="T87">Various brushes like </text:span>Clay<text:span text:style-name="T87">, Clay Thumb, Fill and Scrape </text:span>brush. Enable Plane Trim. Sculpting with the<text:span text:style-name="T86">se</text:span> brush<text:span text:style-name="T86">es</text:span> happens in a plane defined by the view you are in and the first vertices hit by the brush. The trim distance defines a limit above which vertices are not affected by the brush.</text:p>
      <text:h text:style-name="P320" text:outline-level="3"><text:bookmark-start text:name="__RefHeading___Toc2152_20450476661"/>Distance<text:bookmark-end text:name="__RefHeading___Toc2152_20450476661"/></text:h>
      <text:p text:style-name="P131">Adjust the plane trim distance.</text:p>
      <text:p text:style-name="P131"/>
      <text:p text:style-name="P131"/>
      <text:p text:style-name="P131"/>
      <text:p text:style-name="P131"/>
      <text:p text:style-name="P131"/>
      <text:p text:style-name="P68"/>
      <table:table table:name="Tabelle11" table:style-name="Tabelle11">
        <table:table-column table:style-name="Tabelle11.A"/>
        <text:soft-page-break/>
        <table:table-row>
          <table:table-cell table:style-name="Tabelle11.A1" office:value-type="string">
            <text:h text:style-name="P266" text:outline-level="1"><text:bookmark-start text:name="__RefHeading___Toc4898_995938886"/><text:span text:style-name="T30">Brush Settings Panel - </text:span><text:span text:style-name="T59">L</text:span><text:span text:style-name="T61">ayer</text:span><text:span text:style-name="T30"> brush</text:span><text:bookmark-end text:name="__RefHeading___Toc4898_995938886"/></text:h>
          </table:table-cell>
        </table:table-row>
      </table:table>
      <text:p text:style-name="P42"><draw:frame draw:style-name="fr3" draw:name="Bild125" text:anchor-type="paragraph" svg:x="6.0681in" svg:y="0.1646in" svg:width="1.2717in" svg:height="2.1457in" draw:z-index="105"><draw:image xlink:href="Pictures/10000001000000BF00000142354F7D2F4D52D8CD.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18"/>
      <text:h text:style-name="Heading_20_2" text:outline-level="2"><draw:frame draw:style-name="fr4" draw:name="Bild133" text:anchor-type="paragraph" svg:width="1.3272in" svg:height="0.3583in" draw:z-index="106"><draw:image xlink:href="Pictures/10000001000000C7000000360659096D3AC11D00.png" xlink:type="simple" xlink:show="embed" xlink:actuate="onLoad" draw:mime-type="image/png"/></draw:frame><text:bookmark-start text:name="__RefHeading___Toc2144_204504766611111"/><text:span text:style-name="T32">Direction </text:span>Add / Subtract<text:bookmark-end text:name="__RefHeading___Toc2144_204504766611111"/></text:h>
      <text:p text:style-name="P170">Add means the stroke adds to the geometry. Subtract means the stroke subtracts from the geometry. </text:p>
      <text:h text:style-name="P292" text:outline-level="2"><draw:frame draw:style-name="fr3" draw:name="Bild8" text:anchor-type="paragraph" svg:x="6.0799in" svg:y="0.2181in" svg:width="1.3272in" svg:height="0.1728in" draw:z-index="107"><draw:image xlink:href="Pictures/10000001000000C70000001AE167EEC7A5D55A68.png" xlink:type="simple" xlink:show="embed" xlink:actuate="onLoad" draw:mime-type="image/png"/></draw:frame><text:bookmark-start text:name="__RefHeading___Toc2154_2045047666"/>Height <text:bookmark-end text:name="__RefHeading___Toc2154_2045047666"/></text:h>
      <text:p text:style-name="P170">Layer brush setting. The height that can be affected by the layer brush.</text:p>
      <text:h text:style-name="P292" text:outline-level="2"><text:bookmark-start text:name="__RefHeading___Toc2156_2045047666"/>Persistent<text:bookmark-end text:name="__RefHeading___Toc2156_2045047666"/></text:h>
      <text:p text:style-name="P43"><draw:frame draw:style-name="fr2" draw:name="Bild9" text:anchor-type="paragraph" svg:y="-0.0791in" svg:width="1.3272in" svg:height="0.3937in" draw:z-index="108"><draw:image xlink:href="Pictures/10000001000000C70000003B958572AAD7535CB6.png" xlink:type="simple" xlink:show="embed" xlink:actuate="onLoad" draw:mime-type="image/png"/></draw:frame>Layer brush setting. Sculpt on a persistent layer of the mesh.</text:p>
      <text:h text:style-name="P320" text:outline-level="3"><text:bookmark-start text:name="__RefHeading___Toc2158_2045047666"/>Set Persistent Base<text:bookmark-end text:name="__RefHeading___Toc2158_2045047666"/></text:h>
      <text:p text:style-name="P43">This button resets the base so that you can add another layer. </text:p>
      <text:p text:style-name="P67"/>
      <table:table table:name="Tabelle12" table:style-name="Tabelle12">
        <table:table-column table:style-name="Tabelle12.A"/>
        <table:table-row>
          <table:table-cell table:style-name="Tabelle12.A1" office:value-type="string">
            <text:h text:style-name="P266" text:outline-level="1"><text:bookmark-start text:name="__RefHeading___Toc4900_995938886"/><text:span text:style-name="T30">Brush Settings Panel - </text:span><text:span text:style-name="T59">I</text:span><text:span text:style-name="T61">nflate</text:span><text:span text:style-name="T30"> brush</text:span><text:bookmark-end text:name="__RefHeading___Toc4900_995938886"/></text:h>
          </table:table-cell>
        </table:table-row>
      </table:table>
      <text:p text:style-name="P42"><draw:frame draw:style-name="fr2" draw:name="Bild137" text:anchor-type="paragraph" svg:y="0.1646in" svg:width="1.2598in" svg:height="1.6339in" draw:z-index="109"><draw:image xlink:href="Pictures/10000001000000BD000000F5DF92966C4E20395E.png" xlink:type="simple" xlink:show="embed" xlink:actuate="onLoad" draw:mime-type="image/png"/></draw:frame></text:p>
      <text:p text:style-name="P42"/>
      <text:p text:style-name="P42"/>
      <text:p text:style-name="P42"/>
      <text:p text:style-name="P42"/>
      <text:p text:style-name="P42"/>
      <text:p text:style-name="P42"/>
      <text:p text:style-name="P42"/>
      <text:p text:style-name="P18"/>
      <text:h text:style-name="Heading_20_2" text:outline-level="2"><draw:frame draw:style-name="fr4" draw:name="Bild140" text:anchor-type="paragraph" svg:width="1.3272in" svg:height="0.3583in" draw:z-index="110"><draw:image xlink:href="Pictures/10000001000000C80000003679438AE414BA3E7B.png" xlink:type="simple" xlink:show="embed" xlink:actuate="onLoad" draw:mime-type="image/png"/></draw:frame><text:bookmark-start text:name="__RefHeading___Toc2144_2045047666111111"/>Direction Inflate / Deflate<text:bookmark-end text:name="__RefHeading___Toc2144_2045047666111111"/></text:h>
      <text:p text:style-name="P170">Add or subtract effect of the brush.</text:p>
      <text:p text:style-name="P170"/>
      <text:p text:style-name="P68"/>
      <table:table table:name="Tabelle13" table:style-name="Tabelle13">
        <table:table-column table:style-name="Tabelle13.A"/>
        <text:soft-page-break/>
        <table:table-row>
          <table:table-cell table:style-name="Tabelle13.A1" office:value-type="string">
            <text:h text:style-name="P266" text:outline-level="1"><text:bookmark-start text:name="__RefHeading___Toc4902_995938886"/><text:span text:style-name="T30">Brush Settings Panel - </text:span><text:span text:style-name="T59">B</text:span><text:span text:style-name="T61">lob</text:span><text:span text:style-name="T30"> brush</text:span><text:bookmark-end text:name="__RefHeading___Toc4902_995938886"/></text:h>
          </table:table-cell>
        </table:table-row>
      </table:table>
      <text:p text:style-name="P42"><draw:frame draw:style-name="fr2" draw:name="Bild144" text:anchor-type="paragraph" svg:y="0.1646in" svg:width="1.2874in" svg:height="1.7598in" draw:z-index="111"><draw:image xlink:href="Pictures/10000001000000C1000001087127968F5D3F1EC3.png" xlink:type="simple" xlink:show="embed" xlink:actuate="onLoad" draw:mime-type="image/png"/></draw:frame></text:p>
      <text:p text:style-name="P42"/>
      <text:p text:style-name="P42"/>
      <text:p text:style-name="P42"/>
      <text:p text:style-name="P42"/>
      <text:p text:style-name="P42"/>
      <text:p text:style-name="P42"/>
      <text:p text:style-name="P42"/>
      <text:h text:style-name="P289" text:outline-level="2"/>
      <text:h text:style-name="Heading_20_2" text:outline-level="2"><draw:frame draw:style-name="fr4" draw:name="Bild147" text:anchor-type="paragraph" svg:width="1.3272in" svg:height="0.3583in" draw:z-index="112"><draw:image xlink:href="Pictures/10000001000000C7000000360659096D3AC11D00.png" xlink:type="simple" xlink:show="embed" xlink:actuate="onLoad" draw:mime-type="image/png"/></draw:frame><text:bookmark-start text:name="__RefHeading___Toc2144_2045047666111112"/><text:span text:style-name="T32">Direction </text:span>Add / Subtract<text:bookmark-end text:name="__RefHeading___Toc2144_2045047666111112"/></text:h>
      <text:p text:style-name="P170">Add means the stroke adds to the geometry. Subtract means the stroke subtracts from the geometry. </text:p>
      <text:h text:style-name="P292" text:outline-level="2"><draw:frame draw:style-name="fr4" draw:name="Bild4" text:anchor-type="paragraph" svg:width="1.3272in" svg:height="0.161in" draw:z-index="113"><draw:image xlink:href="Pictures/10000001000000C700000018F204AD77B207AA2E.png" xlink:type="simple" xlink:show="embed" xlink:actuate="onLoad" draw:mime-type="image/png"/></draw:frame><text:bookmark-start text:name="__RefHeading___Toc2160_2045047666"/>M<text:span text:style-name="T43">agnify</text:span><text:bookmark-end text:name="__RefHeading___Toc2160_2045047666"/></text:h>
      <text:p text:style-name="P131">The Crease Brush Pinch Factor.</text:p>
      <text:p text:style-name="P68"/>
      <table:table table:name="Tabelle14" table:style-name="Tabelle14">
        <table:table-column table:style-name="Tabelle14.A"/>
        <table:table-row>
          <table:table-cell table:style-name="Tabelle14.A1" office:value-type="string">
            <text:h text:style-name="P266" text:outline-level="1"><text:bookmark-start text:name="__RefHeading___Toc4904_995938886"/><text:span text:style-name="T30">Brush Settings Panel - </text:span><text:span text:style-name="T59">C</text:span><text:span text:style-name="T61">rease</text:span><text:span text:style-name="T30"> brush</text:span><text:bookmark-end text:name="__RefHeading___Toc4904_995938886"/></text:h>
          </table:table-cell>
        </table:table-row>
      </table:table>
      <text:p text:style-name="P42"><draw:frame draw:style-name="fr3" draw:name="Bild151" text:anchor-type="paragraph" svg:x="6.0681in" svg:y="0.1646in" svg:width="1.2917in" svg:height="1.7799in" draw:z-index="114"><draw:image xlink:href="Pictures/10000001000000C20000010B71BF9B481660E40B.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18"/>
      <text:h text:style-name="Heading_20_2" text:outline-level="2"><draw:frame draw:style-name="fr4" draw:name="Bild154" text:anchor-type="paragraph" svg:width="1.3272in" svg:height="0.3583in" draw:z-index="115"><draw:image xlink:href="Pictures/10000001000000C7000000360659096D3AC11D00.png" xlink:type="simple" xlink:show="embed" xlink:actuate="onLoad" draw:mime-type="image/png"/></draw:frame><text:bookmark-start text:name="__RefHeading___Toc2144_20450476661111121"/><text:span text:style-name="T32">Direction </text:span>Add / Subtract<text:bookmark-end text:name="__RefHeading___Toc2144_20450476661111121"/></text:h>
      <text:p text:style-name="P170">Add means the stroke adds to the geometry. Subtract means the stroke subtracts from the geometry. </text:p>
      <text:h text:style-name="P293" text:outline-level="2"><draw:frame draw:style-name="fr4" draw:name="Bild158" text:anchor-type="paragraph" svg:width="1.311in" svg:height="0.1846in" draw:z-index="116"><draw:image xlink:href="Pictures/10000001000000C50000001C7C616BD8CF292CBC.png" xlink:type="simple" xlink:show="embed" xlink:actuate="onLoad" draw:mime-type="image/png"/></draw:frame><text:bookmark-start text:name="__RefHeading___Toc2160_20450476661"/>Pinch<text:bookmark-end text:name="__RefHeading___Toc2160_20450476661"/></text:h>
      <text:p text:style-name="P131">The Crease Brush Pinch Factor.</text:p>
      <text:p text:style-name="P69"/>
      <text:p text:style-name="P69"/>
      <text:p text:style-name="P69"/>
      <table:table table:name="Tabelle15" table:style-name="Tabelle15">
        <table:table-column table:style-name="Tabelle15.A"/>
        <text:soft-page-break/>
        <table:table-row>
          <table:table-cell table:style-name="Tabelle15.A1" office:value-type="string">
            <text:h text:style-name="P267" text:outline-level="1"><text:bookmark-start text:name="__RefHeading___Toc4906_995938886"/><text:span text:style-name="T30">Brush Settings Panel - </text:span><text:span text:style-name="T59">S</text:span><text:span text:style-name="T62">mooth</text:span><text:span text:style-name="T30"> brush</text:span><text:bookmark-end text:name="__RefHeading___Toc4906_995938886"/></text:h>
          </table:table-cell>
        </table:table-row>
      </table:table>
      <text:p text:style-name="P44"><draw:frame draw:style-name="fr2" draw:name="Bild159" text:anchor-type="paragraph" svg:y="0.1646in" svg:width="1.2717in" svg:height="1.6339in" draw:z-index="117"><draw:image xlink:href="Pictures/10000001000000BF000000F59178EFB5FD361197.png" xlink:type="simple" xlink:show="embed" xlink:actuate="onLoad" draw:mime-type="image/png"/></draw:frame></text:p>
      <text:p text:style-name="P44"/>
      <text:p text:style-name="P44"/>
      <text:p text:style-name="P44"/>
      <text:p text:style-name="P44"/>
      <text:p text:style-name="P44"/>
      <text:p text:style-name="P44"/>
      <text:p text:style-name="P44"/>
      <text:p text:style-name="P44"/>
      <text:h text:style-name="Heading_20_2" text:outline-level="2"><draw:frame draw:style-name="fr4" draw:name="Bild162" text:anchor-type="paragraph" svg:width="1.3346in" svg:height="0.3583in" draw:z-index="118"><draw:image xlink:href="Pictures/10000001000000C8000000369BD0DB21F7A46593.png" xlink:type="simple" xlink:show="embed" xlink:actuate="onLoad" draw:mime-type="image/png"/></draw:frame><text:bookmark-start text:name="__RefHeading___Toc2144_204504766611111211"/>Direction Smooth / Enhance<text:bookmark-end text:name="__RefHeading___Toc2144_204504766611111211"/></text:h>
      <text:p text:style-name="P166">S<text:span text:style-name="T95">mooth or enhance the surface detail.</text:span></text:p>
      <text:p text:style-name="P69"/>
      <table:table table:name="Tabelle16" table:style-name="Tabelle16">
        <table:table-column table:style-name="Tabelle16.A"/>
        <table:table-row>
          <table:table-cell table:style-name="Tabelle16.A1" office:value-type="string">
            <text:h text:style-name="P267" text:outline-level="1"><text:bookmark-start text:name="__RefHeading___Toc4906_9959388861"/><text:span text:style-name="T30">Brush Settings Panel - </text:span><text:span text:style-name="T59">F</text:span><text:span text:style-name="T62">latten</text:span><text:span text:style-name="T30"> brush</text:span><text:bookmark-end text:name="__RefHeading___Toc4906_9959388861"/></text:h>
          </table:table-cell>
        </table:table-row>
      </table:table>
      <text:p text:style-name="P44"><draw:frame draw:style-name="fr3" draw:name="Bild166" text:anchor-type="paragraph" svg:x="6.0681in" svg:y="0.1646in" svg:width="1.2917in" svg:height="2.0193in" draw:z-index="119"><draw:image xlink:href="Pictures/10000001000000C20000012FC554967BD320D06E.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19"/>
      <text:h text:style-name="Heading_20_2" text:outline-level="2"><draw:frame draw:style-name="fr4" draw:name="Bild169" text:anchor-type="paragraph" svg:width="1.3346in" svg:height="0.3583in" draw:z-index="120"><draw:image xlink:href="Pictures/10000001000000C8000000363797A5ADDFE79FA5.png" xlink:type="simple" xlink:show="embed" xlink:actuate="onLoad" draw:mime-type="image/png"/></draw:frame><text:bookmark-start text:name="__RefHeading___Toc2144_2045047666111112111"/>Direction Contrast / Flatten<text:bookmark-end text:name="__RefHeading___Toc2144_2045047666111112111"/></text:h>
      <text:p text:style-name="P92">Give more contrast or smooth the surface.</text:p>
      <text:h text:style-name="P294" text:outline-level="2"><text:bookmark-start text:name="__RefHeading___Toc4953_995938886"/>Plane Offset<text:bookmark-end text:name="__RefHeading___Toc4953_995938886"/></text:h>
      <text:p text:style-name="P132"><draw:frame draw:style-name="fr2" draw:name="Bild174" text:anchor-type="paragraph" svg:y="-0.0791in" svg:width="1.3272in" svg:height="0.1728in" draw:z-index="121"><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94" text:outline-level="2"><draw:frame draw:style-name="fr2" draw:name="Bild175" text:anchor-type="paragraph" svg:y="-0.0791in" svg:width="1.3272in" svg:height="0.2201in" draw:z-index="122"><draw:image xlink:href="Pictures/10000001000000C7000000211CABC7D148C57358.png" xlink:type="simple" xlink:show="embed" xlink:actuate="onLoad" draw:mime-type="image/png"/></draw:frame><text:bookmark-start text:name="__RefHeading___Toc2150_20450476662"/>Plane Trim<text:bookmark-end text:name="__RefHeading___Toc2150_20450476662"/></text:h>
      <text:p text:style-name="P166">Enable Plane Trim. Sculpting with the<text:span text:style-name="T86">se</text:span> brush<text:span text:style-name="T86">es</text:span> happens in a plane defined by the view you are in and the first vertices hit by the brush. The trim distance defines a limit above which vertices are not affected by the brush.</text:p>
      <text:p text:style-name="P166"/>
      <text:p text:style-name="P166"/>
      <text:p text:style-name="P70"/>
      <table:table table:name="Tabelle17" table:style-name="Tabelle17">
        <table:table-column table:style-name="Tabelle17.A"/>
        <text:soft-page-break/>
        <table:table-row>
          <table:table-cell table:style-name="Tabelle17.A1" office:value-type="string">
            <text:h text:style-name="P268" text:outline-level="1"><text:bookmark-start text:name="__RefHeading___Toc4906_99593888611"/><text:span text:style-name="T30">Brush Settings Panel - </text:span><text:span text:style-name="T63">Fill</text:span><text:span text:style-name="T30"> brush</text:span><text:bookmark-end text:name="__RefHeading___Toc4906_99593888611"/></text:h>
          </table:table-cell>
        </table:table-row>
      </table:table>
      <text:p text:style-name="P45"><draw:frame draw:style-name="fr2" draw:name="Bild176" text:anchor-type="paragraph" svg:y="0.1646in" svg:width="1.339in" svg:height="2.3071in" draw:z-index="123"><draw:image xlink:href="Pictures/10000001000000C90000015A968DC95F00E3408E.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20"/>
      <text:h text:style-name="Heading_20_2" text:outline-level="2"><draw:frame draw:style-name="fr4" draw:name="Bild179" text:anchor-type="paragraph" svg:width="1.3346in" svg:height="0.378in" draw:z-index="124"><draw:image xlink:href="Pictures/10000001000000C5000000353B8FA9CF88BB5602.png" xlink:type="simple" xlink:show="embed" xlink:actuate="onLoad" draw:mime-type="image/png"/></draw:frame><text:bookmark-start text:name="__RefHeading___Toc2144_20450476661111121111"/>Direction Fill / Deepen<text:bookmark-end text:name="__RefHeading___Toc2144_20450476661111121111"/></text:h>
      <text:p text:style-name="P91">Add or subtract effect of the brush</text:p>
      <text:h text:style-name="P295" text:outline-level="2"><text:bookmark-start text:name="__RefHeading___Toc4953_9959388861"/>Plane Offset<text:bookmark-end text:name="__RefHeading___Toc4953_9959388861"/></text:h>
      <text:p text:style-name="P133"><draw:frame draw:style-name="fr2" draw:name="Bild184" text:anchor-type="paragraph" svg:y="-0.0791in" svg:width="1.3272in" svg:height="0.1728in" draw:z-index="125"><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95" text:outline-level="2"><text:bookmark-start text:name="__RefHeading___Toc2150_204504766621"/>Plane Trim<text:bookmark-end text:name="__RefHeading___Toc2150_204504766621"/></text:h>
      <text:p text:style-name="P50"><draw:frame draw:style-name="fr3" draw:name="Bild185" text:anchor-type="paragraph" svg:x="6.1173in" svg:y="0.2366in" svg:width="1.3272in" svg:height="0.2201in" draw:z-index="126"><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295" text:outline-level="2"><text:bookmark-start text:name="__RefHeading___Toc3716_2584586819"/>Area Radius<text:bookmark-end text:name="__RefHeading___Toc3716_2584586819"/></text:h>
      <text:p text:style-name="P173"><draw:frame draw:style-name="fr3" draw:name="Bild46" text:anchor-type="paragraph" svg:x="6.1354in" svg:y="0.0366in" svg:width="1.339in" svg:height="0.1929in" draw:z-index="127"><draw:image xlink:href="Pictures/10000001000000C70000001C1B21617511A808A2.png" xlink:type="simple" xlink:show="embed" xlink:actuate="onLoad" draw:mime-type="image/png"/></draw:frame>The ratio between the brush radius and the radius that is going to be used to sample the area center.</text:p>
      <text:h text:style-name="P321" text:outline-level="3"><text:bookmark-start text:name="__RefHeading___Toc6185_1688839976"/>Size Pressure<text:bookmark-end text:name="__RefHeading___Toc6185_1688839976"/></text:h>
      <text:p text:style-name="P27"><text:span text:style-name="T100">E</text:span>nables tablet pressure sensitivity for radius.</text:p>
      <text:h text:style-name="P295" text:outline-level="2"><text:bookmark-start text:name="__RefHeading___Toc3718_2584586819"/>Invert to Scrape<text:bookmark-end text:name="__RefHeading___Toc3718_2584586819"/></text:h>
      <text:p text:style-name="P173"><draw:frame draw:style-name="fr3" draw:name="Bild47" text:anchor-type="paragraph" svg:x="6.3161in" svg:y="0.0217in" svg:width="0.972in" svg:height="0.1811in" draw:z-index="128"><draw:image xlink:href="Pictures/10000001000000920000001BA685D2CE845AF7A0.png" xlink:type="simple" xlink:show="embed" xlink:actuate="onLoad" draw:mime-type="image/png"/></draw:frame>Invert the stroke to a scrape stroke. Does not invert the displacement direction.</text:p>
      <text:p text:style-name="P173"/>
      <text:p text:style-name="P173"/>
      <text:p text:style-name="P173"/>
      <text:p text:style-name="P173"/>
      <table:table table:name="Tabelle18" table:style-name="Tabelle18">
        <table:table-column table:style-name="Tabelle18.A"/>
        <text:soft-page-break/>
        <table:table-row>
          <table:table-cell table:style-name="Tabelle18.A1" office:value-type="string">
            <text:h text:style-name="P268" text:outline-level="1"><text:bookmark-start text:name="__RefHeading___Toc4906_995938886111"/><text:span text:style-name="T30">Brush Settings Panel - </text:span><text:span text:style-name="T63">S</text:span><text:span text:style-name="T70">crape</text:span><text:span text:style-name="T30"> brush</text:span><text:bookmark-end text:name="__RefHeading___Toc4906_995938886111"/></text:h>
          </table:table-cell>
        </table:table-row>
      </table:table>
      <text:p text:style-name="P45"><draw:frame draw:style-name="fr2" draw:name="Bild6" text:anchor-type="paragraph" svg:y="0.0693in" svg:width="1.339in" svg:height="2.2917in" draw:z-index="186"><draw:image xlink:href="Pictures/10000001000000C900000158761630C1705CF2E4.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20"/>
      <text:p text:style-name="P20"/>
      <text:h text:style-name="Heading_20_2" text:outline-level="2"><draw:frame draw:style-name="fr4" draw:name="Bild189" text:anchor-type="paragraph" svg:width="1.3346in" svg:height="0.3661in" draw:z-index="129"><draw:image xlink:href="Pictures/10000001000000C5000000353B8FA9CF88BB5602.png" xlink:type="simple" xlink:show="embed" xlink:actuate="onLoad" draw:mime-type="image/png"/></draw:frame><text:bookmark-start text:name="__RefHeading___Toc2144_204504766611111211111"/>Direction <text:span text:style-name="T79">Fill</text:span> / <text:span text:style-name="T79">Deepen</text:span><text:bookmark-end text:name="__RefHeading___Toc2144_204504766611111211111"/></text:h>
      <text:p text:style-name="P91">Add or subtract effect of the brush.</text:p>
      <text:h text:style-name="P295" text:outline-level="2"><text:bookmark-start text:name="__RefHeading___Toc4953_99593888611"/>Plane Offset<text:bookmark-end text:name="__RefHeading___Toc4953_99593888611"/></text:h>
      <text:p text:style-name="P133"><draw:frame draw:style-name="fr2" draw:name="Bild194" text:anchor-type="paragraph" svg:y="-0.0791in" svg:width="1.3272in" svg:height="0.1728in" draw:z-index="130"><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95" text:outline-level="2"><text:bookmark-start text:name="__RefHeading___Toc2150_2045047666211"/>Plane Trim<text:bookmark-end text:name="__RefHeading___Toc2150_2045047666211"/></text:h>
      <text:p text:style-name="P50"><draw:frame draw:style-name="fr3" draw:name="Bild195" text:anchor-type="paragraph" svg:x="6.0209in" svg:y="-0.0335in" svg:width="1.3272in" svg:height="0.2201in" draw:z-index="131"><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296" text:outline-level="2"><text:bookmark-start text:name="__RefHeading___Toc6183_1688839976"/>Area Radius<text:bookmark-end text:name="__RefHeading___Toc6183_1688839976"/></text:h>
      <text:p text:style-name="P174"><draw:frame draw:style-name="fr2" draw:name="Bild10" text:anchor-type="paragraph" svg:y="0.0366in" svg:width="1.339in" svg:height="0.1929in" draw:z-index="187"><draw:image xlink:href="Pictures/10000001000000C70000001C1B21617511A808A2.png" xlink:type="simple" xlink:show="embed" xlink:actuate="onLoad" draw:mime-type="image/png"/></draw:frame>The ratio between the brush radius and the radius that is going to be used to sample the area center.</text:p>
      <text:h text:style-name="P321" text:outline-level="3"><text:bookmark-start text:name="__RefHeading___Toc6187_1688839976"/>Size Pressure<text:bookmark-end text:name="__RefHeading___Toc6187_1688839976"/></text:h>
      <text:p text:style-name="P199"><draw:frame draw:style-name="fr2" draw:name="Bild196" text:anchor-type="paragraph" svg:y="0.0299in" svg:width="1.339in" svg:height="0.1929in" draw:z-index="132"><draw:image xlink:href="Pictures/10000001000000C70000001C1B21617511A808A2.png" xlink:type="simple" xlink:show="embed" xlink:actuate="onLoad" draw:mime-type="image/png"/></draw:frame>Enables tablet pressure sensitivity for radius.</text:p>
      <text:h text:style-name="P295" text:outline-level="2"><text:bookmark-start text:name="__RefHeading___Toc3718_25845868191"/>Invert to <text:span text:style-name="T78">Fill</text:span><text:bookmark-end text:name="__RefHeading___Toc3718_25845868191"/></text:h>
      <text:p text:style-name="P173"><draw:frame draw:style-name="fr2" draw:name="Bild197" text:anchor-type="paragraph" svg:y="0.0744in" svg:width="1.3272in" svg:height="0.1811in" draw:z-index="133"><draw:image xlink:href="Pictures/10000001000000C70000001B36E88B8837859014.png" xlink:type="simple" xlink:show="embed" xlink:actuate="onLoad" draw:mime-type="image/png"/></draw:frame>U<text:span text:style-name="T96">se scrape or fill tool when inverting this brush instead of inverting its displacement direction.</text:span></text:p>
      <text:p text:style-name="P70"/>
      <text:p text:style-name="P70"/>
      <text:p text:style-name="P70"/>
      <table:table table:name="Tabelle19" table:style-name="Tabelle19">
        <table:table-column table:style-name="Tabelle19.A"/>
        <text:soft-page-break/>
        <table:table-row>
          <table:table-cell table:style-name="Tabelle19.A1" office:value-type="string">
            <text:h text:style-name="P268" text:outline-level="1"><text:bookmark-start text:name="__RefHeading___Toc4906_9959388861111"/><text:span text:style-name="T30">Brush Settings Panel - </text:span><text:span text:style-name="T63">Multi-plane Scrape</text:span><text:span text:style-name="T30"> brush</text:span><text:bookmark-end text:name="__RefHeading___Toc4906_9959388861111"/></text:h>
          </table:table-cell>
        </table:table-row>
      </table:table>
      <text:p text:style-name="P45"><draw:frame draw:style-name="fr2" draw:name="Bild198" text:anchor-type="paragraph" svg:y="0.1646in" svg:width="1.3346in" svg:height="1.8937in" draw:z-index="134"><draw:image xlink:href="Pictures/10000001000000C80000011C018DA6C66FB6F002.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90"/>
      <text:h text:style-name="P297" text:outline-level="2"><draw:frame draw:style-name="fr3" draw:name="Bild49" text:anchor-type="paragraph" svg:x="5.9661in" svg:y="0.2811in" svg:width="1.3272in" svg:height="0.1535in" draw:z-index="135"><draw:image xlink:href="Pictures/10000001000000C700000017D8695312B53E7D21.png" xlink:type="simple" xlink:show="embed" xlink:actuate="onLoad" draw:mime-type="image/png"/></draw:frame><text:bookmark-start text:name="__RefHeading___Toc3722_2584586819"/>Plane Angle<text:bookmark-end text:name="__RefHeading___Toc3722_2584586819"/></text:h>
      <text:p text:style-name="P49">Multiplane Scrape brush. The angles between the planes of the crease.</text:p>
      <text:h text:style-name="P297" text:outline-level="2"><draw:frame draw:style-name="fr2" draw:name="Bild50" text:anchor-type="paragraph" svg:y="-0.0791in" svg:width="1.3819in" svg:height="0.161in" draw:z-index="136"><draw:image xlink:href="Pictures/10000001000000C700000017551BBBD5C59E4D2F.png" xlink:type="simple" xlink:show="embed" xlink:actuate="onLoad" draw:mime-type="image/png"/></draw:frame><text:bookmark-start text:name="__RefHeading___Toc3724_2584586819"/>Dynamic Mode<text:bookmark-end text:name="__RefHeading___Toc3724_2584586819"/></text:h>
      <text:p text:style-name="P49">Multiplane Scrape brush. Fit the angles during the stroke to fit the angles under the cursor.</text:p>
      <text:h text:style-name="P297" text:outline-level="2"><draw:frame draw:style-name="fr2" draw:name="Bild51" text:anchor-type="paragraph" svg:y="0.2161in" svg:width="1.3819in" svg:height="0.161in" draw:z-index="137"><draw:image xlink:href="Pictures/10000001000000C700000017F76397A29E795633.png" xlink:type="simple" xlink:show="embed" xlink:actuate="onLoad" draw:mime-type="image/png"/></draw:frame><text:bookmark-start text:name="__RefHeading___Toc3726_2584586819"/>Show Cursor Preview<text:bookmark-end text:name="__RefHeading___Toc3726_2584586819"/></text:h>
      <text:p text:style-name="P49">Multiplane Scrape brush. Preview the plane scrapes in the cursor during the stroke.</text:p>
      <text:p text:style-name="P59"/>
      <table:table table:name="Tabelle20" table:style-name="Tabelle20">
        <table:table-column table:style-name="Tabelle20.A"/>
        <table:table-row>
          <table:table-cell table:style-name="Tabelle20.A1" office:value-type="string">
            <text:h text:style-name="P269" text:outline-level="1"><text:bookmark-start text:name="__RefHeading___Toc4906_99593888611111"/><text:span text:style-name="T30">Brush Settings Panel - </text:span><text:span text:style-name="T63">P</text:span><text:span text:style-name="T64">inch</text:span><text:span text:style-name="T30"> brush</text:span><text:bookmark-end text:name="__RefHeading___Toc4906_99593888611111"/></text:h>
          </table:table-cell>
        </table:table-row>
      </table:table>
      <text:p text:style-name="P46"><draw:frame draw:style-name="fr3" draw:name="Bild204" text:anchor-type="paragraph" svg:x="6.0681in" svg:y="0.1646in" svg:width="1.3272in" svg:height="1.6654in" draw:z-index="138"><draw:image xlink:href="Pictures/10000001000000C7000000FA34681EDF7F669F68.png" xlink:type="simple" xlink:show="embed" xlink:actuate="onLoad" draw:mime-type="image/png"/></draw:frame></text:p>
      <text:p text:style-name="P46"/>
      <text:p text:style-name="P46"/>
      <text:p text:style-name="P46"/>
      <text:p text:style-name="P46"/>
      <text:p text:style-name="P46"/>
      <text:p text:style-name="P46"/>
      <text:p text:style-name="P46"/>
      <text:p text:style-name="P21"/>
      <text:h text:style-name="Heading_20_2" text:outline-level="2"><draw:frame draw:style-name="fr2" draw:name="Bild208" text:anchor-type="paragraph" svg:y="0.3437in" svg:width="1.3346in" svg:height="0.3661in" draw:z-index="139"><draw:image xlink:href="Pictures/10000001000000BC0000003813E2F0400A6ECD4A.png" xlink:type="simple" xlink:show="embed" xlink:actuate="onLoad" draw:mime-type="image/png"/></draw:frame><text:bookmark-start text:name="__RefHeading___Toc2144_20450476661111121111111"/>Direction Magnify / Pinch<text:bookmark-end text:name="__RefHeading___Toc2144_20450476661111121111111"/></text:h>
      <text:p text:style-name="P89">Add or subtract effect of the brush.</text:p>
      <text:h text:style-name="P297" text:outline-level="2"><text:bookmark-start text:name="__RefHeading___Toc16599_209165582721111"/>Autosmooth<text:bookmark-end text:name="__RefHeading___Toc16599_209165582721111"/></text:h>
      <text:p text:style-name="Text_20_body"><draw:frame draw:style-name="fr2" draw:name="Bild211" text:anchor-type="paragraph" svg:y="-0.0791in" svg:width="0.9646in" svg:height="0.2445in" draw:z-index="140"><draw:image xlink:href="Pictures/100000010000008B0000002386A09E5AED99FCAE.png" xlink:type="simple" xlink:show="embed" xlink:actuate="onLoad" draw:mime-type="image/png"/></draw:frame>The autosmooth edit box allows you to adjust the amount of smoothing that gets automatically applied to each stroke. The button behind the edit box enables tablet pressure sensitivity for autosmooth.</text:p>
      <text:p text:style-name="Text_20_body"/>
      <text:p text:style-name="P58"/>
      <text:p text:style-name="P58"/>
      <table:table table:name="Tabelle21" table:style-name="Tabelle21">
        <table:table-column table:style-name="Tabelle21.A"/>
        <text:soft-page-break/>
        <table:table-row>
          <table:table-cell table:style-name="Tabelle21.A1" office:value-type="string">
            <text:h text:style-name="P269" text:outline-level="1"><text:bookmark-start text:name="__RefHeading___Toc4906_995938886111111"/><text:span text:style-name="T30">Brush Settings Panel - </text:span><text:span text:style-name="T63">G</text:span><text:span text:style-name="T64">rab</text:span><text:span text:style-name="T30"> brush</text:span><text:bookmark-end text:name="__RefHeading___Toc4906_995938886111111"/></text:h>
          </table:table-cell>
        </table:table-row>
      </table:table>
      <text:p text:style-name="P46"><draw:frame draw:style-name="fr2" draw:name="Bild212" text:anchor-type="paragraph" svg:y="0.1646in" svg:width="1.3272in" svg:height="1.9055in" draw:z-index="141"><draw:image xlink:href="Pictures/10000001000000C70000011E300F5425E580AF6B.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88"/>
      <text:h text:style-name="P297" text:outline-level="2"><draw:frame draw:style-name="fr4" draw:name="Bild59" text:anchor-type="paragraph" svg:width="1.3272in" svg:height="0.1654in" draw:z-index="142"><draw:image xlink:href="Pictures/10000001000000C70000001A8119BE571BFBC86D.png" xlink:type="simple" xlink:show="embed" xlink:actuate="onLoad" draw:mime-type="image/png"/></draw:frame><text:bookmark-start text:name="__RefHeading___Toc2146_20450476661"/>N<text:span text:style-name="T42">ormal </text:span><text:span text:style-name="T75">W</text:span><text:span text:style-name="T76">eight</text:span><text:bookmark-end text:name="__RefHeading___Toc2146_20450476661"/></text:h>
      <text:p text:style-name="P194">How much grab will pull vertexes out of surface during grab.</text:p>
      <text:h text:style-name="P297" text:outline-level="2"><draw:frame draw:style-name="fr3" draw:name="Bild11" text:anchor-type="paragraph" svg:x="6.0437in" svg:y="0.1563in" svg:width="1.3272in" svg:height="0.1846in" draw:z-index="143"><draw:image xlink:href="Pictures/10000000000000C70000001C11C18DF673262802.jpg" xlink:type="simple" xlink:show="embed" xlink:actuate="onLoad" draw:mime-type="image/jpeg"/></draw:frame><text:bookmark-start text:name="__RefHeading___Toc2164_2045047666"/>Grab active Vertex<text:bookmark-end text:name="__RefHeading___Toc2164_2045047666"/></text:h>
      <text:p text:style-name="P136">Apply the maximum grab strength to the active vertex instead of the cursor position.</text:p>
      <text:h text:style-name="Heading_20_2" text:outline-level="2"><text:bookmark-start text:name="__RefHeading___Toc7374_2624688737"/>Grab Silhouette<text:bookmark-end text:name="__RefHeading___Toc7374_2624688737"/></text:h>
      <text:p text:style-name="P200">Grab trying to automask the silhouette of the object.</text:p>
      <text:p text:style-name="P48"/>
      <text:p text:style-name="P59"/>
      <table:table table:name="Tabelle28" table:style-name="Tabelle28">
        <table:table-column table:style-name="Tabelle28.A"/>
        <table:table-row>
          <table:table-cell table:style-name="Tabelle28.A1" office:value-type="string">
            <text:h text:style-name="P269" text:outline-level="1"><text:bookmark-start text:name="__RefHeading___Toc4906_9959388861111111"/><text:span text:style-name="T30">Brush Settings Panel - </text:span><text:span text:style-name="T63">E</text:span><text:span text:style-name="T64">lastic Deform</text:span><text:span text:style-name="T30"> brush</text:span><text:bookmark-end text:name="__RefHeading___Toc4906_9959388861111111"/></text:h>
          </table:table-cell>
        </table:table-row>
      </table:table>
      <text:p text:style-name="P46"><draw:frame draw:style-name="fr2" draw:name="Bild219" text:anchor-type="paragraph" svg:y="0.1646in" svg:width="1.3346in" svg:height="1.972in" draw:z-index="144"><draw:image xlink:href="Pictures/10000001000000C800000128B753C145E68B3A1E.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88"/>
      <text:h text:style-name="P297" text:outline-level="2"><draw:frame draw:style-name="fr4" draw:name="Bild226" text:anchor-type="paragraph" svg:width="1.3272in" svg:height="0.1654in" draw:z-index="145"><draw:image xlink:href="Pictures/10000001000000C70000001A8119BE571BFBC86D.png" xlink:type="simple" xlink:show="embed" xlink:actuate="onLoad" draw:mime-type="image/png"/></draw:frame><text:bookmark-start text:name="__RefHeading___Toc2146_204504766611"/>N<text:span text:style-name="T42">ormal </text:span><text:span text:style-name="T75">W</text:span><text:span text:style-name="T76">eight</text:span><text:bookmark-end text:name="__RefHeading___Toc2146_204504766611"/></text:h>
      <text:p text:style-name="P194">How much grab will pull vertexes out of surface during grab.</text:p>
      <text:h text:style-name="Heading_20_2" text:outline-level="2"><draw:frame draw:style-name="fr3" draw:name="Bild227" text:anchor-type="paragraph" svg:x="5.961in" svg:y="0.0772in" svg:width="1.4016in" svg:height="1.1138in" draw:z-index="146"><draw:image xlink:href="Pictures/10000001000000D2000000A74358D92BD5D76731.png" xlink:type="simple" xlink:show="embed" xlink:actuate="onLoad" draw:mime-type="image/png"/></draw:frame><text:bookmark-start text:name="__RefHeading___Toc7312_2571451966"/>Deformation<text:bookmark-end text:name="__RefHeading___Toc7312_2571451966"/></text:h>
      <text:p text:style-name="P191">The deformation type to use.</text:p>
      <text:p text:style-name="P47"/>
      <text:h text:style-name="P297" text:outline-level="2"><draw:frame draw:style-name="fr3" draw:name="Bild14" text:anchor-type="paragraph" svg:x="6.0437in" svg:y="0.1563in" svg:width="1.3189in" svg:height="0.1654in" draw:z-index="147"><draw:image xlink:href="Pictures/10000001000000C600000019163ED389A0DEC51D.png" xlink:type="simple" xlink:show="embed" xlink:actuate="onLoad" draw:mime-type="image/png"/></draw:frame><text:bookmark-start text:name="__RefHeading___Toc2168_2045047666"/><text:soft-page-break/>Volume Preservation<text:bookmark-end text:name="__RefHeading___Toc2168_2045047666"/></text:h>
      <text:p text:style-name="P136">Poisson ratio for elastic deform. The higher the value is the more the volume is kept. But leads to more bulging<text:span text:style-name="T115">.</text:span></text:p>
      <text:p text:style-name="P71"/>
      <table:table table:name="Tabelle30" table:style-name="Tabelle30">
        <table:table-column table:style-name="Tabelle30.A"/>
        <table:table-row>
          <table:table-cell table:style-name="Tabelle30.A1" office:value-type="string">
            <text:h text:style-name="P270" text:outline-level="1"><text:bookmark-start text:name="__RefHeading___Toc4906_99593888611111111"/><text:span text:style-name="T30">Brush Settings Panel - </text:span><text:span text:style-name="T63">S</text:span><text:span text:style-name="T65">nake Hook</text:span><text:span text:style-name="T30"> brush</text:span><text:bookmark-end text:name="__RefHeading___Toc4906_99593888611111111"/></text:h>
          </table:table-cell>
        </table:table-row>
      </table:table>
      <text:p text:style-name="P52"><draw:frame draw:style-name="fr2" draw:name="Bild228" text:anchor-type="paragraph" svg:y="0.1646in" svg:width="1.3272in" svg:height="2.0472in" draw:z-index="148"><draw:image xlink:href="Pictures/10000001000000C700000133F25B0A38FFF59E80.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h text:style-name="P298" text:outline-level="2"><draw:frame draw:style-name="fr4" draw:name="Bild235" text:anchor-type="paragraph" svg:width="1.3272in" svg:height="0.1654in" draw:z-index="149"><draw:image xlink:href="Pictures/10000001000000C70000001A8119BE571BFBC86D.png" xlink:type="simple" xlink:show="embed" xlink:actuate="onLoad" draw:mime-type="image/png"/></draw:frame><text:bookmark-start text:name="__RefHeading___Toc2146_2045047666111"/>N<text:span text:style-name="T42">ormal </text:span><text:span text:style-name="T75">W</text:span><text:span text:style-name="T76">eight</text:span><text:bookmark-end text:name="__RefHeading___Toc2146_2045047666111"/></text:h>
      <text:p text:style-name="P195">How much grab will pull vertexes out of surface during grab.</text:p>
      <text:h text:style-name="P298" text:outline-level="2"><draw:frame draw:style-name="fr4" draw:name="Bild236" text:anchor-type="paragraph" svg:width="1.3272in" svg:height="0.161in" draw:z-index="150"><draw:image xlink:href="Pictures/10000001000000C700000018F204AD77B207AA2E.png" xlink:type="simple" xlink:show="embed" xlink:actuate="onLoad" draw:mime-type="image/png"/></draw:frame><text:bookmark-start text:name="__RefHeading___Toc2160_20450476662"/>M<text:span text:style-name="T43">agnify</text:span><text:bookmark-end text:name="__RefHeading___Toc2160_20450476662"/></text:h>
      <text:p text:style-name="P134">The Crease Brush Pinch Factor.</text:p>
      <text:h text:style-name="P298" text:outline-level="2"><draw:frame draw:style-name="fr2" draw:name="Bild15" text:anchor-type="paragraph" svg:y="0.1563in" svg:width="1.3272in" svg:height="0.1535in" draw:z-index="151"><draw:image xlink:href="Pictures/10000001000000C70000001752B0B713207496D6.png" xlink:type="simple" xlink:show="embed" xlink:actuate="onLoad" draw:mime-type="image/png"/></draw:frame><text:bookmark-start text:name="__RefHeading___Toc2170_2045047666"/>Rake<text:bookmark-end text:name="__RefHeading___Toc2170_2045047666"/></text:h>
      <text:p text:style-name="P137">How much grab will follow cursor rotation.</text:p>
      <text:h text:style-name="Heading_20_2" text:outline-level="2"><draw:frame draw:style-name="fr2" draw:name="Bild31" text:anchor-type="paragraph" svg:y="0.1563in" svg:width="0.8346in" svg:height="0.5472in" draw:z-index="191"><draw:image xlink:href="Pictures/100000010000007D00000052F9E7EC21AAA6EE25.png" xlink:type="simple" xlink:show="embed" xlink:actuate="onLoad" draw:mime-type="image/png"/></draw:frame><text:bookmark-start text:name="__RefHeading___Toc6235_4205276986"/>Deformation<text:bookmark-end text:name="__RefHeading___Toc6235_4205276986"/></text:h>
      <text:p text:style-name="P201">The deformation type.</text:p>
      <text:p text:style-name="P71"/>
      <table:table table:name="Tabelle31" table:style-name="Tabelle31">
        <table:table-column table:style-name="Tabelle31.A"/>
        <table:table-row>
          <table:table-cell table:style-name="Tabelle31.A1" office:value-type="string">
            <text:h text:style-name="P270" text:outline-level="1"><text:bookmark-start text:name="__RefHeading___Toc4906_995938886111111111"/><text:span text:style-name="T30">Brush Settings Panel - </text:span><text:span text:style-name="T63">T</text:span><text:span text:style-name="T65">humb</text:span><text:span text:style-name="T30"> brush</text:span><text:bookmark-end text:name="__RefHeading___Toc4906_995938886111111111"/></text:h>
          </table:table-cell>
        </table:table-row>
      </table:table>
      <text:p text:style-name="P52"><draw:frame draw:style-name="fr2" draw:name="Bild237" text:anchor-type="paragraph" svg:y="0.1646in" svg:width="1.3272in" svg:height="1.4335in" draw:z-index="152"><draw:image xlink:href="Pictures/10000001000000C7000000D7E24E3433F372A844.png" xlink:type="simple" xlink:show="embed" xlink:actuate="onLoad" draw:mime-type="image/png"/></draw:frame></text:p>
      <text:p text:style-name="P82">Just standard settings.</text:p>
      <text:p text:style-name="P52"/>
      <text:p text:style-name="P52"/>
      <text:p text:style-name="P52"/>
      <text:p text:style-name="P52"/>
      <text:p text:style-name="P52"/>
      <text:p text:style-name="P52"/>
      <text:p text:style-name="P52"/>
      <text:p text:style-name="P52"/>
      <text:p text:style-name="P51"/>
      <text:p text:style-name="P71"/>
      <table:table table:name="Tabelle32" table:style-name="Tabelle32">
        <table:table-column table:style-name="Tabelle32.A"/>
        <text:soft-page-break/>
        <table:table-row>
          <table:table-cell table:style-name="Tabelle32.A1" office:value-type="string">
            <text:h text:style-name="P270" text:outline-level="1"><text:bookmark-start text:name="__RefHeading___Toc4906_9959388861111111111"/><text:span text:style-name="T30">Brush Settings Panel - </text:span><text:span text:style-name="T63">P</text:span><text:span text:style-name="T65">ose</text:span><text:span text:style-name="T30"> brush</text:span><text:bookmark-end text:name="__RefHeading___Toc4906_9959388861111111111"/></text:h>
          </table:table-cell>
        </table:table-row>
      </table:table>
      <text:p text:style-name="P52"><draw:frame draw:style-name="fr2" draw:name="Bild231" text:anchor-type="paragraph" svg:y="0.1646in" svg:width="1.3189in" svg:height="2.8937in" draw:z-index="153"><draw:image xlink:href="Pictures/10000001000000C8000001AF9637D7F6CB7637B8.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298" text:outline-level="2"><draw:frame draw:style-name="fr2" draw:name="Bild249" text:anchor-type="paragraph" svg:y="0.0862in" svg:width="1.8583in" svg:height="0.661in" draw:z-index="155"><draw:image xlink:href="Pictures/1000000100000117000000630C7F6308B3AD41AD.png" xlink:type="simple" xlink:show="embed" xlink:actuate="onLoad" draw:mime-type="image/png"/></draw:frame><text:bookmark-start text:name="__RefHeading___Toc4402_2072553401"/>Deformation Target<text:bookmark-end text:name="__RefHeading___Toc4402_2072553401"/></text:h>
      <text:p text:style-name="P178">Pose Brush setting. <text:span text:style-name="T91">How the deformation of the brush will affect the object.</text:span></text:p>
      <text:h text:style-name="P298" text:outline-level="2"><draw:frame draw:style-name="fr4" draw:name="Bild250" text:anchor-type="paragraph" svg:width="1.8744in" svg:height="0.9055in" draw:z-index="156"><draw:image xlink:href="Pictures/100000010000011900000088EA00A3F792CE9D00.png" xlink:type="simple" xlink:show="embed" xlink:actuate="onLoad" draw:mime-type="image/png"/></draw:frame><text:bookmark-start text:name="__RefHeading___Toc4405_2072553401"/>Deformation<text:bookmark-end text:name="__RefHeading___Toc4405_2072553401"/></text:h>
      <text:p text:style-name="P178">Pose Brush setting. Deformation type that is used in the brush.</text:p>
      <text:p text:style-name="P178"/>
      <text:h text:style-name="P322" text:outline-level="3"><draw:frame draw:style-name="fr4" draw:name="Bild251" text:anchor-type="paragraph" svg:width="2.0472in" svg:height="0.7717in" draw:z-index="157"><draw:image xlink:href="Pictures/100000010000013300000074297DD60DF18802DE.png" xlink:type="simple" xlink:show="embed" xlink:actuate="onLoad" draw:mime-type="image/png"/></draw:frame><text:bookmark-start text:name="__RefHeading___Toc5675_25215916751"/>Lock Rotation when scaling<text:bookmark-end text:name="__RefHeading___Toc5675_25215916751"/></text:h>
      <text:p text:style-name="P198">With Scale/Translate mode. Do not rotate the segment when using the scale deform mode.</text:p>
      <text:h text:style-name="P298" text:outline-level="2"><draw:frame draw:style-name="fr4" draw:name="Bild248" text:anchor-type="paragraph" svg:width="1.8937in" svg:height="0.839in" draw:z-index="154"><draw:image xlink:href="Pictures/100000010000011C0000007E95B85102B706D4A9.png" xlink:type="simple" xlink:show="embed" xlink:actuate="onLoad" draw:mime-type="image/png"/></draw:frame><text:bookmark-start text:name="__RefHeading___Toc47383_7226649331"/>Rotation Origins<text:bookmark-end text:name="__RefHeading___Toc47383_7226649331"/></text:h>
      <text:p text:style-name="P178">Pose Brush setting. Define the rotation origins.</text:p>
      <text:p text:style-name="P178"/>
      <text:h text:style-name="P298" text:outline-level="2"><draw:frame draw:style-name="fr2" draw:name="Bild16" text:anchor-type="paragraph" svg:y="0.1563in" svg:width="1.3346in" svg:height="0.972in" draw:z-index="158"><draw:image xlink:href="Pictures/10000001000000C8000000921531727D342282B3.png" xlink:type="simple" xlink:show="embed" xlink:actuate="onLoad" draw:mime-type="image/png"/></draw:frame><text:bookmark-start text:name="__RefHeading___Toc2172_2045047666"/>Pose Origin Offset<text:bookmark-end text:name="__RefHeading___Toc2172_2045047666"/></text:h>
      <text:p text:style-name="P138">Pose Brush setting. Offset of the pose origin in relation to the brush radius.</text:p>
      <text:h text:style-name="P298" text:outline-level="2"><text:bookmark-start text:name="__RefHeading___Toc3649_425130296"/>Smooth Iterations<text:bookmark-end text:name="__RefHeading___Toc3649_425130296"/></text:h>
      <text:p text:style-name="P138">Pose Brush setting. <text:span text:style-name="T85">Smooth iterations applied after calculating the pose factor of each vertex.</text:span></text:p>
      <text:h text:style-name="P298" text:outline-level="2"><text:bookmark-start text:name="__RefHeading___Toc3651_425130296"/>Pose IK Segments<text:bookmark-end text:name="__RefHeading___Toc3651_425130296"/></text:h>
      <text:p text:style-name="P138">Pose Brush setting. <text:span text:style-name="T85">Number of segments of the IK chain that will deform the mesh.</text:span></text:p>
      <text:h text:style-name="P298" text:outline-level="2"><text:bookmark-start text:name="__RefHeading___Toc3653_425130296"/><text:soft-page-break/>Keep Anchor Point<text:bookmark-end text:name="__RefHeading___Toc3653_425130296"/></text:h>
      <text:p text:style-name="P138">Pose Brush setting. <text:span text:style-name="T85">Keep the position of the last segment in the IK chain fixed.</text:span></text:p>
      <text:h text:style-name="P298" text:outline-level="2"><text:bookmark-start text:name="__RefHeading___Toc4344_2752109572"/>Connected only<text:bookmark-end text:name="__RefHeading___Toc4344_2752109572"/></text:h>
      <text:p text:style-name="P182">Affect only topology connected elements.</text:p>
      <text:h text:style-name="P298" text:outline-level="2"><text:bookmark-start text:name="__RefHeading___Toc4346_2752109572"/>Max Element Distance<text:bookmark-end text:name="__RefHeading___Toc4346_2752109572"/></text:h>
      <text:p text:style-name="P182">Maximum distance to search for disconnected loose parts in the mesh.</text:p>
      <text:p text:style-name="P60"/>
      <table:table table:name="Tabelle33" table:style-name="Tabelle33">
        <table:table-column table:style-name="Tabelle33.A"/>
        <table:table-row>
          <table:table-cell table:style-name="Tabelle33.A1" office:value-type="string">
            <text:h text:style-name="P271" text:outline-level="1"><text:bookmark-start text:name="__RefHeading___Toc4906_99593888611111111111"/><text:span text:style-name="T30">Brush Settings Panel - </text:span><text:span text:style-name="T63">N</text:span><text:span text:style-name="T66">udge</text:span><text:span text:style-name="T30"> brush</text:span><text:bookmark-end text:name="__RefHeading___Toc4906_99593888611111111111"/></text:h>
          </table:table-cell>
        </table:table-row>
      </table:table>
      <text:p text:style-name="P53"><draw:frame draw:style-name="fr2" draw:name="Bild252" text:anchor-type="paragraph" svg:y="0.1646in" svg:width="1.3272in" svg:height="1.4335in" draw:z-index="159"><draw:image xlink:href="Pictures/10000001000000C7000000D7E24E3433F372A844.png" xlink:type="simple" xlink:show="embed" xlink:actuate="onLoad" draw:mime-type="image/png"/></draw:frame></text:p>
      <text:p text:style-name="P82">Just standard settings.</text:p>
      <text:p text:style-name="P53"/>
      <text:p text:style-name="P53"/>
      <text:p text:style-name="P53"/>
      <text:p text:style-name="P53"/>
      <text:p text:style-name="P53"/>
      <text:p text:style-name="P53"/>
      <text:p text:style-name="P60"/>
      <table:table table:name="Tabelle34" table:style-name="Tabelle34">
        <table:table-column table:style-name="Tabelle34.A"/>
        <table:table-row>
          <table:table-cell table:style-name="Tabelle34.A1" office:value-type="string">
            <text:h text:style-name="P271" text:outline-level="1"><text:bookmark-start text:name="__RefHeading___Toc4906_995938886111111111111"/><text:span text:style-name="T30">Brush Settings Panel - </text:span><text:span text:style-name="T63">R</text:span><text:span text:style-name="T66">otate</text:span><text:span text:style-name="T30"> brush</text:span><text:bookmark-end text:name="__RefHeading___Toc4906_995938886111111111111"/></text:h>
          </table:table-cell>
        </table:table-row>
      </table:table>
      <text:p text:style-name="P53"><draw:frame draw:style-name="fr2" draw:name="Bild258" text:anchor-type="paragraph" svg:y="0.1646in" svg:width="1.4016in" svg:height="1.4055in" draw:z-index="160"><draw:image xlink:href="Pictures/10000001000000C7000000D7E24E3433F372A844.png" xlink:type="simple" xlink:show="embed" xlink:actuate="onLoad" draw:mime-type="image/png"/></draw:frame></text:p>
      <text:p text:style-name="P83">Just standard settings.</text:p>
      <text:p text:style-name="P82"/>
      <text:p text:style-name="P53"/>
      <text:p text:style-name="P53"/>
      <text:p text:style-name="P53"/>
      <text:p text:style-name="P53"/>
      <text:p text:style-name="P53"/>
      <text:p text:style-name="P61"/>
      <table:table table:name="Tabelle35" table:style-name="Tabelle35">
        <table:table-column table:style-name="Tabelle35.A"/>
        <table:table-row>
          <table:table-cell table:style-name="Tabelle35.A1" office:value-type="string">
            <text:h text:style-name="P271" text:outline-level="1"><text:bookmark-start text:name="__RefHeading___Toc4906_9959388861111111111111"/><text:span text:style-name="T30">Brush Settings Panel - </text:span><text:span text:style-name="T63">S</text:span><text:span text:style-name="T66">lide Relax</text:span><text:span text:style-name="T30"> brush</text:span><text:bookmark-end text:name="__RefHeading___Toc4906_9959388861111111111111"/></text:h>
          </table:table-cell>
        </table:table-row>
      </table:table>
      <text:p text:style-name="P53"><draw:frame draw:style-name="fr2" draw:name="Bild264" text:anchor-type="paragraph" svg:y="0.1646in" svg:width="1.339in" svg:height="1.5866in" draw:z-index="161"><draw:image xlink:href="Pictures/10000001000000C9000000EE6B3D528C1F8228E4.png" xlink:type="simple" xlink:show="embed" xlink:actuate="onLoad" draw:mime-type="image/png"/></draw:frame></text:p>
      <text:p text:style-name="P53"/>
      <text:p text:style-name="P53"/>
      <text:p text:style-name="P53"/>
      <text:p text:style-name="P53"/>
      <text:p text:style-name="P53"/>
      <text:p text:style-name="P53"/>
      <text:p text:style-name="P53"/>
      <text:h text:style-name="P299" text:outline-level="2"/>
      <text:h text:style-name="Heading_20_2" text:outline-level="2"><draw:frame draw:style-name="fr2" draw:name="Bild270" text:anchor-type="paragraph" svg:y="-0.0791in" svg:width="1.378in" svg:height="0.8272in" draw:z-index="162"><draw:image xlink:href="Pictures/10000001000000CF0000007C00432F02095E01AA.png" xlink:type="simple" xlink:show="embed" xlink:actuate="onLoad" draw:mime-type="image/png"/></draw:frame><text:bookmark-start text:name="__RefHeading___Toc7314_2571451966"/>Deformation<text:bookmark-end text:name="__RefHeading___Toc7314_2571451966"/></text:h>
      <text:p text:style-name="P192">The deformation type to use.</text:p>
      <table:table table:name="Tabelle36" table:style-name="Tabelle36">
        <table:table-column table:style-name="Tabelle36.A"/>
        <text:soft-page-break/>
        <table:table-row>
          <table:table-cell table:style-name="Tabelle36.A1" office:value-type="string">
            <text:h text:style-name="P271" text:outline-level="1"><text:bookmark-start text:name="__RefHeading___Toc4906_99593888611111111111111"/><text:span text:style-name="T30">Brush Settings Panel - </text:span><text:span text:style-name="T63">B</text:span><text:span text:style-name="T66">oundary</text:span><text:span text:style-name="T30"> brush</text:span><text:bookmark-end text:name="__RefHeading___Toc4906_99593888611111111111111"/></text:h>
          </table:table-cell>
        </table:table-row>
      </table:table>
      <text:p text:style-name="P53"><draw:frame draw:style-name="fr2" draw:name="Bild271" text:anchor-type="paragraph" svg:y="0.1646in" svg:width="1.3272in" svg:height="2.0866in" draw:z-index="163"><draw:image xlink:href="Pictures/10000001000000C7000001398E36CE036A3232DC.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h text:style-name="P299" text:outline-level="2"/>
      <text:p text:style-name="P54"/>
      <text:h text:style-name="P299" text:outline-level="2"><draw:frame draw:style-name="fr2" draw:name="Bild277" text:anchor-type="paragraph" svg:y="-0.0791in" svg:width="1.5783in" svg:height="0.6846in" draw:z-index="164"><draw:image xlink:href="Pictures/10000001000000ED000000677238F53804C6894A.png" xlink:type="simple" xlink:show="embed" xlink:actuate="onLoad" draw:mime-type="image/png"/></draw:frame><text:bookmark-start text:name="__RefHeading___Toc7316_2571451966"/>Deformation<text:span text:style-name="T97"> Target</text:span><text:bookmark-end text:name="__RefHeading___Toc7316_2571451966"/></text:h>
      <text:p text:style-name="P192">The deformation type to use.</text:p>
      <text:h text:style-name="P299" text:outline-level="2"><draw:frame draw:style-name="fr2" draw:name="Bild278" text:anchor-type="paragraph" svg:y="0.0862in" svg:width="2in" svg:height="1.1811in" draw:z-index="165"><draw:image xlink:href="Pictures/100000010000012C000000B1057674FAD901F103.png" xlink:type="simple" xlink:show="embed" xlink:actuate="onLoad" draw:mime-type="image/png"/></draw:frame><text:bookmark-start text:name="__RefHeading___Toc7328_2571451966"/>Deformation<text:bookmark-end text:name="__RefHeading___Toc7328_2571451966"/></text:h>
      <text:p text:style-name="P192">The deformation type to use.</text:p>
      <text:p text:style-name="P39"/>
      <text:p text:style-name="P54"/>
      <text:h text:style-name="P300" text:outline-level="2"><draw:frame draw:style-name="fr2" draw:name="Bild85" text:anchor-type="paragraph" svg:y="0.2244in" svg:width="1.5311in" svg:height="0.9602in" draw:z-index="166"><draw:image xlink:href="Pictures/10000001000000E600000090E0FBA601774BFAC4.png" xlink:type="simple" xlink:show="embed" xlink:actuate="onLoad" draw:mime-type="image/png"/></draw:frame><text:bookmark-start text:name="__RefHeading___Toc4447_2280101440"/><text:span text:style-name="T77">Boundary Falloff</text:span> <text:bookmark-end text:name="__RefHeading___Toc4447_2280101440"/></text:h>
      <text:p text:style-name="P189">Boundary brush option. The falloff type.</text:p>
      <text:p text:style-name="P193"/>
      <text:h text:style-name="P300" text:outline-level="2"><draw:frame draw:style-name="fr3" draw:name="Bild86" text:anchor-type="paragraph" svg:x="5.8575in" svg:y="0.2811in" svg:width="1.4807in" svg:height="0.1728in" draw:z-index="167"><draw:image xlink:href="Pictures/10000001000000DE0000001A1583CD8F3B4BDC45.png" xlink:type="simple" xlink:show="embed" xlink:actuate="onLoad" draw:mime-type="image/png"/></draw:frame><text:bookmark-start text:name="__RefHeading___Toc4449_2280101440"/><text:span text:style-name="T77">Boundary Origin</text:span> <text:span text:style-name="T97">Offset</text:span><text:bookmark-end text:name="__RefHeading___Toc4449_2280101440"/></text:h>
      <text:p text:style-name="P189">Boundary brush option. <text:s/>Offset of the boundary origin in relation to the brush radius.</text:p>
      <text:p text:style-name="P75"/>
      <text:p text:style-name="P75"/>
      <text:p text:style-name="P75"/>
      <text:p text:style-name="P75"/>
      <text:p text:style-name="P75"/>
      <text:p text:style-name="P75"/>
      <text:p text:style-name="P75"/>
      <text:p text:style-name="P75"/>
      <table:table table:name="Tabelle37" table:style-name="Tabelle37">
        <table:table-column table:style-name="Tabelle37.A"/>
        <text:soft-page-break/>
        <table:table-row>
          <table:table-cell table:style-name="Tabelle37.A1" office:value-type="string">
            <text:h text:style-name="P272" text:outline-level="1"><text:bookmark-start text:name="__RefHeading___Toc4906_995938886111111111111111"/><text:span text:style-name="T30">Brush Settings Panel - </text:span><text:span text:style-name="T63">C</text:span><text:span text:style-name="T67">loth</text:span><text:span text:style-name="T30"> brush</text:span><text:bookmark-end text:name="__RefHeading___Toc4906_995938886111111111111111"/></text:h>
          </table:table-cell>
        </table:table-row>
      </table:table>
      <text:p text:style-name="P55"><draw:frame draw:style-name="fr2" draw:name="Bild279" text:anchor-type="paragraph" svg:y="0.1646in" svg:width="1.339in" svg:height="3.5516in" draw:z-index="168"><draw:image xlink:href="Pictures/10000001000000C900000215AFA9A7DC70A06FB3.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301" text:outline-level="2"><text:bookmark-start text:name="__RefHeading___Toc2156_20450476661"/>Persistent<text:bookmark-end text:name="__RefHeading___Toc2156_20450476661"/></text:h>
      <text:p text:style-name="P56"><draw:frame draw:style-name="fr2" draw:name="Bild285" text:anchor-type="paragraph" svg:y="-0.0791in" svg:width="1.3272in" svg:height="0.3937in" draw:z-index="169"><draw:image xlink:href="Pictures/10000001000000C70000003B958572AAD7535CB6.png" xlink:type="simple" xlink:show="embed" xlink:actuate="onLoad" draw:mime-type="image/png"/></draw:frame>Layer brush setting. Sculpt on a persistent layer of the mesh.</text:p>
      <text:h text:style-name="P323" text:outline-level="3"><text:bookmark-start text:name="__RefHeading___Toc2158_20450476661"/>Set Persistent Base<text:bookmark-end text:name="__RefHeading___Toc2158_20450476661"/></text:h>
      <text:p text:style-name="P56">This button resets the base so that you can add another layer. </text:p>
      <text:h text:style-name="P301" text:outline-level="2"><draw:frame draw:style-name="fr2" draw:name="Bild87" text:anchor-type="paragraph" svg:y="0.2055in" svg:width="1.1256in" svg:height="0.5398in" draw:z-index="174"><draw:image xlink:href="Pictures/10000001000000A9000000512EA3EBA3F1B31848.png" xlink:type="simple" xlink:show="embed" xlink:actuate="onLoad" draw:mime-type="image/png"/></draw:frame><text:bookmark-start text:name="__RefHeading___Toc5638_2521591675"/>Simulation Area<text:bookmark-end text:name="__RefHeading___Toc5638_2521591675"/></text:h>
      <text:p text:style-name="P175">Cloth brush. Simulates either only a specific area around the brush or the entire mesh.</text:p>
      <text:h text:style-name="P323" text:outline-level="3"><draw:frame draw:style-name="fr2" draw:name="Bild52" text:anchor-type="paragraph" svg:y="0.1217in" svg:width="1.3272in" svg:height="0.6256in" draw:z-index="170"><draw:image xlink:href="Pictures/10000001000000C70000005E3BEEDE125D2BF7E1.png" xlink:type="simple" xlink:show="embed" xlink:actuate="onLoad" draw:mime-type="image/png"/></draw:frame><text:bookmark-start text:name="__RefHeading___Toc3728_2584586819"/>Simulation Limit<text:bookmark-end text:name="__RefHeading___Toc3728_2584586819"/></text:h>
      <text:p text:style-name="P175">Cloth brush with local area. Factor added relative to the size of the radius. To limit the cloth simulation effect.</text:p>
      <text:h text:style-name="P323" text:outline-level="3"><text:bookmark-start text:name="__RefHeading___Toc3730_2584586819"/>Simulation Fallof<text:span text:style-name="T88">f</text:span><text:bookmark-end text:name="__RefHeading___Toc3730_2584586819"/></text:h>
      <text:p text:style-name="P175">Cloth brush<text:span text:style-name="T92"> with local area</text:span>. The area to apply deformation falloff to the effects of the simulation.</text:p>
      <text:h text:style-name="P323" text:outline-level="3"><text:bookmark-start text:name="__RefHeading___Toc4578_3100894302"/>Pin Simulation Boundary<text:bookmark-end text:name="__RefHeading___Toc4578_3100894302"/></text:h>
      <text:p text:style-name="P190">Lock the position of the vertices in the simulation falloff area. </text:p>
      <text:p text:style-name="P57"/>
      <text:h text:style-name="P301" text:outline-level="2"><draw:frame draw:style-name="fr3" draw:name="Bild53" text:anchor-type="paragraph" svg:x="6.311in" svg:y="0.0028in" svg:width="1.0516in" svg:height="1.2874in" draw:z-index="171"><draw:image xlink:href="Pictures/100000010000009E000000C11226DB5AFDC0BA5A.png" xlink:type="simple" xlink:show="embed" xlink:actuate="onLoad" draw:mime-type="image/png"/></draw:frame><text:bookmark-start text:name="__RefHeading___Toc3732_2584586819"/>Deformation<text:bookmark-end text:name="__RefHeading___Toc3732_2584586819"/></text:h>
      <text:p text:style-name="P175">Cloth brush. <text:span text:style-name="T89">The type of cloth deformation that you want to perform.</text:span></text:p>
      <text:p text:style-name="P175"/>
      <text:p text:style-name="P56"><text:soft-page-break/></text:p>
      <text:h text:style-name="P301" text:outline-level="2"><draw:frame draw:style-name="fr2" draw:name="Bild54" text:anchor-type="paragraph" svg:y="0.0547in" svg:width="0.7799in" svg:height="0.5472in" draw:z-index="172"><draw:image xlink:href="Pictures/100000010000007500000052486633857B6320F7.png" xlink:type="simple" xlink:show="embed" xlink:actuate="onLoad" draw:mime-type="image/png"/></draw:frame><text:bookmark-start text:name="__RefHeading___Toc3734_2584586819"/>Force Falloff<text:bookmark-end text:name="__RefHeading___Toc3734_2584586819"/></text:h>
      <text:p text:style-name="P175">Cloth brush. <text:span text:style-name="T89">The shape that is used in the brush to apply force to the cloth.</text:span></text:p>
      <text:p text:style-name="P57"/>
      <text:h text:style-name="P301" text:outline-level="2"><draw:frame draw:style-name="fr2" draw:name="Bild77" text:anchor-type="paragraph" svg:y="0.1217in" svg:width="1.3272in" svg:height="0.4839in" draw:z-index="173"><draw:image xlink:href="Pictures/10000001000000C700000049F10D46E4ADA125FA.png" xlink:type="simple" xlink:show="embed" xlink:actuate="onLoad" draw:mime-type="image/png"/></draw:frame><text:bookmark-start text:name="__RefHeading___Toc3736_2584586819"/>Cloth Mass<text:bookmark-end text:name="__RefHeading___Toc3736_2584586819"/></text:h>
      <text:p text:style-name="P175">Cloth brush. The mass of each simulation particle.</text:p>
      <text:h text:style-name="P301" text:outline-level="2"><text:bookmark-start text:name="__RefHeading___Toc3738_2584586819"/>Cloth Damping<text:bookmark-end text:name="__RefHeading___Toc3738_2584586819"/></text:h>
      <text:p text:style-name="P175">Cloth brush. How much the applied forces are propagated through the cloth.</text:p>
      <text:h text:style-name="P301" text:outline-level="2"><text:bookmark-start text:name="__RefHeading___Toc4323_1589190179"/>Soft Body Influence<text:bookmark-end text:name="__RefHeading___Toc4323_1589190179"/></text:h>
      <text:p text:style-name="P184"><text:span text:style-name="T88">Cloth brush. </text:span>How much the simulation preserves the original shape, acting as a soft body.</text:p>
      <text:h text:style-name="P301" text:outline-level="2"><text:bookmark-start text:name="__RefHeading___Toc5647_2521591675"/>Enable Collision<text:bookmark-end text:name="__RefHeading___Toc5647_2521591675"/></text:h>
      <text:p text:style-name="P196"><text:span text:style-name="T88">Cloth brush. </text:span>Collide with objects during the simulation.</text:p>
      <text:p text:style-name="P63"/>
      <table:table table:name="Tabelle38" table:style-name="Tabelle38">
        <table:table-column table:style-name="Tabelle38.A"/>
        <table:table-row>
          <table:table-cell table:style-name="Tabelle38.A1" office:value-type="string">
            <text:h text:style-name="P272" text:outline-level="1"><text:bookmark-start text:name="__RefHeading___Toc4906_9959388861111111111111111"/><text:span text:style-name="T30">Brush Settings Panel - </text:span><text:span text:style-name="T63">S</text:span><text:span text:style-name="T67">implify</text:span><text:span text:style-name="T30"> brush</text:span><text:bookmark-end text:name="__RefHeading___Toc4906_9959388861111111111111111"/></text:h>
          </table:table-cell>
        </table:table-row>
      </table:table>
      <text:p text:style-name="P55"><draw:frame draw:style-name="fr2" draw:name="Bild83" text:anchor-type="paragraph" svg:y="0.1646in" svg:width="1.3272in" svg:height="1.4335in" draw:z-index="175"><draw:image xlink:href="Pictures/10000001000000C7000000D7E24E3433F372A844.png" xlink:type="simple" xlink:show="embed" xlink:actuate="onLoad" draw:mime-type="image/png"/></draw:frame></text:p>
      <text:p text:style-name="P82">Just standard settings.</text:p>
      <text:p text:style-name="P62"/>
      <text:p text:style-name="P63"/>
      <text:p text:style-name="P63"/>
      <text:p text:style-name="P63"/>
      <text:p text:style-name="P63"/>
      <table:table table:name="Tabelle39" table:style-name="Tabelle39">
        <table:table-column table:style-name="Tabelle39.A"/>
        <table:table-row>
          <table:table-cell table:style-name="Tabelle39.A1" office:value-type="string">
            <text:h text:style-name="P272" text:outline-level="1"><text:bookmark-start text:name="__RefHeading___Toc4906_99593888611111111111111111"/><text:span text:style-name="T30">Brush Settings Panel - </text:span><text:span text:style-name="T63">M</text:span><text:span text:style-name="T67">ask</text:span><text:span text:style-name="T30"> brush</text:span><text:bookmark-end text:name="__RefHeading___Toc4906_99593888611111111111111111"/></text:h>
          </table:table-cell>
        </table:table-row>
      </table:table>
      <text:p text:style-name="P55"><draw:frame draw:style-name="fr2" draw:name="Bild291" text:anchor-type="paragraph" svg:y="0.1646in" svg:width="1.3346in" svg:height="1.6374in" draw:z-index="176"><draw:image xlink:href="Pictures/10000001000000C8000000F6A59F88CC2C30EA57.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22"/>
      <text:h text:style-name="P287" text:outline-level="2"><draw:frame draw:style-name="fr4" draw:name="Bild92" text:anchor-type="paragraph" svg:width="1.3272in" svg:height="0.3583in" draw:z-index="181"><draw:image xlink:href="Pictures/10000001000000C7000000360659096D3AC11D00.png" xlink:type="simple" xlink:show="embed" xlink:actuate="onLoad" draw:mime-type="image/png"/></draw:frame><text:bookmark-start text:name="__RefHeading___Toc2144_20450476662"/><text:soft-page-break/><text:span text:style-name="T32">Direction </text:span>Add / Subtract<text:bookmark-end text:name="__RefHeading___Toc2144_20450476662"/></text:h>
      <text:p text:style-name="P172">Add means the stroke adds to the geometry. Subtract means the stroke subtracts from the geometry. </text:p>
      <text:h text:style-name="P302" text:outline-level="2"><draw:frame draw:style-name="fr2" draw:name="Bild17" text:anchor-type="paragraph" svg:y="0.2055in" svg:width="0.7083in" svg:height="0.5311in" draw:z-index="183"><draw:image xlink:href="Pictures/100000010000006A00000050E213FD064A256B4C.png" xlink:type="simple" xlink:show="embed" xlink:actuate="onLoad" draw:mime-type="image/png"/></draw:frame><draw:frame draw:style-name="fr2" draw:name="Bild18" text:anchor-type="paragraph" svg:y="-0.0783in" svg:width="1.3346in" svg:height="0.1728in" draw:z-index="184"><draw:image xlink:href="Pictures/10000001000000C80000001A1B6342BCB50FCFBC.png" xlink:type="simple" xlink:show="embed" xlink:actuate="onLoad" draw:mime-type="image/png"/></draw:frame><text:bookmark-start text:name="__RefHeading___Toc2174_2045047666"/>Mask Tool <text:bookmark-end text:name="__RefHeading___Toc2174_2045047666"/></text:h>
      <text:p text:style-name="P139">Draw or smooth the current mask.</text:p>
      <text:p text:style-name="P139"/>
      <text:p text:style-name="P78"/>
      <table:table table:name="Tabelle43" table:style-name="Tabelle43">
        <table:table-column table:style-name="Tabelle43.A"/>
        <table:table-row>
          <table:table-cell table:style-name="Tabelle43.A1" office:value-type="string">
            <text:h text:style-name="P273" text:outline-level="1"><text:bookmark-start text:name="__RefHeading___Toc4906_995938886111111111111111121"/><text:span text:style-name="T30">Brush Settings Panel - </text:span><text:span text:style-name="T68">D</text:span><text:span text:style-name="T69">raw Face Sets</text:span><text:span text:style-name="T30"> brush</text:span><text:bookmark-end text:name="__RefHeading___Toc4906_995938886111111111111111121"/></text:h>
          </table:table-cell>
        </table:table-row>
      </table:table>
      <text:p text:style-name="P217"><draw:frame draw:style-name="fr2" draw:name="Bild95" text:anchor-type="paragraph" svg:y="0.1646in" svg:width="1.3272in" svg:height="1.4335in" draw:z-index="195"><draw:image xlink:href="Pictures/10000001000000C7000000D7E24E3433F372A844.png" xlink:type="simple" xlink:show="embed" xlink:actuate="onLoad" draw:mime-type="image/png"/></draw:frame></text:p>
      <text:p text:style-name="P85">Just standard settings.</text:p>
      <text:p text:style-name="P217"/>
      <text:p text:style-name="P217"/>
      <text:p text:style-name="P217"/>
      <text:p text:style-name="P217"/>
      <text:p text:style-name="P217"/>
      <text:p text:style-name="P41"/>
      <text:p text:style-name="P76"/>
      <table:table table:name="Tabelle42" table:style-name="Tabelle42">
        <table:table-column table:style-name="Tabelle42.A"/>
        <table:table-row>
          <table:table-cell table:style-name="Tabelle42.A1" office:value-type="string">
            <text:h text:style-name="P274" text:outline-level="1"><text:bookmark-start text:name="__RefHeading___Toc4906_99593888611111111111111112"/><text:span text:style-name="T30">Brush Settings Panel - </text:span><text:span text:style-name="T68">Multires Displacement Eraser</text:span><text:span text:style-name="T30"> brush</text:span><text:bookmark-end text:name="__RefHeading___Toc4906_99593888611111111111111112"/></text:h>
          </table:table-cell>
        </table:table-row>
      </table:table>
      <text:p text:style-name="P86"><draw:frame draw:style-name="fr2" draw:name="Bild90" text:anchor-type="paragraph" svg:y="0.1646in" svg:width="1.3272in" svg:height="1.4335in" draw:z-index="185"><draw:image xlink:href="Pictures/10000001000000C7000000D7E24E3433F372A844.png" xlink:type="simple" xlink:show="embed" xlink:actuate="onLoad" draw:mime-type="image/png"/></draw:frame></text:p>
      <text:p text:style-name="P82">Just standard settings.</text:p>
      <text:p text:style-name="P86"/>
      <text:p text:style-name="P86"/>
      <text:p text:style-name="P86"/>
      <text:p text:style-name="P86"/>
      <text:p text:style-name="P86"/>
      <text:p text:style-name="P76"/>
      <text:p text:style-name="P64"/>
      <table:table table:name="Tabelle44" table:style-name="Tabelle44">
        <table:table-column table:style-name="Tabelle44.A"/>
        <table:table-row>
          <table:table-cell table:style-name="Tabelle44.A1" office:value-type="string">
            <text:h text:style-name="P275" text:outline-level="1"><text:bookmark-start text:name="__RefHeading___Toc4906_995938886111111111111111122"/><text:span text:style-name="T30">Brush Settings Panel - </text:span><text:span text:style-name="T68">Multires Displacement </text:span><text:span text:style-name="T71">Smear</text:span><text:span text:style-name="T30"> brush</text:span><text:bookmark-end text:name="__RefHeading___Toc4906_995938886111111111111111122"/></text:h>
          </table:table-cell>
        </table:table-row>
      </table:table>
      <text:p text:style-name="P93"><draw:frame draw:style-name="fr2" draw:name="Bild39" text:anchor-type="paragraph" svg:y="0.1646in" svg:width="1.3272in" svg:height="1.5866in" draw:z-index="192"><draw:image xlink:href="Pictures/10000001000000C7000000EECC1726CBF9C4C17F.png" xlink:type="simple" xlink:show="embed" xlink:actuate="onLoad" draw:mime-type="image/png"/></draw:frame></text:p>
      <text:p text:style-name="P84"/>
      <text:p text:style-name="P93"/>
      <text:p text:style-name="P93"/>
      <text:p text:style-name="P93"/>
      <text:p text:style-name="P93"/>
      <text:p text:style-name="P93"/>
      <text:p text:style-name="P93"/>
      <text:p text:style-name="P93"/>
      <text:h text:style-name="Heading_20_2" text:outline-level="2"><draw:frame draw:style-name="fr2" draw:name="Bild41" text:anchor-type="paragraph" svg:y="0.25in" svg:width="0.8272in" svg:height="0.6929in" draw:z-index="193"><draw:image xlink:href="Pictures/100000010000007C000000686D3F174E751DE233.png" xlink:type="simple" xlink:show="embed" xlink:actuate="onLoad" draw:mime-type="image/png"/></draw:frame><text:bookmark-start text:name="__RefHeading___Toc7822_4232467557"/>Deformation<text:bookmark-end text:name="__RefHeading___Toc7822_4232467557"/></text:h>
      <text:p text:style-name="P202">The deformation method for the smear.</text:p>
      <text:p text:style-name="P79"/>
      <table:table table:name="Tabelle46" table:style-name="Tabelle46">
        <table:table-column table:style-name="Tabelle46.A"/>
        <text:soft-page-break/>
        <table:table-row>
          <table:table-cell table:style-name="Tabelle46.A1" office:value-type="string">
            <text:h text:style-name="P273" text:outline-level="1"><text:bookmark-start text:name="__RefHeading___Toc4906_9959388861111111111111111221"/><text:span text:style-name="T30">Brush Settings Panel - </text:span><text:span text:style-name="T102">Paint</text:span><text:bookmark-end text:name="__RefHeading___Toc4906_9959388861111111111111111221"/></text:h>
          </table:table-cell>
        </table:table-row>
      </table:table>
      <text:p text:style-name="P217"><draw:frame draw:style-name="fr2" draw:name="Bild44" text:anchor-type="paragraph" svg:y="0.1646in" svg:width="1.2874in" svg:height="2.5783in" draw:z-index="196"><draw:image xlink:href="Pictures/10000001000000C1000001838B7D38CBD267EE21.png" xlink:type="simple" xlink:show="embed" xlink:actuate="onLoad" draw:mime-type="image/png"/></draw:frame></text:p>
      <text:p text:style-name="P218">Paint allows you to vertex paint at the sculpt mesh.</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h text:style-name="P303" text:outline-level="2"><text:bookmark-start text:name="__RefHeading___Toc7822_42324675571"/>Primary / Secondary color<text:bookmark-end text:name="__RefHeading___Toc7822_42324675571"/></text:h>
      <text:p text:style-name="P219">Set the primary and secondary color for painting.</text:p>
      <text:h text:style-name="Heading_20_3" text:outline-level="3"><text:bookmark-start text:name="__RefHeading___Toc8681_1664550311"/>Swap colors<text:bookmark-end text:name="__RefHeading___Toc8681_1664550311"/></text:h>
      <text:p text:style-name="P224">Swap the primary with the secondary color.</text:p>
      <text:h text:style-name="Heading_20_3" text:outline-level="3"><text:bookmark-start text:name="__RefHeading___Toc8683_1664550311"/>Use Unified Color<text:bookmark-end text:name="__RefHeading___Toc8683_1664550311"/></text:h>
      <text:p text:style-name="P224">Use the same color over all editors and modes.</text:p>
      <text:h text:style-name="Heading_20_2" text:outline-level="2"><draw:frame draw:style-name="fr3" draw:name="Bild45" text:anchor-type="paragraph" svg:x="6.028in" svg:y="0.2374in" svg:width="1.2638in" svg:height="1.6811in" draw:z-index="197"><draw:image xlink:href="Pictures/10000001000000FD00000150737B7064FA17CAC6.png" xlink:type="simple" xlink:show="embed" xlink:actuate="onLoad" draw:mime-type="image/png"/></draw:frame><text:bookmark-start text:name="__RefHeading___Toc8661_1664550311"/>Blend Mode<text:bookmark-end text:name="__RefHeading___Toc8661_1664550311"/></text:h>
      <text:p text:style-name="P224">The blending mode for the color.</text:p>
      <text:h text:style-name="Heading_20_2" text:outline-level="2"><text:bookmark-start text:name="__RefHeading___Toc8663_1664550311"/>Flow<text:bookmark-end text:name="__RefHeading___Toc8663_1664550311"/></text:h>
      <text:p text:style-name="P226">Amount of paint applied per stroke sample.</text:p>
      <text:h text:style-name="Heading_20_3" text:outline-level="3"><text:bookmark-start text:name="__RefHeading___Toc8685_1664550311"/>Invert Pressure<text:bookmark-end text:name="__RefHeading___Toc8685_1664550311"/></text:h>
      <text:p text:style-name="P226">Invert pressure.</text:p>
      <text:h text:style-name="Heading_20_3" text:outline-level="3"><text:bookmark-start text:name="__RefHeading___Toc8687_1664550311"/>Use Pressure<text:bookmark-end text:name="__RefHeading___Toc8687_1664550311"/></text:h>
      <text:p text:style-name="P226">Use Pressure. This requires a tablet.</text:p>
      <text:h text:style-name="Heading_20_2" text:outline-level="2"><text:bookmark-start text:name="__RefHeading___Toc8665_1664550311"/>Wet Mix<text:bookmark-end text:name="__RefHeading___Toc8665_1664550311"/></text:h>
      <text:p text:style-name="P226">Mix the existing color into the paint color.</text:p>
      <text:h text:style-name="P324" text:outline-level="3"><text:bookmark-start text:name="__RefHeading___Toc8689_1664550311"/>Invert Pressure<text:bookmark-end text:name="__RefHeading___Toc8689_1664550311"/></text:h>
      <text:p text:style-name="P226">Invert pressure.</text:p>
      <text:h text:style-name="P324" text:outline-level="3"><text:bookmark-start text:name="__RefHeading___Toc8691_1664550311"/><text:soft-page-break/>Use Pressure<text:bookmark-end text:name="__RefHeading___Toc8691_1664550311"/></text:h>
      <text:p text:style-name="P226">Use Pressure. This requires a tablet.</text:p>
      <text:h text:style-name="Heading_20_2" text:outline-level="2"><text:bookmark-start text:name="__RefHeading___Toc8667_1664550311"/>Wet Persistence<text:bookmark-end text:name="__RefHeading___Toc8667_1664550311"/></text:h>
      <text:p text:style-name="P226">Amount of wet paint that stays at the stroke after applying paint to the surface.</text:p>
      <text:h text:style-name="P324" text:outline-level="3"><text:bookmark-start text:name="__RefHeading___Toc8693_1664550311"/>Invert Pressure<text:bookmark-end text:name="__RefHeading___Toc8693_1664550311"/></text:h>
      <text:p text:style-name="P226">Invert pressure.</text:p>
      <text:h text:style-name="P324" text:outline-level="3"><text:bookmark-start text:name="__RefHeading___Toc8695_1664550311"/>Use Pressure<text:bookmark-end text:name="__RefHeading___Toc8695_1664550311"/></text:h>
      <text:p text:style-name="P226">Use Pressure. This requires a tablet.</text:p>
      <text:h text:style-name="Heading_20_2" text:outline-level="2"><text:bookmark-start text:name="__RefHeading___Toc8669_1664550311"/>Wet Paint Radius<text:bookmark-end text:name="__RefHeading___Toc8669_1664550311"/></text:h>
      <text:p text:style-name="P226">Ratio between the brush radius and the radius that gots used for wet paint.</text:p>
      <text:h text:style-name="Heading_20_2" text:outline-level="2"><text:bookmark-start text:name="__RefHeading___Toc8671_1664550311"/>Density<text:bookmark-end text:name="__RefHeading___Toc8671_1664550311"/></text:h>
      <text:p text:style-name="P226">Amount of random elements that are going to be affected by the brush.</text:p>
      <text:h text:style-name="P324" text:outline-level="3"><text:bookmark-start text:name="__RefHeading___Toc8697_1664550311"/>Invert Pressure<text:bookmark-end text:name="__RefHeading___Toc8697_1664550311"/></text:h>
      <text:p text:style-name="P226">Invert pressure.</text:p>
      <text:h text:style-name="P324" text:outline-level="3"><text:bookmark-start text:name="__RefHeading___Toc8699_1664550311"/>Use Pressure<text:bookmark-end text:name="__RefHeading___Toc8699_1664550311"/></text:h>
      <text:p text:style-name="P226">Use Pressure. This requires a tablet.</text:p>
      <text:h text:style-name="Heading_20_2" text:outline-level="2"><text:bookmark-start text:name="__RefHeading___Toc8673_1664550311"/>Tip Roundness<text:bookmark-end text:name="__RefHeading___Toc8673_1664550311"/></text:h>
      <text:p text:style-name="P226">Roundness of the brush tip.</text:p>
      <text:h text:style-name="Heading_20_2" text:outline-level="2"><text:bookmark-start text:name="__RefHeading___Toc8675_1664550311"/>Tip Scale X<text:bookmark-end text:name="__RefHeading___Toc8675_1664550311"/></text:h>
      <text:p text:style-name="P226">Scale of the brush tip in X axis.</text:p>
      <text:p text:style-name="P80"/>
      <table:table table:name="Tabelle47" table:style-name="Tabelle47">
        <table:table-column table:style-name="Tabelle47.A"/>
        <table:table-row>
          <table:table-cell table:style-name="Tabelle47.A1" office:value-type="string">
            <text:h text:style-name="P276" text:outline-level="1"><text:bookmark-start text:name="__RefHeading___Toc4906_99593888611111111111111112211"/><text:span text:style-name="T30">Brush Settings Panel - </text:span><text:span text:style-name="T103">Smear</text:span><text:bookmark-end text:name="__RefHeading___Toc4906_99593888611111111111111112211"/></text:h>
          </table:table-cell>
        </table:table-row>
      </table:table>
      <text:p text:style-name="P222"><draw:frame draw:style-name="fr2" draw:name="Bild48" text:anchor-type="paragraph" svg:y="0.1646in" svg:width="1.2917in" svg:height="1.3744in" draw:z-index="198"><draw:image xlink:href="Pictures/10000001000000C2000000CE72BF3297B0A19C1D.png" xlink:type="simple" xlink:show="embed" xlink:actuate="onLoad" draw:mime-type="image/png"/></draw:frame></text:p>
      <text:p text:style-name="P223">Smear vertex colors.</text:p>
      <text:p text:style-name="P223"/>
      <text:p text:style-name="P223"/>
      <text:p text:style-name="P223"/>
      <text:p text:style-name="P223"/>
      <text:p text:style-name="P223"/>
      <text:p text:style-name="P223"/>
      <text:h text:style-name="Heading_20_2" text:outline-level="2"><draw:frame draw:style-name="fr2" draw:name="Bild57" text:anchor-type="paragraph" svg:y="0.1646in" svg:width="0.7917in" svg:height="0.7008in" draw:z-index="199"><draw:image xlink:href="Pictures/100000010000007700000069676DFCADD41BE4CC.png" xlink:type="simple" xlink:show="embed" xlink:actuate="onLoad" draw:mime-type="image/png"/></draw:frame><text:bookmark-start text:name="__RefHeading___Toc8677_1664550311"/><text:soft-page-break/>Deformation<text:bookmark-end text:name="__RefHeading___Toc8677_1664550311"/></text:h>
      <text:p text:style-name="P224">How to deform the smearing.</text:p>
      <text:p text:style-name="P222"/>
      <text:p text:style-name="P223"/>
      <text:p text:style-name="P185"/>
      <table:table table:name="Tabelle48" table:style-name="Tabelle48">
        <table:table-column table:style-name="Tabelle48.A"/>
        <table:table-row>
          <table:table-cell table:style-name="Tabelle48.A1" office:value-type="string">
            <text:h text:style-name="P277" text:outline-level="1"><text:bookmark-start text:name="__RefHeading___Toc3089_25738437341"/><text:span text:style-name="T54">B</text:span><text:span text:style-name="T55">rush Settings Panel</text:span><text:span text:style-name="T52"> - </text:span><text:span text:style-name="T104">Color Picker</text:span><text:span text:style-name="T55"> Sub panel</text:span><text:bookmark-end text:name="__RefHeading___Toc3089_25738437341"/></text:h>
          </table:table-cell>
        </table:table-row>
      </table:table>
      <text:p text:style-name="P179"><draw:frame draw:style-name="fr2" draw:name="Bild58" text:anchor-type="paragraph" svg:y="0.2374in" svg:width="1.9217in" svg:height="1.2717in" draw:z-index="200"><draw:image xlink:href="Pictures/1000000100000120000000BFC0E0936EBC74B5C6.png" xlink:type="simple" xlink:show="embed" xlink:actuate="onLoad" draw:mime-type="image/png"/></draw:frame><text:line-break/><text:span text:style-name="T104">This sub panel is for the vertex painting paint tool. Define the primary and secondary color for the paint by a color picker and gradient dialog.</text:span></text:p>
      <text:p text:style-name="P179"/>
      <text:p text:style-name="P179"/>
      <text:h text:style-name="Heading_20_2" text:outline-level="2"><text:bookmark-start text:name="__RefHeading___Toc8679_1664550311"/>Mode<text:bookmark-end text:name="__RefHeading___Toc8679_1664550311"/></text:h>
      <text:h text:style-name="Heading_20_3" text:outline-level="3"><text:bookmark-start text:name="__RefHeading___Toc8701_1664550311"/>Color / Gradient<text:bookmark-end text:name="__RefHeading___Toc8701_1664550311"/></text:h>
      <text:p text:style-name="P226">Choose the color mode.</text:p>
      <text:h text:style-name="Heading_20_3" text:outline-level="3"><text:bookmark-start text:name="__RefHeading___Toc8703_1664550311"/>Color picker mode<text:bookmark-end text:name="__RefHeading___Toc8703_1664550311"/></text:h>
      <text:h text:style-name="Heading_20_5" text:outline-level="5"><text:bookmark-start text:name="__RefHeading___Toc8705_1664550311"/>Colorpicker<text:bookmark-end text:name="__RefHeading___Toc8705_1664550311"/></text:h>
      <text:p text:style-name="P226">The color wheel of the color picker.</text:p>
      <text:h text:style-name="Heading_20_4" text:outline-level="4"><text:bookmark-start text:name="__RefHeading___Toc7822_423246755711"/>Primary / Secondary color<text:bookmark-end text:name="__RefHeading___Toc7822_423246755711"/></text:h>
      <text:p text:style-name="P220">Set the primary and secondary color for painting.</text:p>
      <text:h text:style-name="Heading_20_4" text:outline-level="4"><text:bookmark-start text:name="__RefHeading___Toc8707_1664550311"/>Swap colors<text:bookmark-end text:name="__RefHeading___Toc8707_1664550311"/></text:h>
      <text:p text:style-name="P225">Swap the primary with the secondary color.</text:p>
      <text:h text:style-name="Heading_20_4" text:outline-level="4"><text:bookmark-start text:name="__RefHeading___Toc8709_1664550311"/>Use Unified Color<text:bookmark-end text:name="__RefHeading___Toc8709_1664550311"/></text:h>
      <text:p text:style-name="P225">Use the same color over all editors and modes.</text:p>
      <text:p text:style-name="Text_20_body"/>
      <text:p text:style-name="Text_20_body"/>
      <text:h text:style-name="Heading_20_3" text:outline-level="3"><draw:frame draw:style-name="fr3" draw:name="Bild68" text:anchor-type="paragraph" svg:x="6.028in" svg:y="0.2374in" svg:width="1.3346in" svg:height="1.2008in" draw:z-index="201"><draw:image xlink:href="Pictures/100000010000011C000000C175995C4593692945.png" xlink:type="simple" xlink:show="embed" xlink:actuate="onLoad" draw:mime-type="image/png"/></draw:frame><text:bookmark-start text:name="__RefHeading___Toc8711_1664550311"/>Gradient mode<text:bookmark-end text:name="__RefHeading___Toc8711_1664550311"/></text:h>
      <text:p text:style-name="P230">Allows you to paint gradients.</text:p>
      <text:h text:style-name="Heading_20_4" text:outline-level="4"><text:bookmark-start text:name="__RefHeading___Toc1167_1009616439"/>Color Ramp<text:bookmark-end text:name="__RefHeading___Toc1167_1009616439"/></text:h>
      <text:p text:style-name="P231">Color Ramps enables the user to specify a range of colors based on color stops. The color between the color stops gets interpolated.</text:p>
      <text:h text:style-name="Heading_20_5" text:outline-level="5"><text:bookmark-start text:name="__RefHeading___Toc1169_1009616439"/><text:soft-page-break/>Controls<text:bookmark-end text:name="__RefHeading___Toc1169_1009616439"/></text:h>
      <text:h text:style-name="Heading_20_7" text:outline-level="7"><text:bookmark-start text:name="__RefHeading___Toc1171_1009616439"/>+ <text:bookmark-end text:name="__RefHeading___Toc1171_1009616439"/></text:h>
      <text:p text:style-name="P232"><text:span text:style-name="T105">A</text:span>dd a stop to your color ramp. The stop<text:span text:style-name="T105"> will be added after the selected one, in the middle to the next one.</text:span></text:p>
      <text:h text:style-name="Heading_20_7" text:outline-level="7"><text:bookmark-start text:name="__RefHeading___Toc1173_1009616439"/>-<text:bookmark-end text:name="__RefHeading___Toc1173_1009616439"/></text:h>
      <text:p text:style-name="P231">Deletes the selected color stop from the list.</text:p>
      <text:h text:style-name="Heading_20_5" text:outline-level="5"><draw:frame draw:style-name="fr2" draw:name="Bild71" text:anchor-type="paragraph" svg:y="0.0118in" svg:width="1.2283in" svg:height="0.8661in" draw:z-index="202"><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Heading_20_6" text:outline-level="6"><text:bookmark-start text:name="__RefHeading___Toc1177_1009616439"/>Flip Color Ramp<text:bookmark-end text:name="__RefHeading___Toc1177_1009616439"/></text:h>
      <text:p text:style-name="P231">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231">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231">Space between all neighboring stops becomes equal.</text:p>
      <text:h text:style-name="Heading_20_6" text:outline-level="6"><text:bookmark-start text:name="__RefHeading___Toc1183_1009616439"/>Eyedropper (pipette icon) E<text:bookmark-end text:name="__RefHeading___Toc1183_1009616439"/></text:h>
      <text:p text:style-name="P231">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231"><draw:frame draw:style-name="fr2" draw:name="Bild72" text:anchor-type="paragraph" svg:y="0.0118in" svg:width="0.7799in" svg:height="0.7008in" draw:z-index="203"><draw:image xlink:href="Pictures/100000010000007500000069C060AE9FF1C936F2.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231">Blends color by mixing each color channel and combining.</text:p>
      <text:h text:style-name="Heading_20_6" text:outline-level="6"><text:bookmark-start text:name="__RefHeading___Toc1191_1009616439"/>HSV/HSL<text:bookmark-end text:name="__RefHeading___Toc1191_1009616439"/></text:h>
      <text:p text:style-name="P231">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2" draw:name="Bild73" text:anchor-type="paragraph" svg:y="0.0118in" svg:width="0.8189in" svg:height="0.9925in" draw:z-index="204"><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231">Uses an Ease Interpolation for the color stops.</text:p>
      <text:h text:style-name="Heading_20_6" text:outline-level="6"><text:bookmark-start text:name="__RefHeading___Toc1197_1009616439"/>Cardinal<text:bookmark-end text:name="__RefHeading___Toc1197_1009616439"/></text:h>
      <text:p text:style-name="P231">Uses a Cardinal Interpolation for the color stops.</text:p>
      <text:h text:style-name="Heading_20_6" text:outline-level="6"><text:bookmark-start text:name="__RefHeading___Toc1199_1009616439"/>Linear<text:bookmark-end text:name="__RefHeading___Toc1199_1009616439"/></text:h>
      <text:p text:style-name="P231">Uses a Linear Interpolation for the color stops.</text:p>
      <text:h text:style-name="Heading_20_6" text:outline-level="6"><text:bookmark-start text:name="__RefHeading___Toc1201_1009616439"/>B-Spline<text:bookmark-end text:name="__RefHeading___Toc1201_1009616439"/></text:h>
      <text:p text:style-name="P231">Uses a B-Spline Interpolation for the color stops.</text:p>
      <text:h text:style-name="Heading_20_6" text:outline-level="6"><text:bookmark-start text:name="__RefHeading___Toc1203_1009616439"/>Constant<text:bookmark-end text:name="__RefHeading___Toc1203_1009616439"/></text:h>
      <text:p text:style-name="P231">Uses a Constant Interpolation for the color stops.</text:p>
      <text:h text:style-name="Heading_20_5" text:outline-level="5"><text:bookmark-start text:name="__RefHeading___Toc1205_1009616439"/><text:soft-page-break/>Color Ramp<text:bookmark-end text:name="__RefHeading___Toc1205_1009616439"/></text:h>
      <text:p text:style-name="P233"><draw:frame draw:style-name="fr2" draw:name="Bild74" text:anchor-type="paragraph" svg:y="0.0118in" svg:width="1.5827in" svg:height="0.2165in" draw:z-index="205"><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233"><draw:frame draw:style-name="fr2" draw:name="Bild75" text:anchor-type="paragraph" svg:y="0.0118in" svg:width="2.0752in" svg:height="0.1846in" draw:z-index="206"><draw:image xlink:href="Pictures/10000001000001370000001CC377A121A1F2278B.png" xlink:type="simple" xlink:show="embed" xlink:actuate="onLoad" draw:mime-type="image/png"/></draw:frame>Adjust the active color stop.</text:p>
      <text:h text:style-name="Heading_20_6" text:outline-level="6"><text:bookmark-start text:name="__RefHeading___Toc1209_1009616439"/>Choose active color stop<text:bookmark-end text:name="__RefHeading___Toc1209_1009616439"/></text:h>
      <text:p text:style-name="P233">Choose the color stop by index.</text:p>
      <text:h text:style-name="Heading_20_6" text:outline-level="6"><draw:frame draw:style-name="fr3" draw:name="Bild61" text:anchor-type="paragraph" svg:x="5.322in" svg:y="0.1874in" svg:width="2.0752in" svg:height="0.1846in" draw:z-index="207"><draw:image xlink:href="Pictures/10000001000001370000001CC377A121A1F2278B.png" xlink:type="simple" xlink:show="embed" xlink:actuate="onLoad" draw:mime-type="image/png"/></draw:frame><text:bookmark-start text:name="__RefHeading___Toc1211_1009616439"/>Pos<text:bookmark-end text:name="__RefHeading___Toc1211_1009616439"/></text:h>
      <text:p text:style-name="P233">The position of the active color stop. The range goes from 0.000 to 1.000</text:p>
      <text:h text:style-name="Heading_20_6" text:outline-level="6"><text:bookmark-start text:name="__RefHeading___Toc8713_1664550311"/>Color<text:bookmark-end text:name="__RefHeading___Toc8713_1664550311"/></text:h>
      <text:p text:style-name="P234">The color of the active color stop. Click at it to change the color.</text:p>
      <text:p text:style-name="Horizontal_20_Line"/>
      <text:h text:style-name="Heading_20_4" text:outline-level="4"><text:bookmark-start text:name="__RefHeading___Toc8715_1664550311"/>Background Color<text:bookmark-end text:name="__RefHeading___Toc8715_1664550311"/></text:h>
      <text:p text:style-name="P230">The backgro<text:span text:style-name="T106">u</text:span>nd color.</text:p>
      <text:h text:style-name="Heading_20_4" text:outline-level="4"><draw:frame draw:style-name="fr2" draw:name="Bild78" text:anchor-type="paragraph" svg:y="0.0118in" svg:width="1.8583in" svg:height="0.2083in" draw:z-index="208"><draw:image xlink:href="Pictures/10000001000001170000001FD9171848C9FF3C03.png" xlink:type="simple" xlink:show="embed" xlink:actuate="onLoad" draw:mime-type="image/png"/></draw:frame><text:bookmark-start text:name="__RefHeading___Toc8717_1664550311"/>Gradient Mapping<text:bookmark-end text:name="__RefHeading___Toc8717_1664550311"/></text:h>
      <text:p text:style-name="P230">How to paint the gradient.</text:p>
      <text:h text:style-name="Heading_20_5" text:outline-level="5"><text:bookmark-start text:name="__RefHeading___Toc8719_1664550311"/>Pressure<text:bookmark-end text:name="__RefHeading___Toc8719_1664550311"/></text:h>
      <text:p text:style-name="P230">Paint the gradient by tablet pressure. Obviously you need a tablet for this.</text:p>
      <text:h text:style-name="Heading_20_5" text:outline-level="5"><draw:frame draw:style-name="fr2" draw:name="Bild79" text:anchor-type="paragraph" svg:y="0.0118in" svg:width="3.4602in" svg:height="1.4602in" draw:z-index="209"><draw:image xlink:href="Pictures/1000000100000207000000DB583DE27A2CFCC57B.png" xlink:type="simple" xlink:show="embed" xlink:actuate="onLoad" draw:mime-type="image/png"/></draw:frame><text:bookmark-start text:name="__RefHeading___Toc8721_1664550311"/>Repeat<text:bookmark-end text:name="__RefHeading___Toc8721_1664550311"/></text:h>
      <text:p text:style-name="P230">Paint the gradient by repeating the colors.</text:p>
      <text:h text:style-name="Heading_20_6" text:outline-level="6"><text:bookmark-start text:name="__RefHeading___Toc8723_1664550311"/>Gradient Spacing<text:bookmark-end text:name="__RefHeading___Toc8723_1664550311"/></text:h>
      <text:p text:style-name="P230">The spacing between the colors in screen pixels. You need to have a gradient spacing higher than 0.</text:p>
      <text:h text:style-name="P340" text:outline-level="5"><draw:frame draw:style-name="fr2" draw:name="Bild81" text:anchor-type="paragraph" svg:y="0.3417in" svg:width="3.3071in" svg:height="1.4602in" draw:z-index="210"><draw:image xlink:href="Pictures/10000001000001F0000000DB5AF16009279B9BE2.png" xlink:type="simple" xlink:show="embed" xlink:actuate="onLoad" draw:mime-type="image/png"/></draw:frame><text:bookmark-start text:name="__RefHeading___Toc8725_1664550311"/>Clamp<text:bookmark-end text:name="__RefHeading___Toc8725_1664550311"/></text:h>
      <text:p text:style-name="P230">Paint the gradient from first color to last color, and then sticks with the last color. You need to have a gradient spacing higher than 0.</text:p>
      <text:h text:style-name="P341" text:outline-level="6"><text:bookmark-start text:name="__RefHeading___Toc8727_1664550311"/>Gradient Spacing<text:bookmark-end text:name="__RefHeading___Toc8727_1664550311"/></text:h>
      <text:p text:style-name="P230">The spacing between the colors in screen pixels.</text:p>
      <text:p text:style-name="P230"/>
      <text:p text:style-name="P230"/>
      <text:p text:style-name="P230"/>
      <text:p text:style-name="P230"/>
      <table:table table:name="Tabelle49" table:style-name="Tabelle49">
        <table:table-column table:style-name="Tabelle49.A"/>
        <text:soft-page-break/>
        <table:table-row>
          <table:table-cell table:style-name="Tabelle49.A1" office:value-type="string">
            <text:h text:style-name="P277" text:outline-level="1"><text:bookmark-start text:name="__RefHeading___Toc3089_257384373411"/><text:span text:style-name="T54">B</text:span><text:span text:style-name="T55">rush Settings Panel</text:span><text:span text:style-name="T52"> - </text:span><text:span text:style-name="T104">Color Palette</text:span><text:span text:style-name="T55"> Sub panel</text:span><text:bookmark-end text:name="__RefHeading___Toc3089_257384373411"/></text:h>
          </table:table-cell>
        </table:table-row>
      </table:table>
      <text:p text:style-name="P179"><text:line-break/><text:span text:style-name="T104">This sub panel </text:span><text:span text:style-name="T2">just shows with</text:span><text:span text:style-name="T104"> the paint tool. Define a color palette to use for vertex painting.</text:span></text:p>
      <text:p text:style-name="P236"><draw:frame draw:style-name="fr3" draw:name="Bild84" text:anchor-type="paragraph" svg:x="5.3457in" svg:y="0.0555in" svg:width="2.0866in" svg:height="0.4134in" draw:z-index="211"><draw:image xlink:href="Pictures/10000001000001390000003ECEB023D13B7831F1.png" xlink:type="simple" xlink:show="embed" xlink:actuate="onLoad" draw:mime-type="image/png"/></draw:frame>Create a color palette for later reuse. </text:p>
      <text:p text:style-name="P236"><draw:frame draw:style-name="fr2" draw:name="Bild134" text:anchor-type="paragraph" svg:y="0.272in" svg:width="1.3272in" svg:height="0.7319in" draw:z-index="212"><draw:image xlink:href="Pictures/10000001000000C70000006E5718EF2BF7483A1A.png" xlink:type="simple" xlink:show="embed" xlink:actuate="onLoad" draw:mime-type="image/png"/></draw:frame>First create a new palette<text:span text:style-name="T107"> by clicking at New</text:span>. Then adjust the color in the color picker. And then click at the add button to add this color to the palette.</text:p>
      <text:p text:style-name="P237">To set the color picker to a palette color simply click at this palette color. </text:p>
      <text:p text:style-name="P236">To remove a color from the palette, choose it, then click at the remove button.<text:span text:style-name="T108"> The active palette color that gets removed is the one with the triangle at it.</text:span></text:p>
      <text:p text:style-name="P236">The color palette cannot be saved externally. It is part of the <text:span text:style-name="T107">current </text:span>blend file. You can however append color palettes from other blend files.</text:p>
      <text:p text:style-name="P238">The currently active color is the one with the triangle at it.</text:p>
      <text:p text:style-name="P237">The elements are explained from left to right.</text:p>
      <text:h text:style-name="P304" text:outline-level="2"><draw:frame draw:style-name="fr4" draw:name="Bild135" text:anchor-type="paragraph" svg:width="2.1181in" svg:height="1.839in" draw:z-index="213"><draw:image xlink:href="Pictures/100000010000013E00000114479B3646D4AA3704.png" xlink:type="simple" xlink:show="embed" xlink:actuate="onLoad" draw:mime-type="image/png"/></draw:frame><text:bookmark-start text:name="__RefHeading___Toc62425_542475814"/>Palette browser<text:bookmark-end text:name="__RefHeading___Toc62425_542475814"/></text:h>
      <text:p text:style-name="P237">The button at the left opens a dropdown list<text:span text:style-name="T109">. </text:span>Choose between your palettes.</text:p>
      <text:h text:style-name="P304" text:outline-level="2"><text:bookmark-start text:name="__RefHeading___Toc62427_542475814"/>Edit Box<text:bookmark-end text:name="__RefHeading___Toc62427_542475814"/></text:h>
      <text:p text:style-name="P237">The name of the currently active palette. You can also rename the palette here. A click into the edit box makes the name editable.</text:p>
      <text:h text:style-name="P304" text:outline-level="2"><text:bookmark-start text:name="__RefHeading___Toc62429_542475814"/>Number of users<text:bookmark-end text:name="__RefHeading___Toc62429_542475814"/></text:h>
      <text:p text:style-name="P237">See how many users the palette currently has.</text:p>
      <text:h text:style-name="P304" text:outline-level="2"><text:bookmark-start text:name="__RefHeading___Toc62431_542475814"/>Fake User<text:bookmark-end text:name="__RefHeading___Toc62431_542475814"/></text:h>
      <text:p text:style-name="P237"><text:span text:style-name="T110">Fake User</text:span><text:span text:style-name="T111"> </text:span><text:span text:style-name="T19">set</text:span>s<text:span text:style-name="T19"> the </text:span>element<text:span text:style-name="T19"> to have a fake user. Z</text:span>ero user data-blocks are<text:span text:style-name="T19"> normally</text:span> not saved<text:span text:style-name="T19">. But sometimes </text:span>you want to force the data to be kept<text:span text:style-name="T19"> even when the data block has no user.</text:span></text:p>
      <text:h text:style-name="P304" text:outline-level="2"><text:bookmark-start text:name="__RefHeading___Toc62433_542475814"/>Add palette<text:bookmark-end text:name="__RefHeading___Toc62433_542475814"/></text:h>
      <text:p text:style-name="P237">Add a new palette.</text:p>
      <text:h text:style-name="P304" text:outline-level="2"><text:bookmark-start text:name="__RefHeading___Toc62435_542475814"/>Remove Palette<text:bookmark-end text:name="__RefHeading___Toc62435_542475814"/></text:h>
      <text:p text:style-name="P237">Clicking at this button removes the palette. Note that you need to save, close Bforartists and reload the blend file to remove the palette completely.</text:p>
      <text:h text:style-name="P304" text:outline-level="2"><text:bookmark-start text:name="__RefHeading___Toc3971_2045097678"/>Add color<text:bookmark-end text:name="__RefHeading___Toc3971_2045097678"/></text:h>
      <text:p text:style-name="P239">Adjust a color in the color picker. Then click at the add button to add this color to the palette.</text:p>
      <text:h text:style-name="P304" text:outline-level="2"><text:bookmark-start text:name="__RefHeading___Toc3973_2045097678"/><text:soft-page-break/>Remove color<text:bookmark-end text:name="__RefHeading___Toc3973_2045097678"/></text:h>
      <text:p text:style-name="P238">Select the color in the palette, then click at the minus button to remove it.</text:p>
      <text:h text:style-name="P304" text:outline-level="2"><draw:frame draw:style-name="fr2" draw:name="Bild88" text:anchor-type="paragraph" svg:y="0.3547in" svg:width="1.2201in" svg:height="0.878in" draw:z-index="214"><draw:image xlink:href="Pictures/10000001000000B7000000846667FD7C49220002.png" xlink:type="simple" xlink:show="embed" xlink:actuate="onLoad" draw:mime-type="image/png"/></draw:frame><text:bookmark-start text:name="__RefHeading___Toc2485_2732199815"/>Sort By<text:bookmark-end text:name="__RefHeading___Toc2485_2732199815"/></text:h>
      <text:p text:style-name="P235">Sort the palette by the chosen method.</text:p>
      <text:p text:style-name="P235"/>
      <text:p text:style-name="P185"/>
      <table:table table:name="Tabelle3" table:style-name="Tabelle3">
        <table:table-column table:style-name="Tabelle3.A"/>
        <table:table-row>
          <table:table-cell table:style-name="Tabelle3.A1" office:value-type="string">
            <text:h text:style-name="P278" text:outline-level="1"><text:bookmark-start text:name="__RefHeading___Toc3089_2573843734"/><text:span text:style-name="T54">B</text:span><text:span text:style-name="T55">rush Settings Panel</text:span><text:span text:style-name="T52"> - </text:span><text:span text:style-name="T55">Advanced Sub panel</text:span><text:bookmark-end text:name="__RefHeading___Toc3089_2573843734"/></text:h>
          </table:table-cell>
        </table:table-row>
      </table:table>
      <text:p text:style-name="P180"><draw:frame draw:style-name="fr3" draw:name="Bild122" text:anchor-type="paragraph" svg:x="6.028in" svg:y="0.2374in" svg:width="1.2917in" svg:height="2.4252in" draw:z-index="59"><draw:image xlink:href="Pictures/10000001000000C20000016C1D8C163FD86844FD.png" xlink:type="simple" xlink:show="embed" xlink:actuate="onLoad" draw:mime-type="image/png"/></draw:frame><text:line-break/>In this sub panel you can find the not so often used settings. They differ from brush to brush. Have a look at the tool tips.</text:p>
      <text:p text:style-name="P180"/>
      <text:p text:style-name="P180"/>
      <text:p text:style-name="P180"/>
      <text:p text:style-name="P180"/>
      <text:p text:style-name="P242"><text:bookmark-start text:name="__RefHeading___Toc2881_3813164869"/><text:bookmark-end text:name="__RefHeading___Toc2881_3813164869"/></text:p>
      <text:h text:style-name="P305" text:outline-level="2"><text:bookmark-start text:name="__RefHeading___Toc2881_38131648691"/>Topology<text:span text:style-name="T47"> </text:span><text:bookmark-end text:name="__RefHeading___Toc2881_38131648691"/></text:h>
      <text:p text:style-name="P246">Affect only vertices that are connected to the current active vertex under the brush.</text:p>
      <text:h text:style-name="P306" text:outline-level="2"><text:bookmark-start text:name="__RefHeading___Toc9697_1824433352"/>Face Sets<text:bookmark-end text:name="__RefHeading___Toc9697_1824433352"/></text:h>
      <text:p text:style-name="P248">Affect only vertices that share face sets with the active vertex.</text:p>
      <text:p text:style-name="Horizontal_20_Line"/>
      <text:h text:style-name="Heading_20_2" text:outline-level="2"><draw:frame draw:style-name="fr3" draw:name="Bild23" text:anchor-type="paragraph" svg:x="6.028in" svg:y="0.2374in" svg:width="1.2874in" svg:height="0.4925in" draw:z-index="217"><draw:image xlink:href="Pictures/10000001000000C10000004A0CD072BFB4AE18FC.png" xlink:type="simple" xlink:show="embed" xlink:actuate="onLoad" draw:mime-type="image/png"/></draw:frame><text:bookmark-start text:name="__RefHeading___Toc7447_1505234845"/>Mesh Boundary<text:bookmark-end text:name="__RefHeading___Toc7447_1505234845"/></text:h>
      <text:p text:style-name="P240">Do not affect non manifold boundary edges.</text:p>
      <text:p text:style-name="P247">The setting that appears on activation and is valid for both, Mesh Boundary and Face Sets Boundary.</text:p>
      <text:h text:style-name="Heading_20_2" text:outline-level="2"><text:bookmark-start text:name="__RefHeading___Toc7449_1505234845"/>Face Sets Boundary<text:bookmark-end text:name="__RefHeading___Toc7449_1505234845"/></text:h>
      <text:p text:style-name="P240">Do not affect vertices that belong to a face set boundary.</text:p>
      <text:p text:style-name="P247">The setting that appears on activation and is valid for both, Mesh Boundary and Face Sets Boundary.</text:p>
      <text:h text:style-name="Heading_20_3" text:outline-level="3"><text:bookmark-start text:name="__RefHeading___Toc7652_1835929790"/>Steps<text:bookmark-end text:name="__RefHeading___Toc7652_1835929790"/></text:h>
      <text:p text:style-name="P247">Distance where boundary edge automasking is going to protect vertices from the fully masked edge. </text:p>
      <text:p text:style-name="Horizontal_20_Line"/>
      <text:h text:style-name="Heading_20_2" text:outline-level="2"><draw:frame draw:style-name="fr3" draw:name="Bild55" text:anchor-type="paragraph" svg:x="6.028in" svg:y="0.2374in" svg:width="1.2874in" svg:height="0.8862in" draw:z-index="218"><draw:image xlink:href="Pictures/10000001000000C10000008551E4464F655A6E18.png" xlink:type="simple" xlink:show="embed" xlink:actuate="onLoad" draw:mime-type="image/png"/></draw:frame><text:bookmark-start text:name="__RefHeading___Toc7451_1505234845"/><text:soft-page-break/>Cavity<text:bookmark-end text:name="__RefHeading___Toc7451_1505234845"/></text:h>
      <text:p text:style-name="P241">Do not affect vertices<text:span text:style-name="T113"> on peaks. This feature is based on the surface curvature.</text:span></text:p>
      <text:p text:style-name="P247">The setting that appears on activation and is valid for both, Cavity, and Cavity (Inverted).</text:p>
      <text:h text:style-name="Heading_20_2" text:outline-level="2"><text:bookmark-start text:name="__RefHeading___Toc7453_1505234845"/>Cavity (Inverted)<text:bookmark-end text:name="__RefHeading___Toc7453_1505234845"/></text:h>
      <text:p text:style-name="P241">Do not affect vertices<text:span text:style-name="T113"> in valleys. This feature is based on the surface curvature.</text:span></text:p>
      <text:p text:style-name="P247">The setting that appears on activation and is valid for both, Cavity, and Cavity (Inverted).</text:p>
      <text:h text:style-name="Heading_20_3" text:outline-level="3"><text:bookmark-start text:name="__RefHeading___Toc7654_1835929790"/>Create Mask<text:bookmark-end text:name="__RefHeading___Toc7654_1835929790"/></text:h>
      <text:p text:style-name="P247">Creates a mask based on the curvature of the surface.</text:p>
      <text:h text:style-name="Heading_20_3" text:outline-level="3"><text:bookmark-start text:name="__RefHeading___Toc7656_1835929790"/>Factor<text:bookmark-end text:name="__RefHeading___Toc7656_1835929790"/></text:h>
      <text:p text:style-name="P247">The contrast of the cavity mask.</text:p>
      <text:h text:style-name="Heading_20_3" text:outline-level="3"><text:bookmark-start text:name="__RefHeading___Toc7658_1835929790"/>Blur<text:bookmark-end text:name="__RefHeading___Toc7658_1835929790"/></text:h>
      <text:p text:style-name="P247">The number of times the cavity mask is blurred</text:p>
      <text:h text:style-name="Heading_20_3" text:outline-level="3"><draw:frame draw:style-name="fr3" draw:name="Bild60" text:anchor-type="paragraph" svg:x="6.028in" svg:y="0.2374in" svg:width="1.2799in" svg:height="1.5516in" draw:z-index="219"><draw:image xlink:href="Pictures/10000001000000C0000000E9A0F1167BCE3ECDE5.png" xlink:type="simple" xlink:show="embed" xlink:actuate="onLoad" draw:mime-type="image/png"/></draw:frame><text:bookmark-start text:name="__RefHeading___Toc7660_1835929790"/>Custom Curve<text:bookmark-end text:name="__RefHeading___Toc7660_1835929790"/></text:h>
      <text:p text:style-name="P247">Use a custom falloff curve for the cavity mask.</text:p>
      <text:p text:style-name="P247"/>
      <text:p text:style-name="P247"/>
      <text:p text:style-name="P247"/>
      <text:p text:style-name="P247"/>
      <text:h text:style-name="P325" text:outline-level="3"><draw:frame draw:style-name="fr2" draw:name="Bild102" text:anchor-type="paragraph" svg:y="0.0646in" svg:width="2.028in" svg:height="1.3189in" draw:z-index="222"><draw:image xlink:href="Pictures/1000000100000130000000C6B3D6087031B58743.png" xlink:type="simple" xlink:show="embed" xlink:actuate="onLoad" draw:mime-type="image/png"/></draw:frame><text:bookmark-start text:name="__RefHeading___Toc36956_5424758141"/>Selecting Points<text:bookmark-end text:name="__RefHeading___Toc36956_5424758141"/></text:h>
      <text:p text:style-name="P125">You can select curve points. Th<text:span text:style-name="T37">is</text:span> reveal<text:span text:style-name="T37">s</text:span> two edit boxes for the x and y coordinate of this point.</text:p>
      <text:p text:style-name="P127">Selected points can be moved around. Left click at them, hold the mouse button down and move them to a new location.</text:p>
      <text:h text:style-name="P325" text:outline-level="3"><draw:frame draw:style-name="fr2" draw:name="Bild103" text:anchor-type="paragraph" svg:y="0.1181in" svg:width="2.028in" svg:height="1.3071in" draw:z-index="223"><draw:image xlink:href="Pictures/1000000100000130000000C464E68E87A22909EA.png" xlink:type="simple" xlink:show="embed" xlink:actuate="onLoad" draw:mime-type="image/png"/></draw:frame><text:bookmark-start text:name="__RefHeading___Toc36958_5424758141"/>Adding Points<text:bookmark-end text:name="__RefHeading___Toc36958_5424758141"/></text:h>
      <text:p text:style-name="P127">You can add new curve points by simply left clicking at the curve. Move the mouse to position them where you need it.</text:p>
      <text:p text:style-name="P127"/>
      <text:h text:style-name="P325" text:outline-level="3"><text:bookmark-start text:name="__RefHeading___Toc17864_42578558601"/>Navigation elements<text:bookmark-end text:name="__RefHeading___Toc17864_42578558601"/></text:h>
      <text:p text:style-name="P32"><draw:frame draw:style-name="fr2" draw:name="Bild96" text:anchor-type="paragraph" svg:y="-0.0417in" svg:width="0.5984in" svg:height="0.1929in" draw:z-index="220"><draw:image xlink:href="Pictures/100000010000005A0000001D34389F33D2E199C1.png" xlink:type="simple" xlink:show="embed" xlink:actuate="onLoad" draw:mime-type="image/png"/></draw:frame>The navigation elements at the top are described from left to right<text:span text:style-name="T8">.</text:span></text:p>
      <text:h text:style-name="P325" text:outline-level="3"><text:bookmark-start text:name="__RefHeading___Toc17866_42578558601"/><text:soft-page-break/>Zoom in and out<text:bookmark-end text:name="__RefHeading___Toc17866_42578558601"/></text:h>
      <text:p text:style-name="P32">The two buttons with the magnifying glass at it zooms in and out in the curve window.</text:p>
      <text:p text:style-name="P250"/>
      <text:h text:style-name="P325" text:outline-level="3"><draw:frame draw:style-name="fr2" draw:name="Bild100" text:anchor-type="paragraph" svg:y="0.0839in" svg:width="1.1535in" svg:height="0.9134in" draw:z-index="221"><draw:image xlink:href="Pictures/10000001000000AD00000089214C07598BF27892.png" xlink:type="simple" xlink:show="embed" xlink:actuate="onLoad" draw:mime-type="image/png"/></draw:frame><text:bookmark-start text:name="__RefHeading___Toc9391_21737460451"/>Clipping<text:span text:style-name="T114"> Options</text:span><text:bookmark-end text:name="__RefHeading___Toc9391_21737460451"/></text:h>
      <text:p text:style-name="P119">Set up clipping for the stroke.<text:span text:style-name="T38"> </text:span></text:p>
      <text:h text:style-name="Heading_20_4" text:outline-level="4"><text:bookmark-start text:name="__RefHeading___Toc7662_1835929790"/>Use Clipping<text:bookmark-end text:name="__RefHeading___Toc7662_1835929790"/></text:h>
      <text:p text:style-name="P119"><text:span text:style-name="T114">T</text:span><text:span text:style-name="T38">urns clipping on or off.</text:span></text:p>
      <text:h text:style-name="P326" text:outline-level="3"><text:bookmark-start text:name="__RefHeading___Toc7664_1835929790"/>Min and Max X <text:s/>Y<text:bookmark-end text:name="__RefHeading___Toc7664_1835929790"/></text:h>
      <text:p text:style-name="P252">The values for the clipping area.</text:p>
      <text:p text:style-name="P250"/>
      <text:h text:style-name="P325" text:outline-level="3"><text:bookmark-start text:name="__RefHeading___Toc17868_42578558601"/>Tools<text:bookmark-end text:name="__RefHeading___Toc17868_42578558601"/></text:h>
      <text:p text:style-name="P32"><draw:frame draw:style-name="fr6" draw:name="Bild97" text:anchor-type="paragraph" svg:width="1.0783in" svg:height="0.6654in" draw:z-index="224"><draw:image xlink:href="Pictures/10000001000000A200000064933AEA5A0CABEC99.png" xlink:type="simple" xlink:show="embed" xlink:actuate="onLoad" draw:mime-type="image/png"/></draw:frame>Tools is a menu where you can find some curve related tools.</text:p>
      <text:h text:style-name="P249" text:outline-level="4"><text:bookmark-start text:name="__RefHeading___Toc17870_42578558601"/>Reset View<text:bookmark-end text:name="__RefHeading___Toc17870_42578558601"/></text:h>
      <text:p text:style-name="P32">Resets the curve windows zoom<text:span text:style-name="T8">.</text:span></text:p>
      <text:h text:style-name="P251" text:outline-level="4"><text:bookmark-start text:name="__RefHeading___Toc17872_42578558601"/>Extend horizontal<text:bookmark-end text:name="__RefHeading___Toc17872_42578558601"/></text:h>
      <text:p text:style-name="P252">Extends the curve before the first curve point and after the last curve point horizontally.</text:p>
      <text:h text:style-name="P251" text:outline-level="4"><text:bookmark-start text:name="__RefHeading___Toc17874_42578558601"/>Extend extrapolated<text:bookmark-end text:name="__RefHeading___Toc17874_42578558601"/></text:h>
      <text:p text:style-name="P252">Extends the curve before the first curve point and after the last curve point extrapolated.</text:p>
      <text:h text:style-name="P249" text:outline-level="4"><text:bookmark-start text:name="__RefHeading___Toc35638_13526274831"/>Reset Curve<text:bookmark-end text:name="__RefHeading___Toc35638_13526274831"/></text:h>
      <text:p text:style-name="P32">Resets the curve to the initial shape.</text:p>
      <text:p text:style-name="P250"/>
      <text:h text:style-name="P326" text:outline-level="3"><draw:frame draw:style-name="fr4" draw:name="Bild99" text:anchor-type="paragraph" svg:width="1.2874in" svg:height="0.1811in" draw:z-index="225"><draw:image xlink:href="Pictures/10000001000000C10000001BB599E35C32A66911.png" xlink:type="simple" xlink:show="embed" xlink:actuate="onLoad" draw:mime-type="image/png"/></draw:frame><text:bookmark-start text:name="__RefHeading___Toc17880_42578558601"/>Handle Types<text:bookmark-end text:name="__RefHeading___Toc17880_42578558601"/></text:h>
      <text:p text:style-name="P252">Sets the handle type for the current selected curve point.</text:p>
      <text:h text:style-name="P326" text:outline-level="3"><text:bookmark-start text:name="__RefHeading___Toc3133_25738437341"/>X Y Position<text:bookmark-end text:name="__RefHeading___Toc3133_25738437341"/></text:h>
      <text:p text:style-name="P252">The position of the current active curve point.</text:p>
      <text:h text:style-name="Heading_20_4" text:outline-level="4"><text:bookmark-start text:name="__RefHeading___Toc7666_1835929790"/>Delete Points<text:bookmark-end text:name="__RefHeading___Toc7666_1835929790"/></text:h>
      <text:p text:style-name="P252">Deletes the current active curve point<text:span text:style-name="T115">.</text:span></text:p>
      <text:p text:style-name="P244"/>
      <text:h text:style-name="Heading_20_2" text:outline-level="2"><draw:frame draw:style-name="fr4" draw:name="Bild104" text:anchor-type="paragraph" svg:width="1.2799in" svg:height="0.5984in" draw:z-index="226"><draw:image xlink:href="Pictures/10000001000000C00000005A974592A7F41519A6.png" xlink:type="simple" xlink:show="embed" xlink:actuate="onLoad" draw:mime-type="image/png"/></draw:frame><text:bookmark-start text:name="__RefHeading___Toc7457_1505234845"/><text:soft-page-break/>View Normal<text:bookmark-end text:name="__RefHeading___Toc7457_1505234845"/></text:h>
      <text:p text:style-name="P243">Affect only vertices with a normal that faces the viewer.</text:p>
      <text:h text:style-name="Heading_20_3" text:outline-level="3"><text:bookmark-start text:name="__RefHeading___Toc7668_1835929790"/>Occlusion<text:bookmark-end text:name="__RefHeading___Toc7668_1835929790"/></text:h>
      <text:p text:style-name="P253">Only affect vertices that are not occluded by other faces. With Occlusion on the Limit and Falloff options are not available.</text:p>
      <text:h text:style-name="Heading_20_3" text:outline-level="3"><text:bookmark-start text:name="__RefHeading___Toc7670_1835929790"/>Limit <text:bookmark-end text:name="__RefHeading___Toc7670_1835929790"/></text:h>
      <text:p text:style-name="P253">View normal limit. The range of angles that will be affected. </text:p>
      <text:h text:style-name="Heading_20_3" text:outline-level="3"><text:bookmark-start text:name="__RefHeading___Toc7672_1835929790"/>Falloff<text:bookmark-end text:name="__RefHeading___Toc7672_1835929790"/></text:h>
      <text:p text:style-name="P253">Extend the angular range with a falloff gradient.</text:p>
      <text:h text:style-name="P307" text:outline-level="2"><draw:frame draw:style-name="fr4" draw:name="Bild107" text:anchor-type="paragraph" svg:width="1.2992in" svg:height="0.4366in" draw:z-index="227"><draw:image xlink:href="Pictures/10000001000000C3000000422113DA5E7A5CED80.png" xlink:type="simple" xlink:show="embed" xlink:actuate="onLoad" draw:mime-type="image/png"/></draw:frame><text:bookmark-start text:name="__RefHeading___Toc7455_1505234845"/>Area Normal<text:bookmark-end text:name="__RefHeading___Toc7455_1505234845"/></text:h>
      <text:p text:style-name="P245">Affect only vertices with a similar normal to where the stroke starts.</text:p>
      <text:h text:style-name="Heading_20_3" text:outline-level="3"><text:bookmark-start text:name="__RefHeading___Toc7674_1835929790"/>Limit <text:bookmark-end text:name="__RefHeading___Toc7674_1835929790"/></text:h>
      <text:p text:style-name="P253">Area normal limit. The range of angles that will be affected. </text:p>
      <text:h text:style-name="Heading_20_3" text:outline-level="3"><text:bookmark-start text:name="__RefHeading___Toc7676_1835929790"/>Falloff<text:bookmark-end text:name="__RefHeading___Toc7676_1835929790"/></text:h>
      <text:p text:style-name="P253">Extend the angular range with a falloff gradient.</text:p>
      <text:p text:style-name="P25"/>
      <text:h text:style-name="Heading_20_2" text:outline-level="2"><draw:frame draw:style-name="fr4" draw:name="Bild464" text:anchor-type="paragraph" svg:width="1.3346in" svg:height="0.1654in" draw:z-index="55"><draw:image xlink:href="Pictures/10000001000000C8000000195938EFBE54A13871.png" xlink:type="simple" xlink:show="embed" xlink:actuate="onLoad" draw:mime-type="image/png"/></draw:frame><text:bookmark-start text:name="__RefHeading___Toc16601_2091655827"/>Sculpt Plane<text:bookmark-end text:name="__RefHeading___Toc16601_2091655827"/></text:h>
      <text:p text:style-name="P24"><draw:frame draw:style-name="fr3" draw:name="Bild466" text:anchor-type="paragraph" svg:x="6.5236in" svg:y="0.0602in" svg:width="0.839in" svg:height="1.0118in" draw:z-index="56"><draw:image xlink:href="Pictures/1000000100000079000000927BD219DDD4698B88.png" xlink:type="simple" xlink:show="embed" xlink:actuate="onLoad" draw:mime-type="image/png"/></draw:frame>The sculpt plane defines how the sculpting is aligned. It is a dropdown box<text:span text:style-name="T99">. </text:span>Choose different methods. By default the Area Plane gets used.</text:p>
      <text:p text:style-name="P24"/>
      <text:p text:style-name="P24"/>
      <text:p text:style-name="Horizontal_20_Line"/>
      <text:h text:style-name="P305" text:outline-level="2"><text:bookmark-start text:name="__RefHeading___Toc2182_2045047666"/><text:span text:style-name="T112">Use </text:span>Original <text:bookmark-end text:name="__RefHeading___Toc2182_2045047666"/></text:h>
      <text:h text:style-name="Heading_20_3" text:outline-level="3"><text:bookmark-start text:name="__RefHeading___Toc7461_1505234845"/>Normal<text:bookmark-end text:name="__RefHeading___Toc7461_1505234845"/></text:h>
      <text:p text:style-name="P121">When ticked keep using normal of the surface where the stroke was initiated.</text:p>
      <text:h text:style-name="Heading_20_3" text:outline-level="3"><text:bookmark-start text:name="__RefHeading___Toc2182_20450476661"/>Plane<text:bookmark-end text:name="__RefHeading___Toc2182_20450476661"/></text:h>
      <text:p text:style-name="P120">When ticked keep using plane origin of the surface where the stroke was initiated.</text:p>
      <text:h text:style-name="Heading_20_2" text:outline-level="2"><text:bookmark-start text:name="__RefHeading___Toc7650_1835929790"/><text:soft-page-break/>Accumulate<text:bookmark-end text:name="__RefHeading___Toc7650_1835929790"/></text:h>
      <text:p text:style-name="P253">Accumulate stroke daubts on top of each other.</text:p>
      <text:p text:style-name="P253"/>
      <table:table table:name="Tabelle24" table:style-name="Tabelle24">
        <table:table-column table:style-name="Tabelle24.A"/>
        <table:table-row>
          <table:table-cell table:style-name="Tabelle24.A1" office:value-type="string">
            <text:h text:style-name="P264" text:outline-level="1"><text:bookmark-start text:name="__RefHeading___Toc35616_1352627483"/><text:span text:style-name="T53">B</text:span><text:span text:style-name="T55">rush Settings Panel</text:span><text:span text:style-name="T52"> </text:span>- Texture <text:span text:style-name="T80">Subp</text:span>anel<text:bookmark-end text:name="__RefHeading___Toc35616_1352627483"/></text:h>
          </table:table-cell>
        </table:table-row>
      </table:table>
      <text:p text:style-name="Text_20_body"><draw:frame draw:style-name="fr2" draw:name="Bild470" text:anchor-type="paragraph" svg:y="0.2063in" svg:width="1.2799in" svg:height="3.2402in" draw:z-index="0"><draw:image xlink:href="Pictures/10000001000000C0000001E6A2ADFB42D1A4A5F8.png" xlink:type="simple" xlink:show="embed" xlink:actuate="onLoad" draw:mime-type="image/png"/></draw:frame><text:bookmark-start text:name="__RefHeading___Toc35618_1352627483"/><text:bookmark-end text:name="__RefHeading___Toc35618_1352627483"/></text:p>
      <text:p text:style-name="Text_20_body">The Texture panel allows you to sculpt with textures. This allows you for example to grab a foto from some fish scales, and simply sculpt them into the surface of your object by using this image<text:span text:style-name="T9"> as a pencil</text:span>.<text:span text:style-name="T9"> Or as a blueprint where you calk through ( Stencil method ).</text:span></text:p>
      <text:p text:style-name="Text_20_body">Note that the following shots are made with Symmetry off and without Brush falloff. Since they disturbed.</text:p>
      <text:p text:style-name="Text_20_body"/>
      <text:p text:style-name="Text_20_body">Symmetry can be turned off <text:span text:style-name="T33">a few panels deeper in the Symmetry panel</text:span><text:span text:style-name="T106">.</text:span></text:p>
      <text:p text:style-name="Text_20_body"/>
      <text:p text:style-name="Text_20_body"/>
      <text:p text:style-name="Text_20_body"/>
      <text:p text:style-name="Text_20_body"/>
      <text:p text:style-name="P9"/>
      <text:h text:style-name="P327" text:outline-level="3"><draw:frame draw:style-name="fr2" draw:name="Bild471" text:anchor-type="paragraph" svg:y="-0.0189in" svg:width="1.3272in" svg:height="1.0075in" draw:z-index="1"><draw:image xlink:href="Pictures/10000001000000C70000009729E078CB087DDBCB.png" xlink:type="simple" xlink:show="embed" xlink:actuate="onLoad" draw:mime-type="image/png"/></draw:frame><text:bookmark-start text:name="__RefHeading___Toc16926_4034578657"/>Browse Texture to be linked<text:bookmark-end text:name="__RefHeading___Toc16926_4034578657"/></text:h>
      <text:p text:style-name="Text_20_body"><text:span text:style-name="T9">The image at the top of the panel is a image browser. </text:span>Choose a texture that you can choose for sculpting then.<text:span text:style-name="T9"> You can also have more than one image loaded at once.</text:span></text:p>
      <text:p text:style-name="Text_20_body"/>
      <text:h text:style-name="Heading_20_4" text:outline-level="4"><draw:frame draw:style-name="fr2" draw:name="Bild472" text:anchor-type="paragraph" svg:y="0.0689in" svg:width="1.3272in" svg:height="1.0118in" draw:z-index="2"><draw:image xlink:href="Pictures/10000001000000C7000000985831985C5FF75C05.png" xlink:type="simple" xlink:show="embed" xlink:actuate="onLoad" draw:mime-type="image/png"/></draw:frame><text:bookmark-start text:name="__RefHeading___Toc2184_2045047666"/>Adding a texture<text:bookmark-end text:name="__RefHeading___Toc2184_2045047666"/></text:h>
      <text:p text:style-name="P11"/>
      <text:p text:style-name="Text_20_body">The way to add <text:span text:style-name="T10">the</text:span> texture here is a bit more complicated.<text:span text:style-name="T9"> And not done with clicking at the New button.</text:span></text:p>
      <text:p text:style-name="Text_20_body">First click at <text:span text:style-name="T9">the </text:span>New<text:span text:style-name="T9"> button below the image</text:span>. This will create a new texture slot. This slot is still empty, it displays black. </text:p>
      <text:p text:style-name="Text_20_body">We need to load the texture <text:span text:style-name="T9">in this slot</text:span>. <text:span text:style-name="T9">T</text:span>his must be done in the Properties editor in the Textures tab.<text:span text:style-name="T9"> </text:span></text:p>
      <text:p text:style-name="P13"><draw:frame draw:style-name="fr3" draw:name="Bild1" text:anchor-type="paragraph" svg:x="5.7598in" svg:y="0.2764in" svg:width="1.7283in" svg:height="2.3543in" draw:z-index="72"><draw:image xlink:href="Pictures/100000010000015A000001D7FF30AD3FD857E931.png" xlink:type="simple" xlink:show="embed" xlink:actuate="onLoad" draw:mime-type="image/png"/></draw:frame><draw:frame draw:style-name="fr3" draw:name="Bild82" text:anchor-type="paragraph" svg:x="-0.0744in" svg:y="0.3028in" svg:width="1.7008in" svg:height="1.1102in" draw:z-index="71"><draw:image xlink:href="Pictures/1000000100000154000000DEC8486533CBF137DD.png" xlink:type="simple" xlink:show="embed" xlink:actuate="onLoad" draw:mime-type="image/png"/></draw:frame><draw:frame draw:style-name="fr3" draw:name="Bild80" text:anchor-type="paragraph" svg:x="3.7909in" svg:y="0.3134in" svg:width="1.7283in" svg:height="2.4409in" draw:z-index="70"><draw:image xlink:href="Pictures/100000010000015A000001E83C31F8E8F4B24551.png" xlink:type="simple" xlink:show="embed" xlink:actuate="onLoad" draw:mime-type="image/png"/></draw:frame><draw:frame draw:style-name="fr10" draw:name="Bild43" text:anchor-type="paragraph" svg:x="1.822in" svg:y="0.2902in" svg:width="1.7835in" svg:height="2.3862in" draw:z-index="69"><draw:image xlink:href="Pictures/1000000100000165000001DD2D6C6EB3366CBE12.png" xlink:type="simple" xlink:show="embed" xlink:actuate="onLoad" draw:mime-type="image/png"/></draw:frame><text:soft-page-break/></text:p>
      <text:p text:style-name="P221"/>
      <text:p text:style-name="Text_20_body"><draw:frame draw:style-name="fr3" draw:name="Bild475" text:anchor-type="paragraph" svg:x="6.0236in" svg:y="0.111in" svg:width="1.339in" svg:height="1.3543in" draw:z-index="3"><draw:image xlink:href="Pictures/10000001000000C9000000CB6C69CE365420CAC5.png" xlink:type="simple" xlink:show="embed" xlink:actuate="onLoad" draw:mime-type="image/png"/></draw:frame>And when you switch back to the Tools tab, then the texture finally shows in the Texture panel in the Tool Shelf. And we can use it.</text:p>
      <text:p text:style-name="Text_20_body"/>
      <text:p text:style-name="Text_20_body"/>
      <text:p text:style-name="P11"/>
      <text:p text:style-name="P11"/>
      <text:p text:style-name="P14"/>
      <text:p text:style-name="P9"/>
      <text:h text:style-name="P327" text:outline-level="3"><draw:frame draw:style-name="fr2" draw:name="Bild479" text:anchor-type="paragraph" svg:y="0.2689in" svg:width="1.2874in" svg:height="0.161in" draw:z-index="4"><draw:image xlink:href="Pictures/10000001000000C100000018696627829D943812.png" xlink:type="simple" xlink:show="embed" xlink:actuate="onLoad" draw:mime-type="image/png"/></draw:frame><text:bookmark-start text:name="__RefHeading___Toc16928_4034578657"/>Texture Edit box<text:bookmark-end text:name="__RefHeading___Toc16928_4034578657"/></text:h>
      <text:p text:style-name="Text_20_body">The Texture edit box is the edit box below the Image browser. When there's no image loaded then it displays the New button. When there's a image (or more) loaded, then you will see the name of the current texture. </text:p>
      <text:p text:style-name="Text_20_body">The <text:span text:style-name="T33">Fake User </text:span>button turns this texture into a data block with a fake user. Means it will exists even when there is no data connected to it anymore.</text:p>
      <text:p text:style-name="Text_20_body">The + Button adds another texture slot. Note that you will have to load a texture too, as explained above.</text:p>
      <text:p text:style-name="Text_20_body">The X button deletes the texture slot.</text:p>
      <text:p text:style-name="P9"/>
      <text:h text:style-name="P327" text:outline-level="3"><text:bookmark-start text:name="__RefHeading___Toc16930_4034578657"/>Brush Mapping<text:bookmark-end text:name="__RefHeading___Toc16930_4034578657"/></text:h>
      <text:p text:style-name="P15">Our texture can be mapped in different methods. The Brush mapping is a drop down box<text:span text:style-name="T99">. </text:span>Choose this different brush mapping methods.</text:p>
      <text:p text:style-name="P15">The settings vary. So we will go through them by the different brush mapping methods.</text:p>
      <text:p text:style-name="P12"/>
      <text:h text:style-name="P327" text:outline-level="3"><text:bookmark-start text:name="__RefHeading___Toc35620_1352627483"/><text:soft-page-break/>Brush Mapping <text:span text:style-name="T11">with mapping method </text:span>View Plane<text:span text:style-name="T12"> and Area Plane</text:span><text:bookmark-end text:name="__RefHeading___Toc35620_1352627483"/></text:h>
      <text:p text:style-name="P15"><draw:frame draw:style-name="fr2" draw:name="Bild482" text:anchor-type="paragraph" svg:y="0.0902in" svg:width="1.2874in" svg:height="2.0866in" draw:z-index="5"><draw:image xlink:href="Pictures/10000001000000C100000139E4C18DA1107C1FA2.png" xlink:type="simple" xlink:show="embed" xlink:actuate="onLoad" draw:mime-type="image/png"/></draw:frame><draw:frame draw:style-name="fr3" draw:name="Bild483" text:anchor-type="paragraph" svg:x="0.1181in" svg:y="0.0425in" svg:width="2.9366in" svg:height="2.0118in" draw:z-index="6"><draw:image xlink:href="Pictures/10000001000001A70000012251B72A219B7BE8E7.png" xlink:type="simple" xlink:show="embed" xlink:actuate="onLoad" draw:mime-type="image/png"/></draw:frame>The brush mapping method View Plane maps the brush onto the surface of the object<text:span text:style-name="T12">, calculating the mapping from the current view. The result may be distorted when the view does not align with the surface of the object.</text:span></text:p>
      <text:p text:style-name="P15">The brush mapping method <text:span text:style-name="T12">Area</text:span> Plane maps the brush onto the surface of the object<text:span text:style-name="T12">, calculating the mapping from the current view. The result is not distorted.</text:span></text:p>
      <text:h text:style-name="P10" text:outline-level="4"><draw:frame draw:style-name="fr8" draw:name="Bild484" text:anchor-type="paragraph" svg:width="5.5547in" svg:height="3.4807in" draw:z-index="7"><draw:image xlink:href="Pictures/1000000100000320000001F50F7232C2592FC332.png" xlink:type="simple" xlink:show="embed" xlink:actuate="onLoad" draw:mime-type="image/png"/></draw:frame><text:bookmark-start text:name="__RefHeading___Toc16934_4034578657"/>Angle edit box<text:bookmark-end text:name="__RefHeading___Toc16934_4034578657"/></text:h>
      <text:p text:style-name="P15">Adjust the angle of the brush.</text:p>
      <text:h text:style-name="P10" text:outline-level="4"><text:bookmark-start text:name="__RefHeading___Toc16936_4034578657"/>Rake<text:bookmark-end text:name="__RefHeading___Toc16936_4034578657"/></text:h>
      <text:p text:style-name="P8"><text:span text:style-name="T11">The a</text:span>ngle follows the direction of the brush stroke. </text:p>
      <text:h text:style-name="P10" text:outline-level="4"><text:bookmark-start text:name="__RefHeading___Toc16938_4034578657"/>Random<text:bookmark-end text:name="__RefHeading___Toc16938_4034578657"/></text:h>
      <text:p text:style-name="P15">The brush angle gets set random.</text:p>
      <text:h text:style-name="P10" text:outline-level="4"><text:bookmark-start text:name="__RefHeading___Toc16940_4034578657"/>Random edit box<text:bookmark-end text:name="__RefHeading___Toc16940_4034578657"/></text:h>
      <text:p text:style-name="P15">Becomes visible when you tick Random. Adjust the maximum value of the random angle.</text:p>
      <text:h text:style-name="P10" text:outline-level="4"><text:bookmark-start text:name="__RefHeading___Toc16942_4034578657"/>Offset<text:bookmark-end text:name="__RefHeading___Toc16942_4034578657"/></text:h>
      <text:p text:style-name="P15">Fine tune the offset of the texture in the brush.</text:p>
      <text:h text:style-name="P10" text:outline-level="4"><text:bookmark-start text:name="__RefHeading___Toc35622_1352627483"/><text:soft-page-break/>Size<text:bookmark-end text:name="__RefHeading___Toc35622_1352627483"/></text:h>
      <text:p text:style-name="P15">Fine tune the size of the texture in the brush. </text:p>
      <text:h text:style-name="P10" text:outline-level="4"><text:bookmark-start text:name="__RefHeading___Toc16946_4034578657"/>Sample Bias<text:bookmark-end text:name="__RefHeading___Toc16946_4034578657"/></text:h>
      <text:p text:style-name="P15">Add to or subtract from the amount that gets added by the brush texture. </text:p>
      <text:h text:style-name="Heading_20_4" text:outline-level="4"><text:bookmark-start text:name="__RefHeading___Toc7971_3442103192"/>Vector Displacement<text:bookmark-end text:name="__RefHeading___Toc7971_3442103192"/></text:h>
      <text:p text:style-name="P256">Just Area Plane. Handles each pixel color as an individual vector for displacement.</text:p>
      <text:p text:style-name="P9"/>
      <text:h text:style-name="P328" text:outline-level="3"><draw:frame draw:style-name="fr4" draw:name="Bild485" text:anchor-type="paragraph" svg:width="2.0783in" svg:height="1.3661in" draw:z-index="9"><draw:image xlink:href="Pictures/1000000100000138000000CDBFD14FB3A6D83208.png" xlink:type="simple" xlink:show="embed" xlink:actuate="onLoad" draw:mime-type="image/png"/></draw:frame><text:bookmark-start text:name="__RefHeading___Toc17077_2938790103"/>Brush Mapping with mapping method Tiled<text:bookmark-end text:name="__RefHeading___Toc17077_2938790103"/></text:h>
      <text:p text:style-name="P15">The brush mapping method View Plane maps the brush onto the surface of the object<text:span text:style-name="T12">, and tiles the pencil onto the surface. The mapping happens from the View plane. Means you get distortions when you sculpt from an angle.</text:span></text:p>
      <text:p text:style-name="P8"><draw:frame draw:style-name="fr13" draw:name="Bild486" text:anchor-type="paragraph" svg:width="3.2283in" svg:height="2.8272in" draw:z-index="8"><draw:image xlink:href="Pictures/10000001000001D10000019791546E693E2C7ECE.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10" text:outline-level="4"><text:bookmark-start text:name="__RefHeading___Toc17079_2938790103"/>Angle edit box<text:bookmark-end text:name="__RefHeading___Toc17079_2938790103"/></text:h>
      <text:p text:style-name="P15">Adjust the angle of the brush.</text:p>
      <text:h text:style-name="P10" text:outline-level="4"><text:bookmark-start text:name="__RefHeading___Toc16942_40345786571"/>Offset<text:bookmark-end text:name="__RefHeading___Toc16942_40345786571"/></text:h>
      <text:p text:style-name="P15">Fine tune the offset of the texture in the brush.</text:p>
      <text:h text:style-name="P10" text:outline-level="4"><text:bookmark-start text:name="__RefHeading___Toc16944_40345786571"/>Size<text:bookmark-end text:name="__RefHeading___Toc16944_40345786571"/></text:h>
      <text:p text:style-name="P15">Fine tune the size of the texture in the brush. </text:p>
      <text:h text:style-name="P10" text:outline-level="4"><text:bookmark-start text:name="__RefHeading___Toc16946_40345786571"/>Sample Bias<text:bookmark-end text:name="__RefHeading___Toc16946_40345786571"/></text:h>
      <text:p text:style-name="P15">Add to or subtract from the amount that gets added by the brush texture. </text:p>
      <text:p text:style-name="P15"/>
      <text:p text:style-name="P15"/>
      <text:p text:style-name="P9"><text:soft-page-break/></text:p>
      <text:h text:style-name="P328" text:outline-level="3"><draw:frame draw:style-name="fr2" draw:name="Bild487" text:anchor-type="paragraph" svg:y="0.1638in" svg:width="2.0783in" svg:height="1.2126in" draw:z-index="10"><draw:image xlink:href="Pictures/1000000100000138000000B62813C115EC24E9C3.png" xlink:type="simple" xlink:show="embed" xlink:actuate="onLoad" draw:mime-type="image/png"/></draw:frame><text:bookmark-start text:name="__RefHeading___Toc35624_1352627483"/>Brush Mapping with mapping method 3D<text:bookmark-end text:name="__RefHeading___Toc35624_1352627483"/></text:h>
      <text:p text:style-name="P15">The brush mapping method View Plane<text:span text:style-name="T14"> and Area Plane</text:span> <text:span text:style-name="T15">sculpts where the pencil is. The method 3D sculpts at the initial position of the pencil, as long as you don't release the mouse. The mapping happens from the View plane. Means you get distortions when you sculpt from an angle.</text:span></text:p>
      <text:h text:style-name="P10" text:outline-level="4"><draw:frame draw:style-name="fr8" draw:name="Bild488" text:anchor-type="paragraph" svg:width="3.1728in" svg:height="2.6535in" draw:z-index="11"><draw:image xlink:href="Pictures/10000001000001C90000017E32150738A9C9A30F.png" xlink:type="simple" xlink:show="embed" xlink:actuate="onLoad" draw:mime-type="image/png"/></draw:frame><text:bookmark-start text:name="__RefHeading___Toc17083_2938790103"/>Offset<text:bookmark-end text:name="__RefHeading___Toc17083_2938790103"/></text:h>
      <text:p text:style-name="P15">Fine tune the offset of the texture in the brush.</text:p>
      <text:h text:style-name="P10" text:outline-level="4"><text:bookmark-start text:name="__RefHeading___Toc16944_403457865712"/>Size<text:bookmark-end text:name="__RefHeading___Toc16944_403457865712"/></text:h>
      <text:p text:style-name="P15">Fine tune the size of the texture in the brush. </text:p>
      <text:h text:style-name="P10" text:outline-level="4"><text:bookmark-start text:name="__RefHeading___Toc16946_403457865712"/>Sample Bias<text:bookmark-end text:name="__RefHeading___Toc16946_403457865712"/></text:h>
      <text:p text:style-name="P15">Add to or subtract from the amount that gets added by the brush texture. </text:p>
      <text:p text:style-name="P15"/>
      <text:p text:style-name="P9"/>
      <text:h text:style-name="P328" text:outline-level="3"><draw:frame draw:style-name="fr4" draw:name="Bild489" text:anchor-type="paragraph" svg:width="2.0665in" svg:height="1.661in" draw:z-index="12"><draw:image xlink:href="Pictures/1000000100000136000000F98B872BBF7616A898.png" xlink:type="simple" xlink:show="embed" xlink:actuate="onLoad" draw:mime-type="image/png"/></draw:frame><text:bookmark-start text:name="__RefHeading___Toc17159_1662158280"/>Brush Mapping with mapping method <text:span text:style-name="T13">Random</text:span><text:bookmark-end text:name="__RefHeading___Toc17159_1662158280"/></text:h>
      <text:p text:style-name="P15"><draw:frame draw:style-name="fr12" draw:name="Bild490" text:anchor-type="paragraph" svg:y="0.6528in" svg:width="4.2992in" svg:height="2.0118in" draw:z-index="13"><draw:image xlink:href="Pictures/100000010000026B00000122E16B4A11645F8789.png" xlink:type="simple" xlink:show="embed" xlink:actuate="onLoad" draw:mime-type="image/png"/></draw:frame>The brush mapping method Random randomizes the texture position of the pencil texture. <text:s/>And so it sculpts random fragments of the pencil.</text:p>
      <text:h text:style-name="P10" text:outline-level="4"><text:bookmark-start text:name="__RefHeading___Toc35626_1352627483"/><text:soft-page-break/>Angle edit box<text:bookmark-end text:name="__RefHeading___Toc35626_1352627483"/></text:h>
      <text:p text:style-name="P15">Adjust the angle of the brush.</text:p>
      <text:h text:style-name="P10" text:outline-level="4"><text:bookmark-start text:name="__RefHeading___Toc16936_40345786571"/>Rake<text:bookmark-end text:name="__RefHeading___Toc16936_40345786571"/></text:h>
      <text:p text:style-name="P8"><text:span text:style-name="T11">The a</text:span>ngle follows the direction of the brush stroke. </text:p>
      <text:h text:style-name="P10" text:outline-level="4"><text:bookmark-start text:name="__RefHeading___Toc16938_40345786571"/>Random<text:bookmark-end text:name="__RefHeading___Toc16938_40345786571"/></text:h>
      <text:p text:style-name="P15">The brush angle gets set random.</text:p>
      <text:h text:style-name="P10" text:outline-level="4"><text:bookmark-start text:name="__RefHeading___Toc16940_40345786571"/>Random edit box<text:bookmark-end text:name="__RefHeading___Toc16940_40345786571"/></text:h>
      <text:p text:style-name="P15">Becomes visible when you tick Random. Adjust the maximum value of the random angle.</text:p>
      <text:h text:style-name="P10" text:outline-level="4"><text:bookmark-start text:name="__RefHeading___Toc17083_29387901031"/>Offset<text:bookmark-end text:name="__RefHeading___Toc17083_29387901031"/></text:h>
      <text:p text:style-name="P15">Fine tune the offset of the texture in the brush.</text:p>
      <text:h text:style-name="P10" text:outline-level="4"><text:bookmark-start text:name="__RefHeading___Toc16944_4034578657121"/>Size<text:bookmark-end text:name="__RefHeading___Toc16944_4034578657121"/></text:h>
      <text:p text:style-name="P15">Fine tune the size of the texture in the brush. </text:p>
      <text:h text:style-name="P10" text:outline-level="4"><text:bookmark-start text:name="__RefHeading___Toc16946_4034578657121"/>Sample Bias<text:bookmark-end text:name="__RefHeading___Toc16946_4034578657121"/></text:h>
      <text:p text:style-name="P15">Add to or subtract from the amount that gets added by the brush texture.</text:p>
      <text:p text:style-name="Horizontal_20_Line"/>
      <text:h text:style-name="P328" text:outline-level="3"><draw:frame draw:style-name="fr2" draw:name="Bild64" text:anchor-type="paragraph" svg:y="0.2118in" svg:width="2.0866in" svg:height="1.661in" draw:z-index="50"><draw:image xlink:href="Pictures/1000000100000139000000F9D42797BF3DE9517B.png" xlink:type="simple" xlink:show="embed" xlink:actuate="onLoad" draw:mime-type="image/png"/></draw:frame><text:bookmark-start text:name="__RefHeading___Toc17163_1662158280"/>Brush Mapping with mapping method <text:span text:style-name="T16">Stencil</text:span><text:bookmark-end text:name="__RefHeading___Toc17163_1662158280"/></text:h>
      <text:p text:style-name="P15">The <text:span text:style-name="T16">former methods uses the textures for the brush. The method Stencil works different. You have your texture displayed in the workspace above the object, and you paint this texture onto your object with your pencil strokes.</text:span></text:p>
      <text:p text:style-name="P146">Note that the texture in the 3d space is just visible when you are with the mouse over the viewport.</text:p>
      <text:h text:style-name="P10" text:outline-level="4"><draw:frame draw:style-name="fr3" draw:name="Bild65" text:anchor-type="paragraph" svg:x="0.0398in" svg:y="0.0299in" svg:width="2.6138in" svg:height="2.9335in" draw:z-index="51"><draw:image xlink:href="Pictures/100000010000020B0000024BAF9B543E8705AC57.png" xlink:type="simple" xlink:show="embed" xlink:actuate="onLoad" draw:mime-type="image/png"/></draw:frame></text:h>
      <text:h text:style-name="P10" text:outline-level="4"/>
      <text:h text:style-name="P10" text:outline-level="4"/>
      <text:h text:style-name="P10" text:outline-level="4"/>
      <text:h text:style-name="P10" text:outline-level="4"/>
      <text:h text:style-name="P10" text:outline-level="4"/>
      <text:h text:style-name="P10" text:outline-level="4"/>
      <text:p text:style-name="P8"/>
      <text:p text:style-name="P8"/>
      <text:h text:style-name="P10" text:outline-level="4"><text:bookmark-start text:name="__RefHeading___Toc17165_166215828012"/><text:soft-page-break/>Image Aspect<text:bookmark-end text:name="__RefHeading___Toc17165_166215828012"/></text:h>
      <text:p text:style-name="P146">Adjust the stencil size to fit to the image aspect ratio<text:span text:style-name="T8">.</text:span></text:p>
      <text:h text:style-name="P10" text:outline-level="4"><draw:frame draw:style-name="fr2" draw:name="Bild877" text:anchor-type="paragraph" svg:y="0.1866in" svg:width="1.3272in" svg:height="0.1654in" draw:z-index="14"><draw:image xlink:href="Pictures/10000001000000C7000000192DE54CAEB257AEFC.png" xlink:type="simple" xlink:show="embed" xlink:actuate="onLoad" draw:mime-type="image/png"/></draw:frame><text:bookmark-start text:name="__RefHeading___Toc17171_166215828012"/>Angle edit box<text:bookmark-end text:name="__RefHeading___Toc17171_166215828012"/></text:h>
      <text:p text:style-name="P15">Adjust the angle of the brush.<text:span text:style-name="T17"> The button at the end allows you to set the radius by dragging the mouse. This should be done in the viewport and with the hotkey. This button is just a visible reminder.</text:span></text:p>
      <text:h text:style-name="P10" text:outline-level="4"><text:bookmark-start text:name="__RefHeading___Toc17083_29387901031112"/>Offset<text:bookmark-end text:name="__RefHeading___Toc17083_29387901031112"/></text:h>
      <text:p text:style-name="P15"><draw:frame draw:style-name="fr2" draw:name="Bild62" text:anchor-type="paragraph" svg:y="0.1472in" svg:width="1.811in" svg:height="1.4925in" draw:z-index="60"><draw:image xlink:href="Pictures/1000000100000105000000D6603A9A54CF205531.png" xlink:type="simple" xlink:show="embed" xlink:actuate="onLoad" draw:mime-type="image/png"/></draw:frame>Fine tune the offset of the texture in the brush.</text:p>
      <text:h text:style-name="Heading_20_4" text:outline-level="4"><text:bookmark-start text:name="__RefHeading___Toc2186_2045047666"/><text:span text:style-name="T34">Stencil Texture</text:span> Controls<text:bookmark-end text:name="__RefHeading___Toc2186_2045047666"/></text:h>
      <text:p text:style-name="P122">You can find the controls to modify the position, rotation and scale of the stencil texture in the Brush menu in the 3D view. This happens by Hotkeys.</text:p>
      <text:p text:style-name="P15"/>
      <text:p text:style-name="P15"/>
      <text:p text:style-name="P7"/>
      <table:table table:name="Tabelle25" table:style-name="Tabelle25">
        <table:table-column table:style-name="Tabelle25.A"/>
        <table:table-row>
          <table:table-cell table:style-name="Tabelle25.A1" office:value-type="string">
            <text:h text:style-name="P279" text:outline-level="1"><text:bookmark-start text:name="__RefHeading___Toc35628_1352627483"/><text:span text:style-name="T54">B</text:span><text:span text:style-name="T55">rush Settings Panel</text:span><text:span text:style-name="T52"> - </text:span>Stroke Sub panel<text:bookmark-end text:name="__RefHeading___Toc35628_1352627483"/></text:h>
          </table:table-cell>
        </table:table-row>
      </table:table>
      <text:p text:style-name="P7"><draw:frame draw:style-name="fr2" draw:name="Bild493" text:anchor-type="paragraph" svg:y="0.2311in" svg:width="1.3272in" svg:height="1.9689in" draw:z-index="15"><draw:image xlink:href="Pictures/10000001000000C70000012736E0DD9E6A988914.png" xlink:type="simple" xlink:show="embed" xlink:actuate="onLoad" draw:mime-type="image/png"/></draw:frame><text:bookmark-start text:name="__RefHeading___Toc35630_1352627483"/><text:bookmark-end text:name="__RefHeading___Toc35630_1352627483"/></text:p>
      <text:p text:style-name="P98">The Stroke panel contains settings to influence the behavior of the brush stroke. There are various stroke methods available. We will go through them one by one.</text:p>
      <text:p text:style-name="P98"/>
      <text:h text:style-name="Heading_20_2" text:outline-level="2"><text:bookmark-start text:name="__RefHeading___Toc17411_2210550682"/>Stroke Panel with Stroke method Space<text:bookmark-end text:name="__RefHeading___Toc17411_2210550682"/></text:h>
      <text:p text:style-name="P98">This is the default Stroke method. The sculpt stroke gets added continuously with given settings.</text:p>
      <text:p text:style-name="P98"><draw:frame draw:style-name="fr11" draw:name="Bild494" text:anchor-type="paragraph" svg:width="2.661in" svg:height="1.4925in" draw:z-index="16"><draw:image xlink:href="Pictures/100000010000027F0000016691FBB4825F3E9CEC.png" xlink:type="simple" xlink:show="embed" xlink:actuate="onLoad" draw:mime-type="image/png"/></draw:frame></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draw:frame draw:style-name="fr2" draw:name="Bild497" text:anchor-type="paragraph" svg:y="0.1654in" svg:width="1.3819in" svg:height="0.3626in" draw:z-index="18"><draw:image xlink:href="Pictures/10000001000000C7000000348055F99E030DF8DA.png" xlink:type="simple" xlink:show="embed" xlink:actuate="onLoad" draw:mime-type="image/png"/></draw:frame><text:bookmark-start text:name="__RefHeading___Toc35632_1352627483"/><text:soft-page-break/>Spacing Edit Box<text:bookmark-end text:name="__RefHeading___Toc35632_1352627483"/></text:h>
      <text:p text:style-name="P98"><draw:frame draw:style-name="fr2" draw:name="Bild495" text:anchor-type="paragraph" svg:y="0.4764in" svg:width="2.3661in" svg:height="1.5902in" draw:z-index="17"><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98">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147">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123"><draw:frame draw:style-name="fr2" draw:name="Bild63" text:anchor-type="paragraph" svg:y="-0.0437in" svg:width="1.3819in" svg:height="0.1654in" draw:z-index="61"><draw:image xlink:href="Pictures/10000001000000C700000018D50E052177AD4428.png" xlink:type="simple" xlink:show="embed" xlink:actuate="onLoad" draw:mime-type="image/png"/></draw:frame>Automatically adjust the strength to give consistent results for different spacing.</text:p>
      <text:p text:style-name="Horizontal_20_Line"/>
      <text:h text:style-name="Heading_20_3" text:outline-level="3"><text:bookmark-start text:name="__RefHeading___Toc3097_2573843734"/>Dash Ratio<text:bookmark-end text:name="__RefHeading___Toc3097_2573843734"/></text:h>
      <text:p text:style-name="P147">Ratio of samples in a cycle that the brush is enabled.</text:p>
      <text:h text:style-name="Heading_20_3" text:outline-level="3"><text:bookmark-start text:name="__RefHeading___Toc3099_2573843734"/>Dash Length<text:bookmark-end text:name="__RefHeading___Toc3099_2573843734"/></text:h>
      <text:p text:style-name="P147">Length of a dash cycle measured in stroke samples.</text:p>
      <text:p text:style-name="Horizontal_20_Line"/>
      <text:h text:style-name="P329" text:outline-level="3"><draw:frame draw:style-name="fr3" draw:name="Bild36" text:anchor-type="paragraph" svg:x="6.0929in" svg:y="0.1937in" svg:width="1.3189in" svg:height="0.3543in" draw:z-index="86"><draw:image xlink:href="Pictures/10000001000000C6000000356C533F4258620D10.png" xlink:type="simple" xlink:show="embed" xlink:actuate="onLoad" draw:mime-type="image/png"/></draw:frame><text:bookmark-start text:name="__RefHeading___Toc3515_2967426697"/>Jitter Edit Box<text:bookmark-end text:name="__RefHeading___Toc3515_2967426697"/></text:h>
      <text:p text:style-name="P102">Add Jitter to the brush while painting.</text:p>
      <text:h text:style-name="P209" text:outline-level="4"><text:bookmark-start text:name="__RefHeading___Toc3517_2967426697"/>Jitter Pressure<text:bookmark-end text:name="__RefHeading___Toc3517_2967426697"/></text:h>
      <text:p text:style-name="P102">The icon behind the edit box enables tablet pressure sensitivity for tablets.</text:p>
      <text:h text:style-name="P209" text:outline-level="4"><text:bookmark-start text:name="__RefHeading___Toc3519_2967426697"/>Jitter Unit<text:bookmark-end text:name="__RefHeading___Toc3519_2967426697"/></text:h>
      <text:p text:style-name="P164">If the jitter happens in screen space in pixels, or relative to the brush size.</text:p>
      <text:p text:style-name="Horizontal_20_Line"/>
      <text:h text:style-name="P203" text:outline-level="4"><text:bookmark-start text:name="__RefHeading___Toc2190_2045047666"/>Input Samples Edit Box<text:bookmark-end text:name="__RefHeading___Toc2190_2045047666"/></text:h>
      <text:p text:style-name="P108">Average multiple input samples together to smooth the brush stroke.</text:p>
      <text:h text:style-name="P10" text:outline-level="4"><draw:frame draw:style-name="fr2" draw:name="Bild498" text:anchor-type="paragraph" svg:y="0.102in" svg:width="2.0866in" svg:height="0.5516in" draw:z-index="19"><draw:image xlink:href="Pictures/1000000100000139000000539F555750D8463311.png" xlink:type="simple" xlink:show="embed" xlink:actuate="onLoad" draw:mime-type="image/png"/></draw:frame><text:bookmark-start text:name="__RefHeading___Toc17417_2210550682"/>S<text:span text:style-name="T72">tabilize </text:span>Stroke<text:bookmark-end text:name="__RefHeading___Toc17417_2210550682"/></text:h>
      <text:p text:style-name="P106"><text:span text:style-name="T35">When activated then the</text:span> brush lags behind the mouse position, and produces a much smoother stroke by that.<text:span text:style-name="T35"> It is a sub panel with two settings.</text:span></text:p>
      <text:h text:style-name="Heading_20_5" text:outline-level="5"><text:bookmark-start text:name="__RefHeading___Toc17419_2210550682"/><text:soft-page-break/>Smooth Stroke Radius Edit Box<text:bookmark-end text:name="__RefHeading___Toc17419_2210550682"/></text:h>
      <text:p text:style-name="P106">Adjust the radius of the smoothing.</text:p>
      <text:h text:style-name="Heading_20_5" text:outline-level="5"><text:bookmark-start text:name="__RefHeading___Toc17421_2210550682"/>Smooth Stroke Factor Edit Box<text:bookmark-end text:name="__RefHeading___Toc17421_2210550682"/></text:h>
      <text:p text:style-name="P106">Adjust the factor of the smoothing.</text:p>
      <text:p text:style-name="P9"/>
      <text:p text:style-name="P8"/>
      <text:h text:style-name="Heading_20_2" text:outline-level="2"><draw:frame draw:style-name="fr3" draw:name="Bild501" text:anchor-type="paragraph" svg:x="6.028in" svg:y="0.239in" svg:width="1.3346in" svg:height="1.8465in" draw:z-index="20"><draw:image xlink:href="Pictures/10000001000000C8000001150FC40C9BCA5C2596.png" xlink:type="simple" xlink:show="embed" xlink:actuate="onLoad" draw:mime-type="image/png"/></draw:frame><text:bookmark-start text:name="__RefHeading___Toc17425_2210550682"/>Stroke Panel with Stroke method <text:span text:style-name="T18">Curve</text:span><text:bookmark-end text:name="__RefHeading___Toc17425_2210550682"/></text:h>
      <text:p text:style-name="P108">The Stroke method curve doesn't simply influence the way how the stroke is painted. </text:p>
      <text:p text:style-name="P108">It is a special method. First you draw a curve object by holding down ctrl and clicking with left mouse button. Then you tweak the curve. You can click at the curve point, and drag out handlers to make the curve points smooth.</text:p>
      <text:p text:style-name="P106">Then you hit the Draw Curve button. And the curve gets sculpted.</text:p>
      <text:p text:style-name="P106"/>
      <text:p text:style-name="P106"/>
      <text:p text:style-name="P9"><draw:frame draw:style-name="fr12" draw:name="Bild500" text:anchor-type="paragraph" svg:y="-0.0146in" svg:width="6.7756in" svg:height="3.6654in" draw:z-index="21"><draw:image xlink:href="Pictures/10000001000003D000000210DD2B06302A82619A.png" xlink:type="simple" xlink:show="embed" xlink:actuate="onLoad" draw:mime-type="image/png"/></draw:frame></text:p>
      <text:p text:style-name="P8"/>
      <text:p text:style-name="P8"/>
      <text:p text:style-name="P8"/>
      <text:p text:style-name="P8"/>
      <text:h text:style-name="Heading_20_3" text:outline-level="3"><draw:frame draw:style-name="fr2" draw:name="Bild505" text:anchor-type="paragraph" svg:y="0.0602in" svg:width="1.3898in" svg:height="0.5193in" draw:z-index="23"><draw:image xlink:href="Pictures/10000001000000C80000004B14E5659920D9E72C.png" xlink:type="simple" xlink:show="embed" xlink:actuate="onLoad" draw:mime-type="image/png"/></draw:frame><text:bookmark-start text:name="__RefHeading___Toc17427_2210550682"/><text:soft-page-break/>Spacing Edit Box<text:bookmark-end text:name="__RefHeading___Toc17427_2210550682"/></text:h>
      <text:p text:style-name="P98"><draw:frame draw:style-name="fr3" draw:name="Bild504" text:anchor-type="paragraph" svg:x="4.9965in" svg:y="0.3953in" svg:width="2.3661in" svg:height="1.5902in" draw:z-index="22"><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2">The icon behind the edit box enables tablet pressure sensitivity for tablets.</text:p>
      <text:h text:style-name="P205" text:outline-level="4"><text:bookmark-start text:name="__RefHeading___Toc3101_2573843734"/>Spacing Distance<text:bookmark-end text:name="__RefHeading___Toc3101_2573843734"/></text:h>
      <text:p text:style-name="P148">If the spacing happens in View or in Scene distance.</text:p>
      <text:h text:style-name="P205" text:outline-level="4"><text:bookmark-start text:name="__RefHeading___Toc3103_2573843734"/>Adjust Strength for Spacing<text:bookmark-end text:name="__RefHeading___Toc3103_2573843734"/></text:h>
      <text:p text:style-name="P154">Automatically adjust the strength to give consistent results for different spacing.</text:p>
      <text:p text:style-name="P9"/>
      <text:h text:style-name="P10" text:outline-level="4"><text:bookmark-start text:name="__RefHeading___Toc17429_2210550682"/>Paint Curve edit box<text:bookmark-end text:name="__RefHeading___Toc17429_2210550682"/></text:h>
      <text:p text:style-name="P106">Here you set the active curve.</text:p>
      <text:p text:style-name="P106"><draw:frame draw:style-name="fr2" draw:name="Bild506" text:anchor-type="paragraph" svg:y="-0.0165in" svg:width="2.0866in" svg:height="0.5311in" draw:z-index="24"><draw:image xlink:href="Pictures/10000001000001390000005012A1F974CAC3EB0E.png" xlink:type="simple" xlink:show="embed" xlink:actuate="onLoad" draw:mime-type="image/png"/></draw:frame><text:span text:style-name="T5">The first element </text:span>is a drop down box where you will find your curves objects. You can have more than one.</text:p>
      <text:p text:style-name="P106"><text:span text:style-name="T5">The second element</text:span> is the edit box that displays the active curve.</text:p>
      <text:p text:style-name="P8"><text:span text:style-name="T7">Fake User</text:span><text:span text:style-name="T6"> </text:span><text:span text:style-name="T19">set the brush to have a fake user. Z</text:span>ero user data-blocks are<text:span text:style-name="T19"> normally</text:span> not saved<text:span text:style-name="T19">. But sometimes </text:span>you want to force the data to be kept<text:span text:style-name="T19"> even when the data block has no user.</text:span></text:p>
      <text:p text:style-name="P65"><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5"><text:span text:style-name="T5">The X button</text:span> deletes the brush as the active one. It does NOT delete it from the brushes list.</text:p>
      <text:p text:style-name="P9"/>
      <text:h text:style-name="P10" text:outline-level="4"><text:bookmark-start text:name="__RefHeading___Toc17431_2210550682"/>Draw Curve Button<text:bookmark-end text:name="__RefHeading___Toc17431_2210550682"/></text:h>
      <text:p text:style-name="P106">A click at it to turns the curve into a sculpt stroke.</text:p>
      <text:p text:style-name="P9"/>
      <text:h text:style-name="P329" text:outline-level="3"><draw:frame draw:style-name="fr3" draw:name="Bild37" text:anchor-type="paragraph" svg:x="6.0929in" svg:y="0.1937in" svg:width="1.3189in" svg:height="0.3543in" draw:z-index="87"><draw:image xlink:href="Pictures/10000001000000C6000000356C533F4258620D10.png" xlink:type="simple" xlink:show="embed" xlink:actuate="onLoad" draw:mime-type="image/png"/></draw:frame><text:bookmark-start text:name="__RefHeading___Toc3521_2967426697"/>Jitter Edit Box<text:bookmark-end text:name="__RefHeading___Toc3521_2967426697"/></text:h>
      <text:p text:style-name="P102">Add Jitter to the brush while painting.</text:p>
      <text:h text:style-name="P209" text:outline-level="4"><text:bookmark-start text:name="__RefHeading___Toc3523_2967426697"/>Jitter Pressure<text:bookmark-end text:name="__RefHeading___Toc3523_2967426697"/></text:h>
      <text:p text:style-name="P102">The icon behind the edit box enables tablet pressure sensitivity for tablets.</text:p>
      <text:h text:style-name="P209" text:outline-level="4"><text:bookmark-start text:name="__RefHeading___Toc3525_2967426697"/>Jitter Unit<text:bookmark-end text:name="__RefHeading___Toc3525_2967426697"/></text:h>
      <text:p text:style-name="P164">If the jitter happens in screen space in pixels, or relative to the brush size.</text:p>
      <text:p text:style-name="P9"><text:soft-page-break/></text:p>
      <text:h text:style-name="P10" text:outline-level="4"><draw:frame draw:style-name="fr2" draw:name="Bild503" text:anchor-type="paragraph" svg:y="0.2244in" svg:width="2.0945in" svg:height="0.1654in" draw:z-index="25"><draw:image xlink:href="Pictures/100000010000013A00000019D0E5A2EC14D8417F.png" xlink:type="simple" xlink:show="embed" xlink:actuate="onLoad" draw:mime-type="image/png"/></draw:frame><text:bookmark-start text:name="__RefHeading___Toc17435_2210550682"/>Input Samples Edit Box<text:bookmark-end text:name="__RefHeading___Toc17435_2210550682"/></text:h>
      <text:p text:style-name="P106">Average multiple input samples together to smooth the brush stroke.</text:p>
      <text:p text:style-name="P9"/>
      <text:h text:style-name="Heading_20_2" text:outline-level="2"><text:bookmark-start text:name="__RefHeading___Toc17846_4257855860"/>Stroke Panel with Stroke method <text:span text:style-name="T22">Line</text:span><text:bookmark-end text:name="__RefHeading___Toc17846_4257855860"/></text:h>
      <text:p text:style-name="P109"><draw:frame draw:style-name="fr2" draw:name="Bild507" text:anchor-type="paragraph" svg:y="-0.0783in" svg:width="1.3272in" svg:height="1.2799in" draw:z-index="26"><draw:image xlink:href="Pictures/10000001000000C7000000C0A78E00811679300C.png" xlink:type="simple" xlink:show="embed" xlink:actuate="onLoad" draw:mime-type="image/png"/></draw:frame>With Stroke method line you draw a line between a starting point and an endpoint. And when you release the mouse then the line gets sculpted.</text:p>
      <text:p text:style-name="P109"/>
      <text:p text:style-name="P98"/>
      <text:p text:style-name="P9"><draw:frame draw:style-name="fr11" draw:name="Bild508" text:anchor-type="paragraph" svg:width="6.7756in" svg:height="1.6654in" draw:z-index="27"><draw:image xlink:href="Pictures/10000001000003D0000000F09FD785E8DEA944CA.png" xlink:type="simple" xlink:show="embed" xlink:actuate="onLoad" draw:mime-type="image/png"/></draw:frame></text:p>
      <text:p text:style-name="Text_20_body"/>
      <text:h text:style-name="P330" text:outline-level="3"><draw:frame draw:style-name="fr2" draw:name="Bild21" text:anchor-type="paragraph" svg:y="0.0602in" svg:width="1.3898in" svg:height="0.5193in" draw:z-index="81"><draw:image xlink:href="Pictures/10000001000000C80000004B14E5659920D9E72C.png" xlink:type="simple" xlink:show="embed" xlink:actuate="onLoad" draw:mime-type="image/png"/></draw:frame><text:bookmark-start text:name="__RefHeading___Toc3107_2573843734"/>Spacing Edit Box<text:bookmark-end text:name="__RefHeading___Toc3107_2573843734"/></text:h>
      <text:p text:style-name="P100"><draw:frame draw:style-name="fr3" draw:name="Bild2" text:anchor-type="paragraph" svg:x="4.9965in" svg:y="0.3953in" svg:width="2.3661in" svg:height="1.5902in" draw:z-index="80"><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3">The icon behind the edit box enables tablet pressure sensitivity for tablets.</text:p>
      <text:h text:style-name="P206" text:outline-level="4"><text:bookmark-start text:name="__RefHeading___Toc3109_2573843734"/>Spacing Distance<text:bookmark-end text:name="__RefHeading___Toc3109_2573843734"/></text:h>
      <text:p text:style-name="P149">If the spacing happens in View or in Scene distance.</text:p>
      <text:h text:style-name="P206" text:outline-level="4"><text:bookmark-start text:name="__RefHeading___Toc3111_2573843734"/>Adjust Strength for Spacing<text:bookmark-end text:name="__RefHeading___Toc3111_2573843734"/></text:h>
      <text:p text:style-name="P155">Automatically adjust the strength to give consistent results for different spacing.</text:p>
      <text:p text:style-name="P98"/>
      <text:p text:style-name="Horizontal_20_Line"/>
      <text:h text:style-name="P331" text:outline-level="3"><draw:frame draw:style-name="fr2" draw:name="Bild38" text:anchor-type="paragraph" svg:y="0.1937in" svg:width="1.3189in" svg:height="0.3543in" draw:z-index="88"><draw:image xlink:href="Pictures/10000001000000C6000000356C533F4258620D10.png" xlink:type="simple" xlink:show="embed" xlink:actuate="onLoad" draw:mime-type="image/png"/></draw:frame><text:bookmark-start text:name="__RefHeading___Toc3527_2967426697"/>Jitter Edit Box<text:bookmark-end text:name="__RefHeading___Toc3527_2967426697"/></text:h>
      <text:p text:style-name="P103">Add Jitter to the brush while painting.</text:p>
      <text:h text:style-name="P210" text:outline-level="4"><text:bookmark-start text:name="__RefHeading___Toc3529_2967426697"/><text:soft-page-break/>Jitter Pressure<text:bookmark-end text:name="__RefHeading___Toc3529_2967426697"/></text:h>
      <text:p text:style-name="P103">The icon behind the edit box enables tablet pressure sensitivity for tablets.</text:p>
      <text:h text:style-name="P210" text:outline-level="4"><text:bookmark-start text:name="__RefHeading___Toc3531_2967426697"/>Jitter Unit<text:bookmark-end text:name="__RefHeading___Toc3531_2967426697"/></text:h>
      <text:p text:style-name="P165">If the jitter happens in screen space in pixels, or relative to the brush size.</text:p>
      <text:p text:style-name="Horizontal_20_Line"/>
      <text:h text:style-name="P327" text:outline-level="3"><draw:frame draw:style-name="fr2" draw:name="Bild511" text:anchor-type="paragraph" svg:y="0.2244in" svg:width="2.0945in" svg:height="0.1654in" draw:z-index="28"><draw:image xlink:href="Pictures/100000010000013A00000019D0E5A2EC14D8417F.png" xlink:type="simple" xlink:show="embed" xlink:actuate="onLoad" draw:mime-type="image/png"/></draw:frame><text:bookmark-start text:name="__RefHeading___Toc17435_22105506821"/>Input Samples Edit Box<text:bookmark-end text:name="__RefHeading___Toc17435_22105506821"/></text:h>
      <text:p text:style-name="P106">Average multiple input samples together to smooth the brush stroke.</text:p>
      <text:p text:style-name="P9"/>
      <text:h text:style-name="Heading_20_2" text:outline-level="2"><text:bookmark-start text:name="__RefHeading___Toc17852_4257855860"/>Stroke Panel with Stroke method <text:span text:style-name="T23">Airbrush</text:span><text:bookmark-end text:name="__RefHeading___Toc17852_4257855860"/></text:h>
      <text:p text:style-name="P98"><draw:frame draw:style-name="fr2" draw:name="Bild513" text:anchor-type="paragraph" svg:y="-0.05in" svg:width="1.3189in" svg:height="1.2874in" draw:z-index="29"><draw:image xlink:href="Pictures/10000001000000C6000000C1D07D8C27EF84D755.png" xlink:type="simple" xlink:show="embed" xlink:actuate="onLoad" draw:mime-type="image/png"/></draw:frame><text:s/>The sculpt stroke<text:span text:style-name="T23"> acts like an airbrush pencil. The dots gets placed randomly.</text:span></text:p>
      <text:p text:style-name="P9"><draw:frame draw:style-name="fr10" draw:name="Bild514" text:anchor-type="paragraph" svg:x="0.1181in" svg:y="0.1835in" svg:width="4.1846in" svg:height="2.6374in" draw:z-index="30"><draw:image xlink:href="Pictures/100000010000025B0000017C33B758A6B00AB4A0.png" xlink:type="simple" xlink:show="embed" xlink:actuate="onLoad" draw:mime-type="image/png"/></draw:frame></text:p>
      <text:h text:style-name="P327" text:outline-level="3"><draw:frame draw:style-name="fr4" draw:name="Bild517" text:anchor-type="paragraph" svg:width="1.3744in" svg:height="0.3661in" draw:z-index="31"><draw:image xlink:href="Pictures/10000001000000C600000035DAC921D8E57AB7E3.png" xlink:type="simple" xlink:show="embed" xlink:actuate="onLoad" draw:mime-type="image/png"/></draw:frame><text:bookmark-start text:name="__RefHeading___Toc17413_22105506821"/><text:span text:style-name="T23">Rate</text:span> Edit Box<text:bookmark-end text:name="__RefHeading___Toc17413_22105506821"/></text:h>
      <text:p text:style-name="P157">Define the rate of the drawing.</text:p>
      <text:h text:style-name="P206" text:outline-level="4"><text:bookmark-start text:name="__RefHeading___Toc3117_2573843734"/>Spacing Distance<text:bookmark-end text:name="__RefHeading___Toc3117_2573843734"/></text:h>
      <text:p text:style-name="P149">If the spacing happens in View or in Scene distance.</text:p>
      <text:p text:style-name="P9"/>
      <text:h text:style-name="P331" text:outline-level="3"><draw:frame draw:style-name="fr3" draw:name="Bild24" text:anchor-type="paragraph" svg:x="6.0929in" svg:y="0.1937in" svg:width="1.3189in" svg:height="0.3543in" draw:z-index="89"><draw:image xlink:href="Pictures/10000001000000C6000000356C533F4258620D10.png" xlink:type="simple" xlink:show="embed" xlink:actuate="onLoad" draw:mime-type="image/png"/></draw:frame><text:bookmark-start text:name="__RefHeading___Toc3533_2967426697"/>Jitter Edit Box<text:bookmark-end text:name="__RefHeading___Toc3533_2967426697"/></text:h>
      <text:p text:style-name="P103">Add Jitter to the brush while painting.</text:p>
      <text:h text:style-name="P210" text:outline-level="4"><text:bookmark-start text:name="__RefHeading___Toc3535_2967426697"/>Jitter Pressure<text:bookmark-end text:name="__RefHeading___Toc3535_2967426697"/></text:h>
      <text:p text:style-name="P103">The icon behind the edit box enables tablet pressure sensitivity for tablets.</text:p>
      <text:h text:style-name="P210" text:outline-level="4"><text:bookmark-start text:name="__RefHeading___Toc3537_2967426697"/><text:soft-page-break/>Jitter Unit<text:bookmark-end text:name="__RefHeading___Toc3537_2967426697"/></text:h>
      <text:p text:style-name="P165">If the jitter happens in screen space in pixels, or relative to the brush size.</text:p>
      <text:p text:style-name="P99"/>
      <text:h text:style-name="P332" text:outline-level="3"><draw:frame draw:style-name="fr2" draw:name="Bild126" text:anchor-type="paragraph" svg:y="0.2244in" svg:width="2.0945in" svg:height="0.1654in" draw:z-index="62"><draw:image xlink:href="Pictures/100000010000013A00000019D0E5A2EC14D8417F.png" xlink:type="simple" xlink:show="embed" xlink:actuate="onLoad" draw:mime-type="image/png"/></draw:frame><text:bookmark-start text:name="__RefHeading___Toc2196_2045047666"/>Input Samples Edit Box<text:bookmark-end text:name="__RefHeading___Toc2196_2045047666"/></text:h>
      <text:p text:style-name="P108">Average multiple input samples together to smooth the brush stroke.</text:p>
      <text:p text:style-name="P105"/>
      <text:h text:style-name="P327" text:outline-level="3"><draw:frame draw:style-name="fr2" draw:name="Bild518" text:anchor-type="paragraph" svg:y="0.102in" svg:width="1.3346in" svg:height="0.5472in" draw:z-index="32"><draw:image xlink:href="Pictures/10000001000000C800000052D06C1E9152A0F936.png" xlink:type="simple" xlink:show="embed" xlink:actuate="onLoad" draw:mime-type="image/png"/></draw:frame><text:bookmark-start text:name="__RefHeading___Toc35634_1352627483"/>S<text:span text:style-name="T73">tabilize</text:span> Stroke<text:bookmark-end text:name="__RefHeading___Toc35634_1352627483"/></text:h>
      <text:p text:style-name="P106"><text:span text:style-name="T35">When activated then t</text:span>he brush lags behind the mouse position, and produces a much smoother stroke by that.<text:span text:style-name="T35"> Smooth stroke has two settings.</text:span></text:p>
      <text:h text:style-name="P327" text:outline-level="3"><text:bookmark-start text:name="__RefHeading___Toc17419_22105506821"/>Smooth Stroke Radius Edit Box<text:bookmark-end text:name="__RefHeading___Toc17419_22105506821"/></text:h>
      <text:p text:style-name="P106">Adjust the radius of the smoothing.</text:p>
      <text:h text:style-name="P327" text:outline-level="3"><text:bookmark-start text:name="__RefHeading___Toc17421_22105506821"/>Smooth Stroke Factor Edit Box<text:bookmark-end text:name="__RefHeading___Toc17421_22105506821"/></text:h>
      <text:p text:style-name="P106">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5">Anchored</text:span><text:bookmark-end text:name="__RefHeading___Toc17854_4257855860"/></text:h>
      <text:p text:style-name="P110"><draw:frame draw:style-name="fr2" draw:name="Bild515" text:anchor-type="paragraph" svg:y="0.0098in" svg:width="1.3346in" svg:height="0.7874in" draw:z-index="33"><draw:image xlink:href="Pictures/10000001000000C800000076FF2857FEF0A1E258.png" xlink:type="simple" xlink:show="embed" xlink:actuate="onLoad" draw:mime-type="image/png"/></draw:frame>Click and drag to place a dot and to scale it.</text:p>
      <text:p text:style-name="P110"/>
      <text:p text:style-name="P110"><draw:frame draw:style-name="fr9" draw:name="Bild520" text:anchor-type="paragraph" svg:y="0.002in" svg:width="4.102in" svg:height="2.6181in" draw:z-index="34"><draw:image xlink:href="Pictures/100000010000024F00000179056C833DFF289207.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h text:style-name="Heading_20_3" text:outline-level="3"><text:bookmark-start text:name="__RefHeading___Toc17856_4257855860"/>Edge to Edge<text:bookmark-end text:name="__RefHeading___Toc17856_4257855860"/></text:h>
      <text:p text:style-name="P110">Without Edge to Edge the scaling happens from the center of the brush. With edge to edge the scaling happens from the edge of the brush.</text:p>
      <text:h text:style-name="P207" text:outline-level="4"><text:bookmark-start text:name="__RefHeading___Toc3123_2573843734"/><text:soft-page-break/>Spacing Distance<text:bookmark-end text:name="__RefHeading___Toc3123_2573843734"/></text:h>
      <text:p text:style-name="P150">If the spacing happens in View or in Scene distance.</text:p>
      <text:h text:style-name="Heading_20_3" text:outline-level="3"><draw:frame draw:style-name="fr2" draw:name="Bild521" text:anchor-type="paragraph" svg:y="0.1898in" svg:width="2.0945in" svg:height="0.1654in" draw:z-index="35"><draw:image xlink:href="Pictures/100000010000013A00000019D0E5A2EC14D8417F.png" xlink:type="simple" xlink:show="embed" xlink:actuate="onLoad" draw:mime-type="image/png"/></draw:frame><text:bookmark-start text:name="__RefHeading___Toc17423_221055068211"/>Input Samples Edit Box<text:bookmark-end text:name="__RefHeading___Toc17423_221055068211"/></text:h>
      <text:p text:style-name="P106">Average multiple input samples together to smooth the brush stroke.</text:p>
      <text:p text:style-name="P9"/>
      <text:h text:style-name="Heading_20_2" text:outline-level="2"><text:bookmark-start text:name="__RefHeading___Toc17858_4257855860"/>Stroke Panel with Stroke method <text:span text:style-name="T24">Drag dot</text:span><text:bookmark-end text:name="__RefHeading___Toc17858_4257855860"/></text:h>
      <text:p text:style-name="P110"><draw:frame draw:style-name="fr2" draw:name="Bild522" text:anchor-type="paragraph" svg:y="0.0098in" svg:width="1.3189in" svg:height="0.6457in" draw:z-index="36"><draw:image xlink:href="Pictures/10000001000000C60000006158DD7D0FA75D3843.png" xlink:type="simple" xlink:show="embed" xlink:actuate="onLoad" draw:mime-type="image/png"/></draw:frame>Click and drag to place a dot<text:span text:style-name="T24">.</text:span></text:p>
      <text:h text:style-name="Heading_20_3" text:outline-level="3"><text:bookmark-start text:name="__RefHeading___Toc3125_2573843734"/>Spacing Distance<text:bookmark-end text:name="__RefHeading___Toc3125_2573843734"/></text:h>
      <text:p text:style-name="P151">If the spacing happens in View or in Scene distance.</text:p>
      <text:p text:style-name="P9"><draw:frame draw:style-name="fr8" draw:name="Bild523" text:anchor-type="paragraph" svg:width="4.0547in" svg:height="2.5827in" draw:z-index="37"><draw:image xlink:href="Pictures/10000001000002480000017443CAA819D811087D.png" xlink:type="simple" xlink:show="embed" xlink:actuate="onLoad" draw:mime-type="image/png"/></draw:frame></text:p>
      <text:p text:style-name="P8"/>
      <text:h text:style-name="P327" text:outline-level="3"><draw:frame draw:style-name="fr2" draw:name="Bild524" text:anchor-type="paragraph" svg:y="0.2244in" svg:width="2.0945in" svg:height="0.1654in" draw:z-index="38"><draw:image xlink:href="Pictures/100000010000013A00000019D0E5A2EC14D8417F.png" xlink:type="simple" xlink:show="embed" xlink:actuate="onLoad" draw:mime-type="image/png"/></draw:frame><text:bookmark-start text:name="__RefHeading___Toc17860_4257855860"/>Input Samples Edit Box<text:bookmark-end text:name="__RefHeading___Toc17860_4257855860"/></text:h>
      <text:p text:style-name="P106">Average multiple input samples together to smooth the brush stroke.</text:p>
      <text:p text:style-name="P106"/>
      <text:p text:style-name="P106"/>
      <text:p text:style-name="P106"/>
      <text:p text:style-name="P106"/>
      <text:p text:style-name="P106"/>
      <text:p text:style-name="P106"/>
      <text:p text:style-name="Horizontal_20_Line"/>
      <text:h text:style-name="P308" text:outline-level="2"><draw:frame draw:style-name="fr2" draw:name="Bild67" text:anchor-type="paragraph" svg:y="0.2193in" svg:width="1.3346in" svg:height="1.5472in" draw:z-index="53"><draw:image xlink:href="Pictures/10000001000000C8000000E87C601B5748B3ACE4.png" xlink:type="simple" xlink:show="embed" xlink:actuate="onLoad" draw:mime-type="image/png"/></draw:frame><text:bookmark-start text:name="__RefHeading___Toc5222_3705283680"/><text:soft-page-break/>Stroke Panel with Stroke method<text:span text:style-name="T24"> dot</text:span><text:bookmark-end text:name="__RefHeading___Toc5222_3705283680"/></text:h>
      <text:p text:style-name="P8"><draw:frame draw:style-name="fr7" draw:name="Bild66" text:anchor-type="paragraph" svg:y="0.1335in" svg:width="4.1181in" svg:height="2.7283in" draw:z-index="52"><draw:image xlink:href="Pictures/100000010000026A000001991216BCF6ED0355B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333" text:outline-level="3"><text:bookmark-start text:name="__RefHeading___Toc3127_2573843734"/>Spacing Distance<text:bookmark-end text:name="__RefHeading___Toc3127_2573843734"/></text:h>
      <text:p text:style-name="P151">If the spacing happens in View or in Scene distance.</text:p>
      <text:h text:style-name="P333" text:outline-level="3"><draw:frame draw:style-name="fr2" draw:name="Bild32" text:anchor-type="paragraph" svg:y="0.2602in" svg:width="1.3819in" svg:height="0.339in" draw:z-index="82"><draw:image xlink:href="Pictures/10000001000000C7000000314DD79EC0B4EAC40B.png" xlink:type="simple" xlink:show="embed" xlink:actuate="onLoad" draw:mime-type="image/png"/></draw:frame><text:bookmark-start text:name="__RefHeading___Toc3129_2573843734"/>Jitter Edit Box<text:bookmark-end text:name="__RefHeading___Toc3129_2573843734"/></text:h>
      <text:p text:style-name="P101">Add Jitter to the brush while painting.</text:p>
      <text:p text:style-name="P101">The icon behind the edit box enables tablet pressure sensitivity for tablets.</text:p>
      <text:h text:style-name="P208" text:outline-level="4"><text:bookmark-start text:name="__RefHeading___Toc3131_2573843734"/>Jitter Unit<text:bookmark-end text:name="__RefHeading___Toc3131_2573843734"/></text:h>
      <text:p text:style-name="P156">Jitter in screen space or relative to the brush size.</text:p>
      <text:p text:style-name="Horizontal_20_Line"/>
      <text:h text:style-name="P332" text:outline-level="3"><draw:frame draw:style-name="fr2" draw:name="Bild127" text:anchor-type="paragraph" svg:y="0.2244in" svg:width="2.0945in" svg:height="0.1654in" draw:z-index="63"><draw:image xlink:href="Pictures/100000010000013A00000019D0E5A2EC14D8417F.png" xlink:type="simple" xlink:show="embed" xlink:actuate="onLoad" draw:mime-type="image/png"/></draw:frame><text:bookmark-start text:name="__RefHeading___Toc2198_2045047666"/>Input Samples Edit Box<text:bookmark-end text:name="__RefHeading___Toc2198_2045047666"/></text:h>
      <text:p text:style-name="P108">Average multiple input samples together to smooth the brush stroke.</text:p>
      <text:p text:style-name="P104"/>
      <text:h text:style-name="P317" text:outline-level="3"><draw:frame draw:style-name="fr2" draw:name="Bild69" text:anchor-type="paragraph" svg:y="0.102in" svg:width="1.3898in" svg:height="0.5752in" draw:z-index="54"><draw:image xlink:href="Pictures/10000001000000C8000000531CE27848C865AAF5.png" xlink:type="simple" xlink:show="embed" xlink:actuate="onLoad" draw:mime-type="image/png"/></draw:frame><text:bookmark-start text:name="__RefHeading___Toc35634_13526274832"/>Stabilize Stroke<text:bookmark-end text:name="__RefHeading___Toc35634_13526274832"/></text:h>
      <text:p text:style-name="P108"><text:span text:style-name="T35">When activated then t</text:span>he brush lags behind the mouse position, and produces a much smoother stroke by that.<text:span text:style-name="T35"> Smooth stroke has two settings.</text:span></text:p>
      <text:h text:style-name="P334" text:outline-level="3"><text:bookmark-start text:name="__RefHeading___Toc17419_221055068212"/>Smooth Stroke Radius Edit Box<text:bookmark-end text:name="__RefHeading___Toc17419_221055068212"/></text:h>
      <text:p text:style-name="P107">Adjust the radius of the smoothing.</text:p>
      <text:h text:style-name="P334" text:outline-level="3"><text:bookmark-start text:name="__RefHeading___Toc17421_221055068212"/>Smooth Stroke Factor Edit Box<text:bookmark-end text:name="__RefHeading___Toc17421_221055068212"/></text:h>
      <text:p text:style-name="P107">Adjust the factor of the smoothing.</text:p>
      <table:table table:name="Tabelle27" table:style-name="Tabelle27">
        <table:table-column table:style-name="Tabelle27.A"/>
        <text:soft-page-break/>
        <table:table-row>
          <table:table-cell table:style-name="Tabelle27.A1" office:value-type="string">
            <text:h text:style-name="P280" text:outline-level="1"><text:bookmark-start text:name="__RefHeading___Toc35636_1352627483"/><text:span text:style-name="T54">B</text:span><text:span text:style-name="T55">rush Settings Panel</text:span><text:span text:style-name="T52"> - Falloff</text:span> Sub panel<text:bookmark-end text:name="__RefHeading___Toc35636_1352627483"/></text:h>
          </table:table-cell>
        </table:table-row>
      </table:table>
      <text:h text:style-name="P309" text:outline-level="2"><draw:frame draw:style-name="fr2" draw:name="Bild525" text:anchor-type="paragraph" svg:y="0.189in" svg:width="1.3346in" svg:height="2in" draw:z-index="39"><draw:image xlink:href="Pictures/10000001000000C80000012C981CEF6E696C420F.png" xlink:type="simple" xlink:show="embed" xlink:actuate="onLoad" draw:mime-type="image/png"/></draw:frame><draw:frame draw:style-name="fr3" draw:name="Bild19" text:anchor-type="paragraph" svg:x="4.4563in" svg:y="0.228in" svg:width="1.2917in" svg:height="0.5984in" draw:z-index="215"><draw:image xlink:href="Pictures/10000001000000C20000005AE1BA97BC279CA685.png" xlink:type="simple" xlink:show="embed" xlink:actuate="onLoad" draw:mime-type="image/png"/></draw:frame><text:bookmark-start text:name="__RefHeading___Toc17862_4257855860"/><text:bookmark-end text:name="__RefHeading___Toc17862_4257855860"/></text:h>
      <text:p text:style-name="P31">The <text:span text:style-name="T36">Falloff </text:span>panel allows you to define different falloffs methods for the border of the brush.</text:p>
      <text:p text:style-name="P31"/>
      <text:p text:style-name="P31"/>
      <text:p text:style-name="P31"/>
      <text:p text:style-name="P31"/>
      <text:h text:style-name="Heading_20_2" text:outline-level="2"><draw:frame draw:style-name="fr3" draw:name="Bild20" text:anchor-type="paragraph" svg:x="6.1409in" svg:y="0.2744in" svg:width="1.1728in" svg:height="1.7083in" draw:z-index="216"><draw:image xlink:href="Pictures/10000001000000B000000100047C80F72C7C43EE.png" xlink:type="simple" xlink:show="embed" xlink:actuate="onLoad" draw:mime-type="image/png"/></draw:frame><text:bookmark-start text:name="__RefHeading___Toc7459_1505234845"/>Presets<text:bookmark-end text:name="__RefHeading___Toc7459_1505234845"/></text:h>
      <text:p text:style-name="P243">The different available falloff presets. The method custom allows you to define your own falloff. And reveals a curve panel.</text:p>
      <text:p text:style-name="P31"/>
      <text:p text:style-name="P31"/>
      <text:p text:style-name="P31"/>
      <text:p text:style-name="P31"/>
      <text:h text:style-name="Heading_20_3" text:outline-level="3"><draw:frame draw:style-name="fr2" draw:name="Bild70" text:anchor-type="paragraph" svg:y="0.0646in" svg:width="2.028in" svg:height="1.3189in" draw:z-index="64"><draw:image xlink:href="Pictures/1000000100000130000000C6B3D6087031B58743.png" xlink:type="simple" xlink:show="embed" xlink:actuate="onLoad" draw:mime-type="image/png"/></draw:frame><text:bookmark-start text:name="__RefHeading___Toc36956_542475814"/>Selecting Points<text:bookmark-end text:name="__RefHeading___Toc36956_542475814"/></text:h>
      <text:p text:style-name="P124">You can select curve points. Th<text:span text:style-name="T37">is</text:span> reveal<text:span text:style-name="T37">s</text:span> two edit boxes for the x and y coordinate of this point.</text:p>
      <text:p text:style-name="P126">Selected points can be moved around. Left click at them, hold the mouse button down and move them to a new location.</text:p>
      <text:h text:style-name="Heading_20_3" text:outline-level="3"><draw:frame draw:style-name="fr2" draw:name="Bild128" text:anchor-type="paragraph" svg:y="0.1181in" svg:width="2.028in" svg:height="1.3071in" draw:z-index="65"><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126">You can add new curve points by simply left clicking at the curve. Move the mouse to position them where you need it.</text:p>
      <text:p text:style-name="P126"/>
      <text:h text:style-name="Heading_20_3" text:outline-level="3"><text:bookmark-start text:name="__RefHeading___Toc17864_4257855860"/>Navigation elements<text:bookmark-end text:name="__RefHeading___Toc17864_4257855860"/></text:h>
      <text:p text:style-name="P31"><draw:frame draw:style-name="fr2" draw:name="Bild526" text:anchor-type="paragraph" svg:y="-0.0417in" svg:width="0.839in" svg:height="0.1929in" draw:z-index="40"><draw:image xlink:href="Pictures/10000001000000790000001CC998C7D36388ED7E.png" xlink:type="simple" xlink:show="embed" xlink:actuate="onLoad" draw:mime-type="image/png"/></draw:frame>The navigation elements at the top are described from left to right<text:span text:style-name="T8">.</text:span></text:p>
      <text:h text:style-name="Heading_20_3" text:outline-level="3"><text:bookmark-start text:name="__RefHeading___Toc17866_4257855860"/>Zoom in and out<text:bookmark-end text:name="__RefHeading___Toc17866_4257855860"/></text:h>
      <text:p text:style-name="P31">The two buttons with the magnifying glass at it zooms in and out in the curve window.</text:p>
      <text:p text:style-name="Horizontal_20_Line"/>
      <text:h text:style-name="Heading_20_3" text:outline-level="3"><text:bookmark-start text:name="__RefHeading___Toc17868_4257855860"/><text:soft-page-break/>Tools<text:bookmark-end text:name="__RefHeading___Toc17868_4257855860"/></text:h>
      <text:p text:style-name="P31"><draw:frame draw:style-name="fr6" draw:name="Bild527" text:anchor-type="paragraph" svg:width="1.1256in" svg:height="0.8071in" draw:z-index="41"><draw:image xlink:href="Pictures/10000001000000A9000000795CB54BA18F4BE00C.png" xlink:type="simple" xlink:show="embed" xlink:actuate="onLoad" draw:mime-type="image/png"/></draw:frame>Tools is a menu where you can find some curve related tools.</text:p>
      <text:h text:style-name="Heading_20_4" text:outline-level="4"><text:bookmark-start text:name="__RefHeading___Toc17870_4257855860"/>Reset View<text:bookmark-end text:name="__RefHeading___Toc17870_4257855860"/></text:h>
      <text:p text:style-name="P31">Resets the curve windows zoom<text:span text:style-name="T8">.</text:span></text:p>
      <text:h text:style-name="Heading_20_4" text:outline-level="4"><text:bookmark-start text:name="__RefHeading___Toc17872_4257855860"/>Vector Handle<text:bookmark-end text:name="__RefHeading___Toc17872_4257855860"/></text:h>
      <text:p text:style-name="P31">Set handle type to Vector<text:span text:style-name="T8">.</text:span></text:p>
      <text:h text:style-name="Heading_20_4" text:outline-level="4"><text:bookmark-start text:name="__RefHeading___Toc17874_4257855860"/>Auto Handle<text:bookmark-end text:name="__RefHeading___Toc17874_4257855860"/></text:h>
      <text:p text:style-name="P31">Set handle type to Auto<text:span text:style-name="T8">.</text:span></text:p>
      <text:h text:style-name="Heading_20_4" text:outline-level="4"><text:bookmark-start text:name="__RefHeading___Toc17876_4257855860"/>Auto Clamped Handle<text:bookmark-end text:name="__RefHeading___Toc17876_4257855860"/></text:h>
      <text:p text:style-name="P31">Set handle type to Auto Clamped<text:span text:style-name="T8">.</text:span></text:p>
      <text:h text:style-name="Heading_20_4" text:outline-level="4"><text:bookmark-start text:name="__RefHeading___Toc35638_1352627483"/>Reset Curve<text:bookmark-end text:name="__RefHeading___Toc35638_1352627483"/></text:h>
      <text:p text:style-name="P31">Resets the curve to the initial shape.</text:p>
      <text:p text:style-name="Horizontal_20_Line"/>
      <text:h text:style-name="P335" text:outline-level="3"><draw:frame draw:style-name="fr2" draw:name="Bild22" text:anchor-type="paragraph" svg:y="0.0839in" svg:width="1.2799in" svg:height="0.8583in" draw:z-index="57"><draw:image xlink:href="Pictures/10000001000000C000000081E32219B0CA621AC6.png" xlink:type="simple" xlink:show="embed" xlink:actuate="onLoad" draw:mime-type="image/png"/></draw:frame><text:bookmark-start text:name="__RefHeading___Toc9391_2173746045"/>Use Clipping<text:bookmark-end text:name="__RefHeading___Toc9391_2173746045"/></text:h>
      <text:p text:style-name="P118">Clipping options. Set up clipping for the stroke.<text:span text:style-name="T38"> The blue button at the top turns clipping on or off.</text:span></text:p>
      <text:h text:style-name="Heading_20_3" text:outline-level="3"><text:bookmark-start text:name="__RefHeading___Toc9393_2173746045"/>Delete Points<text:bookmark-end text:name="__RefHeading___Toc9393_2173746045"/></text:h>
      <text:p text:style-name="P118">Deletes <text:span text:style-name="T39">the </text:span>selected curve point<text:span text:style-name="T38">.</text:span></text:p>
      <text:p text:style-name="Horizontal_20_Line"/>
      <text:h text:style-name="P327" text:outline-level="3"><draw:frame draw:style-name="fr4" draw:name="Bild528" text:anchor-type="paragraph" svg:width="0.9646in" svg:height="0.2283in" draw:z-index="42"><draw:image xlink:href="Pictures/100000010000008B00000021737BD5D422207E0A.png" xlink:type="simple" xlink:show="embed" xlink:actuate="onLoad" draw:mime-type="image/png"/></draw:frame><text:bookmark-start text:name="__RefHeading___Toc17880_4257855860"/>Curve Presets<text:bookmark-end text:name="__RefHeading___Toc17880_4257855860"/></text:h>
      <text:p text:style-name="P31">Predefined curve presets<text:span text:style-name="T113"> as a starting point.</text:span></text:p>
      <text:h text:style-name="Heading_20_3" text:outline-level="3"><draw:frame draw:style-name="fr2" draw:name="Bild33" text:anchor-type="paragraph" svg:y="0.1492in" svg:width="1.3346in" svg:height="0.2201in" draw:z-index="83"><draw:image xlink:href="Pictures/10000001000000C8000000218349709CF646D11C.png" xlink:type="simple" xlink:show="embed" xlink:actuate="onLoad" draw:mime-type="image/png"/></draw:frame><text:bookmark-start text:name="__RefHeading___Toc3133_2573843734"/>Falloff Shape<text:bookmark-end text:name="__RefHeading___Toc3133_2573843734"/></text:h>
      <text:p text:style-name="P158">Use projected or spherical falloff.</text:p>
      <text:p text:style-name="P158"/>
      <table:table table:name="Tabelle4" table:style-name="Tabelle4">
        <table:table-column table:style-name="Tabelle4.A"/>
        <table:table-row>
          <table:table-cell table:style-name="Tabelle4.A1" office:value-type="string">
            <text:h text:style-name="P283" text:outline-level="1"><text:bookmark-start text:name="__RefHeading___Toc8811_3389447698"/><text:span text:style-name="T54">B</text:span><text:span text:style-name="T55">rush Settings Panel</text:span><text:span text:style-name="T52"> - </text:span><text:span text:style-name="T55">C</text:span><text:span text:style-name="T56">ursor</text:span><text:span text:style-name="T52"> Sub panel</text:span><text:bookmark-end text:name="__RefHeading___Toc8811_3389447698"/></text:h>
          </table:table-cell>
        </table:table-row>
      </table:table>
      <text:p text:style-name="P30"><draw:frame draw:style-name="fr2" draw:name="Bild34" text:anchor-type="paragraph" svg:y="0.1846in" svg:width="3.3272in" svg:height="1.1929in" draw:z-index="84"><draw:image xlink:href="Pictures/10000001000001F3000000B3DA0CC46C37FDD8DE.png" xlink:type="simple" xlink:show="embed" xlink:actuate="onLoad" draw:mime-type="image/png"/></draw:frame></text:p>
      <text:p text:style-name="P33">Change<text:span text:style-name="T81"> the appearance of the brush cursor.</text:span></text:p>
      <text:p text:style-name="P33"/>
      <text:h text:style-name="Heading_20_2" text:outline-level="2"><text:bookmark-start text:name="__RefHeading___Toc8813_3389447698"/>Cursor checkbox in header<text:bookmark-end text:name="__RefHeading___Toc8813_3389447698"/></text:h>
      <text:p text:style-name="Standard">Show or hide the brush cursor.</text:p>
      <text:p text:style-name="P34"/>
      <text:h text:style-name="Heading_20_2" text:outline-level="2"><text:bookmark-start text:name="__RefHeading___Toc8815_3389447698"/><text:soft-page-break/>Cursor Color<text:bookmark-end text:name="__RefHeading___Toc8815_3389447698"/></text:h>
      <text:p text:style-name="P159">The cursor color with add operations.</text:p>
      <text:h text:style-name="Heading_20_2" text:outline-level="2"><text:bookmark-start text:name="__RefHeading___Toc8817_3389447698"/>Inverse Color<text:bookmark-end text:name="__RefHeading___Toc8817_3389447698"/></text:h>
      <text:p text:style-name="Text_20_body">The cursor color with subtract operations.</text:p>
      <text:h text:style-name="Heading_20_2" text:outline-level="2"><draw:frame draw:style-name="fr2" draw:name="Bild35" text:anchor-type="paragraph" svg:y="0.228in" svg:width="2.2917in" svg:height="1.0591in" draw:z-index="85"><draw:image xlink:href="Pictures/10000001000001580000009F02355C348DD05783.png" xlink:type="simple" xlink:show="embed" xlink:actuate="onLoad" draw:mime-type="image/png"/></draw:frame><text:bookmark-start text:name="__RefHeading___Toc8819_3389447698"/>Falloff Opacity<text:bookmark-end text:name="__RefHeading___Toc8819_3389447698"/></text:h>
      <text:p text:style-name="Text_20_body">You can turn on the cursor overlay with the e<text:span text:style-name="T82">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160">Hide the Cursor Overlay when painting.</text:p>
      <text:h text:style-name="Heading_20_3" text:outline-level="3"><text:bookmark-start text:name="__RefHeading___Toc8827_3389447698"/>Use Cursor Overlay<text:bookmark-end text:name="__RefHeading___Toc8827_3389447698"/></text:h>
      <text:p text:style-name="P160">Turn on Cursor Overlay.</text:p>
      <text:h text:style-name="Heading_20_2" text:outline-level="2"><text:bookmark-start text:name="__RefHeading___Toc8821_3389447698"/>Texture Opacity<text:bookmark-end text:name="__RefHeading___Toc8821_3389447698"/></text:h>
      <text:p text:style-name="P161"><text:span text:style-name="T82">This is for the case when you paint with a texture brush. </text:span>You can turn on the <text:span text:style-name="T82">Texture</text:span> overlay with the eye button at the end. The falloff opacity slider allows you to adjust the opacity of this cursor overlay.</text:p>
      <text:h text:style-name="P336" text:outline-level="3"><text:bookmark-start text:name="__RefHeading___Toc8829_3389447698"/>Override Overlay<text:bookmark-end text:name="__RefHeading___Toc8829_3389447698"/></text:h>
      <text:p text:style-name="P160">Hide the Texture Overlay when painting.</text:p>
      <text:h text:style-name="P336" text:outline-level="3"><text:bookmark-start text:name="__RefHeading___Toc8831_3389447698"/>Use Cursor Overlay<text:bookmark-end text:name="__RefHeading___Toc8831_3389447698"/></text:h>
      <text:p text:style-name="P160">Turn on Texture Overlay.</text:p>
      <text:p text:style-name="P30"/>
      <table:table table:name="Tabelle26" table:style-name="Tabelle26">
        <table:table-column table:style-name="Tabelle26.A"/>
        <table:table-row>
          <table:table-cell table:style-name="Tabelle26.A1" office:value-type="string">
            <text:h text:style-name="P281" text:outline-level="1"><text:bookmark-start text:name="__RefHeading___Toc35640_1352627483"/>Dyntopo Panel<text:bookmark-end text:name="__RefHeading___Toc35640_1352627483"/></text:h>
          </table:table-cell>
        </table:table-row>
      </table:table>
      <text:p text:style-name="P7"/>
      <text:h text:style-name="P309" text:outline-level="2"><text:bookmark-start text:name="__RefHeading___Toc35642_1352627483"/>Dyntopo Panel<text:bookmark-end text:name="__RefHeading___Toc35642_1352627483"/></text:h>
      <text:p text:style-name="P8"><text:span text:style-name="T26">Dyntopo stands for </text:span><text:bookmark text:name="Blender_2.66:_Dynamic_Topology_Sculpting"/>Dynamic Topology Sculpting<text:span text:style-name="T26">.</text:span><draw:frame draw:style-name="fr1" draw:name="Image1" text:anchor-type="char" svg:x="4.9272in" svg:y="0in" svg:width="2.5791in" svg:height="1.2756in" draw:z-index="228"><draw:image xlink:href="Pictures/100000000000011B0000008CA3081B6103FB54FD.png" xlink:type="simple" xlink:show="embed" xlink:actuate="onLoad" draw:mime-type="image/png"/></draw:frame></text:p>
      <text:p text:style-name="P113">Without Dyntopo you just deform the existing geometry. With Dyntopo geometry gets subdivided when needed. This makes it possible to sculpt complex shapes out of a block.</text:p>
      <text:p text:style-name="P113"/>
      <text:p text:style-name="P113"/>
      <text:p text:style-name="P113"/>
      <text:p text:style-name="P111"><draw:frame draw:style-name="fr5" draw:name="Bild530" text:anchor-type="paragraph" svg:y="-0.0083in" svg:width="3.0118in" svg:height="1.6535in" draw:z-index="43"><draw:image xlink:href="Pictures/10000001000001B2000000EEF7E26153CBD79168.png" xlink:type="simple" xlink:show="embed" xlink:actuate="onLoad" draw:mime-type="image/png"/></draw:frame><text:soft-page-break/>Left without Dyntopo, right with Dyntopo.</text:p>
      <text:p text:style-name="P113">Note that some brushes does not work with Dyntopo. They are Grab brush, Rotate brush, Thumb brush, Layer brush, Smooth brush (including alt-key smoothing with a different brush) and Mask brush.</text:p>
      <text:p text:style-name="P113">The topology will also not be updated if the stroke mode is Anchored or Drag Dot.</text:p>
      <text:p text:style-name="P9"/>
      <text:h text:style-name="P337" text:outline-level="3"><text:bookmark-start text:name="__RefHeading___Toc18122_1853030663"/>Resolution<text:bookmark-end text:name="__RefHeading___Toc18122_1853030663"/></text:h>
      <text:p text:style-name="P111"><draw:frame draw:style-name="fr2" draw:name="Bild531" text:anchor-type="paragraph" svg:y="-0.0055in" svg:width="2.0752in" svg:height="0.2083in" draw:z-index="44"><draw:image xlink:href="Pictures/10000001000001370000001F15C50D8C82E80451.png" xlink:type="simple" xlink:show="embed" xlink:actuate="onLoad" draw:mime-type="image/png"/></draw:frame>The <text:span text:style-name="T40">Resolution</text:span> defines how fine the subdivision will be. </text:p>
      <text:p text:style-name="P111">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128">This pipette allows you to pick the current resolution from a mesh.</text:p>
      <text:p text:style-name="P9"/>
      <text:h text:style-name="P327" text:outline-level="3"><draw:frame draw:style-name="fr4" draw:name="Bild532" text:anchor-type="paragraph" svg:width="1.1374in" svg:height="0.8543in" draw:z-index="45"><draw:image xlink:href="Pictures/10000001000000A40000007BF353182681FAB4B9.png" xlink:type="simple" xlink:show="embed" xlink:actuate="onLoad" draw:mime-type="image/png"/></draw:frame><text:bookmark-start text:name="__RefHeading___Toc18124_1853030663"/>Refine method<text:bookmark-end text:name="__RefHeading___Toc18124_1853030663"/></text:h>
      <text:p text:style-name="P111">Define the Detail refine method.</text:p>
      <text:p text:style-name="P7"/>
      <text:h text:style-name="P10" text:outline-level="4"><text:bookmark-start text:name="__RefHeading___Toc35644_1352627483"/>Subdivide Collapse<text:bookmark-end text:name="__RefHeading___Toc35644_1352627483"/></text:h>
      <text:p text:style-name="P111">Both methods in one. Subdivide long edges to add mesh detail where needed. And collapse short edges to remove mesh detail where possible.</text:p>
      <text:h text:style-name="P10" text:outline-level="4"><text:bookmark-start text:name="__RefHeading___Toc18128_1853030663"/>Collapse Edges<text:bookmark-end text:name="__RefHeading___Toc18128_1853030663"/></text:h>
      <text:p text:style-name="P111">Collapse short edges to remove mesh detail where possible.</text:p>
      <text:h text:style-name="P10" text:outline-level="4"><text:bookmark-start text:name="__RefHeading___Toc18130_1853030663"/>Subdivide Edges<text:bookmark-end text:name="__RefHeading___Toc18130_1853030663"/></text:h>
      <text:p text:style-name="P111">Subdivide long edges to add mesh detail where needed.</text:p>
      <text:p text:style-name="P9"/>
      <text:h text:style-name="P327" text:outline-level="3"><draw:frame draw:style-name="fr2" draw:name="Bild533" text:anchor-type="paragraph" svg:y="0.1508in" svg:width="1.028in" svg:height="0.8346in" draw:z-index="46"><draw:image xlink:href="Pictures/100000010000009A0000007DE3FEBF02C5BA918E.png" xlink:type="simple" xlink:show="embed" xlink:actuate="onLoad" draw:mime-type="image/png"/></draw:frame><text:bookmark-start text:name="__RefHeading___Toc18132_1853030663"/>Detail<text:span text:style-name="T74">ing</text:span><text:bookmark-end text:name="__RefHeading___Toc18132_1853030663"/></text:h>
      <text:p text:style-name="P111">Define the Detail Type method.</text:p>
      <text:h text:style-name="P204" text:outline-level="4"><text:bookmark-start text:name="__RefHeading___Toc2202_2045047666"/>Relative Detail<text:bookmark-end text:name="__RefHeading___Toc2202_2045047666"/></text:h>
      <text:p text:style-name="P112">Mesh Detail is relative to brush size and detail size</text:p>
      <text:h text:style-name="P10" text:outline-level="4"><text:bookmark-start text:name="__RefHeading___Toc18134_1853030663"/>Brush Detail<text:bookmark-end text:name="__RefHeading___Toc18134_1853030663"/></text:h>
      <text:p text:style-name="P111">Mesh Detail is relative to brush radius.</text:p>
      <text:h text:style-name="P10" text:outline-level="4"><text:bookmark-start text:name="__RefHeading___Toc18136_1853030663"/><text:soft-page-break/>Constant Detail<text:bookmark-end text:name="__RefHeading___Toc18136_1853030663"/></text:h>
      <text:p text:style-name="P111">Mesh detail is constant in object space according to detail size.</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p>
      <text:p text:style-name="P257"/>
      <table:table table:name="Tabelle6" table:style-name="Tabelle6">
        <table:table-column table:style-name="Tabelle6.A"/>
        <table:table-row>
          <table:table-cell table:style-name="Tabelle6.A1" office:value-type="string">
            <text:h text:style-name="P284" text:outline-level="1"><text:bookmark-start text:name="__RefHeading___Toc8848_3389447698"/><text:span text:style-name="T57">R</text:span><text:span text:style-name="T58">emesh</text:span><text:span text:style-name="T83"> Panel</text:span><text:bookmark-end text:name="__RefHeading___Toc8848_3389447698"/></text:h>
          </table:table-cell>
        </table:table-row>
      </table:table>
      <text:p text:style-name="P35"/>
      <text:p text:style-name="Text_20_body"><draw:frame draw:style-name="fr4" draw:name="Bild129" text:anchor-type="paragraph" svg:width="1.3272in" svg:height="1.4839in" draw:z-index="66"><draw:image xlink:href="Pictures/10000001000000C7000000DF6B428C1FCCF1DE16.png" xlink:type="simple" xlink:show="embed" xlink:actuate="onLoad" draw:mime-type="image/png"/></draw:frame><text:span text:style-name="T83">You may create a sculpt mesh that has ways too many polygons. Or too many polygons at one area, and not enough polygons at another area. </text:span>Remeshing <text:span text:style-name="T83">recreates the mesh geometry, with a more uniform topology.</text:span></text:p>
      <text:p text:style-name="P162">Remesh does not work with Dyntopo enabled. You need to turn it of for remeshing.</text:p>
      <text:p text:style-name="P36"/>
      <text:p text:style-name="P36"/>
      <text:p text:style-name="P183"><draw:frame draw:style-name="fr2" draw:name="Bild76" text:anchor-type="paragraph" svg:y="0.0535in" svg:width="2.2008in" svg:height="1.0075in" draw:z-index="90"><draw:image xlink:href="Pictures/100000010000014A00000097BCB6F080526D7578.png" xlink:type="simple" xlink:show="embed" xlink:actuate="onLoad" draw:mime-type="image/png"/></draw:frame>The Remesher in Sculpt mode uses the Voxel remesher only. When you want to remesh with the Quadriflow method, then use the settings in the Properties editor.</text:p>
      <text:h text:style-name="Heading_20_2" text:outline-level="2"><text:bookmark-start text:name="__RefHeading___Toc8850_3389447698"/>Voxel Size<text:bookmark-end text:name="__RefHeading___Toc8850_3389447698"/></text:h>
      <text:p text:style-name="P162">Adjust the density of the new created geometry</text:p>
      <text:h text:style-name="P318" text:outline-level="3"><text:bookmark-start text:name="__RefHeading___Toc8868_3389447698"/>Sample Detail Size<text:bookmark-end text:name="__RefHeading___Toc8868_3389447698"/></text:h>
      <text:p text:style-name="Text_20_body">With this picker you can pick the density from an area of your mesh<text:span text:style-name="T83">.</text:span></text:p>
      <text:h text:style-name="Heading_20_2" text:outline-level="2"><text:bookmark-start text:name="__RefHeading___Toc8852_3389447698"/>Adaptivity<text:bookmark-end text:name="__RefHeading___Toc8852_3389447698"/></text:h>
      <text:p text:style-name="P162">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P162">Produce less poles and a better topology flow.</text:p>
      <text:h text:style-name="Heading_20_2" text:outline-level="2"><text:bookmark-start text:name="__RefHeading___Toc8856_3389447698"/>Smooth Normals<text:bookmark-end text:name="__RefHeading___Toc8856_3389447698"/></text:h>
      <text:p text:style-name="P162">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162">Tries to preserves the volume of the original mesh.</text:p>
      <text:h text:style-name="Heading_20_3" text:outline-level="3"><text:bookmark-start text:name="__RefHeading___Toc8860_3389447698"/><text:soft-page-break/>Paint Mask<text:bookmark-end text:name="__RefHeading___Toc8860_3389447698"/></text:h>
      <text:p text:style-name="P162">Keep existing paint masks at the new mesh.</text:p>
      <text:h text:style-name="Heading_20_3" text:outline-level="3"><text:bookmark-start text:name="__RefHeading___Toc3912_97366285"/>Face Sets<text:bookmark-end text:name="__RefHeading___Toc3912_97366285"/></text:h>
      <text:p text:style-name="P176">Keep the current face sets at the new created mesh.</text:p>
      <text:h text:style-name="Heading_20_2" text:outline-level="2"><text:bookmark-start text:name="__RefHeading___Toc8862_3389447698"/>Remesh<text:bookmark-end text:name="__RefHeading___Toc8862_3389447698"/></text:h>
      <text:p text:style-name="P162">Starts the remesher<text:span text:style-name="T90">.</text:span></text:p>
      <text:p text:style-name="P97"/>
      <table:table table:name="Tabelle29" table:style-name="Tabelle29">
        <table:table-column table:style-name="Tabelle29.A"/>
        <table:table-row>
          <table:table-cell table:style-name="Tabelle29.A1" office:value-type="string">
            <text:h text:style-name="P281" text:outline-level="1"><text:bookmark-start text:name="__RefHeading___Toc5303_3705283680"/>Symmetry Panel<text:bookmark-end text:name="__RefHeading___Toc5303_3705283680"/></text:h>
          </table:table-cell>
        </table:table-row>
      </table:table>
      <text:p text:style-name="P8"><draw:frame draw:style-name="fr2" draw:name="Bild534" text:anchor-type="paragraph" svg:y="0.1681in" svg:width="1.2799in" svg:height="2.6457in" draw:z-index="47"><draw:image xlink:href="Pictures/10000001000000C00000018DC637D0D54086C0C1.png" xlink:type="simple" xlink:show="embed" xlink:actuate="onLoad" draw:mime-type="image/png"/></draw:frame></text:p>
      <text:p text:style-name="P114">The Symmetry Lock panel contains tools around symmetry and lock features. Here you can turn on or off mirroring along axis, etc.</text:p>
      <text:p text:style-name="P114"/>
      <text:p text:style-name="P114"/>
      <text:p text:style-name="P114"/>
      <text:p text:style-name="P114"/>
      <text:p text:style-name="P114"/>
      <text:p text:style-name="P114"/>
      <text:p text:style-name="P114"/>
      <text:h text:style-name="Heading_20_2" text:outline-level="2"><draw:frame draw:style-name="fr2" draw:name="Bild25" text:anchor-type="paragraph" svg:y="0.0465in" svg:width="1.472in" svg:height="2.2445in" draw:z-index="74"><draw:image xlink:href="Pictures/10000001000000DD000001517D0E1DACCAC9AE07.png" xlink:type="simple" xlink:show="embed" xlink:actuate="onLoad" draw:mime-type="image/png"/></draw:frame><text:bookmark-start text:name="__RefHeading___Toc18150_1853030663"/>Mirror<text:bookmark-end text:name="__RefHeading___Toc18150_1853030663"/></text:h>
      <text:p text:style-name="P114">Mirror sculpt along activated axis. By default the mirroring is activated around X axis.</text:p>
      <text:p text:style-name="P141">The same buttons <text:span text:style-name="T48">plus the whole Symmetry Lock Panel as a drop 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115">Disallow vertices movement in locked axis direction.</text:p>
      <text:h text:style-name="Heading_20_2" text:outline-level="2"><text:bookmark-start text:name="__RefHeading___Toc18158_1853030663"/>Tiling<text:bookmark-end text:name="__RefHeading___Toc18158_1853030663"/></text:h>
      <text:p text:style-name="P115">Produces a mesh that is tilable in the activated directions.</text:p>
      <text:h text:style-name="P310" text:outline-level="2"><text:bookmark-start text:name="__RefHeading___Toc47389_722664933"/>Feather<text:bookmark-end text:name="__RefHeading___Toc47389_722664933"/></text:h>
      <text:p text:style-name="P116">Reduce the strength of the brush where it overlaps symmetrical daubs<text:span text:style-name="T40">.</text:span></text:p>
      <text:h text:style-name="Heading_20_2" text:outline-level="2"><draw:frame draw:style-name="fr2" draw:name="Bild535" text:anchor-type="paragraph" svg:y="0.0783in" svg:width="3.602in" svg:height="2.0398in" draw:z-index="48"><draw:image xlink:href="Pictures/10000001000002070000012699AF407370B45BD7.png" xlink:type="simple" xlink:show="embed" xlink:actuate="onLoad" draw:mime-type="image/png"/></draw:frame><text:bookmark-start text:name="__RefHeading___Toc18152_1853030663"/><text:soft-page-break/>Radial<text:bookmark-end text:name="__RefHeading___Toc18152_1853030663"/></text:h>
      <text:p text:style-name="P117">Adjust the repeating across some axis. For example, when you change Z to 32, then you can draw 32 segments simultaneously around the Z axis instead of</text:p>
      <text:p text:style-name="P117"><text:s/>just one, distributed around the Z axis.</text:p>
      <text:h text:style-name="P338" text:outline-level="3"/>
      <text:p text:style-name="P114"/>
      <text:h text:style-name="Heading_20_2" text:outline-level="2"><draw:frame draw:style-name="fr2" draw:name="Bild536" text:anchor-type="paragraph" svg:y="0.0327in" svg:width="3.3898in" svg:height="1.9571in" draw:z-index="49"><draw:image xlink:href="Pictures/10000001000001E80000011ADBB096D4FB557996.png" xlink:type="simple" xlink:show="embed" xlink:actuate="onLoad" draw:mime-type="image/png"/></draw:frame><text:bookmark-start text:name="__RefHeading___Toc18160_1853030663"/>Tile Offset<text:bookmark-end text:name="__RefHeading___Toc18160_1853030663"/></text:h>
      <text:p text:style-name="P114">Adjust the offset of the tiling.</text:p>
      <text:p text:style-name="P114"/>
      <text:p text:style-name="P114"/>
      <text:h text:style-name="Heading_20_2" text:outline-level="2"><text:bookmark-start text:name="__RefHeading___Toc8864_3389447698"/>Direction<text:bookmark-end text:name="__RefHeading___Toc8864_3389447698"/></text:h>
      <text:p text:style-name="P163">The direction in which the mirroring happens.</text:p>
      <text:h text:style-name="Heading_20_2" text:outline-level="2"><text:bookmark-start text:name="__RefHeading___Toc8866_3389447698"/>Symmetrize<text:bookmark-end text:name="__RefHeading___Toc8866_3389447698"/></text:h>
      <text:p text:style-name="P163">Symmetrize the topology modifications.</text:p>
      <text:h text:style-name="Heading_20_2" text:outline-level="2"><text:bookmark-start text:name="__RefHeading___Toc7923_109079044"/>Merge Distance<text:bookmark-end text:name="__RefHeading___Toc7923_109079044"/></text:h>
      <text:p text:style-name="P254">The distance to merge vertices with symmetrizing.</text:p>
      <text:p text:style-name="P163"/>
      <text:p text:style-name="P163"/>
      <text:p text:style-name="P163"/>
      <text:p text:style-name="P163"/>
      <text:p text:style-name="P163"/>
      <text:p text:style-name="P163"/>
      <text:p text:style-name="P163"/>
      <table:table table:name="Tabelle23" table:style-name="Tabelle23">
        <table:table-column table:style-name="Tabelle23.A"/>
        <table:table-row>
          <table:table-cell table:style-name="Tabelle23.A1" office:value-type="string">
            <text:h text:style-name="P282" text:outline-level="1"><text:bookmark-start text:name="__RefHeading___Toc5299_3705283680"/><text:span text:style-name="T27">Sculpt Mode - Options</text:span> Panel<text:bookmark-end text:name="__RefHeading___Toc5299_3705283680"/></text:h>
          </table:table-cell>
        </table:table-row>
      </table:table>
      <text:h text:style-name="Heading_20_2" text:outline-level="2"><draw:frame draw:style-name="fr3" draw:name="Bild539" text:anchor-type="paragraph" svg:x="6.028in" svg:y="0.1453in" svg:width="1.2799in" svg:height="2.3583in" draw:z-index="67"><draw:image xlink:href="Pictures/10000001000000C0000001627C2BF6D10E74E6BD.png" xlink:type="simple" xlink:show="embed" xlink:actuate="onLoad" draw: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96">For Multires, show Low Res mesh when navigating.</text:p>
      <text:h text:style-name="Heading_20_3" text:outline-level="3"><text:bookmark-start text:name="__RefHeading___Toc9699_1824433352"/><text:soft-page-break/>Delay Viewport Updates<text:bookmark-end text:name="__RefHeading___Toc9699_1824433352"/></text:h>
      <text:p text:style-name="P177">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96">Use only deformation modifiers ( The other constructive modifiers except multi-resolution gets temporary disabled)</text:p>
      <text:h text:style-name="P311" text:outline-level="2"><text:bookmark-start text:name="__RefHeading___Toc47393_722664933"/>Display<text:bookmark-end text:name="__RefHeading___Toc47393_722664933"/></text:h>
      <text:h text:style-name="Heading_20_4" text:outline-level="4"><text:bookmark-start text:name="__RefHeading___Toc9701_1824433352"/>Topology<text:bookmark-end text:name="__RefHeading___Toc9701_1824433352"/></text:h>
      <text:p text:style-name="P177">Affect only vertices connected to the active vertex under the brush.</text:p>
      <text:h text:style-name="Heading_20_3" text:outline-level="3"><text:bookmark-start text:name="__RefHeading___Toc9703_1824433352"/>Face Sets<text:bookmark-end text:name="__RefHeading___Toc9703_1824433352"/></text:h>
      <text:p text:style-name="P177">Affect only vertices that share face sets with the active vertex.</text:p>
      <text:h text:style-name="Heading_20_3" text:outline-level="3"><text:bookmark-start text:name="__RefHeading___Toc9705_1824433352"/>Mesh Boundary<text:bookmark-end text:name="__RefHeading___Toc9705_1824433352"/></text:h>
      <text:p text:style-name="P177">Do not affect non manifold boundary edges.</text:p>
      <text:h text:style-name="Heading_20_3" text:outline-level="3"><text:bookmark-start text:name="__RefHeading___Toc9707_1824433352"/>Face Sets Boundary<text:bookmark-end text:name="__RefHeading___Toc9707_1824433352"/></text:h>
      <text:p text:style-name="P177">Do not affect vertices that belongs to a face set boundary.</text:p>
      <text:h text:style-name="Heading_20_3" text:outline-level="3"><text:bookmark-start text:name="__RefHeading___Toc7973_3442103192"/>Cavity<text:bookmark-end text:name="__RefHeading___Toc7973_3442103192"/></text:h>
      <text:p text:style-name="P255">Do not affect vertices at the peaks. Based on the surface curvature.</text:p>
      <text:h text:style-name="Heading_20_3" text:outline-level="3"><text:bookmark-start text:name="__RefHeading___Toc7975_3442103192"/>Cavity ( Inverted)<text:bookmark-end text:name="__RefHeading___Toc7975_3442103192"/></text:h>
      <text:p text:style-name="P255">Do not affect vertices in the valleys. Based on the surface curvature.</text:p>
      <text:h text:style-name="Heading_20_3" text:outline-level="3"><text:bookmark-start text:name="__RefHeading___Toc7977_3442103192"/>Area Normal<text:bookmark-end text:name="__RefHeading___Toc7977_3442103192"/></text:h>
      <text:p text:style-name="P255">Affect only vertices with a similar normal to where the stroke starts.</text:p>
      <text:h text:style-name="Heading_20_3" text:outline-level="3"><text:bookmark-start text:name="__RefHeading___Toc7979_3442103192"/>View Normal<text:bookmark-end text:name="__RefHeading___Toc7979_3442103192"/></text:h>
      <text:p text:style-name="P255">Affect only vertices with a normal that faces to the view.</text:p>
      <text:h text:style-name="Heading_20_3" text:outline-level="3"><text:bookmark-start text:name="__RefHeading___Toc7981_3442103192"/>Propagation Steps<text:bookmark-end text:name="__RefHeading___Toc7981_3442103192"/></text:h>
      <text:p text:style-name="P255">Distance where boundary edge automasking is going to protect vertices from the fully masked edge.</text:p>
      <text:h text:style-name="P312" text:outline-level="2"><text:bookmark-start text:name="__RefHeading___Toc36962_542475814"/>Gravity<text:span text:style-name="T84"> sub panel</text:span><text:bookmark-end text:name="__RefHeading___Toc36962_542475814"/></text:h>
      <text:p text:style-name="P96"><draw:frame draw:style-name="fr2" draw:name="Bild130" text:anchor-type="paragraph" svg:y="0.1272in" svg:width="2.0866in" svg:height="0.5398in" draw:z-index="68"><draw:image xlink:href="Pictures/10000001000001390000005166F005E54ED2DFE3.png" xlink:type="simple" xlink:show="embed" xlink:actuate="onLoad" draw:mime-type="image/png"/></draw:frame><text:span text:style-name="T40">A panel with the gravity settings. </text:span>Add gravity after each stroke. </text:p>
      <text:h text:style-name="Heading_20_3" text:outline-level="3"><text:bookmark-start text:name="__RefHeading___Toc18172_18530306631"/>Factor<text:bookmark-end text:name="__RefHeading___Toc18172_18530306631"/></text:h>
      <text:p text:style-name="P96">The factor slider defines the amount.</text:p>
      <text:h text:style-name="P339" text:outline-level="3"><text:bookmark-start text:name="__RefHeading___Toc18174_18530306631"/><text:soft-page-break/>Orientation<text:bookmark-end text:name="__RefHeading___Toc18174_18530306631"/></text:h>
      <text:p text:style-name="P96">Here you define an object that gets used to determine the gravity from. The Z axis of this object gets used.</text:p>
      <text:p text:style-name="P1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paragraph-rsid="00b562e1"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13f6875"/>
    </style:style>
    <style:style style:name="MT3" style:family="text">
      <style:text-properties officeooo:rsid="0130b45c"/>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3.6 Editors - 3D View</text:span><text:span text:style-name="MT3">port</text:span><text:span text:style-name="MT1"> - Sidebar - Tool Tab - Mesh - Sculpt Mode</text:span></text:p>
      </style:header>
      <style:footer>
        <text:p text:style-name="MP2"><text:page-number text:select-page="current">6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5H42M33S</meta:editing-duration>
    <meta:editing-cycles>221</meta:editing-cycles>
    <meta:generator>LibreOffice/7.4.6.2$Windows_X86_64 LibreOffice_project/5b1f5509c2decdade7fda905e3e1429a67acd63d</meta:generator>
    <dc:date>2023-07-31T19:26:36.537000000</dc:date>
    <meta:document-statistic meta:table-count="49" meta:image-count="229" meta:object-count="0" meta:page-count="66" meta:paragraph-count="1464" meta:word-count="9991" meta:character-count="56082" meta:non-whitespace-character-count="47497"/>
    <meta:template xlink:type="simple" xlink:actuate="onRequest" xlink:title="standard1cm" xlink:href="../../../../AppData/Roaming/LibreOffice/4/user/template/standard1cm.ott" meta:date="2016-03-29T10:11:56.570000000"/>
  </office:meta>
</office:document-meta>
</file>